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402in"/>
    </style:style>
    <style:style style:name="co19" style:family="table-column">
      <style:table-column-properties fo:break-before="auto" style:column-width="0.5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color="#000000"/>
    </style:style>
    <style:style style:name="ce4" style:family="table-cell" style:parent-style-name="Default" style:data-style-name="N122">
      <style:table-cell-properties fo:background-color="#d4ea6b"/>
      <style:text-properties fo:color="#000000"/>
    </style:style>
    <style:style style:name="ce5" style:family="table-cell" style:parent-style-name="Default" style:data-style-name="N123">
      <style:text-properties fo:color="#000000"/>
    </style:style>
    <style:style style:name="ce6" style:family="table-cell" style:parent-style-name="Default" style:data-style-name="N121">
      <style:table-cell-properties fo:background-color="#d4ea6b"/>
      <style:text-properties fo:color="#000000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121">
      <style:text-properties fo:color="#000000"/>
    </style:style>
    <style:style style:name="ce10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TD_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6066017177981" calcext:value-type="float">
            <text:p>0.0106066017177981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049999999999999" calcext:value-type="float">
            <text:p>0.004999999999999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1430097669645" calcext:value-type="float">
            <text:p>0.011143009766964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6710518724988" calcext:value-type="float">
            <text:p>0.012671051872498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377186909394" calcext:value-type="float">
            <text:p>0.0158377186909394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62804812271388" calcext:value-type="float">
            <text:p>0.0062804812271388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01105005920687" calcext:value-type="float">
            <text:p>0.01011050059206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68109389139007" calcext:value-type="float">
            <text:p>0.006810938913900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7610336428975" calcext:value-type="float">
            <text:p>0.009761033642897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" calcext:value-type="float">
            <text:p>0.9</text:p>
          </table:table-cell>
          <table:table-cell office:value-type="float" office:value="0.007728015412913" calcext:value-type="float">
            <text:p>0.007728015412913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86281194036964" calcext:value-type="float">
            <text:p>0.0086281194036964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2804812271389" calcext:value-type="float">
            <text:p>0.00628048122713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3010247602415" calcext:value-type="float">
            <text:p>0.0103010247602415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" calcext:value-type="float">
            <text:p>0.9</text:p>
          </table:table-cell>
          <table:table-cell office:value-type="float" office:value="0.0082495791138429" calcext:value-type="float">
            <text:p>0.008249579113842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78173595997057" calcext:value-type="float">
            <text:p>0.0078173595997057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9817784316682" calcext:value-type="float">
            <text:p>0.00981778431668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87400737347512" calcext:value-type="float">
            <text:p>0.0087400737347512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9" calcext:value-type="float">
            <text:p>0.9</text:p>
          </table:table-cell>
          <table:table-cell office:value-type="float" office:value="0.0083333333333332" calcext:value-type="float">
            <text:p>0.0083333333333332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78528126595931" calcext:value-type="float">
            <text:p>0.0078528126595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895266666666667" calcext:value-type="float">
            <text:p>0.895266666666667</text:p>
          </table:table-cell>
          <table:table-cell office:value-type="float" office:value="0.00787573613502278" calcext:value-type="float">
            <text:p>0.00787573613502278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00706758188232666" calcext:value-type="float">
            <text:p>0.0070675818823266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00898277932516214" calcext:value-type="float">
            <text:p>0.00898277932516214</text:p>
          </table:table-cell>
          <table:table-cell office:value-type="float" office:value="0.900266666666667" calcext:value-type="float">
            <text:p>0.900266666666667</text:p>
          </table:table-cell>
          <table:table-cell office:value-type="float" office:value="0.00793255551763134" calcext:value-type="float">
            <text:p>0.0079325555176313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00880299882054388" calcext:value-type="float">
            <text:p>0.00880299882054388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904678567564786" calcext:value-type="float">
            <text:p>0.00904678567564786</text:p>
          </table:table-cell>
          <table:table-cell office:value-type="float" office:value="0.894866666666667" calcext:value-type="float">
            <text:p>0.894866666666667</text:p>
          </table:table-cell>
          <table:table-cell office:value-type="float" office:value="0.0087450207071024" calcext:value-type="float">
            <text:p>0.0087450207071024</text:p>
          </table:table-cell>
          <table:table-cell office:value-type="float" office:value="0.898866666666667" calcext:value-type="float">
            <text:p>0.898866666666667</text:p>
          </table:table-cell>
          <table:table-cell office:value-type="float" office:value="0.00898740122627132" calcext:value-type="float">
            <text:p>0.00898740122627132</text:p>
          </table:table-cell>
          <table:table-cell office:value-type="float" office:value="0.895933333333333" calcext:value-type="float">
            <text:p>0.895933333333333</text:p>
          </table:table-cell>
          <table:table-cell office:value-type="float" office:value="0.0083450796395529" calcext:value-type="float">
            <text:p>0.0083450796395529</text:p>
          </table:table-cell>
          <table:table-cell office:value-type="float" office:value="0.898466666666666" calcext:value-type="float">
            <text:p>0.898466666666666</text:p>
          </table:table-cell>
          <table:table-cell office:value-type="float" office:value="0.00632593855507322" calcext:value-type="float">
            <text:p>0.00632593855507322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00864580094769716" calcext:value-type="float">
            <text:p>0.00864580094769716</text:p>
          </table:table-cell>
          <table:table-cell office:value-type="float" office:value="0.899133333333333" calcext:value-type="float">
            <text:p>0.899133333333333</text:p>
          </table:table-cell>
          <table:table-cell office:value-type="float" office:value="0.00984658039382206" calcext:value-type="float">
            <text:p>0.00984658039382206</text:p>
          </table:table-cell>
          <table:table-cell office:value-type="float" office:value="0.895266666666667" calcext:value-type="float">
            <text:p>0.895266666666667</text:p>
          </table:table-cell>
          <table:table-cell office:value-type="float" office:value="0.0100940165512012" calcext:value-type="float">
            <text:p>0.0100940165512012</text:p>
          </table:table-cell>
          <table:table-cell office:value-type="float" office:value="0.896266666666667" calcext:value-type="float">
            <text:p>0.896266666666667</text:p>
          </table:table-cell>
          <table:table-cell office:value-type="float" office:value="0.00767015697431146" calcext:value-type="float">
            <text:p>0.00767015697431146</text:p>
          </table:table-cell>
          <table:table-cell office:value-type="float" office:value="0.897266666666667" calcext:value-type="float">
            <text:p>0.897266666666667</text:p>
          </table:table-cell>
          <table:table-cell office:value-type="float" office:value="0.00706458787711366" calcext:value-type="float">
            <text:p>0.00706458787711366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876452248767604" calcext:value-type="float">
            <text:p>0.008764522487676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3475" calcext:value-type="float">
            <text:p>0.83475</text:p>
          </table:table-cell>
          <table:table-cell office:value-type="float" office:value="0.0133287752625663" calcext:value-type="float">
            <text:p>0.0133287752625663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38800666424912" calcext:value-type="float">
            <text:p>0.013880066642491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03304767556972" calcext:value-type="float">
            <text:p>0.0103304767556972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08633148324916" calcext:value-type="float">
            <text:p>0.008633148324916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92921616207205" calcext:value-type="float">
            <text:p>0.0192921616207205</text:p>
          </table:table-cell>
          <table:table-cell office:value-type="float" office:value="0.839" calcext:value-type="float">
            <text:p>0.839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02925944251195" calcext:value-type="float">
            <text:p>0.0102925944251195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0120351049019109" calcext:value-type="float">
            <text:p>0.0120351049019109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4110350074224" calcext:value-type="float">
            <text:p>0.0154110350074224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40423466699835" calcext:value-type="float">
            <text:p>0.0140423466699835</text:p>
          </table:table-cell>
          <table:table-cell office:value-type="float" office:value="0.83825" calcext:value-type="float">
            <text:p>0.83825</text:p>
          </table:table-cell>
          <table:table-cell office:value-type="float" office:value="0.0157767629759719" calcext:value-type="float">
            <text:p>0.0157767629759719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63602032383464" calcext:value-type="float">
            <text:p>0.0163602032383464</text:p>
          </table:table-cell>
          <table:table-cell office:value-type="float" office:value="0.83575" calcext:value-type="float">
            <text:p>0.83575</text:p>
          </table:table-cell>
          <table:table-cell office:value-type="float" office:value="0.0091258561242219" calcext:value-type="float">
            <text:p>0.009125856124221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60711309496251" calcext:value-type="float">
            <text:p>0.0160711309496251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53093108923948" calcext:value-type="float">
            <text:p>0.0153093108923948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25124937562421" calcext:value-type="float">
            <text:p>0.012512493756242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203753834319749" calcext:value-type="float">
            <text:p>0.0203753834319749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3869891418374" calcext:value-type="float">
            <text:p>0.0123869891418374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0178101492911" calcext:value-type="float">
            <text:p>0.010178101492911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36186911999648" calcext:value-type="float">
            <text:p>0.0136186911999648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18717100705837" calcext:value-type="float">
            <text:p>0.0118717100705837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25187359585542" calcext:value-type="float">
            <text:p>0.01251873595855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5124937562422" calcext:value-type="float">
            <text:p>0.0125124937562422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5447498890188" calcext:value-type="float">
            <text:p>0.0115447498890188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09379165741152" calcext:value-type="float">
            <text:p>0.0093791657411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66160690297073" calcext:value-type="float">
            <text:p>0.0166160690297073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209984504033" calcext:value-type="float">
            <text:p>0.01209984504033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36530674209131" calcext:value-type="float">
            <text:p>0.013653067420913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71937488640494" calcext:value-type="float">
            <text:p>0.0171937488640494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3932945579454" calcext:value-type="float">
            <text:p>0.0123932945579454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15717868110331" calcext:value-type="float">
            <text:p>0.0115717868110331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6367519561001" calcext:value-type="float">
            <text:p>0.01263675195610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9687054842401" calcext:value-type="float">
            <text:p>0.0109687054842401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7593048263916" calcext:value-type="float">
            <text:p>0.0117593048263916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1904568450809" calcext:value-type="float">
            <text:p>0.01190456845080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8186684433277" calcext:value-type="float">
            <text:p>0.0098186684433277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99608609065682" calcext:value-type="float">
            <text:p>0.0099608609065682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02925944251194" calcext:value-type="float">
            <text:p>0.01029259442511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27045759472719" calcext:value-type="float">
            <text:p>0.0127045759472719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09115764213976" calcext:value-type="float">
            <text:p>0.0109115764213976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20026038841578" calcext:value-type="float">
            <text:p>0.0120026038841578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21513888095147" calcext:value-type="float">
            <text:p>0.0121513888095147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51451312308609" calcext:value-type="float">
            <text:p>0.01514513123086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3363897260904" calcext:value-type="float">
            <text:p>0.013363897260904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09295496221289" calcext:value-type="float">
            <text:p>0.009295496221289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2087584945477" calcext:value-type="float">
            <text:p>0.010208758494547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81681546263522" calcext:value-type="float">
            <text:p>0.0081681546263522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05844815650082" calcext:value-type="float">
            <text:p>0.010584481565008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52428261815189" calcext:value-type="float">
            <text:p>0.015242826181518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48060376198359" calcext:value-type="float">
            <text:p>0.014806037619835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38800666424913" calcext:value-type="float">
            <text:p>0.013880066642491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9700146198741" calcext:value-type="float">
            <text:p>0.011970014619874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47531776238205" calcext:value-type="float">
            <text:p>0.0147531776238205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20128340861" calcext:value-type="float">
            <text:p>0.0112012834086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05549159162922" calcext:value-type="float">
            <text:p>0.0105549159162922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19045684508091" calcext:value-type="float">
            <text:p>0.0119045684508091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10891275581084" calcext:value-type="float">
            <text:p>0.0110891275581084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36186911999648" calcext:value-type="float">
            <text:p>0.0136186911999648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06800046816469" calcext:value-type="float">
            <text:p>0.010680004681646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22282971013955" calcext:value-type="float">
            <text:p>0.0122282971013955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01010519254184" calcext:value-type="float">
            <text:p>0.0101010519254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84345" calcext:value-type="float">
            <text:p>0.84345</text:p>
          </table:table-cell>
          <table:table-cell office:value-type="float" office:value="0.0156528531198811" calcext:value-type="float">
            <text:p>0.0156528531198811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013950448210702" calcext:value-type="float">
            <text:p>0.013950448210702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0134300376344292" calcext:value-type="float">
            <text:p>0.0134300376344292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0123897609318718" calcext:value-type="float">
            <text:p>0.0123897609318718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0112397904780154" calcext:value-type="float">
            <text:p>0.0112397904780154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013033068619176" calcext:value-type="float">
            <text:p>0.013033068619176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50529453806817" calcext:value-type="float">
            <text:p>0.0150529453806817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0114792337388689" calcext:value-type="float">
            <text:p>0.0114792337388689</text:p>
          </table:table-cell>
          <table:table-cell office:value-type="float" office:value="0.84505" calcext:value-type="float">
            <text:p>0.84505</text:p>
          </table:table-cell>
          <table:table-cell office:value-type="float" office:value="0.0116389768850934" calcext:value-type="float">
            <text:p>0.0116389768850934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10047892041947" calcext:value-type="float">
            <text:p>0.0110047892041947</text:p>
          </table:table-cell>
          <table:table-cell office:value-type="float" office:value="0.84255" calcext:value-type="float">
            <text:p>0.84255</text:p>
          </table:table-cell>
          <table:table-cell office:value-type="float" office:value="0.0132133706888702" calcext:value-type="float">
            <text:p>0.0132133706888702</text:p>
          </table:table-cell>
          <table:table-cell office:value-type="float" office:value="0.84495" calcext:value-type="float">
            <text:p>0.84495</text:p>
          </table:table-cell>
          <table:table-cell office:value-type="float" office:value="0.0118716999603869" calcext:value-type="float">
            <text:p>0.0118716999603869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0125522933133779" calcext:value-type="float">
            <text:p>0.0125522933133779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18139180507785" calcext:value-type="float">
            <text:p>0.0118139180507785</text:p>
          </table:table-cell>
          <table:table-cell office:value-type="float" office:value="0.84345" calcext:value-type="float">
            <text:p>0.84345</text:p>
          </table:table-cell>
          <table:table-cell office:value-type="float" office:value="0.0113530113351906" calcext:value-type="float">
            <text:p>0.0113530113351906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0989662995618398" calcext:value-type="float">
            <text:p>0.009896629956183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0.96" calcext:value-type="float">
            <text:p>0.96</text:p>
          </table:table-cell>
          <table:table-cell office:value-type="float" office:value="0.0088191710368819" calcext:value-type="float">
            <text:p>0.0088191710368819</text:p>
          </table:table-cell>
          <table:table-cell office:value-type="float" office:value="0.97" calcext:value-type="float">
            <text:p>0.97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2704627669472" calcext:value-type="float">
            <text:p>0.005270462766947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9121471177759" calcext:value-type="float">
            <text:p>0.006912147117775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0.967333333333333" calcext:value-type="float">
            <text:p>0.967333333333333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3831842266394" calcext:value-type="float">
            <text:p>0.0083831842266394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9159604012509" calcext:value-type="float">
            <text:p>0.004915960401250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0.965666666666667" calcext:value-type="float">
            <text:p>0.965666666666667</text:p>
          </table:table-cell>
          <table:table-cell office:value-type="float" office:value="0.0084656167328002" calcext:value-type="float">
            <text:p>0.0084656167328002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6025787713239" calcext:value-type="float">
            <text:p>0.0056025787713239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76011695006609" calcext:value-type="float">
            <text:p>0.007601169500660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81649658092772" calcext:value-type="float">
            <text:p>0.008164965809277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4518090779321" calcext:value-type="float">
            <text:p>0.005451809077932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9582242575422" calcext:value-type="float">
            <text:p>0.007958224257542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61689185077738" calcext:value-type="float">
            <text:p>0.00616891850777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1308739451002" calcext:value-type="float">
            <text:p>0.008130873945100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4978628965392" calcext:value-type="float">
            <text:p>0.006497862896539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72072494368131" calcext:value-type="float">
            <text:p>0.007207249436813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84491945704243" calcext:value-type="float">
            <text:p>0.008449194570424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5616732283432" calcext:value-type="float">
            <text:p>0.00656167322834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3900965042268" calcext:value-type="float">
            <text:p>0.006390096504226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0.963666666666667" calcext:value-type="float">
            <text:p>0.963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7251880124391" calcext:value-type="float">
            <text:p>0.005725188012439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7" calcext:value-type="float">
            <text:p>0.0058925565098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0.964266666666667" calcext:value-type="float">
            <text:p>0.964266666666667</text:p>
          </table:table-cell>
          <table:table-cell office:value-type="float" office:value="0.00944330761882916" calcext:value-type="float">
            <text:p>0.00944330761882916</text:p>
          </table:table-cell>
          <table:table-cell office:value-type="float" office:value="0.973866666666667" calcext:value-type="float">
            <text:p>0.973866666666667</text:p>
          </table:table-cell>
          <table:table-cell office:value-type="float" office:value="0.0052963401753163" calcext:value-type="float">
            <text:p>0.005296340175316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747248587100544" calcext:value-type="float">
            <text:p>0.00747248587100544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0074761297642286" calcext:value-type="float">
            <text:p>0.0074761297642286</text:p>
          </table:table-cell>
          <table:table-cell office:value-type="float" office:value="0.975733333333333" calcext:value-type="float">
            <text:p>0.975733333333333</text:p>
          </table:table-cell>
          <table:table-cell office:value-type="float" office:value="0.00681638941437838" calcext:value-type="float">
            <text:p>0.00681638941437838</text:p>
          </table:table-cell>
          <table:table-cell office:value-type="float" office:value="0.977466666666667" calcext:value-type="float">
            <text:p>0.977466666666667</text:p>
          </table:table-cell>
          <table:table-cell office:value-type="float" office:value="0.0062135060303176" calcext:value-type="float">
            <text:p>0.006213506030317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704625200568086" calcext:value-type="float">
            <text:p>0.00704625200568086</text:p>
          </table:table-cell>
          <table:table-cell office:value-type="float" office:value="0.976466666666667" calcext:value-type="float">
            <text:p>0.976466666666667</text:p>
          </table:table-cell>
          <table:table-cell office:value-type="float" office:value="0.0082144176148835" calcext:value-type="float">
            <text:p>0.0082144176148835</text:p>
          </table:table-cell>
          <table:table-cell office:value-type="float" office:value="0.974866666666667" calcext:value-type="float">
            <text:p>0.974866666666667</text:p>
          </table:table-cell>
          <table:table-cell office:value-type="float" office:value="0.0058007147101215" calcext:value-type="float">
            <text:p>0.0058007147101215</text:p>
          </table:table-cell>
          <table:table-cell office:value-type="float" office:value="0.976933333333333" calcext:value-type="float">
            <text:p>0.976933333333333</text:p>
          </table:table-cell>
          <table:table-cell office:value-type="float" office:value="0.00627049799124632" calcext:value-type="float">
            <text:p>0.00627049799124632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524689593146496" calcext:value-type="float">
            <text:p>0.00524689593146496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0745325279247712" calcext:value-type="float">
            <text:p>0.00745325279247712</text:p>
          </table:table-cell>
          <table:table-cell office:value-type="float" office:value="0.977133333333333" calcext:value-type="float">
            <text:p>0.977133333333333</text:p>
          </table:table-cell>
          <table:table-cell office:value-type="float" office:value="0.00666850443370002" calcext:value-type="float">
            <text:p>0.00666850443370002</text:p>
          </table:table-cell>
          <table:table-cell office:value-type="float" office:value="0.977266666666667" calcext:value-type="float">
            <text:p>0.977266666666667</text:p>
          </table:table-cell>
          <table:table-cell office:value-type="float" office:value="0.00668263172972484" calcext:value-type="float">
            <text:p>0.00668263172972484</text:p>
          </table:table-cell>
          <table:table-cell office:value-type="float" office:value="0.975466666666667" calcext:value-type="float">
            <text:p>0.975466666666667</text:p>
          </table:table-cell>
          <table:table-cell office:value-type="float" office:value="0.00640869680554412" calcext:value-type="float">
            <text:p>0.00640869680554412</text:p>
          </table:table-cell>
          <table:table-cell office:value-type="float" office:value="0.976133333333333" calcext:value-type="float">
            <text:p>0.976133333333333</text:p>
          </table:table-cell>
          <table:table-cell office:value-type="float" office:value="0.0061217246859361" calcext:value-type="float">
            <text:p>0.00612172468593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4491945704244" calcext:value-type="float">
            <text:p>0.00844919457042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56519416526044" calcext:value-type="float">
            <text:p>0.005651941652604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16666666666666" calcext:value-type="float">
            <text:p>0.011666666666666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27475487839819" calcext:value-type="float">
            <text:p>0.012747548783981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8897565210026" calcext:value-type="float">
            <text:p>0.00889756521002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7638764659013" calcext:value-type="float">
            <text:p>0.007763876465901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10715831528" calcext:value-type="float">
            <text:p>0.01421071583152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91287092917527" calcext:value-type="float">
            <text:p>0.009128709291752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6161272451836" calcext:value-type="float">
            <text:p>0.012616127245183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05409255338945" calcext:value-type="float">
            <text:p>0.0105409255338945</text:p>
          </table:table-cell>
          <table:table-cell office:value-type="float" office:value="0.89" calcext:value-type="float">
            <text:p>0.89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3219608788295" calcext:value-type="float">
            <text:p>0.007321960878829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52934263292725" calcext:value-type="float">
            <text:p>0.015293426329272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" calcext:value-type="float">
            <text:p>0.89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8086597226122" calcext:value-type="float">
            <text:p>0.01180865972261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044675143227" calcext:value-type="float">
            <text:p>0.009204467514322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531231545096" calcext:value-type="float">
            <text:p>0.012053123154509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727628679957" calcext:value-type="float">
            <text:p>0.013672762867995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6327586051576" calcext:value-type="float">
            <text:p>0.010632758605157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" calcext:value-type="float">
            <text:p>0.89</text:p>
          </table:table-cell>
          <table:table-cell office:value-type="float" office:value="0.010137937550497" calcext:value-type="float">
            <text:p>0.01013793755049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75092535507124" calcext:value-type="float">
            <text:p>0.00750925355071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4" calcext:value-type="float">
            <text:p>0.0078704793020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11627466766167" calcext:value-type="float">
            <text:p>0.01162746676616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778574354976556" calcext:value-type="float">
            <text:p>0.00778574354976556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0096456522292477" calcext:value-type="float">
            <text:p>0.0096456522292477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00995051544813992" calcext:value-type="float">
            <text:p>0.009950515448139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06269268178662" calcext:value-type="float">
            <text:p>0.00806269268178662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0122982813540882" calcext:value-type="float">
            <text:p>0.0122982813540882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0827182516658028" calcext:value-type="float">
            <text:p>0.0082718251665802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04795480789036" calcext:value-type="float">
            <text:p>0.0104795480789036</text:p>
          </table:table-cell>
          <table:table-cell office:value-type="float" office:value="0.889733333333333" calcext:value-type="float">
            <text:p>0.889733333333333</text:p>
          </table:table-cell>
          <table:table-cell office:value-type="float" office:value="0.0100156945368418" calcext:value-type="float">
            <text:p>0.0100156945368418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0991834763594902" calcext:value-type="float">
            <text:p>0.00991834763594902</text:p>
          </table:table-cell>
          <table:table-cell office:value-type="float" office:value="0.887133333333333" calcext:value-type="float">
            <text:p>0.887133333333333</text:p>
          </table:table-cell>
          <table:table-cell office:value-type="float" office:value="0.00875395534661776" calcext:value-type="float">
            <text:p>0.00875395534661776</text:p>
          </table:table-cell>
          <table:table-cell office:value-type="float" office:value="0.889533333333333" calcext:value-type="float">
            <text:p>0.889533333333333</text:p>
          </table:table-cell>
          <table:table-cell office:value-type="float" office:value="0.0094410281014534" calcext:value-type="float">
            <text:p>0.009441028101453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912284703443698" calcext:value-type="float">
            <text:p>0.00912284703443698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0881281244532644" calcext:value-type="float">
            <text:p>0.00881281244532644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0825931330703378" calcext:value-type="float">
            <text:p>0.00825931330703378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0860516526192414" calcext:value-type="float">
            <text:p>0.008605165261924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701" calcext:value-type="float">
            <text:p>0.701</text:p>
          </table:table-cell>
          <table:table-cell office:value-type="float" office:value="0.0056334812603851" calcext:value-type="float">
            <text:p>0.0056334812603851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73692303231447" calcext:value-type="float">
            <text:p>0.0073692303231447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81094937504685" calcext:value-type="float">
            <text:p>0.0081094937504685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701666666666667" calcext:value-type="float">
            <text:p>0.701666666666667</text:p>
          </table:table-cell>
          <table:table-cell office:value-type="float" office:value="0.0079930525388545" calcext:value-type="float">
            <text:p>0.0079930525388545</text:p>
          </table:table-cell>
          <table:table-cell office:value-type="float" office:value="0.701166666666667" calcext:value-type="float">
            <text:p>0.7011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114927513387061" calcext:value-type="float">
            <text:p>0.0114927513387061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0088388347648318" calcext:value-type="float">
            <text:p>0.0088388347648318</text:p>
          </table:table-cell>
          <table:table-cell office:value-type="float" office:value="0.699833333333333" calcext:value-type="float">
            <text:p>0.699833333333333</text:p>
          </table:table-cell>
          <table:table-cell office:value-type="float" office:value="0.0122105373437135" calcext:value-type="float">
            <text:p>0.012210537343713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87717982446272" calcext:value-type="float">
            <text:p>0.008771798244627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90638169541191" calcext:value-type="float">
            <text:p>0.0090638169541191</text:p>
          </table:table-cell>
          <table:table-cell office:value-type="float" office:value="0.702666666666667" calcext:value-type="float">
            <text:p>0.702666666666667</text:p>
          </table:table-cell>
          <table:table-cell office:value-type="float" office:value="0.0051841103383319" calcext:value-type="float">
            <text:p>0.0051841103383319</text:p>
          </table:table-cell>
          <table:table-cell office:value-type="float" office:value="0.703666666666667" calcext:value-type="float">
            <text:p>0.703666666666667</text:p>
          </table:table-cell>
          <table:table-cell office:value-type="float" office:value="0.0082621963719636" calcext:value-type="float">
            <text:p>0.0082621963719636</text:p>
          </table:table-cell>
          <table:table-cell office:value-type="float" office:value="0.702166666666667" calcext:value-type="float">
            <text:p>0.702166666666667</text:p>
          </table:table-cell>
          <table:table-cell office:value-type="float" office:value="0.0099233170977361" calcext:value-type="float">
            <text:p>0.009923317097736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107205669418905" calcext:value-type="float">
            <text:p>0.01072056694189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701166666666667" calcext:value-type="float">
            <text:p>0.701166666666667</text:p>
          </table:table-cell>
          <table:table-cell office:value-type="float" office:value="0.0085918242791879" calcext:value-type="float">
            <text:p>0.0085918242791879</text:p>
          </table:table-cell>
          <table:table-cell office:value-type="float" office:value="0.709166666666667" calcext:value-type="float">
            <text:p>0.709166666666667</text:p>
          </table:table-cell>
          <table:table-cell office:value-type="float" office:value="0.0072408946654094" calcext:value-type="float">
            <text:p>0.0072408946654094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70955776524693" calcext:value-type="float">
            <text:p>0.0070955776524693</text:p>
          </table:table-cell>
          <table:table-cell office:value-type="float" office:value="0.71" calcext:value-type="float">
            <text:p>0.71</text:p>
          </table:table-cell>
          <table:table-cell office:value-type="float" office:value="0.0057433536467042" calcext:value-type="float">
            <text:p>0.0057433536467042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100588545846709" calcext:value-type="float">
            <text:p>0.010058854584670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6301080936386" calcext:value-type="float">
            <text:p>0.0066301080936386</text:p>
          </table:table-cell>
          <table:table-cell office:value-type="float" office:value="0.703333333333333" calcext:value-type="float">
            <text:p>0.703333333333333</text:p>
          </table:table-cell>
          <table:table-cell office:value-type="float" office:value="0.0043700368673756" calcext:value-type="float">
            <text:p>0.0043700368673756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080579498357557" calcext:value-type="float">
            <text:p>0.0080579498357557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91780232681722" calcext:value-type="float">
            <text:p>0.0091780232681722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112373606964" calcext:value-type="float">
            <text:p>0.00611237360696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05357915764" calcext:value-type="float">
            <text:p>0.00710535791576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89636612063498" calcext:value-type="float">
            <text:p>0.0089636612063498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005303300858899" calcext:value-type="float">
            <text:p>0.00530330085889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5633850352965" calcext:value-type="float">
            <text:p>0.0095633850352965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78528126595932" calcext:value-type="float">
            <text:p>0.00785281265959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703333333333333" calcext:value-type="float">
            <text:p>0.703333333333333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101994008538628" calcext:value-type="float">
            <text:p>0.0101994008538628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95197163823299" calcext:value-type="float">
            <text:p>0.009519716382329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3846604364592" calcext:value-type="float">
            <text:p>0.0063846604364592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005904329861306" calcext:value-type="float">
            <text:p>0.005904329861306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5599456200277" calcext:value-type="float">
            <text:p>0.0075599456200277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81094937504685" calcext:value-type="float">
            <text:p>0.0081094937504685</text:p>
          </table:table-cell>
          <table:table-cell office:value-type="float" office:value="0.71" calcext:value-type="float">
            <text:p>0.71</text:p>
          </table:table-cell>
          <table:table-cell office:value-type="float" office:value="0.0087201873068568" calcext:value-type="float">
            <text:p>0.008720187306856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58154487741226" calcext:value-type="float">
            <text:p>0.0058154487741226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58154487741226" calcext:value-type="float">
            <text:p>0.0058154487741226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0116577346760756" calcext:value-type="float">
            <text:p>0.01165773467607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116607127664745" calcext:value-type="float">
            <text:p>0.0116607127664745</text:p>
          </table:table-cell>
          <table:table-cell office:value-type="float" office:value="0.710166666666667" calcext:value-type="float">
            <text:p>0.710166666666667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71" calcext:value-type="float">
            <text:p>0.71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1572494822552" calcext:value-type="float">
            <text:p>0.0051572494822552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006319062870043" calcext:value-type="float">
            <text:p>0.00631906287004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56947831877566" calcext:value-type="float">
            <text:p>0.0056947831877566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71589105316381" calcext:value-type="float">
            <text:p>0.0071589105316381</text:p>
          </table:table-cell>
          <table:table-cell office:value-type="float" office:value="0.709166666666667" calcext:value-type="float">
            <text:p>0.7091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63846604364592" calcext:value-type="float">
            <text:p>0.006384660436459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9945971437178" calcext:value-type="float">
            <text:p>0.0089945971437178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73739406018763" calcext:value-type="float">
            <text:p>0.007373940601876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46022337571613" calcext:value-type="float">
            <text:p>0.004602233757161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2743842809317" calcext:value-type="float">
            <text:p>0.00727438428093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13712600689438" calcext:value-type="float">
            <text:p>0.01137126006894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710333333333333" calcext:value-type="float">
            <text:p>0.710333333333333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112373606964" calcext:value-type="float">
            <text:p>0.00611237360696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6947831877566" calcext:value-type="float">
            <text:p>0.005694783187756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71540586771115" calcext:value-type="float">
            <text:p>0.0071540586771115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80880570390339" calcext:value-type="float">
            <text:p>0.0080880570390339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2193693856817" calcext:value-type="float">
            <text:p>0.00621936938568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7414827749957" calcext:value-type="float">
            <text:p>0.0077414827749957</text:p>
          </table:table-cell>
          <table:table-cell office:value-type="float" office:value="0.708" calcext:value-type="float">
            <text:p>0.708</text:p>
          </table:table-cell>
          <table:table-cell office:value-type="float" office:value="0.0101482072855805" calcext:value-type="float">
            <text:p>0.0101482072855805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86079743390777" calcext:value-type="float">
            <text:p>0.0086079743390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7031" calcext:value-type="float">
            <text:p>0.7031</text:p>
          </table:table-cell>
          <table:table-cell office:value-type="float" office:value="0.0085171903809443" calcext:value-type="float">
            <text:p>0.0085171903809443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0091158734729217" calcext:value-type="float">
            <text:p>0.0091158734729217</text:p>
          </table:table-cell>
          <table:table-cell office:value-type="float" office:value="0.705366666666667" calcext:value-type="float">
            <text:p>0.705366666666667</text:p>
          </table:table-cell>
          <table:table-cell office:value-type="float" office:value="0.00706121346471464" calcext:value-type="float">
            <text:p>0.00706121346471464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99500027249718" calcext:value-type="float">
            <text:p>0.00599500027249718</text:p>
          </table:table-cell>
          <table:table-cell office:value-type="float" office:value="0.706866666666667" calcext:value-type="float">
            <text:p>0.706866666666667</text:p>
          </table:table-cell>
          <table:table-cell office:value-type="float" office:value="0.00706615646770358" calcext:value-type="float">
            <text:p>0.00706615646770358</text:p>
          </table:table-cell>
          <table:table-cell office:value-type="float" office:value="0.708133333333333" calcext:value-type="float">
            <text:p>0.708133333333333</text:p>
          </table:table-cell>
          <table:table-cell office:value-type="float" office:value="0.00660360026218508" calcext:value-type="float">
            <text:p>0.00660360026218508</text:p>
          </table:table-cell>
          <table:table-cell office:value-type="float" office:value="0.704766666666667" calcext:value-type="float">
            <text:p>0.704766666666667</text:p>
          </table:table-cell>
          <table:table-cell office:value-type="float" office:value="0.00589414408780488" calcext:value-type="float">
            <text:p>0.00589414408780488</text:p>
          </table:table-cell>
          <table:table-cell office:value-type="float" office:value="0.709566666666667" calcext:value-type="float">
            <text:p>0.709566666666667</text:p>
          </table:table-cell>
          <table:table-cell office:value-type="float" office:value="0.00858143249912046" calcext:value-type="float">
            <text:p>0.00858143249912046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6550757516497" calcext:value-type="float">
            <text:p>0.0086550757516497</text:p>
          </table:table-cell>
          <table:table-cell office:value-type="float" office:value="0.706533333333333" calcext:value-type="float">
            <text:p>0.706533333333333</text:p>
          </table:table-cell>
          <table:table-cell office:value-type="float" office:value="0.0076830472055608" calcext:value-type="float">
            <text:p>0.0076830472055608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00721629870962324" calcext:value-type="float">
            <text:p>0.00721629870962324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0093048852113404" calcext:value-type="float">
            <text:p>0.009304885211340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585090681669138" calcext:value-type="float">
            <text:p>0.00585090681669138</text:p>
          </table:table-cell>
          <table:table-cell office:value-type="float" office:value="0.706933333333333" calcext:value-type="float">
            <text:p>0.706933333333333</text:p>
          </table:table-cell>
          <table:table-cell office:value-type="float" office:value="0.00668885278553576" calcext:value-type="float">
            <text:p>0.00668885278553576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00826953732117052" calcext:value-type="float">
            <text:p>0.00826953732117052</text:p>
          </table:table-cell>
          <table:table-cell office:value-type="float" office:value="0.708466666666667" calcext:value-type="float">
            <text:p>0.708466666666667</text:p>
          </table:table-cell>
          <table:table-cell office:value-type="float" office:value="0.00922269457951374" calcext:value-type="float">
            <text:p>0.009222694579513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0.874666666666667" calcext:value-type="float">
            <text:p>0.874666666666667</text:p>
          </table:table-cell>
          <table:table-cell office:value-type="float" office:value="0.013560563737872" calcext:value-type="float">
            <text:p>0.013560563737872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21730674684008" calcext:value-type="float">
            <text:p>0.002173067468400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35355339059327" calcext:value-type="float">
            <text:p>0.003535533905932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8708233651742" calcext:value-type="float">
            <text:p>0.008708233651742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67700320038633" calcext:value-type="float">
            <text:p>0.006770032003863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54006172486731" calcext:value-type="float">
            <text:p>0.00540061724867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7140452079103" calcext:value-type="float">
            <text:p>0.004714045207910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0.88" calcext:value-type="float">
            <text:p>0.88</text:p>
          </table:table-cell>
          <table:table-cell office:value-type="float" office:value="0.0097894501037256" calcext:value-type="float">
            <text:p>0.009789450103725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26352313834736" calcext:value-type="float">
            <text:p>0.002635231383473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8016200969625" calcext:value-type="float">
            <text:p>0.004801620096962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5355339059327" calcext:value-type="float">
            <text:p>0.003535533905932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9" calcext:value-type="float">
            <text:p>0.89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3979112128771" calcext:value-type="float">
            <text:p>0.00397911212877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26352313834736" calcext:value-type="float">
            <text:p>0.002635231383473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63464775882198" calcext:value-type="float">
            <text:p>0.006346477588219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30276503540975" calcext:value-type="float">
            <text:p>0.00302765035409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27386127875258" calcext:value-type="float">
            <text:p>0.00273861278752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29814239699996" calcext:value-type="float">
            <text:p>0.0029814239699996</text:p>
          </table:table-cell>
          <table:table-cell office:value-type="float" office:value="0.89" calcext:value-type="float">
            <text:p>0.89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26352313834736" calcext:value-type="float">
            <text:p>0.002635231383473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11785113019775" calcext:value-type="float">
            <text:p>0.0011785113019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0559064795835" calcext:value-type="float">
            <text:p>0.010559064795835</text:p>
          </table:table-cell>
          <table:table-cell office:value-type="float" office:value="0.880066666666667" calcext:value-type="float">
            <text:p>0.880066666666667</text:p>
          </table:table-cell>
          <table:table-cell office:value-type="float" office:value="0.0032180056651709" calcext:value-type="float">
            <text:p>0.0032180056651709</text:p>
          </table:table-cell>
          <table:table-cell office:value-type="float" office:value="0.887733333333333" calcext:value-type="float">
            <text:p>0.887733333333333</text:p>
          </table:table-cell>
          <table:table-cell office:value-type="float" office:value="0.0036133125836063" calcext:value-type="float">
            <text:p>0.0036133125836063</text:p>
          </table:table-cell>
          <table:table-cell office:value-type="float" office:value="0.888133333333333" calcext:value-type="float">
            <text:p>0.888133333333333</text:p>
          </table:table-cell>
          <table:table-cell office:value-type="float" office:value="0.00486287515714438" calcext:value-type="float">
            <text:p>0.00486287515714438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0513958239962038" calcext:value-type="float">
            <text:p>0.00513958239962038</text:p>
          </table:table-cell>
          <table:table-cell office:value-type="float" office:value="0.888533333333333" calcext:value-type="float">
            <text:p>0.888533333333333</text:p>
          </table:table-cell>
          <table:table-cell office:value-type="float" office:value="0.0042137068843391" calcext:value-type="float">
            <text:p>0.00421370688433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514385383403106" calcext:value-type="float">
            <text:p>0.0051438538340310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00466135141542698" calcext:value-type="float">
            <text:p>0.004661351415426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98419383723446" calcext:value-type="float">
            <text:p>0.00598419383723446</text:p>
          </table:table-cell>
          <table:table-cell office:value-type="float" office:value="0.885933333333333" calcext:value-type="float">
            <text:p>0.885933333333333</text:p>
          </table:table-cell>
          <table:table-cell office:value-type="float" office:value="0.0040611680812612" calcext:value-type="float">
            <text:p>0.0040611680812612</text:p>
          </table:table-cell>
          <table:table-cell office:value-type="float" office:value="0.885933333333333" calcext:value-type="float">
            <text:p>0.885933333333333</text:p>
          </table:table-cell>
          <table:table-cell office:value-type="float" office:value="0.00603796004446166" calcext:value-type="float">
            <text:p>0.006037960044461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0428480004490066" calcext:value-type="float">
            <text:p>0.00428480004490066</text:p>
          </table:table-cell>
          <table:table-cell office:value-type="float" office:value="0.888533333333333" calcext:value-type="float">
            <text:p>0.888533333333333</text:p>
          </table:table-cell>
          <table:table-cell office:value-type="float" office:value="0.00406048409168004" calcext:value-type="float">
            <text:p>0.0040604840916800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0410207294308826" calcext:value-type="float">
            <text:p>0.00410207294308826</text:p>
          </table:table-cell>
          <table:table-cell office:value-type="float" office:value="0.885933333333333" calcext:value-type="float">
            <text:p>0.885933333333333</text:p>
          </table:table-cell>
          <table:table-cell office:value-type="float" office:value="0.0041957789453188" calcext:value-type="float">
            <text:p>0.0041957789453188</text:p>
          </table:table-cell>
          <table:table-cell office:value-type="float" office:value="0.886866666666667" calcext:value-type="float">
            <text:p>0.886866666666667</text:p>
          </table:table-cell>
          <table:table-cell office:value-type="float" office:value="0.00423626902066644" calcext:value-type="float">
            <text:p>0.004236269020666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4" calcext:value-type="float">
            <text:p>0.64</text:p>
          </table:table-cell>
          <table:table-cell office:value-type="float" office:value="0.0242383992870816" calcext:value-type="float">
            <text:p>0.0242383992870816</text:p>
          </table:table-cell>
          <table:table-cell office:value-type="float" office:value="0.654" calcext:value-type="float">
            <text:p>0.654</text:p>
          </table:table-cell>
          <table:table-cell office:value-type="float" office:value="0.0253475837112731" calcext:value-type="float">
            <text:p>0.025347583711273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404042077016737" calcext:value-type="float">
            <text:p>0.0404042077016737</text:p>
          </table:table-cell>
          <table:table-cell office:value-type="float" office:value="0.65" calcext:value-type="float">
            <text:p>0.65</text:p>
          </table:table-cell>
          <table:table-cell office:value-type="float" office:value="0.0247487373415291" calcext:value-type="float">
            <text:p>0.024748737341529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72488531868774" calcext:value-type="float">
            <text:p>0.0272488531868774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74772633280681" calcext:value-type="float">
            <text:p>0.0274772633280681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98747384925792" calcext:value-type="float">
            <text:p>0.0298747384925792</text:p>
          </table:table-cell>
          <table:table-cell office:value-type="float" office:value="0.654" calcext:value-type="float">
            <text:p>0.654</text:p>
          </table:table-cell>
          <table:table-cell office:value-type="float" office:value="0.0544747647998593" calcext:value-type="float">
            <text:p>0.0544747647998593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49284983931459" calcext:value-type="float">
            <text:p>0.034928498393145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63318042491699" calcext:value-type="float">
            <text:p>0.0363318042491699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09434968935316" calcext:value-type="float">
            <text:p>0.0309434968935316</text:p>
          </table:table-cell>
          <table:table-cell office:value-type="float" office:value="0.635" calcext:value-type="float">
            <text:p>0.635</text:p>
          </table:table-cell>
          <table:table-cell office:value-type="float" office:value="0.0262202212042538" calcext:value-type="float">
            <text:p>0.02622022120425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3315017762061" calcext:value-type="float">
            <text:p>0.0303315017762061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8907670401189" calcext:value-type="float">
            <text:p>0.018907670401189</text:p>
          </table:table-cell>
          <table:table-cell office:value-type="float" office:value="0.666" calcext:value-type="float">
            <text:p>0.66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8997991959774" calcext:value-type="float">
            <text:p>0.0248997991959774</text:p>
          </table:table-cell>
          <table:table-cell office:value-type="float" office:value="0.648" calcext:value-type="float">
            <text:p>0.648</text:p>
          </table:table-cell>
          <table:table-cell office:value-type="float" office:value="0.0277488738510232" calcext:value-type="float">
            <text:p>0.0277488738510232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3307290077015" calcext:value-type="float">
            <text:p>0.02133072900770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19658826364887" calcext:value-type="float">
            <text:p>0.021965882636488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7001628660174" calcext:value-type="float">
            <text:p>0.0307001628660174</text:p>
          </table:table-cell>
          <table:table-cell office:value-type="float" office:value="0.65" calcext:value-type="float">
            <text:p>0.65</text:p>
          </table:table-cell>
          <table:table-cell office:value-type="float" office:value="0.0269258240356725" calcext:value-type="float">
            <text:p>0.026925824035672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16217483104396" calcext:value-type="float">
            <text:p>0.0216217483104396</text:p>
          </table:table-cell>
          <table:table-cell office:value-type="float" office:value="0.659" calcext:value-type="float">
            <text:p>0.659</text:p>
          </table:table-cell>
          <table:table-cell office:value-type="float" office:value="0.0456070170039655" calcext:value-type="float">
            <text:p>0.045607017003965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5967477524976" calcext:value-type="float">
            <text:p>0.024596747752497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522167621838" calcext:value-type="float">
            <text:p>0.0452216762183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21325380261192" calcext:value-type="float">
            <text:p>0.0321325380261192</text:p>
          </table:table-cell>
          <table:table-cell office:value-type="float" office:value="0.66" calcext:value-type="float">
            <text:p>0.66</text:p>
          </table:table-cell>
          <table:table-cell office:value-type="float" office:value="0.0291547594742264" calcext:value-type="float">
            <text:p>0.02915475947422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71026313764871" calcext:value-type="float">
            <text:p>0.0171026313764871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35584379787794" calcext:value-type="float">
            <text:p>0.023558437978779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98746069143517" calcext:value-type="float">
            <text:p>0.019874606914351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6828873628335" calcext:value-type="float">
            <text:p>0.037682887362833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48495472795783" calcext:value-type="float">
            <text:p>0.0248495472795783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01866292381863" calcext:value-type="float">
            <text:p>0.0201866292381863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24037034920392" calcext:value-type="float">
            <text:p>0.0324037034920392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70185121722125" calcext:value-type="float">
            <text:p>0.0270185121722125</text:p>
          </table:table-cell>
          <table:table-cell office:value-type="float" office:value="0.662" calcext:value-type="float">
            <text:p>0.662</text:p>
          </table:table-cell>
          <table:table-cell office:value-type="float" office:value="0.0508183037890876" calcext:value-type="float">
            <text:p>0.050818303789087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32791225845874" calcext:value-type="float">
            <text:p>0.033279122584587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36114379062351" calcext:value-type="float">
            <text:p>0.0236114379062351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41686991265397" calcext:value-type="float">
            <text:p>0.034168699126539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1543620591175" calcext:value-type="float">
            <text:p>0.031543620591175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41686991265397" calcext:value-type="float">
            <text:p>0.03416869912653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1819848851564" calcext:value-type="float">
            <text:p>0.037181984885156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183711730708738" calcext:value-type="float">
            <text:p>0.01837117307087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07364413533276" calcext:value-type="float">
            <text:p>0.0207364413533276</text:p>
          </table:table-cell>
          <table:table-cell office:value-type="float" office:value="0.66" calcext:value-type="float">
            <text:p>0.66</text:p>
          </table:table-cell>
          <table:table-cell office:value-type="float" office:value="0.0154110350074224" calcext:value-type="float">
            <text:p>0.0154110350074224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86652298583624" calcext:value-type="float">
            <text:p>0.038665229858362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54259791678367" calcext:value-type="float">
            <text:p>0.0354259791678367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48997991959774" calcext:value-type="float">
            <text:p>0.024899799195977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11400048614483" calcext:value-type="float">
            <text:p>0.0411400048614483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42219663665169" calcext:value-type="float">
            <text:p>0.0422196636651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22877685819258" calcext:value-type="float">
            <text:p>0.032287768581925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58120091589399" calcext:value-type="float">
            <text:p>0.035812009158939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6154726279432" calcext:value-type="float">
            <text:p>0.0336154726279432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9802580296658" calcext:value-type="float">
            <text:p>0.03798025802966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45325932996639" calcext:value-type="float">
            <text:p>0.0345325932996639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653" calcext:value-type="float">
            <text:p>0.653</text:p>
          </table:table-cell>
          <table:table-cell office:value-type="float" office:value="0.0441021541423998" calcext:value-type="float">
            <text:p>0.0441021541423998</text:p>
          </table:table-cell>
          <table:table-cell office:value-type="float" office:value="0.657" calcext:value-type="float">
            <text:p>0.657</text:p>
          </table:table-cell>
          <table:table-cell office:value-type="float" office:value="0.0182345825288104" calcext:value-type="float">
            <text:p>0.0182345825288104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32791225845874" calcext:value-type="float">
            <text:p>0.03327912258458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96850196850294" calcext:value-type="float">
            <text:p>0.019685019685029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419225476325091" calcext:value-type="float">
            <text:p>0.0419225476325091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20156211871641" calcext:value-type="float">
            <text:p>0.03201562118716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19374388453426" calcext:value-type="float">
            <text:p>0.031937438845342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03732584763726" calcext:value-type="float">
            <text:p>0.0403732584763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60560387386893" calcext:value-type="float">
            <text:p>0.0360560387386893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0178919231659942" calcext:value-type="float">
            <text:p>0.0178919231659942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021972477926702" calcext:value-type="float">
            <text:p>0.021972477926702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25053970411477" calcext:value-type="float">
            <text:p>0.0225053970411477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0345895765112296" calcext:value-type="float">
            <text:p>0.0345895765112296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215421037077698" calcext:value-type="float">
            <text:p>0.021542103707769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03154554035749" calcext:value-type="float">
            <text:p>0.030315455403574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261085933637422" calcext:value-type="float">
            <text:p>0.0261085933637422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324610493249489" calcext:value-type="float">
            <text:p>0.0324610493249489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0284881101685865" calcext:value-type="float">
            <text:p>0.0284881101685865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70084593781181" calcext:value-type="float">
            <text:p>0.0470084593781181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266817196531056" calcext:value-type="float">
            <text:p>0.0266817196531056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0290047355677883" calcext:value-type="float">
            <text:p>0.0290047355677883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67099619880387" calcext:value-type="float">
            <text:p>0.0367099619880387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0320345133968223" calcext:value-type="float">
            <text:p>0.0320345133968223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0335794392622117" calcext:value-type="float">
            <text:p>0.03357943926221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205480466765632" calcext:value-type="float">
            <text:p>0.020548046676563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4992492340154" calcext:value-type="float">
            <text:p>0.018499249234015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0083160441856" calcext:value-type="float">
            <text:p>0.02008316044185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3181755520454" calcext:value-type="float">
            <text:p>0.018318175552045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5" calcext:value-type="float">
            <text:p>0.95</text:p>
          </table:table-cell>
          <table:table-cell office:value-type="float" office:value="0.017950549357115" calcext:value-type="float">
            <text:p>0.01795054935711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202210011841374" calcext:value-type="float">
            <text:p>0.020221001184137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5" calcext:value-type="float">
            <text:p>0.0155634900399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4992492340154" calcext:value-type="float">
            <text:p>0.01849924923401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5" calcext:value-type="float">
            <text:p>0.95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93505670315999" calcext:value-type="float">
            <text:p>0.019350567031599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7948940141148" calcext:value-type="float">
            <text:p>0.014794894014114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238513917599977" calcext:value-type="float">
            <text:p>0.023851391759997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81659021245849" calcext:value-type="float">
            <text:p>0.018165902124584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5" calcext:value-type="float">
            <text:p>0.95</text:p>
          </table:table-cell>
          <table:table-cell office:value-type="float" office:value="0.019436506316151" calcext:value-type="float">
            <text:p>0.019436506316151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215509731669928" calcext:value-type="float">
            <text:p>0.021550973166992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229249984853992" calcext:value-type="float">
            <text:p>0.0229249984853992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92353840616713" calcext:value-type="float">
            <text:p>0.019235384061671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5" calcext:value-type="float">
            <text:p>0.95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202210011841374" calcext:value-type="float">
            <text:p>0.020221001184137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0628997929021" calcext:value-type="float">
            <text:p>0.02062899792902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5" calcext:value-type="float">
            <text:p>0.95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246531494494674" calcext:value-type="float">
            <text:p>0.0246531494494674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5" calcext:value-type="float">
            <text:p>0.95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8323969741912" calcext:value-type="float">
            <text:p>0.0148323969741912</text:p>
          </table:table-cell>
          <table:table-cell office:value-type="float" office:value="0.95" calcext:value-type="float">
            <text:p>0.95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" calcext:value-type="float">
            <text:p>0.95</text:p>
          </table:table-cell>
          <table:table-cell office:value-type="float" office:value="0.0174801474695025" calcext:value-type="float">
            <text:p>0.017480147469502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946933333333333" calcext:value-type="float">
            <text:p>0.946933333333333</text:p>
          </table:table-cell>
          <table:table-cell office:value-type="float" office:value="0.0217006371500667" calcext:value-type="float">
            <text:p>0.0217006371500667</text:p>
          </table:table-cell>
          <table:table-cell office:value-type="float" office:value="0.946933333333333" calcext:value-type="float">
            <text:p>0.946933333333333</text:p>
          </table:table-cell>
          <table:table-cell office:value-type="float" office:value="0.0170146844981461" calcext:value-type="float">
            <text:p>0.0170146844981461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7485250523808" calcext:value-type="float">
            <text:p>0.017485250523808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46962872088057" calcext:value-type="float">
            <text:p>0.0146962872088057</text:p>
          </table:table-cell>
          <table:table-cell office:value-type="float" office:value="0.950533333333333" calcext:value-type="float">
            <text:p>0.950533333333333</text:p>
          </table:table-cell>
          <table:table-cell office:value-type="float" office:value="0.0197232756429603" calcext:value-type="float">
            <text:p>0.0197232756429603</text:p>
          </table:table-cell>
          <table:table-cell office:value-type="float" office:value="0.946533333333333" calcext:value-type="float">
            <text:p>0.946533333333333</text:p>
          </table:table-cell>
          <table:table-cell office:value-type="float" office:value="0.0135665344191204" calcext:value-type="float">
            <text:p>0.0135665344191204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98283550368619" calcext:value-type="float">
            <text:p>0.0198283550368619</text:p>
          </table:table-cell>
          <table:table-cell office:value-type="float" office:value="0.949066666666667" calcext:value-type="float">
            <text:p>0.949066666666667</text:p>
          </table:table-cell>
          <table:table-cell office:value-type="float" office:value="0.0156368596017545" calcext:value-type="float">
            <text:p>0.015636859601754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331165179083" calcext:value-type="float">
            <text:p>0.014331165179083</text:p>
          </table:table-cell>
          <table:table-cell office:value-type="float" office:value="0.949066666666667" calcext:value-type="float">
            <text:p>0.949066666666667</text:p>
          </table:table-cell>
          <table:table-cell office:value-type="float" office:value="0.0161384623196482" calcext:value-type="float">
            <text:p>0.0161384623196482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52432880850164" calcext:value-type="float">
            <text:p>0.0152432880850164</text:p>
          </table:table-cell>
          <table:table-cell office:value-type="float" office:value="0.948133333333333" calcext:value-type="float">
            <text:p>0.948133333333333</text:p>
          </table:table-cell>
          <table:table-cell office:value-type="float" office:value="0.0164929501030945" calcext:value-type="float">
            <text:p>0.016492950103094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16052371922654" calcext:value-type="float">
            <text:p>0.01605237192265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4962637555186" calcext:value-type="float">
            <text:p>0.0154962637555186</text:p>
          </table:table-cell>
          <table:table-cell office:value-type="float" office:value="0.952266666666667" calcext:value-type="float">
            <text:p>0.952266666666667</text:p>
          </table:table-cell>
          <table:table-cell office:value-type="float" office:value="0.0149836536478971" calcext:value-type="float">
            <text:p>0.014983653647897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418796291801" calcext:value-type="float">
            <text:p>0.01704187962918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0.877" calcext:value-type="float">
            <text:p>0.87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8944271909999" calcext:value-type="float">
            <text:p>0.00894427190999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2247472139281" calcext:value-type="float">
            <text:p>0.012224747213928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2934263292725" calcext:value-type="float">
            <text:p>0.0152934263292725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9243990494703" calcext:value-type="float">
            <text:p>0.0139243990494703</text:p>
          </table:table-cell>
          <table:table-cell office:value-type="float" office:value="0.88" calcext:value-type="float">
            <text:p>0.88</text:p>
          </table:table-cell>
          <table:table-cell office:value-type="float" office:value="0.0092044675143227" calcext:value-type="float">
            <text:p>0.00920446751432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4164078649986" calcext:value-type="float">
            <text:p>0.013416407864998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6161272451837" calcext:value-type="float">
            <text:p>0.012616127245183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03144989645104" calcext:value-type="float">
            <text:p>0.010314498964510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43081173542231" calcext:value-type="float">
            <text:p>0.014308117354223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5092560861062" calcext:value-type="float">
            <text:p>0.013509256086106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02062072615966" calcext:value-type="float">
            <text:p>0.01020620726159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6600860098886" calcext:value-type="float">
            <text:p>0.012660086009888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1126420866777" calcext:value-type="float">
            <text:p>0.0141126420866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6727628679958" calcext:value-type="float">
            <text:p>0.0136727628679958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0991276085877" calcext:value-type="float">
            <text:p>0.012099127608587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4829655499914" calcext:value-type="float">
            <text:p>0.0154829655499914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9636243217533" calcext:value-type="float">
            <text:p>0.012963624321753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61417333504043" calcext:value-type="float">
            <text:p>0.016141733350404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8521758975744" calcext:value-type="float">
            <text:p>0.01852175897574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4680692338913" calcext:value-type="float">
            <text:p>0.01346806923389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39144209764945" calcext:value-type="float">
            <text:p>0.0139144209764945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5013226680156" calcext:value-type="float">
            <text:p>0.01050132266801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9" calcext:value-type="float">
            <text:p>0.89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89" calcext:value-type="float">
            <text:p>0.89</text:p>
          </table:table-cell>
          <table:table-cell office:value-type="float" office:value="0.015723301886761" calcext:value-type="float">
            <text:p>0.01572330188676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609624542777" calcext:value-type="float">
            <text:p>0.012560962454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8086597226122" calcext:value-type="float">
            <text:p>0.011808659722612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5590239111558" calcext:value-type="float">
            <text:p>0.015590239111558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5964226972075" calcext:value-type="float">
            <text:p>0.01459642269720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7667042888911" calcext:value-type="float">
            <text:p>0.0147667042888911</text:p>
          </table:table-cell>
          <table:table-cell office:value-type="float" office:value="0.89" calcext:value-type="float">
            <text:p>0.89</text:p>
          </table:table-cell>
          <table:table-cell office:value-type="float" office:value="0.0159426053914241" calcext:value-type="float">
            <text:p>0.015942605391424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27475487839819" calcext:value-type="float">
            <text:p>0.012747548783981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9837853414983" calcext:value-type="float">
            <text:p>0.01198378534149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57850139900687" calcext:value-type="float">
            <text:p>0.0157850139900687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1715677796541" calcext:value-type="float">
            <text:p>0.014171567779654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7023264543612" calcext:value-type="float">
            <text:p>0.011702326454361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7234592334926" calcext:value-type="float">
            <text:p>0.0137234592334926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33020466261566" calcext:value-type="float">
            <text:p>0.013302046626156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3662412930066" calcext:value-type="float">
            <text:p>0.0143662412930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0.882866666666667" calcext:value-type="float">
            <text:p>0.882866666666667</text:p>
          </table:table-cell>
          <table:table-cell office:value-type="float" office:value="0.0139333338314025" calcext:value-type="float">
            <text:p>0.0139333338314025</text:p>
          </table:table-cell>
          <table:table-cell office:value-type="float" office:value="0.882466666666666" calcext:value-type="float">
            <text:p>0.882466666666666</text:p>
          </table:table-cell>
          <table:table-cell office:value-type="float" office:value="0.011160494589469" calcext:value-type="float">
            <text:p>0.011160494589469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17477770540731" calcext:value-type="float">
            <text:p>0.0117477770540731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25964462901543" calcext:value-type="float">
            <text:p>0.0125964462901543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15864087586155" calcext:value-type="float">
            <text:p>0.0115864087586155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38833676206705" calcext:value-type="float">
            <text:p>0.0138833676206705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29533442943517" calcext:value-type="float">
            <text:p>0.012953344294351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8854915734251" calcext:value-type="float">
            <text:p>0.0118854915734251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21413854578906" calcext:value-type="float">
            <text:p>0.0121413854578906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0131687311077402" calcext:value-type="float">
            <text:p>0.0131687311077402</text:p>
          </table:table-cell>
          <table:table-cell office:value-type="float" office:value="0.884866666666667" calcext:value-type="float">
            <text:p>0.884866666666667</text:p>
          </table:table-cell>
          <table:table-cell office:value-type="float" office:value="0.0146320735374437" calcext:value-type="float">
            <text:p>0.0146320735374437</text:p>
          </table:table-cell>
          <table:table-cell office:value-type="float" office:value="0.886933333333333" calcext:value-type="float">
            <text:p>0.886933333333333</text:p>
          </table:table-cell>
          <table:table-cell office:value-type="float" office:value="0.012949617372519" calcext:value-type="float">
            <text:p>0.01294961737251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8195982002628" calcext:value-type="float">
            <text:p>0.0148195982002628</text:p>
          </table:table-cell>
          <table:table-cell office:value-type="float" office:value="0.886466666666667" calcext:value-type="float">
            <text:p>0.886466666666667</text:p>
          </table:table-cell>
          <table:table-cell office:value-type="float" office:value="0.0154543133956238" calcext:value-type="float">
            <text:p>0.015454313395623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7890267315679" calcext:value-type="float">
            <text:p>0.01378902673156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118457541288631" calcext:value-type="float">
            <text:p>0.01184575412886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23333333333333" calcext:value-type="float">
            <text:p>0.923333333333333</text:p>
          </table:table-cell>
          <table:table-cell office:value-type="float" office:value="0.0190029237516523" calcext:value-type="float">
            <text:p>0.019002923751652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200831604418561" calcext:value-type="float">
            <text:p>0.0200831604418561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3978318349985" calcext:value-type="float">
            <text:p>0.01639783183499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6431676725155" calcext:value-type="float">
            <text:p>0.01643167672515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71593835683117" calcext:value-type="float">
            <text:p>0.01715938356831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8666666666666" calcext:value-type="float">
            <text:p>0.918666666666666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13038833052088" calcext:value-type="float">
            <text:p>0.011303883305208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13038833052088" calcext:value-type="float">
            <text:p>0.011303883305208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92064803878506" calcext:value-type="float">
            <text:p>0.01920648038785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5470053837925" calcext:value-type="float">
            <text:p>0.011547005383792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431676725155" calcext:value-type="float">
            <text:p>0.016431676725155</text:p>
          </table:table-cell>
          <table:table-cell office:value-type="float" office:value="0.92" calcext:value-type="float">
            <text:p>0.92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4691935695934" calcext:value-type="float">
            <text:p>0.01846919356959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5" calcext:value-type="float">
            <text:p>0.0136626010212795</text:p>
          </table:table-cell>
          <table:table-cell office:value-type="float" office:value="0.894666666666666" calcext:value-type="float">
            <text:p>0.894666666666666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2" calcext:value-type="float">
            <text:p>0.92</text:p>
          </table:table-cell>
          <table:table-cell office:value-type="float" office:value="0.0187082869338696" calcext:value-type="float">
            <text:p>0.018708286933869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43372087784044" calcext:value-type="float">
            <text:p>0.014337208778404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2" calcext:value-type="float">
            <text:p>0.92</text:p>
          </table:table-cell>
          <table:table-cell office:value-type="float" office:value="0.0171593835683116" calcext:value-type="float">
            <text:p>0.01715938356831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2" calcext:value-type="float">
            <text:p>0.92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5663648530522" calcext:value-type="float">
            <text:p>0.0165663648530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48419872953684" calcext:value-type="float">
            <text:p>0.0148419872953684</text:p>
          </table:table-cell>
          <table:table-cell office:value-type="float" office:value="0.894666666666666" calcext:value-type="float">
            <text:p>0.894666666666666</text:p>
          </table:table-cell>
          <table:table-cell office:value-type="float" office:value="0.0140777390951246" calcext:value-type="float">
            <text:p>0.014077739095124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123202240471044" calcext:value-type="float">
            <text:p>0.0123202240471044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63196043525971" calcext:value-type="float">
            <text:p>0.0163196043525971</text:p>
          </table:table-cell>
          <table:table-cell office:value-type="float" office:value="0.915466666666667" calcext:value-type="float">
            <text:p>0.915466666666667</text:p>
          </table:table-cell>
          <table:table-cell office:value-type="float" office:value="0.0119804901946396" calcext:value-type="float">
            <text:p>0.0119804901946396</text:p>
          </table:table-cell>
          <table:table-cell office:value-type="float" office:value="0.920933333333333" calcext:value-type="float">
            <text:p>0.920933333333333</text:p>
          </table:table-cell>
          <table:table-cell office:value-type="float" office:value="0.0172923092289603" calcext:value-type="float">
            <text:p>0.0172923092289603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152589321328036" calcext:value-type="float">
            <text:p>0.0152589321328036</text:p>
          </table:table-cell>
          <table:table-cell office:value-type="float" office:value="0.915866666666667" calcext:value-type="float">
            <text:p>0.915866666666667</text:p>
          </table:table-cell>
          <table:table-cell office:value-type="float" office:value="0.015058167964361" calcext:value-type="float">
            <text:p>0.015058167964361</text:p>
          </table:table-cell>
          <table:table-cell office:value-type="float" office:value="0.916133333333333" calcext:value-type="float">
            <text:p>0.916133333333333</text:p>
          </table:table-cell>
          <table:table-cell office:value-type="float" office:value="0.0147062417466454" calcext:value-type="float">
            <text:p>0.0147062417466454</text:p>
          </table:table-cell>
          <table:table-cell office:value-type="float" office:value="0.918933333333333" calcext:value-type="float">
            <text:p>0.918933333333333</text:p>
          </table:table-cell>
          <table:table-cell office:value-type="float" office:value="0.0181059074490462" calcext:value-type="float">
            <text:p>0.0181059074490462</text:p>
          </table:table-cell>
          <table:table-cell office:value-type="float" office:value="0.913866666666667" calcext:value-type="float">
            <text:p>0.913866666666667</text:p>
          </table:table-cell>
          <table:table-cell office:value-type="float" office:value="0.016028820400168" calcext:value-type="float">
            <text:p>0.016028820400168</text:p>
          </table:table-cell>
          <table:table-cell office:value-type="float" office:value="0.917866666666667" calcext:value-type="float">
            <text:p>0.917866666666667</text:p>
          </table:table-cell>
          <table:table-cell office:value-type="float" office:value="0.0169718660939089" calcext:value-type="float">
            <text:p>0.0169718660939089</text:p>
          </table:table-cell>
          <table:table-cell office:value-type="float" office:value="0.917733333333333" calcext:value-type="float">
            <text:p>0.917733333333333</text:p>
          </table:table-cell>
          <table:table-cell office:value-type="float" office:value="0.0129950158403876" calcext:value-type="float">
            <text:p>0.012995015840387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75894716347012" calcext:value-type="float">
            <text:p>0.0175894716347012</text:p>
          </table:table-cell>
          <table:table-cell office:value-type="float" office:value="0.914533333333333" calcext:value-type="float">
            <text:p>0.914533333333333</text:p>
          </table:table-cell>
          <table:table-cell office:value-type="float" office:value="0.0117452092741567" calcext:value-type="float">
            <text:p>0.0117452092741567</text:p>
          </table:table-cell>
          <table:table-cell office:value-type="float" office:value="0.918133333333333" calcext:value-type="float">
            <text:p>0.918133333333333</text:p>
          </table:table-cell>
          <table:table-cell office:value-type="float" office:value="0.0175598508427613" calcext:value-type="float">
            <text:p>0.01755985084276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946333333333333" calcext:value-type="float">
            <text:p>0.946333333333333</text:p>
          </table:table-cell>
          <table:table-cell office:value-type="float" office:value="0.0143565703115719" calcext:value-type="float">
            <text:p>0.014356570311571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50277521051331" calcext:value-type="float">
            <text:p>0.015027752105133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327586051576" calcext:value-type="float">
            <text:p>0.0106327586051576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7717982446272" calcext:value-type="float">
            <text:p>0.008771798244627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84162541153016" calcext:value-type="float">
            <text:p>0.008416254115301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9837853414984" calcext:value-type="float">
            <text:p>0.0119837853414984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09544511501032" calcext:value-type="float">
            <text:p>0.010954451150103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2505554321536" calcext:value-type="float">
            <text:p>0.0125055543215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134886783801988" calcext:value-type="float">
            <text:p>0.0134886783801988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38556375136" calcext:value-type="float">
            <text:p>0.0143855637513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" calcext:value-type="float">
            <text:p>0.0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20991276085877" calcext:value-type="float">
            <text:p>0.0120991276085877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33645467978196" calcext:value-type="float">
            <text:p>0.01336454679781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0.947666666666667" calcext:value-type="float">
            <text:p>0.947666666666667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6308975482453" calcext:value-type="float">
            <text:p>0.011630897548245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7615191762515" calcext:value-type="float">
            <text:p>0.011761519176251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6161272451837" calcext:value-type="float">
            <text:p>0.012616127245183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992421631894" calcext:value-type="float">
            <text:p>0.01099242163189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9421791055448" calcext:value-type="float">
            <text:p>0.012942179105544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3939949617188" calcext:value-type="float">
            <text:p>0.012393994961718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0.948333333333334" calcext:value-type="float">
            <text:p>0.948333333333334</text:p>
          </table:table-cell>
          <table:table-cell office:value-type="float" office:value="0.0144817893308189" calcext:value-type="float">
            <text:p>0.01448178933081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2133806403741" calcext:value-type="float">
            <text:p>0.0122133806403741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33020466261566" calcext:value-type="float">
            <text:p>0.013302046626156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2051575426478" calcext:value-type="float">
            <text:p>0.011205157542647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522924011629" calcext:value-type="float">
            <text:p>0.01152292401162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0.946333333333333" calcext:value-type="float">
            <text:p>0.946333333333333</text:p>
          </table:table-cell>
          <table:table-cell office:value-type="float" office:value="0.013197221929886" calcext:value-type="float">
            <text:p>0.013197221929886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9746794344809" calcext:value-type="float">
            <text:p>0.00974679434480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7023264543612" calcext:value-type="float">
            <text:p>0.011702326454361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0531231545096" calcext:value-type="float">
            <text:p>0.0120531231545096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119373363863132" calcext:value-type="float">
            <text:p>0.0119373363863132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7182531580754" calcext:value-type="float">
            <text:p>0.0097182531580754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9837853414984" calcext:value-type="float">
            <text:p>0.0119837853414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0.947666666666667" calcext:value-type="float">
            <text:p>0.947666666666667</text:p>
          </table:table-cell>
          <table:table-cell office:value-type="float" office:value="0.0145182655197607" calcext:value-type="float">
            <text:p>0.0145182655197607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105177027989155" calcext:value-type="float">
            <text:p>0.0105177027989155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108928409936657" calcext:value-type="float">
            <text:p>0.010892840993665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2237866058126" calcext:value-type="float">
            <text:p>0.0132237866058126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09981684789457" calcext:value-type="float">
            <text:p>0.0109981684789457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9710132910567" calcext:value-type="float">
            <text:p>0.0109710132910567</text:p>
          </table:table-cell>
          <table:table-cell office:value-type="float" office:value="0.955533333333333" calcext:value-type="float">
            <text:p>0.955533333333333</text:p>
          </table:table-cell>
          <table:table-cell office:value-type="float" office:value="0.00890796058557908" calcext:value-type="float">
            <text:p>0.00890796058557908</text:p>
          </table:table-cell>
          <table:table-cell office:value-type="float" office:value="0.953133333333333" calcext:value-type="float">
            <text:p>0.953133333333333</text:p>
          </table:table-cell>
          <table:table-cell office:value-type="float" office:value="0.0127055687468624" calcext:value-type="float">
            <text:p>0.0127055687468624</text:p>
          </table:table-cell>
          <table:table-cell office:value-type="float" office:value="0.956733333333333" calcext:value-type="float">
            <text:p>0.956733333333333</text:p>
          </table:table-cell>
          <table:table-cell office:value-type="float" office:value="0.0093037956112451" calcext:value-type="float">
            <text:p>0.0093037956112451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15037584515835" calcext:value-type="float">
            <text:p>0.0115037584515835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940874643642572" calcext:value-type="float">
            <text:p>0.00940874643642572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91097578722194" calcext:value-type="float">
            <text:p>0.00991097578722194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0930711969357108" calcext:value-type="float">
            <text:p>0.00930711969357108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011741716166809" calcext:value-type="float">
            <text:p>0.011741716166809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0959200826657622" calcext:value-type="float">
            <text:p>0.0095920082665762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0123541610868404" calcext:value-type="float">
            <text:p>0.01235416108684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124579292019179" calcext:value-type="float">
            <text:p>0.012457929201917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90553851381374" calcext:value-type="float">
            <text:p>0.009055385138137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108258948821794" calcext:value-type="float">
            <text:p>0.010825894882179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8294576541331" calcext:value-type="float">
            <text:p>0.008294576541331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" calcext:value-type="float">
            <text:p>0.91</text:p>
          </table:table-cell>
          <table:table-cell office:value-type="float" office:value="0.0059999999999999" calcext:value-type="float">
            <text:p>0.005999999999999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6806939873178" calcext:value-type="float">
            <text:p>0.012680693987317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2915026221291" calcext:value-type="float">
            <text:p>0.005291502622129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84380092438916" calcext:value-type="float">
            <text:p>0.008438009243891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96332756630338" calcext:value-type="float">
            <text:p>0.0096332756630338</text:p>
          </table:table-cell>
          <table:table-cell office:value-type="float" office:value="0.91" calcext:value-type="float">
            <text:p>0.91</text:p>
          </table:table-cell>
          <table:table-cell office:value-type="float" office:value="0.0031622776601683" calcext:value-type="float">
            <text:p>0.0031622776601683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9444575162494" calcext:value-type="float">
            <text:p>0.009444575162494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10770329614269" calcext:value-type="float">
            <text:p>0.0107703296142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55497747702046" calcext:value-type="float">
            <text:p>0.005549774770204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003633180424917" calcext:value-type="float">
            <text:p>0.0036331804249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9282032302755" calcext:value-type="float">
            <text:p>0.006928203230275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9799598391954" calcext:value-type="float">
            <text:p>0.004979959839195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75365774725667" calcext:value-type="float">
            <text:p>0.007536577472566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88769364084688" calcext:value-type="float">
            <text:p>0.00887693640846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64807406984078" calcext:value-type="float">
            <text:p>0.006480740698407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92736184954957" calcext:value-type="float">
            <text:p>0.00927361849549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56568542494923" calcext:value-type="float">
            <text:p>0.005656854249492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4833147735478" calcext:value-type="float">
            <text:p>0.00748331477354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7459666924148" calcext:value-type="float">
            <text:p>0.0077459666924148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5726706900619" calcext:value-type="float">
            <text:p>0.006572670690061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30331501776205" calcext:value-type="float">
            <text:p>0.003033150177620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9999999999999" calcext:value-type="float">
            <text:p>0.003999999999999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9246451024636" calcext:value-type="float">
            <text:p>0.007924645102463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1644140029689" calcext:value-type="float">
            <text:p>0.006164414002968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8173126696681" calcext:value-type="float">
            <text:p>0.00817312669668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47749345545253" calcext:value-type="float">
            <text:p>0.00477493455452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59077079550422" calcext:value-type="float">
            <text:p>0.00659077079550422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0.00464284270218468" calcext:value-type="float">
            <text:p>0.00464284270218468</text:p>
          </table:table-cell>
          <table:table-cell office:value-type="float" office:value="0.91272" calcext:value-type="float">
            <text:p>0.91272</text:p>
          </table:table-cell>
          <table:table-cell office:value-type="float" office:value="0.00736157476810668" calcext:value-type="float">
            <text:p>0.00736157476810668</text:p>
          </table:table-cell>
          <table:table-cell office:value-type="float" office:value="0.91064" calcext:value-type="float">
            <text:p>0.91064</text:p>
          </table:table-cell>
          <table:table-cell office:value-type="float" office:value="0.00547379578131694" calcext:value-type="float">
            <text:p>0.00547379578131694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0.00656323680849048" calcext:value-type="float">
            <text:p>0.00656323680849048</text:p>
          </table:table-cell>
          <table:table-cell office:value-type="float" office:value="0.91208" calcext:value-type="float">
            <text:p>0.91208</text:p>
          </table:table-cell>
          <table:table-cell office:value-type="float" office:value="0.00768751232378352" calcext:value-type="float">
            <text:p>0.00768751232378352</text:p>
          </table:table-cell>
          <table:table-cell office:value-type="float" office:value="0.91064" calcext:value-type="float">
            <text:p>0.91064</text:p>
          </table:table-cell>
          <table:table-cell office:value-type="float" office:value="0.00514033664245072" calcext:value-type="float">
            <text:p>0.00514033664245072</text:p>
          </table:table-cell>
          <table:table-cell office:value-type="float" office:value="0.91048" calcext:value-type="float">
            <text:p>0.91048</text:p>
          </table:table-cell>
          <table:table-cell office:value-type="float" office:value="0.00752798260548314" calcext:value-type="float">
            <text:p>0.00752798260548314</text:p>
          </table:table-cell>
          <table:table-cell office:value-type="float" office:value="0.91272" calcext:value-type="float">
            <text:p>0.91272</text:p>
          </table:table-cell>
          <table:table-cell office:value-type="float" office:value="0.0059120297785999" calcext:value-type="float">
            <text:p>0.005912029778599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79877629113022" calcext:value-type="float">
            <text:p>0.0067987762911302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61861559767134" calcext:value-type="float">
            <text:p>0.0061861559767134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00710895337845762" calcext:value-type="float">
            <text:p>0.00710895337845762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0.0062817963217469" calcext:value-type="float">
            <text:p>0.0062817963217469</text:p>
          </table:table-cell>
          <table:table-cell office:value-type="float" office:value="0.90992" calcext:value-type="float">
            <text:p>0.90992</text:p>
          </table:table-cell>
          <table:table-cell office:value-type="float" office:value="0.0076139350390782" calcext:value-type="float">
            <text:p>0.0076139350390782</text:p>
          </table:table-cell>
          <table:table-cell office:value-type="float" office:value="0.91064" calcext:value-type="float">
            <text:p>0.91064</text:p>
          </table:table-cell>
          <table:table-cell office:value-type="float" office:value="0.00721731734584326" calcext:value-type="float">
            <text:p>0.00721731734584326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00762226086429508" calcext:value-type="float">
            <text:p>0.007622260864295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5475115548644" calcext:value-type="float">
            <text:p>0.0105475115548644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4999999999999" calcext:value-type="float">
            <text:p>0.0174999999999999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05091443019937" calcext:value-type="float">
            <text:p>0.0205091443019937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02164083708512" calcext:value-type="float">
            <text:p>0.0102164083708512</text:p>
          </table:table-cell>
          <table:table-cell office:value-type="float" office:value="0.89" calcext:value-type="float">
            <text:p>0.89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85067555233217" calcext:value-type="float">
            <text:p>0.0185067555233217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65264938810383" calcext:value-type="float">
            <text:p>0.016526493881038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0978721798716" calcext:value-type="float">
            <text:p>0.0140978721798716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0219374109684803" calcext:value-type="float">
            <text:p>0.0219374109684803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75534896815419" calcext:value-type="float">
            <text:p>0.017553489681541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5747763399593" calcext:value-type="float">
            <text:p>0.012574776339959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3" calcext:value-type="float">
            <text:p>0.01257477633995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181426326464" calcext:value-type="float">
            <text:p>0.01318142632646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9687194226713" calcext:value-type="float">
            <text:p>0.015968719422671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8695376762337" calcext:value-type="float">
            <text:p>0.012869537676233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75356779167501" calcext:value-type="float">
            <text:p>0.0175356779167501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71937488640493" calcext:value-type="float">
            <text:p>0.017193748864049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3093108923948" calcext:value-type="float">
            <text:p>0.015309310892394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1451312308609" calcext:value-type="float">
            <text:p>0.015145131230860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170661444638" calcext:value-type="float">
            <text:p>0.0121706614446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5323686027243" calcext:value-type="float">
            <text:p>0.013532368602724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52069063257455" calcext:value-type="float">
            <text:p>0.015206906325745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0062305898749" calcext:value-type="float">
            <text:p>0.0100623058987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4717484467658" calcext:value-type="float">
            <text:p>0.015471748446765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3" calcext:value-type="float">
            <text:p>0.012574776339959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181426326464" calcext:value-type="float">
            <text:p>0.013181426326464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11242977306435" calcext:value-type="float">
            <text:p>0.01112429773064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0623504776131" calcext:value-type="float">
            <text:p>0.013062350477613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7718102955875" calcext:value-type="float">
            <text:p>0.01577181029558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3500814330087" calcext:value-type="float">
            <text:p>0.015350081433008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9373692462896" calcext:value-type="float">
            <text:p>0.01493736924628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186260959111" calcext:value-type="float">
            <text:p>0.01418626095911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8" calcext:value-type="float">
            <text:p>0.012942179105544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18057189531175" calcext:value-type="float">
            <text:p>0.011805718953117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62980060130066" calcext:value-type="float">
            <text:p>0.016298006013006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5" calcext:value-type="float">
            <text:p>0.016066269013059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5120920574885" calcext:value-type="float">
            <text:p>0.015512092057488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29180106827637" calcext:value-type="float">
            <text:p>0.012918010682763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7613589445228" calcext:value-type="float">
            <text:p>0.013761358944522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9" calcext:value-type="float">
            <text:p>0.89</text:p>
          </table:table-cell>
          <table:table-cell office:value-type="float" office:value="0.0131101106021269" calcext:value-type="float">
            <text:p>0.013110110602126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6244265934386" calcext:value-type="float">
            <text:p>0.013624426593438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2994360782703" calcext:value-type="float">
            <text:p>0.013299436078270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41421356237309" calcext:value-type="float">
            <text:p>0.014142135623730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2983738762488" calcext:value-type="float">
            <text:p>0.012298373876248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096170510586" calcext:value-type="float">
            <text:p>0.0110961705105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2170661444638" calcext:value-type="float">
            <text:p>0.01217066144463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645814698852" calcext:value-type="float">
            <text:p>0.011645814698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0128717114879015" calcext:value-type="float">
            <text:p>0.0128717114879015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0112364264168465" calcext:value-type="float">
            <text:p>0.0112364264168465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448472114968" calcext:value-type="float">
            <text:p>0.0144847211496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54601753663879" calcext:value-type="float">
            <text:p>0.0154601753663879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126956730855052" calcext:value-type="float">
            <text:p>0.0126956730855052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0120405413386889" calcext:value-type="float">
            <text:p>0.012040541338688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0518114575347" calcext:value-type="float">
            <text:p>0.01505181145753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7230519659353" calcext:value-type="float">
            <text:p>0.0157230519659353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535151530982" calcext:value-type="float">
            <text:p>0.012653515153098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7798745652255" calcext:value-type="float">
            <text:p>0.0147798745652255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153773000147492" calcext:value-type="float">
            <text:p>0.0153773000147492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49553147914214" calcext:value-type="float">
            <text:p>0.0149553147914214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0153515308522957" calcext:value-type="float">
            <text:p>0.015351530852295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0134011617008436" calcext:value-type="float">
            <text:p>0.0134011617008436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0147769297959714" calcext:value-type="float">
            <text:p>0.0147769297959714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0126055284543163" calcext:value-type="float">
            <text:p>0.01260552845431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283174112499317" calcext:value-type="float">
            <text:p>0.0283174112499317</text:p>
          </table:table-cell>
          <table:table-cell office:value-type="float" office:value="0.805250305250305" calcext:value-type="float">
            <text:p>0.805250305250305</text:p>
          </table:table-cell>
          <table:table-cell office:value-type="float" office:value="0.0382897300305236" calcext:value-type="float">
            <text:p>0.0382897300305236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14367951873244" calcext:value-type="float">
            <text:p>0.0414367951873244</text:p>
          </table:table-cell>
          <table:table-cell office:value-type="float" office:value="0.836288156288156" calcext:value-type="float">
            <text:p>0.836288156288156</text:p>
          </table:table-cell>
          <table:table-cell office:value-type="float" office:value="0.0351369912488544" calcext:value-type="float">
            <text:p>0.0351369912488544</text:p>
          </table:table-cell>
          <table:table-cell office:value-type="float" office:value="0.831892551892552" calcext:value-type="float">
            <text:p>0.831892551892552</text:p>
          </table:table-cell>
          <table:table-cell office:value-type="float" office:value="0.0369478883437002" calcext:value-type="float">
            <text:p>0.0369478883437002</text:p>
          </table:table-cell>
          <table:table-cell office:value-type="float" office:value="0.827399267399267" calcext:value-type="float">
            <text:p>0.827399267399267</text:p>
          </table:table-cell>
          <table:table-cell office:value-type="float" office:value="0.0426472672614552" calcext:value-type="float">
            <text:p>0.0426472672614552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471423811998077" calcext:value-type="float">
            <text:p>0.0471423811998077</text:p>
          </table:table-cell>
          <table:table-cell office:value-type="float" office:value="0.827423687423687" calcext:value-type="float">
            <text:p>0.827423687423687</text:p>
          </table:table-cell>
          <table:table-cell office:value-type="float" office:value="0.0412122370015054" calcext:value-type="float">
            <text:p>0.0412122370015054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355868341467917" calcext:value-type="float">
            <text:p>0.0355868341467917</text:p>
          </table:table-cell>
          <table:table-cell office:value-type="float" office:value="0.80962148962149" calcext:value-type="float">
            <text:p>0.80962148962149</text:p>
          </table:table-cell>
          <table:table-cell office:value-type="float" office:value="0.0295226632349016" calcext:value-type="float">
            <text:p>0.0295226632349016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174520758916124" calcext:value-type="float">
            <text:p>0.0174520758916124</text:p>
          </table:table-cell>
          <table:table-cell office:value-type="float" office:value="0.836288156288156" calcext:value-type="float">
            <text:p>0.836288156288156</text:p>
          </table:table-cell>
          <table:table-cell office:value-type="float" office:value="0.0343849422797876" calcext:value-type="float">
            <text:p>0.0343849422797876</text:p>
          </table:table-cell>
          <table:table-cell office:value-type="float" office:value="0.831770451770452" calcext:value-type="float">
            <text:p>0.831770451770452</text:p>
          </table:table-cell>
          <table:table-cell office:value-type="float" office:value="0.0246812040347519" calcext:value-type="float">
            <text:p>0.0246812040347519</text:p>
          </table:table-cell>
          <table:table-cell office:value-type="float" office:value="0.834041514041514" calcext:value-type="float">
            <text:p>0.834041514041514</text:p>
          </table:table-cell>
          <table:table-cell office:value-type="float" office:value="0.0408535221664653" calcext:value-type="float">
            <text:p>0.0408535221664653</text:p>
          </table:table-cell>
          <table:table-cell office:value-type="float" office:value="0.836288156288156" calcext:value-type="float">
            <text:p>0.836288156288156</text:p>
          </table:table-cell>
          <table:table-cell office:value-type="float" office:value="0.0333339371196775" calcext:value-type="float">
            <text:p>0.0333339371196775</text:p>
          </table:table-cell>
          <table:table-cell office:value-type="float" office:value="0.825128205128205" calcext:value-type="float">
            <text:p>0.825128205128205</text:p>
          </table:table-cell>
          <table:table-cell office:value-type="float" office:value="0.0517720643884578" calcext:value-type="float">
            <text:p>0.051772064388457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54017094017094" calcext:value-type="float">
            <text:p>0.854017094017094</text:p>
          </table:table-cell>
          <table:table-cell office:value-type="float" office:value="0.013984222452813" calcext:value-type="float">
            <text:p>0.013984222452813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32819277260306" calcext:value-type="float">
            <text:p>0.032819277260306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21613436756927" calcext:value-type="float">
            <text:p>0.0321613436756927</text:p>
          </table:table-cell>
          <table:table-cell office:value-type="float" office:value="0.833992673992674" calcext:value-type="float">
            <text:p>0.833992673992674</text:p>
          </table:table-cell>
          <table:table-cell office:value-type="float" office:value="0.0325751821695124" calcext:value-type="float">
            <text:p>0.0325751821695124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243932392785921" calcext:value-type="float">
            <text:p>0.0243932392785921</text:p>
          </table:table-cell>
          <table:table-cell office:value-type="float" office:value="0.834041514041514" calcext:value-type="float">
            <text:p>0.834041514041514</text:p>
          </table:table-cell>
          <table:table-cell office:value-type="float" office:value="0.0409195201416094" calcext:value-type="float">
            <text:p>0.0409195201416094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78855449465966" calcext:value-type="float">
            <text:p>0.0378855449465966</text:p>
          </table:table-cell>
          <table:table-cell office:value-type="float" office:value="0.856214896214896" calcext:value-type="float">
            <text:p>0.856214896214896</text:p>
          </table:table-cell>
          <table:table-cell office:value-type="float" office:value="0.0405190869512649" calcext:value-type="float">
            <text:p>0.040519086951264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40683760683761" calcext:value-type="float">
            <text:p>0.840683760683761</text:p>
          </table:table-cell>
          <table:table-cell office:value-type="float" office:value="0.0405592456860353" calcext:value-type="float">
            <text:p>0.0405592456860353</text:p>
          </table:table-cell>
          <table:table-cell office:value-type="float" office:value="0.865030525030525" calcext:value-type="float">
            <text:p>0.865030525030525</text:p>
          </table:table-cell>
          <table:table-cell office:value-type="float" office:value="0.0164349667147211" calcext:value-type="float">
            <text:p>0.0164349667147211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09382772220761" calcext:value-type="float">
            <text:p>0.0309382772220761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36214896214896" calcext:value-type="float">
            <text:p>0.836214896214896</text:p>
          </table:table-cell>
          <table:table-cell office:value-type="float" office:value="0.0391210963395943" calcext:value-type="float">
            <text:p>0.0391210963395943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334703138836596" calcext:value-type="float">
            <text:p>0.033470313883659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55243795212501" calcext:value-type="float">
            <text:p>0.03552437952125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6954822954823" calcext:value-type="float">
            <text:p>0.86954822954823</text:p>
          </table:table-cell>
          <table:table-cell office:value-type="float" office:value="0.0234433188337497" calcext:value-type="float">
            <text:p>0.0234433188337497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185743945407089" calcext:value-type="float">
            <text:p>0.0185743945407089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291760023816728" calcext:value-type="float">
            <text:p>0.0291760023816728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298800479045906" calcext:value-type="float">
            <text:p>0.029880047904590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205456812784248" calcext:value-type="float">
            <text:p>0.0205456812784248</text:p>
          </table:table-cell>
          <table:table-cell office:value-type="float" office:value="0.851794871794872" calcext:value-type="float">
            <text:p>0.851794871794872</text:p>
          </table:table-cell>
          <table:table-cell office:value-type="float" office:value="0.0327185498263284" calcext:value-type="float">
            <text:p>0.0327185498263284</text:p>
          </table:table-cell>
          <table:table-cell office:value-type="float" office:value="0.860610500610501" calcext:value-type="float">
            <text:p>0.860610500610501</text:p>
          </table:table-cell>
          <table:table-cell office:value-type="float" office:value="0.0230265745307185" calcext:value-type="float">
            <text:p>0.0230265745307185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3479666455074" calcext:value-type="float">
            <text:p>0.033479666455074</text:p>
          </table:table-cell>
          <table:table-cell office:value-type="float" office:value="0.862783882783883" calcext:value-type="float">
            <text:p>0.862783882783883</text:p>
          </table:table-cell>
          <table:table-cell office:value-type="float" office:value="0.0280958191393544" calcext:value-type="float">
            <text:p>0.028095819139354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305315499753477" calcext:value-type="float">
            <text:p>0.0305315499753477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268698789722445" calcext:value-type="float">
            <text:p>0.0268698789722445</text:p>
          </table:table-cell>
          <table:table-cell office:value-type="float" office:value="0.869426129426129" calcext:value-type="float">
            <text:p>0.869426129426129</text:p>
          </table:table-cell>
          <table:table-cell office:value-type="float" office:value="0.0318226744594511" calcext:value-type="float">
            <text:p>0.0318226744594511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300607425774478" calcext:value-type="float">
            <text:p>0.0300607425774478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911184224153" calcext:value-type="float">
            <text:p>0.0302911184224153</text:p>
          </table:table-cell>
          <table:table-cell office:value-type="float" office:value="0.867203907203907" calcext:value-type="float">
            <text:p>0.867203907203907</text:p>
          </table:table-cell>
          <table:table-cell office:value-type="float" office:value="0.030483561575333" calcext:value-type="float">
            <text:p>0.030483561575333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246760993670424" calcext:value-type="float">
            <text:p>0.024676099367042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65054945054945" calcext:value-type="float">
            <text:p>0.865054945054945</text:p>
          </table:table-cell>
          <table:table-cell office:value-type="float" office:value="0.019688507443843" calcext:value-type="float">
            <text:p>0.019688507443843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298800479045906" calcext:value-type="float">
            <text:p>0.02988004790459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168500380442383" calcext:value-type="float">
            <text:p>0.0168500380442383</text:p>
          </table:table-cell>
          <table:table-cell office:value-type="float" office:value="0.842832722832723" calcext:value-type="float">
            <text:p>0.842832722832723</text:p>
          </table:table-cell>
          <table:table-cell office:value-type="float" office:value="0.0347926863538565" calcext:value-type="float">
            <text:p>0.0347926863538565</text:p>
          </table:table-cell>
          <table:table-cell office:value-type="float" office:value="0.865006105006105" calcext:value-type="float">
            <text:p>0.865006105006105</text:p>
          </table:table-cell>
          <table:table-cell office:value-type="float" office:value="0.0228385332756874" calcext:value-type="float">
            <text:p>0.0228385332756874</text:p>
          </table:table-cell>
          <table:table-cell office:value-type="float" office:value="0.851819291819292" calcext:value-type="float">
            <text:p>0.851819291819292</text:p>
          </table:table-cell>
          <table:table-cell office:value-type="float" office:value="0.0225195462064051" calcext:value-type="float">
            <text:p>0.0225195462064051</text:p>
          </table:table-cell>
          <table:table-cell office:value-type="float" office:value="0.865030525030525" calcext:value-type="float">
            <text:p>0.865030525030525</text:p>
          </table:table-cell>
          <table:table-cell office:value-type="float" office:value="0.0214322410752924" calcext:value-type="float">
            <text:p>0.0214322410752924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345671030913791" calcext:value-type="float">
            <text:p>0.03456710309137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291896424380566" calcext:value-type="float">
            <text:p>0.0291896424380566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268698789722445" calcext:value-type="float">
            <text:p>0.0268698789722445</text:p>
          </table:table-cell>
          <table:table-cell office:value-type="float" office:value="0.867203907203907" calcext:value-type="float">
            <text:p>0.867203907203907</text:p>
          </table:table-cell>
          <table:table-cell office:value-type="float" office:value="0.0408654899280292" calcext:value-type="float">
            <text:p>0.0408654899280292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59019001651246" calcext:value-type="float">
            <text:p>0.0359019001651246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278573509055549" calcext:value-type="float">
            <text:p>0.0278573509055549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37950993367135" calcext:value-type="float">
            <text:p>0.0337950993367135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15657990467988" calcext:value-type="float">
            <text:p>0.021565799046798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60610500610501" calcext:value-type="float">
            <text:p>0.860610500610501</text:p>
          </table:table-cell>
          <table:table-cell office:value-type="float" office:value="0.0186476909305255" calcext:value-type="float">
            <text:p>0.0186476909305255</text:p>
          </table:table-cell>
          <table:table-cell office:value-type="float" office:value="0.836263736263736" calcext:value-type="float">
            <text:p>0.836263736263736</text:p>
          </table:table-cell>
          <table:table-cell office:value-type="float" office:value="0.0287327298267794" calcext:value-type="float">
            <text:p>0.0287327298267794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30399080366913" calcext:value-type="float">
            <text:p>0.0230399080366913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364308176373331" calcext:value-type="float">
            <text:p>0.0364308176373331</text:p>
          </table:table-cell>
          <table:table-cell office:value-type="float" office:value="0.867228327228327" calcext:value-type="float">
            <text:p>0.867228327228327</text:p>
          </table:table-cell>
          <table:table-cell office:value-type="float" office:value="0.0177200050150907" calcext:value-type="float">
            <text:p>0.0177200050150907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215255624078956" calcext:value-type="float">
            <text:p>0.0215255624078956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265792082434732" calcext:value-type="float">
            <text:p>0.0265792082434732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77785552010666" calcext:value-type="float">
            <text:p>0.037778555201066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9522872100462" calcext:value-type="float">
            <text:p>0.0329522872100462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320128265145565" calcext:value-type="float">
            <text:p>0.0320128265145565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257061502169161" calcext:value-type="float">
            <text:p>0.025706150216916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25075928697932" calcext:value-type="float">
            <text:p>0.0425075928697932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420948914422284" calcext:value-type="float">
            <text:p>0.0420948914422284</text:p>
          </table:table-cell>
          <table:table-cell office:value-type="float" office:value="0.845054945054945" calcext:value-type="float">
            <text:p>0.845054945054945</text:p>
          </table:table-cell>
          <table:table-cell office:value-type="float" office:value="0.0345823673809222" calcext:value-type="float">
            <text:p>0.0345823673809222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28055276408392" calcext:value-type="float">
            <text:p>0.02805527640839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01457016838014" calcext:value-type="float">
            <text:p>0.0301457016838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857973137973138" calcext:value-type="float">
            <text:p>0.857973137973138</text:p>
          </table:table-cell>
          <table:table-cell office:value-type="float" office:value="0.0208162301821726" calcext:value-type="float">
            <text:p>0.0208162301821726</text:p>
          </table:table-cell>
          <table:table-cell office:value-type="float" office:value="0.829606837606838" calcext:value-type="float">
            <text:p>0.829606837606838</text:p>
          </table:table-cell>
          <table:table-cell office:value-type="float" office:value="0.0296592359125817" calcext:value-type="float">
            <text:p>0.0296592359125817</text:p>
          </table:table-cell>
          <table:table-cell office:value-type="float" office:value="0.857025641025641" calcext:value-type="float">
            <text:p>0.857025641025641</text:p>
          </table:table-cell>
          <table:table-cell office:value-type="float" office:value="0.0285328174651239" calcext:value-type="float">
            <text:p>0.0285328174651239</text:p>
          </table:table-cell>
          <table:table-cell office:value-type="float" office:value="0.839326007326007" calcext:value-type="float">
            <text:p>0.839326007326007</text:p>
          </table:table-cell>
          <table:table-cell office:value-type="float" office:value="0.0337631450628294" calcext:value-type="float">
            <text:p>0.0337631450628294</text:p>
          </table:table-cell>
          <table:table-cell office:value-type="float" office:value="0.855721611721612" calcext:value-type="float">
            <text:p>0.855721611721612</text:p>
          </table:table-cell>
          <table:table-cell office:value-type="float" office:value="0.024489069438299" calcext:value-type="float">
            <text:p>0.024489069438299</text:p>
          </table:table-cell>
          <table:table-cell office:value-type="float" office:value="0.842920634920635" calcext:value-type="float">
            <text:p>0.842920634920635</text:p>
          </table:table-cell>
          <table:table-cell office:value-type="float" office:value="0.0320660891687387" calcext:value-type="float">
            <text:p>0.0320660891687387</text:p>
          </table:table-cell>
          <table:table-cell office:value-type="float" office:value="0.85749938949939" calcext:value-type="float">
            <text:p>0.85749938949939</text:p>
          </table:table-cell>
          <table:table-cell office:value-type="float" office:value="0.0312131899991777" calcext:value-type="float">
            <text:p>0.0312131899991777</text:p>
          </table:table-cell>
          <table:table-cell office:value-type="float" office:value="0.851311355311355" calcext:value-type="float">
            <text:p>0.851311355311355</text:p>
          </table:table-cell>
          <table:table-cell office:value-type="float" office:value="0.037511329740058" calcext:value-type="float">
            <text:p>0.037511329740058</text:p>
          </table:table-cell>
          <table:table-cell office:value-type="float" office:value="0.855252747252747" calcext:value-type="float">
            <text:p>0.855252747252747</text:p>
          </table:table-cell>
          <table:table-cell office:value-type="float" office:value="0.0331779432870415" calcext:value-type="float">
            <text:p>0.0331779432870415</text:p>
          </table:table-cell>
          <table:table-cell office:value-type="float" office:value="0.834456654456655" calcext:value-type="float">
            <text:p>0.834456654456655</text:p>
          </table:table-cell>
          <table:table-cell office:value-type="float" office:value="0.0323631855697795" calcext:value-type="float">
            <text:p>0.0323631855697795</text:p>
          </table:table-cell>
          <table:table-cell office:value-type="float" office:value="0.851286935286935" calcext:value-type="float">
            <text:p>0.851286935286935</text:p>
          </table:table-cell>
          <table:table-cell office:value-type="float" office:value="0.0226665901535477" calcext:value-type="float">
            <text:p>0.0226665901535477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61037953518274" calcext:value-type="float">
            <text:p>0.0361037953518274</text:p>
          </table:table-cell>
          <table:table-cell office:value-type="float" office:value="0.848630036630036" calcext:value-type="float">
            <text:p>0.848630036630036</text:p>
          </table:table-cell>
          <table:table-cell office:value-type="float" office:value="0.0325422692729201" calcext:value-type="float">
            <text:p>0.0325422692729201</text:p>
          </table:table-cell>
          <table:table-cell office:value-type="float" office:value="0.841538461538462" calcext:value-type="float">
            <text:p>0.841538461538462</text:p>
          </table:table-cell>
          <table:table-cell office:value-type="float" office:value="0.0345410910429904" calcext:value-type="float">
            <text:p>0.0345410910429904</text:p>
          </table:table-cell>
          <table:table-cell office:value-type="float" office:value="0.857934065934066" calcext:value-type="float">
            <text:p>0.857934065934066</text:p>
          </table:table-cell>
          <table:table-cell office:value-type="float" office:value="0.0318276376647551" calcext:value-type="float">
            <text:p>0.0318276376647551</text:p>
          </table:table-cell>
          <table:table-cell office:value-type="float" office:value="0.845084249084249" calcext:value-type="float">
            <text:p>0.845084249084249</text:p>
          </table:table-cell>
          <table:table-cell office:value-type="float" office:value="0.0327368088014701" calcext:value-type="float">
            <text:p>0.03273680880147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79601857996019" calcext:value-type="float">
            <text:p>0.979601857996019</text:p>
          </table:table-cell>
          <table:table-cell office:value-type="float" office:value="0.017914856529508" calcext:value-type="float">
            <text:p>0.017914856529508</text:p>
          </table:table-cell>
          <table:table-cell office:value-type="float" office:value="0.986155275381553" calcext:value-type="float">
            <text:p>0.986155275381553</text:p>
          </table:table-cell>
          <table:table-cell office:value-type="float" office:value="0.0101049028008547" calcext:value-type="float">
            <text:p>0.0101049028008547</text:p>
          </table:table-cell>
          <table:table-cell office:value-type="float" office:value="0.991254147312542" calcext:value-type="float">
            <text:p>0.991254147312542</text:p>
          </table:table-cell>
          <table:table-cell office:value-type="float" office:value="0.0104995564731214" calcext:value-type="float">
            <text:p>0.0104995564731214</text:p>
          </table:table-cell>
          <table:table-cell office:value-type="float" office:value="0.990529528865295" calcext:value-type="float">
            <text:p>0.990529528865295</text:p>
          </table:table-cell>
          <table:table-cell office:value-type="float" office:value="0.0075379835396383" calcext:value-type="float">
            <text:p>0.0075379835396383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32104806189801" calcext:value-type="float">
            <text:p>0.0132104806189801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04783499093595" calcext:value-type="float">
            <text:p>0.0104783499093595</text:p>
          </table:table-cell>
          <table:table-cell office:value-type="float" office:value="0.991256801592568" calcext:value-type="float">
            <text:p>0.991256801592568</text:p>
          </table:table-cell>
          <table:table-cell office:value-type="float" office:value="0.0094896283368352" calcext:value-type="float">
            <text:p>0.0094896283368352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90537491705375" calcext:value-type="float">
            <text:p>0.990537491705375</text:p>
          </table:table-cell>
          <table:table-cell office:value-type="float" office:value="0.0119515350550291" calcext:value-type="float">
            <text:p>0.011951535055029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094135492134077" calcext:value-type="float">
            <text:p>0.0094135492134077</text:p>
          </table:table-cell>
          <table:table-cell office:value-type="float" office:value="0.993443928334439" calcext:value-type="float">
            <text:p>0.993443928334439</text:p>
          </table:table-cell>
          <table:table-cell office:value-type="float" office:value="0.0078877514694156" calcext:value-type="float">
            <text:p>0.0078877514694156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09290378959388" calcext:value-type="float">
            <text:p>0.0109290378959388</text:p>
          </table:table-cell>
          <table:table-cell office:value-type="float" office:value="0.990529528865295" calcext:value-type="float">
            <text:p>0.990529528865295</text:p>
          </table:table-cell>
          <table:table-cell office:value-type="float" office:value="0.0070961023598561" calcext:value-type="float">
            <text:p>0.007096102359856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8178898473789" calcext:value-type="float">
            <text:p>0.98178898473789</text:p>
          </table:table-cell>
          <table:table-cell office:value-type="float" office:value="0.0147612021248958" calcext:value-type="float">
            <text:p>0.0147612021248958</text:p>
          </table:table-cell>
          <table:table-cell office:value-type="float" office:value="0.988337093563371" calcext:value-type="float">
            <text:p>0.988337093563371</text:p>
          </table:table-cell>
          <table:table-cell office:value-type="float" office:value="0.0059953937517407" calcext:value-type="float">
            <text:p>0.005995393751740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87630623950711" calcext:value-type="float">
            <text:p>0.0087630623950711</text:p>
          </table:table-cell>
          <table:table-cell office:value-type="float" office:value="0.991256801592568" calcext:value-type="float">
            <text:p>0.991256801592568</text:p>
          </table:table-cell>
          <table:table-cell office:value-type="float" office:value="0.007094735850036" calcext:value-type="float">
            <text:p>0.007094735850036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97663150614287" calcext:value-type="float">
            <text:p>0.0097663150614287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86858976894676" calcext:value-type="float">
            <text:p>0.0086858976894676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0941121285448" calcext:value-type="float">
            <text:p>0.0100941121285448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90529528865295" calcext:value-type="float">
            <text:p>0.990529528865295</text:p>
          </table:table-cell>
          <table:table-cell office:value-type="float" office:value="0.0098377184114368" calcext:value-type="float">
            <text:p>0.0098377184114368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104783499093595" calcext:value-type="float">
            <text:p>0.0104783499093595</text:p>
          </table:table-cell>
          <table:table-cell office:value-type="float" office:value="0.99271400132714" calcext:value-type="float">
            <text:p>0.99271400132714</text:p>
          </table:table-cell>
          <table:table-cell office:value-type="float" office:value="0.0099767921520728" calcext:value-type="float">
            <text:p>0.0099767921520728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2174381310701" calcext:value-type="float">
            <text:p>0.01217438131070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82518911745189" calcext:value-type="float">
            <text:p>0.982518911745189</text:p>
          </table:table-cell>
          <table:table-cell office:value-type="float" office:value="0.0132024599581479" calcext:value-type="float">
            <text:p>0.0132024599581479</text:p>
          </table:table-cell>
          <table:table-cell office:value-type="float" office:value="0.986879893828799" calcext:value-type="float">
            <text:p>0.986879893828799</text:p>
          </table:table-cell>
          <table:table-cell office:value-type="float" office:value="0.0071080372738001" calcext:value-type="float">
            <text:p>0.0071080372738001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78853149375184" calcext:value-type="float">
            <text:p>0.007885314937518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87630623950711" calcext:value-type="float">
            <text:p>0.0087630623950711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2174381310701" calcext:value-type="float">
            <text:p>0.012174381310701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83026880519115" calcext:value-type="float">
            <text:p>0.0083026880519115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97663150614287" calcext:value-type="float">
            <text:p>0.0097663150614287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12188240714115" calcext:value-type="float">
            <text:p>0.0112188240714115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8178898473789" calcext:value-type="float">
            <text:p>0.98178898473789</text:p>
          </table:table-cell>
          <table:table-cell office:value-type="float" office:value="0.0133554748994581" calcext:value-type="float">
            <text:p>0.0133554748994581</text:p>
          </table:table-cell>
          <table:table-cell office:value-type="float" office:value="0.986879893828799" calcext:value-type="float">
            <text:p>0.986879893828799</text:p>
          </table:table-cell>
          <table:table-cell office:value-type="float" office:value="0.0071080372738001" calcext:value-type="float">
            <text:p>0.0071080372738001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078816419672321" calcext:value-type="float">
            <text:p>0.0078816419672321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87630623950711" calcext:value-type="float">
            <text:p>0.0087630623950711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94896283368352" calcext:value-type="float">
            <text:p>0.0094896283368352</text:p>
          </table:table-cell>
          <table:table-cell office:value-type="float" office:value="0.992716655607166" calcext:value-type="float">
            <text:p>0.992716655607166</text:p>
          </table:table-cell>
          <table:table-cell office:value-type="float" office:value="0.008539372043122" calcext:value-type="float">
            <text:p>0.008539372043122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8178898473789" calcext:value-type="float">
            <text:p>0.98178898473789</text:p>
          </table:table-cell>
          <table:table-cell office:value-type="float" office:value="0.0154231268561683" calcext:value-type="float">
            <text:p>0.0154231268561683</text:p>
          </table:table-cell>
          <table:table-cell office:value-type="float" office:value="0.986879893828799" calcext:value-type="float">
            <text:p>0.986879893828799</text:p>
          </table:table-cell>
          <table:table-cell office:value-type="float" office:value="0.0071080372738001" calcext:value-type="float">
            <text:p>0.0071080372738001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107934853945795" calcext:value-type="float">
            <text:p>0.010793485394579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090528995820917" calcext:value-type="float">
            <text:p>0.0090528995820917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94896283368352" calcext:value-type="float">
            <text:p>0.0094896283368352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87630623950711" calcext:value-type="float">
            <text:p>0.0087630623950711</text:p>
          </table:table-cell>
          <table:table-cell office:value-type="float" office:value="0.989807564698076" calcext:value-type="float">
            <text:p>0.989807564698076</text:p>
          </table:table-cell>
          <table:table-cell office:value-type="float" office:value="0.012174381310701" calcext:value-type="float">
            <text:p>0.01217438131070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94896283368352" calcext:value-type="float">
            <text:p>0.0094896283368352</text:p>
          </table:table-cell>
          <table:table-cell office:value-type="float" office:value="0.992716655607166" calcext:value-type="float">
            <text:p>0.992716655607166</text:p>
          </table:table-cell>
          <table:table-cell office:value-type="float" office:value="0.008539372043122" calcext:value-type="float">
            <text:p>0.008539372043122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9490645385115" calcext:value-type="float">
            <text:p>0.009490645385115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12188240714115" calcext:value-type="float">
            <text:p>0.0112188240714115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.981497544790976" calcext:value-type="float">
            <text:p>0.981497544790976</text:p>
          </table:table-cell>
          <table:table-cell office:value-type="float" office:value="0.0149314240736356" calcext:value-type="float">
            <text:p>0.0149314240736356</text:p>
          </table:table-cell>
          <table:table-cell office:value-type="float" office:value="0.987026410086264" calcext:value-type="float">
            <text:p>0.987026410086264</text:p>
          </table:table-cell>
          <table:table-cell office:value-type="float" office:value="0.00748488167479914" calcext:value-type="float">
            <text:p>0.00748488167479914</text:p>
          </table:table-cell>
          <table:table-cell office:value-type="float" office:value="0.990678168546781" calcext:value-type="float">
            <text:p>0.990678168546781</text:p>
          </table:table-cell>
          <table:table-cell office:value-type="float" office:value="0.0103286150103862" calcext:value-type="float">
            <text:p>0.0103286150103862</text:p>
          </table:table-cell>
          <table:table-cell office:value-type="float" office:value="0.989656801592568" calcext:value-type="float">
            <text:p>0.989656801592568</text:p>
          </table:table-cell>
          <table:table-cell office:value-type="float" office:value="0.0078905151753033" calcext:value-type="float">
            <text:p>0.0078905151753033</text:p>
          </table:table-cell>
          <table:table-cell office:value-type="float" office:value="0.990971201061712" calcext:value-type="float">
            <text:p>0.990971201061712</text:p>
          </table:table-cell>
          <table:table-cell office:value-type="float" office:value="0.0102895429574948" calcext:value-type="float">
            <text:p>0.0102895429574948</text:p>
          </table:table-cell>
          <table:table-cell office:value-type="float" office:value="0.990680291970803" calcext:value-type="float">
            <text:p>0.990680291970803</text:p>
          </table:table-cell>
          <table:table-cell office:value-type="float" office:value="0.0106057812218561" calcext:value-type="float">
            <text:p>0.0106057812218561</text:p>
          </table:table-cell>
          <table:table-cell office:value-type="float" office:value="0.990386197743862" calcext:value-type="float">
            <text:p>0.990386197743862</text:p>
          </table:table-cell>
          <table:table-cell office:value-type="float" office:value="0.00972388260655892" calcext:value-type="float">
            <text:p>0.00972388260655892</text:p>
          </table:table-cell>
          <table:table-cell office:value-type="float" office:value="0.989803848706038" calcext:value-type="float">
            <text:p>0.989803848706038</text:p>
          </table:table-cell>
          <table:table-cell office:value-type="float" office:value="0.00955449302029058" calcext:value-type="float">
            <text:p>0.00955449302029058</text:p>
          </table:table-cell>
          <table:table-cell office:value-type="float" office:value="0.990244459190445" calcext:value-type="float">
            <text:p>0.990244459190445</text:p>
          </table:table-cell>
          <table:table-cell office:value-type="float" office:value="0.011577453693118" calcext:value-type="float">
            <text:p>0.011577453693118</text:p>
          </table:table-cell>
          <table:table-cell office:value-type="float" office:value="0.990822561380226" calcext:value-type="float">
            <text:p>0.990822561380226</text:p>
          </table:table-cell>
          <table:table-cell office:value-type="float" office:value="0.0105346378546404" calcext:value-type="float">
            <text:p>0.0105346378546404</text:p>
          </table:table-cell>
          <table:table-cell office:value-type="float" office:value="0.990388852023889" calcext:value-type="float">
            <text:p>0.990388852023889</text:p>
          </table:table-cell>
          <table:table-cell office:value-type="float" office:value="0.00967236023631052" calcext:value-type="float">
            <text:p>0.00967236023631052</text:p>
          </table:table-cell>
          <table:table-cell office:value-type="float" office:value="0.992716124751161" calcext:value-type="float">
            <text:p>0.992716124751161</text:p>
          </table:table-cell>
          <table:table-cell office:value-type="float" office:value="0.00864919515192878" calcext:value-type="float">
            <text:p>0.00864919515192878</text:p>
          </table:table-cell>
          <table:table-cell office:value-type="float" office:value="0.991116124751161" calcext:value-type="float">
            <text:p>0.991116124751161</text:p>
          </table:table-cell>
          <table:table-cell office:value-type="float" office:value="0.00962653631132848" calcext:value-type="float">
            <text:p>0.00962653631132848</text:p>
          </table:table-cell>
          <table:table-cell office:value-type="float" office:value="0.990387259455873" calcext:value-type="float">
            <text:p>0.990387259455873</text:p>
          </table:table-cell>
          <table:table-cell office:value-type="float" office:value="0.0107420004503265" calcext:value-type="float">
            <text:p>0.0107420004503265</text:p>
          </table:table-cell>
          <table:table-cell office:value-type="float" office:value="0.98922203052422" calcext:value-type="float">
            <text:p>0.98922203052422</text:p>
          </table:table-cell>
          <table:table-cell office:value-type="float" office:value="0.0107915324689044" calcext:value-type="float">
            <text:p>0.0107915324689044</text:p>
          </table:table-cell>
          <table:table-cell office:value-type="float" office:value="0.990386728599867" calcext:value-type="float">
            <text:p>0.990386728599867</text:p>
          </table:table-cell>
          <table:table-cell office:value-type="float" office:value="0.00988622604765154" calcext:value-type="float">
            <text:p>0.0098862260476515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78398810326565" calcext:value-type="float">
            <text:p>0.0078398810326565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99170203718568" calcext:value-type="float">
            <text:p>0.0199170203718568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54323485539531" calcext:value-type="float">
            <text:p>0.015432348553953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70214091660524" calcext:value-type="float">
            <text:p>0.017021409166052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112024665981" calcext:value-type="float">
            <text:p>0.957112024665981</text:p>
          </table:table-cell>
          <table:table-cell office:value-type="float" office:value="0.0150978425647581" calcext:value-type="float">
            <text:p>0.015097842564758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426515930113" calcext:value-type="float">
            <text:p>0.95426515930113</text:p>
          </table:table-cell>
          <table:table-cell office:value-type="float" office:value="0.0239774412788113" calcext:value-type="float">
            <text:p>0.0239774412788113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095221118610347" calcext:value-type="float">
            <text:p>0.0095221118610347</text:p>
          </table:table-cell>
          <table:table-cell office:value-type="float" office:value="0.949917780061665" calcext:value-type="float">
            <text:p>0.949917780061665</text:p>
          </table:table-cell>
          <table:table-cell office:value-type="float" office:value="0.0101755997416557" calcext:value-type="float">
            <text:p>0.0101755997416557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7112024665981" calcext:value-type="float">
            <text:p>0.957112024665981</text:p>
          </table:table-cell>
          <table:table-cell office:value-type="float" office:value="0.0150978425647581" calcext:value-type="float">
            <text:p>0.015097842564758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59997584617463" calcext:value-type="float">
            <text:p>0.0059997584617463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227772162238962" calcext:value-type="float">
            <text:p>0.0227772162238962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27145083179517" calcext:value-type="float">
            <text:p>0.0127145083179517</text:p>
          </table:table-cell>
          <table:table-cell office:value-type="float" office:value="0.959969167523124" calcext:value-type="float">
            <text:p>0.959969167523124</text:p>
          </table:table-cell>
          <table:table-cell office:value-type="float" office:value="0.0138726636365774" calcext:value-type="float">
            <text:p>0.0138726636365774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29306313279343" calcext:value-type="float">
            <text:p>0.012930631327934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78916485985388" calcext:value-type="float">
            <text:p>0.0078916485985388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112024665981" calcext:value-type="float">
            <text:p>0.957112024665981</text:p>
          </table:table-cell>
          <table:table-cell office:value-type="float" office:value="0.0188545981266741" calcext:value-type="float">
            <text:p>0.0188545981266741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29933376669256" calcext:value-type="float">
            <text:p>0.0129933376669256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12949944216842" calcext:value-type="float">
            <text:p>0.0112949944216842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16904724245163" calcext:value-type="float">
            <text:p>0.011690472424516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217425019315792" calcext:value-type="float">
            <text:p>0.0217425019315792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54333837512115" calcext:value-type="float">
            <text:p>0.0154333837512115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29306313279343" calcext:value-type="float">
            <text:p>0.012930631327934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9969167523124" calcext:value-type="float">
            <text:p>0.959969167523124</text:p>
          </table:table-cell>
          <table:table-cell office:value-type="float" office:value="0.0129205492256322" calcext:value-type="float">
            <text:p>0.0129205492256322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9979445015416" calcext:value-type="float">
            <text:p>0.959979445015416</text:p>
          </table:table-cell>
          <table:table-cell office:value-type="float" office:value="0.0185908444181823" calcext:value-type="float">
            <text:p>0.0185908444181823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108078472503676" calcext:value-type="float">
            <text:p>0.0108078472503676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37133003674454" calcext:value-type="float">
            <text:p>0.0137133003674454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127885934335039" calcext:value-type="float">
            <text:p>0.012788593433503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08575638136655" calcext:value-type="float">
            <text:p>0.010857563813665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32383479611776" calcext:value-type="float">
            <text:p>0.0032383479611776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211442513427323" calcext:value-type="float">
            <text:p>0.0211442513427323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1680845873589" calcext:value-type="float">
            <text:p>0.011680845873589</text:p>
          </table:table-cell>
          <table:table-cell office:value-type="float" office:value="0.962816032887975" calcext:value-type="float">
            <text:p>0.962816032887975</text:p>
          </table:table-cell>
          <table:table-cell office:value-type="float" office:value="0.0116996847939553" calcext:value-type="float">
            <text:p>0.0116996847939553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29306313279343" calcext:value-type="float">
            <text:p>0.012930631327934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29306313279343" calcext:value-type="float">
            <text:p>0.012930631327934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33083306817458" calcext:value-type="float">
            <text:p>0.0133083306817458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17817116688416" calcext:value-type="float">
            <text:p>0.0117817116688416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08538663877662" calcext:value-type="float">
            <text:p>0.0108538663877662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078916485985388" calcext:value-type="float">
            <text:p>0.007891648598538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39806878351972" calcext:value-type="float">
            <text:p>0.0039806878351972</text:p>
          </table:table-cell>
          <table:table-cell office:value-type="float" office:value="0.949969167523124" calcext:value-type="float">
            <text:p>0.949969167523124</text:p>
          </table:table-cell>
          <table:table-cell office:value-type="float" office:value="0.026202632379885" calcext:value-type="float">
            <text:p>0.026202632379885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1680845873589" calcext:value-type="float">
            <text:p>0.011680845873589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07855291800702" calcext:value-type="float">
            <text:p>0.0107855291800702</text:p>
          </table:table-cell>
          <table:table-cell office:value-type="float" office:value="0.961397738951696" calcext:value-type="float">
            <text:p>0.961397738951696</text:p>
          </table:table-cell>
          <table:table-cell office:value-type="float" office:value="0.0147672311705374" calcext:value-type="float">
            <text:p>0.0147672311705374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95550697593291" calcext:value-type="float">
            <text:p>0.0095550697593291</text:p>
          </table:table-cell>
          <table:table-cell office:value-type="float" office:value="0.962826310380267" calcext:value-type="float">
            <text:p>0.962826310380267</text:p>
          </table:table-cell>
          <table:table-cell office:value-type="float" office:value="0.0136955827745655" calcext:value-type="float">
            <text:p>0.0136955827745655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45935866930456" calcext:value-type="float">
            <text:p>0.0145935866930456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95496100231074" calcext:value-type="float">
            <text:p>0.009549610023107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17061607200873" calcext:value-type="float">
            <text:p>0.011706160720087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953644398766701" calcext:value-type="float">
            <text:p>0.953644398766701</text:p>
          </table:table-cell>
          <table:table-cell office:value-type="float" office:value="0.00550189810258388" calcext:value-type="float">
            <text:p>0.00550189810258388</text:p>
          </table:table-cell>
          <table:table-cell office:value-type="float" office:value="0.953387461459404" calcext:value-type="float">
            <text:p>0.953387461459404</text:p>
          </table:table-cell>
          <table:table-cell office:value-type="float" office:value="0.0223567244499899" calcext:value-type="float">
            <text:p>0.0223567244499899</text:p>
          </table:table-cell>
          <table:table-cell office:value-type="float" office:value="0.955956834532374" calcext:value-type="float">
            <text:p>0.955956834532374</text:p>
          </table:table-cell>
          <table:table-cell office:value-type="float" office:value="0.0133883864740589" calcext:value-type="float">
            <text:p>0.0133883864740589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32619836209179" calcext:value-type="float">
            <text:p>0.0132619836209179</text:p>
          </table:table-cell>
          <table:table-cell office:value-type="float" office:value="0.959383350462487" calcext:value-type="float">
            <text:p>0.959383350462487</text:p>
          </table:table-cell>
          <table:table-cell office:value-type="float" office:value="0.013139685603647" calcext:value-type="float">
            <text:p>0.013139685603647</text:p>
          </table:table-cell>
          <table:table-cell office:value-type="float" office:value="0.95794861253854" calcext:value-type="float">
            <text:p>0.95794861253854</text:p>
          </table:table-cell>
          <table:table-cell office:value-type="float" office:value="0.0111913764725601" calcext:value-type="float">
            <text:p>0.0111913764725601</text:p>
          </table:table-cell>
          <table:table-cell office:value-type="float" office:value="0.95967112024666" calcext:value-type="float">
            <text:p>0.95967112024666</text:p>
          </table:table-cell>
          <table:table-cell office:value-type="float" office:value="0.0117847183648514" calcext:value-type="float">
            <text:p>0.0117847183648514</text:p>
          </table:table-cell>
          <table:table-cell office:value-type="float" office:value="0.957946557040082" calcext:value-type="float">
            <text:p>0.957946557040082</text:p>
          </table:table-cell>
          <table:table-cell office:value-type="float" office:value="0.0112939662920516" calcext:value-type="float">
            <text:p>0.0112939662920516</text:p>
          </table:table-cell>
          <table:table-cell office:value-type="float" office:value="0.957397738951696" calcext:value-type="float">
            <text:p>0.957397738951696</text:p>
          </table:table-cell>
          <table:table-cell office:value-type="float" office:value="0.0178649602396918" calcext:value-type="float">
            <text:p>0.0178649602396918</text:p>
          </table:table-cell>
          <table:table-cell office:value-type="float" office:value="0.958234326824255" calcext:value-type="float">
            <text:p>0.958234326824255</text:p>
          </table:table-cell>
          <table:table-cell office:value-type="float" office:value="0.0110361763320949" calcext:value-type="float">
            <text:p>0.0110361763320949</text:p>
          </table:table-cell>
          <table:table-cell office:value-type="float" office:value="0.957658787255909" calcext:value-type="float">
            <text:p>0.957658787255909</text:p>
          </table:table-cell>
          <table:table-cell office:value-type="float" office:value="0.0109282280160667" calcext:value-type="float">
            <text:p>0.0109282280160667</text:p>
          </table:table-cell>
          <table:table-cell office:value-type="float" office:value="0.958234326824255" calcext:value-type="float">
            <text:p>0.958234326824255</text:p>
          </table:table-cell>
          <table:table-cell office:value-type="float" office:value="0.0115116604520428" calcext:value-type="float">
            <text:p>0.011511660452042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1303472660503" calcext:value-type="float">
            <text:p>0.0101303472660503</text:p>
          </table:table-cell>
          <table:table-cell office:value-type="float" office:value="0.953360739979445" calcext:value-type="float">
            <text:p>0.953360739979445</text:p>
          </table:table-cell>
          <table:table-cell office:value-type="float" office:value="0.0113419200072138" calcext:value-type="float">
            <text:p>0.0113419200072138</text:p>
          </table:table-cell>
          <table:table-cell office:value-type="float" office:value="0.958513874614594" calcext:value-type="float">
            <text:p>0.958513874614594</text:p>
          </table:table-cell>
          <table:table-cell office:value-type="float" office:value="0.0100752184490394" calcext:value-type="float">
            <text:p>0.0100752184490394</text:p>
          </table:table-cell>
          <table:table-cell office:value-type="float" office:value="0.955656731757451" calcext:value-type="float">
            <text:p>0.955656731757451</text:p>
          </table:table-cell>
          <table:table-cell office:value-type="float" office:value="0.0113664435780821" calcext:value-type="float">
            <text:p>0.01136644357808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398027182754061" calcext:value-type="float">
            <text:p>0.0398027182754061</text:p>
          </table:table-cell>
          <table:table-cell office:value-type="float" office:value="0.720032255326373" calcext:value-type="float">
            <text:p>0.720032255326373</text:p>
          </table:table-cell>
          <table:table-cell office:value-type="float" office:value="0.0227850773890015" calcext:value-type="float">
            <text:p>0.0227850773890015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82767092325756" calcext:value-type="float">
            <text:p>0.0382767092325756</text:p>
          </table:table-cell>
          <table:table-cell office:value-type="float" office:value="0.726525761819879" calcext:value-type="float">
            <text:p>0.726525761819879</text:p>
          </table:table-cell>
          <table:table-cell office:value-type="float" office:value="0.0287527684440407" calcext:value-type="float">
            <text:p>0.0287527684440407</text:p>
          </table:table-cell>
          <table:table-cell office:value-type="float" office:value="0.743468296409473" calcext:value-type="float">
            <text:p>0.743468296409473</text:p>
          </table:table-cell>
          <table:table-cell office:value-type="float" office:value="0.0322243824918129" calcext:value-type="float">
            <text:p>0.0322243824918129</text:p>
          </table:table-cell>
          <table:table-cell office:value-type="float" office:value="0.733019268313386" calcext:value-type="float">
            <text:p>0.733019268313386</text:p>
          </table:table-cell>
          <table:table-cell office:value-type="float" office:value="0.0361231448216956" calcext:value-type="float">
            <text:p>0.0361231448216956</text:p>
          </table:table-cell>
          <table:table-cell office:value-type="float" office:value="0.732942874119345" calcext:value-type="float">
            <text:p>0.732942874119345</text:p>
          </table:table-cell>
          <table:table-cell office:value-type="float" office:value="0.0506836174369092" calcext:value-type="float">
            <text:p>0.0506836174369092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398138516186504" calcext:value-type="float">
            <text:p>0.0398138516186504</text:p>
          </table:table-cell>
          <table:table-cell office:value-type="float" office:value="0.729106187929717" calcext:value-type="float">
            <text:p>0.729106187929717</text:p>
          </table:table-cell>
          <table:table-cell office:value-type="float" office:value="0.0262425316975796" calcext:value-type="float">
            <text:p>0.0262425316975796</text:p>
          </table:table-cell>
          <table:table-cell office:value-type="float" office:value="0.742118665648077" calcext:value-type="float">
            <text:p>0.742118665648077</text:p>
          </table:table-cell>
          <table:table-cell office:value-type="float" office:value="0.0352532563138717" calcext:value-type="float">
            <text:p>0.0352532563138717</text:p>
          </table:table-cell>
          <table:table-cell office:value-type="float" office:value="0.727807486631016" calcext:value-type="float">
            <text:p>0.727807486631016</text:p>
          </table:table-cell>
          <table:table-cell office:value-type="float" office:value="0.0341555528280509" calcext:value-type="float">
            <text:p>0.0341555528280509</text:p>
          </table:table-cell>
          <table:table-cell office:value-type="float" office:value="0.73953823953824" calcext:value-type="float">
            <text:p>0.73953823953824</text:p>
          </table:table-cell>
          <table:table-cell office:value-type="float" office:value="0.0332498171778036" calcext:value-type="float">
            <text:p>0.0332498171778036</text:p>
          </table:table-cell>
          <table:table-cell office:value-type="float" office:value="0.736940836940837" calcext:value-type="float">
            <text:p>0.736940836940837</text:p>
          </table:table-cell>
          <table:table-cell office:value-type="float" office:value="0.0250721011290969" calcext:value-type="float">
            <text:p>0.0250721011290969</text:p>
          </table:table-cell>
          <table:table-cell office:value-type="float" office:value="0.735608182667006" calcext:value-type="float">
            <text:p>0.735608182667006</text:p>
          </table:table-cell>
          <table:table-cell office:value-type="float" office:value="0.031142220075477" calcext:value-type="float">
            <text:p>0.031142220075477</text:p>
          </table:table-cell>
          <table:table-cell office:value-type="float" office:value="0.736940836940837" calcext:value-type="float">
            <text:p>0.736940836940837</text:p>
          </table:table-cell>
          <table:table-cell office:value-type="float" office:value="0.0250831266182253" calcext:value-type="float">
            <text:p>0.0250831266182253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43823621791614" calcext:value-type="float">
            <text:p>0.04382362179161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35633647398353" calcext:value-type="float">
            <text:p>0.735633647398353</text:p>
          </table:table-cell>
          <table:table-cell office:value-type="float" office:value="0.0428267335140802" calcext:value-type="float">
            <text:p>0.0428267335140802</text:p>
          </table:table-cell>
          <table:table-cell office:value-type="float" office:value="0.731729055258467" calcext:value-type="float">
            <text:p>0.731729055258467</text:p>
          </table:table-cell>
          <table:table-cell office:value-type="float" office:value="0.0274574842568621" calcext:value-type="float">
            <text:p>0.0274574842568621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33763943591123" calcext:value-type="float">
            <text:p>0.033763943591123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9225152015505" calcext:value-type="float">
            <text:p>0.0289225152015505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400632405431706" calcext:value-type="float">
            <text:p>0.0400632405431706</text:p>
          </table:table-cell>
          <table:table-cell office:value-type="float" office:value="0.742178083354554" calcext:value-type="float">
            <text:p>0.742178083354554</text:p>
          </table:table-cell>
          <table:table-cell office:value-type="float" office:value="0.032457203461263" calcext:value-type="float">
            <text:p>0.032457203461263</text:p>
          </table:table-cell>
          <table:table-cell office:value-type="float" office:value="0.743434343434343" calcext:value-type="float">
            <text:p>0.743434343434343</text:p>
          </table:table-cell>
          <table:table-cell office:value-type="float" office:value="0.02691940159514" calcext:value-type="float">
            <text:p>0.0269194015951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13811847798579" calcext:value-type="float">
            <text:p>0.0313811847798579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35287246053039" calcext:value-type="float">
            <text:p>0.035287246053039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257751640818956" calcext:value-type="float">
            <text:p>0.0257751640818956</text:p>
          </table:table-cell>
          <table:table-cell office:value-type="float" office:value="0.743425855190561" calcext:value-type="float">
            <text:p>0.743425855190561</text:p>
          </table:table-cell>
          <table:table-cell office:value-type="float" office:value="0.0333275816034218" calcext:value-type="float">
            <text:p>0.0333275816034218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467513712267603" calcext:value-type="float">
            <text:p>0.0467513712267603</text:p>
          </table:table-cell>
          <table:table-cell office:value-type="float" office:value="0.74992784992785" calcext:value-type="float">
            <text:p>0.74992784992785</text:p>
          </table:table-cell>
          <table:table-cell office:value-type="float" office:value="0.0346437403968463" calcext:value-type="float">
            <text:p>0.034643740396846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46017195819075" calcext:value-type="float">
            <text:p>0.0346017195819075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4250134766602" calcext:value-type="float">
            <text:p>0.0324250134766602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29796298967079" calcext:value-type="float">
            <text:p>0.02979629896707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384875684590772" calcext:value-type="float">
            <text:p>0.0384875684590772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38335237488901" calcext:value-type="float">
            <text:p>0.0338335237488901</text:p>
          </table:table-cell>
          <table:table-cell office:value-type="float" office:value="0.744724556489262" calcext:value-type="float">
            <text:p>0.744724556489262</text:p>
          </table:table-cell>
          <table:table-cell office:value-type="float" office:value="0.0407032907700884" calcext:value-type="float">
            <text:p>0.040703290770088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2453799158487" calcext:value-type="float">
            <text:p>0.0362453799158487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431148058233433" calcext:value-type="float">
            <text:p>0.0431148058233433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411808264664566" calcext:value-type="float">
            <text:p>0.0411808264664566</text:p>
          </table:table-cell>
          <table:table-cell office:value-type="float" office:value="0.748629148629149" calcext:value-type="float">
            <text:p>0.748629148629149</text:p>
          </table:table-cell>
          <table:table-cell office:value-type="float" office:value="0.0343039851997317" calcext:value-type="float">
            <text:p>0.0343039851997317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54141300433328" calcext:value-type="float">
            <text:p>0.0254141300433328</text:p>
          </table:table-cell>
          <table:table-cell office:value-type="float" office:value="0.755114166878873" calcext:value-type="float">
            <text:p>0.755114166878873</text:p>
          </table:table-cell>
          <table:table-cell office:value-type="float" office:value="0.0417646932973991" calcext:value-type="float">
            <text:p>0.0417646932973991</text:p>
          </table:table-cell>
          <table:table-cell office:value-type="float" office:value="0.74471606824548" calcext:value-type="float">
            <text:p>0.74471606824548</text:p>
          </table:table-cell>
          <table:table-cell office:value-type="float" office:value="0.0367032142097126" calcext:value-type="float">
            <text:p>0.0367032142097126</text:p>
          </table:table-cell>
          <table:table-cell office:value-type="float" office:value="0.748620660385366" calcext:value-type="float">
            <text:p>0.748620660385366</text:p>
          </table:table-cell>
          <table:table-cell office:value-type="float" office:value="0.037617694836534" calcext:value-type="float">
            <text:p>0.037617694836534</text:p>
          </table:table-cell>
          <table:table-cell office:value-type="float" office:value="0.747313470842883" calcext:value-type="float">
            <text:p>0.747313470842883</text:p>
          </table:table-cell>
          <table:table-cell office:value-type="float" office:value="0.0433473363903892" calcext:value-type="float">
            <text:p>0.0433473363903892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17936941093608" calcext:value-type="float">
            <text:p>0.0317936941093608</text:p>
          </table:table-cell>
          <table:table-cell office:value-type="float" office:value="0.747321959086665" calcext:value-type="float">
            <text:p>0.747321959086665</text:p>
          </table:table-cell>
          <table:table-cell office:value-type="float" office:value="0.0389126569065324" calcext:value-type="float">
            <text:p>0.0389126569065324</text:p>
          </table:table-cell>
          <table:table-cell office:value-type="float" office:value="0.743434343434343" calcext:value-type="float">
            <text:p>0.743434343434343</text:p>
          </table:table-cell>
          <table:table-cell office:value-type="float" office:value="0.0338653721959583" calcext:value-type="float">
            <text:p>0.0338653721959583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295451490298934" calcext:value-type="float">
            <text:p>0.029545149029893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72270146337084" calcext:value-type="float">
            <text:p>0.0372270146337084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30506109565426" calcext:value-type="float">
            <text:p>0.0230506109565426</text:p>
          </table:table-cell>
          <table:table-cell office:value-type="float" office:value="0.751209574738987" calcext:value-type="float">
            <text:p>0.751209574738987</text:p>
          </table:table-cell>
          <table:table-cell office:value-type="float" office:value="0.0528516649632195" calcext:value-type="float">
            <text:p>0.0528516649632195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26565750853109" calcext:value-type="float">
            <text:p>0.0326565750853109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462409360371442" calcext:value-type="float">
            <text:p>0.0462409360371442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405167469801932" calcext:value-type="float">
            <text:p>0.0405167469801932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59118600205007" calcext:value-type="float">
            <text:p>0.0359118600205007</text:p>
          </table:table-cell>
          <table:table-cell office:value-type="float" office:value="0.740802987861811" calcext:value-type="float">
            <text:p>0.740802987861811</text:p>
          </table:table-cell>
          <table:table-cell office:value-type="float" office:value="0.0403403104821288" calcext:value-type="float">
            <text:p>0.0403403104821288</text:p>
          </table:table-cell>
          <table:table-cell office:value-type="float" office:value="0.755114166878873" calcext:value-type="float">
            <text:p>0.755114166878873</text:p>
          </table:table-cell>
          <table:table-cell office:value-type="float" office:value="0.041246751396531" calcext:value-type="float">
            <text:p>0.041246751396531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98296379363621" calcext:value-type="float">
            <text:p>0.039829637936362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346607147888174" calcext:value-type="float">
            <text:p>0.034660714788817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75287471161276" calcext:value-type="float">
            <text:p>0.037528747116127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04872590000123" calcext:value-type="float">
            <text:p>0.0304872590000123</text:p>
          </table:table-cell>
          <table:table-cell office:value-type="float" office:value="0.742110177404295" calcext:value-type="float">
            <text:p>0.742110177404295</text:p>
          </table:table-cell>
          <table:table-cell office:value-type="float" office:value="0.0359183824398322" calcext:value-type="float">
            <text:p>0.0359183824398322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269793257195132" calcext:value-type="float">
            <text:p>0.0269793257195132</text:p>
          </table:table-cell>
          <table:table-cell office:value-type="float" office:value="0.764256005432476" calcext:value-type="float">
            <text:p>0.764256005432476</text:p>
          </table:table-cell>
          <table:table-cell office:value-type="float" office:value="0.0299081977822332" calcext:value-type="float">
            <text:p>0.029908197782233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428261446815877" calcext:value-type="float">
            <text:p>0.0428261446815877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81681989436387" calcext:value-type="float">
            <text:p>0.0281681989436387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479918296173659" calcext:value-type="float">
            <text:p>0.047991829617365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4415157400266" calcext:value-type="float">
            <text:p>0.0404415157400266</text:p>
          </table:table-cell>
          <table:table-cell office:value-type="float" office:value="0.756412868177574" calcext:value-type="float">
            <text:p>0.756412868177574</text:p>
          </table:table-cell>
          <table:table-cell office:value-type="float" office:value="0.0432703952042872" calcext:value-type="float">
            <text:p>0.043270395204287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439101227872466" calcext:value-type="float">
            <text:p>0.0439101227872466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75173845705263" calcext:value-type="float">
            <text:p>0.0375173845705263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328181647858598" calcext:value-type="float">
            <text:p>0.0328181647858598</text:p>
          </table:table-cell>
          <table:table-cell office:value-type="float" office:value="0.756404379933792" calcext:value-type="float">
            <text:p>0.756404379933792</text:p>
          </table:table-cell>
          <table:table-cell office:value-type="float" office:value="0.0405900349120812" calcext:value-type="float">
            <text:p>0.0405900349120812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73434301712111" calcext:value-type="float">
            <text:p>0.0373434301712111</text:p>
          </table:table-cell>
          <table:table-cell office:value-type="float" office:value="0.743425855190561" calcext:value-type="float">
            <text:p>0.743425855190561</text:p>
          </table:table-cell>
          <table:table-cell office:value-type="float" office:value="0.03426333514713" calcext:value-type="float">
            <text:p>0.03426333514713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332772393012174" calcext:value-type="float">
            <text:p>0.0332772393012174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315635205231311" calcext:value-type="float">
            <text:p>0.0315635205231311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31846178145634" calcext:value-type="float">
            <text:p>0.033184617814563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54925512641104" calcext:value-type="float">
            <text:p>0.0354925512641104</text:p>
          </table:table-cell>
          <table:table-cell office:value-type="float" office:value="0.756446821152703" calcext:value-type="float">
            <text:p>0.756446821152703</text:p>
          </table:table-cell>
          <table:table-cell office:value-type="float" office:value="0.0320007015747302" calcext:value-type="float">
            <text:p>0.03200070157473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0.739531448943214" calcext:value-type="float">
            <text:p>0.739531448943214</text:p>
          </table:table-cell>
          <table:table-cell office:value-type="float" office:value="0.0402340359127719" calcext:value-type="float">
            <text:p>0.0402340359127719</text:p>
          </table:table-cell>
          <table:table-cell office:value-type="float" office:value="0.739011968423733" calcext:value-type="float">
            <text:p>0.739011968423733</text:p>
          </table:table-cell>
          <table:table-cell office:value-type="float" office:value="0.027058979058987" calcext:value-type="float">
            <text:p>0.027058979058987</text:p>
          </table:table-cell>
          <table:table-cell office:value-type="float" office:value="0.747320261437909" calcext:value-type="float">
            <text:p>0.747320261437909</text:p>
          </table:table-cell>
          <table:table-cell office:value-type="float" office:value="0.0427174876348745" calcext:value-type="float">
            <text:p>0.0427174876348745</text:p>
          </table:table-cell>
          <table:table-cell office:value-type="float" office:value="0.747080892963246" calcext:value-type="float">
            <text:p>0.747080892963246</text:p>
          </table:table-cell>
          <table:table-cell office:value-type="float" office:value="0.0334037508773555" calcext:value-type="float">
            <text:p>0.0334037508773555</text:p>
          </table:table-cell>
          <table:table-cell office:value-type="float" office:value="0.7546099651982" calcext:value-type="float">
            <text:p>0.7546099651982</text:p>
          </table:table-cell>
          <table:table-cell office:value-type="float" office:value="0.0409827520199516" calcext:value-type="float">
            <text:p>0.0409827520199516</text:p>
          </table:table-cell>
          <table:table-cell office:value-type="float" office:value="0.744468211527035" calcext:value-type="float">
            <text:p>0.744468211527035</text:p>
          </table:table-cell>
          <table:table-cell office:value-type="float" office:value="0.038837608903371" calcext:value-type="float">
            <text:p>0.038837608903371</text:p>
          </table:table-cell>
          <table:table-cell office:value-type="float" office:value="0.746799083269672" calcext:value-type="float">
            <text:p>0.746799083269672</text:p>
          </table:table-cell>
          <table:table-cell office:value-type="float" office:value="0.0370672497645616" calcext:value-type="float">
            <text:p>0.0370672497645616</text:p>
          </table:table-cell>
          <table:table-cell office:value-type="float" office:value="0.748124946948476" calcext:value-type="float">
            <text:p>0.748124946948476</text:p>
          </table:table-cell>
          <table:table-cell office:value-type="float" office:value="0.0339535283419659" calcext:value-type="float">
            <text:p>0.0339535283419659</text:p>
          </table:table-cell>
          <table:table-cell office:value-type="float" office:value="0.747831253713607" calcext:value-type="float">
            <text:p>0.747831253713607</text:p>
          </table:table-cell>
          <table:table-cell office:value-type="float" office:value="0.037026251471326" calcext:value-type="float">
            <text:p>0.037026251471326</text:p>
          </table:table-cell>
          <table:table-cell office:value-type="float" office:value="0.747321959086665" calcext:value-type="float">
            <text:p>0.747321959086665</text:p>
          </table:table-cell>
          <table:table-cell office:value-type="float" office:value="0.0349809405426106" calcext:value-type="float">
            <text:p>0.0349809405426106</text:p>
          </table:table-cell>
          <table:table-cell office:value-type="float" office:value="0.741339444868857" calcext:value-type="float">
            <text:p>0.741339444868857</text:p>
          </table:table-cell>
          <table:table-cell office:value-type="float" office:value="0.0348049758407908" calcext:value-type="float">
            <text:p>0.0348049758407908</text:p>
          </table:table-cell>
          <table:table-cell office:value-type="float" office:value="0.74576521517698" calcext:value-type="float">
            <text:p>0.74576521517698</text:p>
          </table:table-cell>
          <table:table-cell office:value-type="float" office:value="0.0388309022424596" calcext:value-type="float">
            <text:p>0.0388309022424596</text:p>
          </table:table-cell>
          <table:table-cell office:value-type="float" office:value="0.748902470078941" calcext:value-type="float">
            <text:p>0.748902470078941</text:p>
          </table:table-cell>
          <table:table-cell office:value-type="float" office:value="0.0307120630316895" calcext:value-type="float">
            <text:p>0.0307120630316895</text:p>
          </table:table-cell>
          <table:table-cell office:value-type="float" office:value="0.746019862490451" calcext:value-type="float">
            <text:p>0.746019862490451</text:p>
          </table:table-cell>
          <table:table-cell office:value-type="float" office:value="0.0347519193636625" calcext:value-type="float">
            <text:p>0.0347519193636625</text:p>
          </table:table-cell>
          <table:table-cell office:value-type="float" office:value="0.747335540276717" calcext:value-type="float">
            <text:p>0.747335540276717</text:p>
          </table:table-cell>
          <table:table-cell office:value-type="float" office:value="0.0307690778548935" calcext:value-type="float">
            <text:p>0.0307690778548935</text:p>
          </table:table-cell>
          <table:table-cell office:value-type="float" office:value="0.759572192513369" calcext:value-type="float">
            <text:p>0.759572192513369</text:p>
          </table:table-cell>
          <table:table-cell office:value-type="float" office:value="0.03301479382911" calcext:value-type="float">
            <text:p>0.0330147938291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64615095049878" calcext:value-type="float">
            <text:p>0.664615095049878</text:p>
          </table:table-cell>
          <table:table-cell office:value-type="float" office:value="0.0230769681994291" calcext:value-type="float">
            <text:p>0.0230769681994291</text:p>
          </table:table-cell>
          <table:table-cell office:value-type="float" office:value="0.654172783738001" calcext:value-type="float">
            <text:p>0.654172783738001</text:p>
          </table:table-cell>
          <table:table-cell office:value-type="float" office:value="0.0344826636194038" calcext:value-type="float">
            <text:p>0.0344826636194038</text:p>
          </table:table-cell>
          <table:table-cell office:value-type="float" office:value="0.659431582909844" calcext:value-type="float">
            <text:p>0.659431582909844</text:p>
          </table:table-cell>
          <table:table-cell office:value-type="float" office:value="0.0570289833253151" calcext:value-type="float">
            <text:p>0.0570289833253151</text:p>
          </table:table-cell>
          <table:table-cell office:value-type="float" office:value="0.648993035949558" calcext:value-type="float">
            <text:p>0.648993035949558</text:p>
          </table:table-cell>
          <table:table-cell office:value-type="float" office:value="0.0197005866855303" calcext:value-type="float">
            <text:p>0.0197005866855303</text:p>
          </table:table-cell>
          <table:table-cell office:value-type="float" office:value="0.658531902879729" calcext:value-type="float">
            <text:p>0.658531902879729</text:p>
          </table:table-cell>
          <table:table-cell office:value-type="float" office:value="0.032491965372787" calcext:value-type="float">
            <text:p>0.032491965372787</text:p>
          </table:table-cell>
          <table:table-cell office:value-type="float" office:value="0.650717108977979" calcext:value-type="float">
            <text:p>0.650717108977979</text:p>
          </table:table-cell>
          <table:table-cell office:value-type="float" office:value="0.0457447727942176" calcext:value-type="float">
            <text:p>0.0457447727942176</text:p>
          </table:table-cell>
          <table:table-cell office:value-type="float" office:value="0.660263504611331" calcext:value-type="float">
            <text:p>0.660263504611331</text:p>
          </table:table-cell>
          <table:table-cell office:value-type="float" office:value="0.0355780750956409" calcext:value-type="float">
            <text:p>0.0355780750956409</text:p>
          </table:table-cell>
          <table:table-cell office:value-type="float" office:value="0.656789008093356" calcext:value-type="float">
            <text:p>0.656789008093356</text:p>
          </table:table-cell>
          <table:table-cell office:value-type="float" office:value="0.0533824399910578" calcext:value-type="float">
            <text:p>0.0533824399910578</text:p>
          </table:table-cell>
          <table:table-cell office:value-type="float" office:value="0.660282326369283" calcext:value-type="float">
            <text:p>0.660282326369283</text:p>
          </table:table-cell>
          <table:table-cell office:value-type="float" office:value="0.0446029666913595" calcext:value-type="float">
            <text:p>0.0446029666913595</text:p>
          </table:table-cell>
          <table:table-cell office:value-type="float" office:value="0.662860907208733" calcext:value-type="float">
            <text:p>0.662860907208733</text:p>
          </table:table-cell>
          <table:table-cell office:value-type="float" office:value="0.029118769390183" calcext:value-type="float">
            <text:p>0.029118769390183</text:p>
          </table:table-cell>
          <table:table-cell office:value-type="float" office:value="0.669843779408997" calcext:value-type="float">
            <text:p>0.669843779408997</text:p>
          </table:table-cell>
          <table:table-cell office:value-type="float" office:value="0.0363351524278275" calcext:value-type="float">
            <text:p>0.0363351524278275</text:p>
          </table:table-cell>
          <table:table-cell office:value-type="float" office:value="0.658550724637681" calcext:value-type="float">
            <text:p>0.658550724637681</text:p>
          </table:table-cell>
          <table:table-cell office:value-type="float" office:value="0.0332797300572317" calcext:value-type="float">
            <text:p>0.0332797300572317</text:p>
          </table:table-cell>
          <table:table-cell office:value-type="float" office:value="0.663722943722944" calcext:value-type="float">
            <text:p>0.663722943722944</text:p>
          </table:table-cell>
          <table:table-cell office:value-type="float" office:value="0.0354715531489097" calcext:value-type="float">
            <text:p>0.0354715531489097</text:p>
          </table:table-cell>
          <table:table-cell office:value-type="float" office:value="0.667223790702051" calcext:value-type="float">
            <text:p>0.667223790702051</text:p>
          </table:table-cell>
          <table:table-cell office:value-type="float" office:value="0.0307989087307506" calcext:value-type="float">
            <text:p>0.0307989087307506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64344582673874" calcext:value-type="float">
            <text:p>0.0464344582673874</text:p>
          </table:table-cell>
          <table:table-cell office:value-type="float" office:value="0.652452475061171" calcext:value-type="float">
            <text:p>0.652452475061171</text:p>
          </table:table-cell>
          <table:table-cell office:value-type="float" office:value="0.034504749765922" calcext:value-type="float">
            <text:p>0.03450474976592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56800301148127" calcext:value-type="float">
            <text:p>0.656800301148127</text:p>
          </table:table-cell>
          <table:table-cell office:value-type="float" office:value="0.0243328331764774" calcext:value-type="float">
            <text:p>0.0243328331764774</text:p>
          </table:table-cell>
          <table:table-cell office:value-type="float" office:value="0.663726708074534" calcext:value-type="float">
            <text:p>0.663726708074534</text:p>
          </table:table-cell>
          <table:table-cell office:value-type="float" office:value="0.0550725416023982" calcext:value-type="float">
            <text:p>0.0550725416023982</text:p>
          </table:table-cell>
          <table:table-cell office:value-type="float" office:value="0.669817428947864" calcext:value-type="float">
            <text:p>0.669817428947864</text:p>
          </table:table-cell>
          <table:table-cell office:value-type="float" office:value="0.0473937015403316" calcext:value-type="float">
            <text:p>0.0473937015403316</text:p>
          </table:table-cell>
          <table:table-cell office:value-type="float" office:value="0.657699981178242" calcext:value-type="float">
            <text:p>0.657699981178242</text:p>
          </table:table-cell>
          <table:table-cell office:value-type="float" office:value="0.0313999857195177" calcext:value-type="float">
            <text:p>0.0313999857195177</text:p>
          </table:table-cell>
          <table:table-cell office:value-type="float" office:value="0.680278562017692" calcext:value-type="float">
            <text:p>0.680278562017692</text:p>
          </table:table-cell>
          <table:table-cell office:value-type="float" office:value="0.0295704775016768" calcext:value-type="float">
            <text:p>0.0295704775016768</text:p>
          </table:table-cell>
          <table:table-cell office:value-type="float" office:value="0.672456239412761" calcext:value-type="float">
            <text:p>0.672456239412761</text:p>
          </table:table-cell>
          <table:table-cell office:value-type="float" office:value="0.0490719193431374" calcext:value-type="float">
            <text:p>0.0490719193431374</text:p>
          </table:table-cell>
          <table:table-cell office:value-type="float" office:value="0.686339168078299" calcext:value-type="float">
            <text:p>0.686339168078299</text:p>
          </table:table-cell>
          <table:table-cell office:value-type="float" office:value="0.0240002117098934" calcext:value-type="float">
            <text:p>0.0240002117098934</text:p>
          </table:table-cell>
          <table:table-cell office:value-type="float" office:value="0.668970449840015" calcext:value-type="float">
            <text:p>0.668970449840015</text:p>
          </table:table-cell>
          <table:table-cell office:value-type="float" office:value="0.0342970458681542" calcext:value-type="float">
            <text:p>0.0342970458681542</text:p>
          </table:table-cell>
          <table:table-cell office:value-type="float" office:value="0.664622623753059" calcext:value-type="float">
            <text:p>0.664622623753059</text:p>
          </table:table-cell>
          <table:table-cell office:value-type="float" office:value="0.0379990074868993" calcext:value-type="float">
            <text:p>0.0379990074868993</text:p>
          </table:table-cell>
          <table:table-cell office:value-type="float" office:value="0.667238848108413" calcext:value-type="float">
            <text:p>0.667238848108413</text:p>
          </table:table-cell>
          <table:table-cell office:value-type="float" office:value="0.0276969909829405" calcext:value-type="float">
            <text:p>0.0276969909829405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238289476777179" calcext:value-type="float">
            <text:p>0.0238289476777179</text:p>
          </table:table-cell>
          <table:table-cell office:value-type="float" office:value="0.660282326369283" calcext:value-type="float">
            <text:p>0.660282326369283</text:p>
          </table:table-cell>
          <table:table-cell office:value-type="float" office:value="0.0292439589783146" calcext:value-type="float">
            <text:p>0.0292439589783146</text:p>
          </table:table-cell>
          <table:table-cell office:value-type="float" office:value="0.669821193299454" calcext:value-type="float">
            <text:p>0.669821193299454</text:p>
          </table:table-cell>
          <table:table-cell office:value-type="float" office:value="0.0252379302366126" calcext:value-type="float">
            <text:p>0.0252379302366126</text:p>
          </table:table-cell>
          <table:table-cell office:value-type="float" office:value="0.670705815923207" calcext:value-type="float">
            <text:p>0.670705815923207</text:p>
          </table:table-cell>
          <table:table-cell office:value-type="float" office:value="0.0564902316384514" calcext:value-type="float">
            <text:p>0.0564902316384514</text:p>
          </table:table-cell>
          <table:table-cell office:value-type="float" office:value="0.668097120271033" calcext:value-type="float">
            <text:p>0.668097120271033</text:p>
          </table:table-cell>
          <table:table-cell office:value-type="float" office:value="0.0294900400367553" calcext:value-type="float">
            <text:p>0.0294900400367553</text:p>
          </table:table-cell>
          <table:table-cell office:value-type="float" office:value="0.678505552418596" calcext:value-type="float">
            <text:p>0.678505552418596</text:p>
          </table:table-cell>
          <table:table-cell office:value-type="float" office:value="0.037092351231461" calcext:value-type="float">
            <text:p>0.03709235123146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71549030679465" calcext:value-type="float">
            <text:p>0.671549030679465</text:p>
          </table:table-cell>
          <table:table-cell office:value-type="float" office:value="0.0418854269306375" calcext:value-type="float">
            <text:p>0.0418854269306375</text:p>
          </table:table-cell>
          <table:table-cell office:value-type="float" office:value="0.670698287220026" calcext:value-type="float">
            <text:p>0.670698287220026</text:p>
          </table:table-cell>
          <table:table-cell office:value-type="float" office:value="0.0398715217744989" calcext:value-type="float">
            <text:p>0.0398715217744989</text:p>
          </table:table-cell>
          <table:table-cell office:value-type="float" office:value="0.668959156785244" calcext:value-type="float">
            <text:p>0.668959156785244</text:p>
          </table:table-cell>
          <table:table-cell office:value-type="float" office:value="0.0307922360934579" calcext:value-type="float">
            <text:p>0.0307922360934579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498900509838732" calcext:value-type="float">
            <text:p>0.0498900509838732</text:p>
          </table:table-cell>
          <table:table-cell office:value-type="float" office:value="0.688089591567852" calcext:value-type="float">
            <text:p>0.688089591567852</text:p>
          </table:table-cell>
          <table:table-cell office:value-type="float" office:value="0.0255343990323643" calcext:value-type="float">
            <text:p>0.0255343990323643</text:p>
          </table:table-cell>
          <table:table-cell office:value-type="float" office:value="0.683753058535667" calcext:value-type="float">
            <text:p>0.683753058535667</text:p>
          </table:table-cell>
          <table:table-cell office:value-type="float" office:value="0.0391759087599547" calcext:value-type="float">
            <text:p>0.0391759087599547</text:p>
          </table:table-cell>
          <table:table-cell office:value-type="float" office:value="0.685480895915678" calcext:value-type="float">
            <text:p>0.685480895915678</text:p>
          </table:table-cell>
          <table:table-cell office:value-type="float" office:value="0.0273885443180013" calcext:value-type="float">
            <text:p>0.0273885443180013</text:p>
          </table:table-cell>
          <table:table-cell office:value-type="float" office:value="0.672441182006399" calcext:value-type="float">
            <text:p>0.672441182006399</text:p>
          </table:table-cell>
          <table:table-cell office:value-type="float" office:value="0.0468265278782992" calcext:value-type="float">
            <text:p>0.0468265278782992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92126738295407" calcext:value-type="float">
            <text:p>0.0292126738295407</text:p>
          </table:table-cell>
          <table:table-cell office:value-type="float" office:value="0.682006399397704" calcext:value-type="float">
            <text:p>0.682006399397704</text:p>
          </table:table-cell>
          <table:table-cell office:value-type="float" office:value="0.0321142187669352" calcext:value-type="float">
            <text:p>0.0321142187669352</text:p>
          </table:table-cell>
          <table:table-cell office:value-type="float" office:value="0.685473367212498" calcext:value-type="float">
            <text:p>0.685473367212498</text:p>
          </table:table-cell>
          <table:table-cell office:value-type="float" office:value="0.0225772984570198" calcext:value-type="float">
            <text:p>0.0225772984570198</text:p>
          </table:table-cell>
          <table:table-cell office:value-type="float" office:value="0.668093355919443" calcext:value-type="float">
            <text:p>0.668093355919443</text:p>
          </table:table-cell>
          <table:table-cell office:value-type="float" office:value="0.0401200382403255" calcext:value-type="float">
            <text:p>0.0401200382403255</text:p>
          </table:table-cell>
          <table:table-cell office:value-type="float" office:value="0.66635046113307" calcext:value-type="float">
            <text:p>0.66635046113307</text:p>
          </table:table-cell>
          <table:table-cell office:value-type="float" office:value="0.027064534129044" calcext:value-type="float">
            <text:p>0.027064534129044</text:p>
          </table:table-cell>
          <table:table-cell office:value-type="float" office:value="0.676777715038585" calcext:value-type="float">
            <text:p>0.676777715038585</text:p>
          </table:table-cell>
          <table:table-cell office:value-type="float" office:value="0.0424351662383608" calcext:value-type="float">
            <text:p>0.0424351662383608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6798684662144" calcext:value-type="float">
            <text:p>0.0336798684662144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368717671420478" calcext:value-type="float">
            <text:p>0.036871767142047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74153961980049" calcext:value-type="float">
            <text:p>0.674153961980049</text:p>
          </table:table-cell>
          <table:table-cell office:value-type="float" office:value="0.034793248796478" calcext:value-type="float">
            <text:p>0.034793248796478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334369645127217" calcext:value-type="float">
            <text:p>0.0334369645127217</text:p>
          </table:table-cell>
          <table:table-cell office:value-type="float" office:value="0.675031055900621" calcext:value-type="float">
            <text:p>0.675031055900621</text:p>
          </table:table-cell>
          <table:table-cell office:value-type="float" office:value="0.0404309183258102" calcext:value-type="float">
            <text:p>0.0404309183258102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473581492557404" calcext:value-type="float">
            <text:p>0.0473581492557404</text:p>
          </table:table-cell>
          <table:table-cell office:value-type="float" office:value="0.690694522868436" calcext:value-type="float">
            <text:p>0.690694522868436</text:p>
          </table:table-cell>
          <table:table-cell office:value-type="float" office:value="0.0275140163358411" calcext:value-type="float">
            <text:p>0.0275140163358411</text:p>
          </table:table-cell>
          <table:table-cell office:value-type="float" office:value="0.679386410690759" calcext:value-type="float">
            <text:p>0.679386410690759</text:p>
          </table:table-cell>
          <table:table-cell office:value-type="float" office:value="0.0442477580868569" calcext:value-type="float">
            <text:p>0.0442477580868569</text:p>
          </table:table-cell>
          <table:table-cell office:value-type="float" office:value="0.678520609824958" calcext:value-type="float">
            <text:p>0.678520609824958</text:p>
          </table:table-cell>
          <table:table-cell office:value-type="float" office:value="0.0284324549439267" calcext:value-type="float">
            <text:p>0.0284324549439267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475837876612458" calcext:value-type="float">
            <text:p>0.0475837876612458</text:p>
          </table:table-cell>
          <table:table-cell office:value-type="float" office:value="0.672429888951628" calcext:value-type="float">
            <text:p>0.672429888951628</text:p>
          </table:table-cell>
          <table:table-cell office:value-type="float" office:value="0.0327984359494759" calcext:value-type="float">
            <text:p>0.0327984359494759</text:p>
          </table:table-cell>
          <table:table-cell office:value-type="float" office:value="0.676796536796537" calcext:value-type="float">
            <text:p>0.676796536796537</text:p>
          </table:table-cell>
          <table:table-cell office:value-type="float" office:value="0.0285242527756404" calcext:value-type="float">
            <text:p>0.0285242527756404</text:p>
          </table:table-cell>
          <table:table-cell office:value-type="float" office:value="0.678520609824958" calcext:value-type="float">
            <text:p>0.678520609824958</text:p>
          </table:table-cell>
          <table:table-cell office:value-type="float" office:value="0.0329014676501445" calcext:value-type="float">
            <text:p>0.0329014676501445</text:p>
          </table:table-cell>
          <table:table-cell office:value-type="float" office:value="0.681983813288161" calcext:value-type="float">
            <text:p>0.681983813288161</text:p>
          </table:table-cell>
          <table:table-cell office:value-type="float" office:value="0.0402894806754829" calcext:value-type="float">
            <text:p>0.0402894806754829</text:p>
          </table:table-cell>
          <table:table-cell office:value-type="float" office:value="0.679378881987578" calcext:value-type="float">
            <text:p>0.679378881987578</text:p>
          </table:table-cell>
          <table:table-cell office:value-type="float" office:value="0.0367206313716765" calcext:value-type="float">
            <text:p>0.0367206313716765</text:p>
          </table:table-cell>
          <table:table-cell office:value-type="float" office:value="0.680252211556559" calcext:value-type="float">
            <text:p>0.680252211556559</text:p>
          </table:table-cell>
          <table:table-cell office:value-type="float" office:value="0.0425496413920595" calcext:value-type="float">
            <text:p>0.0425496413920595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0525693156645" calcext:value-type="float">
            <text:p>0.030525693156645</text:p>
          </table:table-cell>
          <table:table-cell office:value-type="float" office:value="0.679386410690759" calcext:value-type="float">
            <text:p>0.679386410690759</text:p>
          </table:table-cell>
          <table:table-cell office:value-type="float" office:value="0.0328458076850075" calcext:value-type="float">
            <text:p>0.032845807685007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72418595896857" calcext:value-type="float">
            <text:p>0.672418595896857</text:p>
          </table:table-cell>
          <table:table-cell office:value-type="float" office:value="0.0397960393101314" calcext:value-type="float">
            <text:p>0.0397960393101314</text:p>
          </table:table-cell>
          <table:table-cell office:value-type="float" office:value="0.675911914172784" calcext:value-type="float">
            <text:p>0.675911914172784</text:p>
          </table:table-cell>
          <table:table-cell office:value-type="float" office:value="0.0341392146363037" calcext:value-type="float">
            <text:p>0.0341392146363037</text:p>
          </table:table-cell>
          <table:table-cell office:value-type="float" office:value="0.681121776773951" calcext:value-type="float">
            <text:p>0.681121776773951</text:p>
          </table:table-cell>
          <table:table-cell office:value-type="float" office:value="0.0337467952830257" calcext:value-type="float">
            <text:p>0.0337467952830257</text:p>
          </table:table-cell>
          <table:table-cell office:value-type="float" office:value="0.676781479390175" calcext:value-type="float">
            <text:p>0.676781479390175</text:p>
          </table:table-cell>
          <table:table-cell office:value-type="float" office:value="0.0410459510123907" calcext:value-type="float">
            <text:p>0.0410459510123907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367022412365485" calcext:value-type="float">
            <text:p>0.0367022412365485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331721376357041" calcext:value-type="float">
            <text:p>0.0331721376357041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32346258143407" calcext:value-type="float">
            <text:p>0.023234625814340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410658259076462" calcext:value-type="float">
            <text:p>0.0410658259076462</text:p>
          </table:table-cell>
          <table:table-cell office:value-type="float" office:value="0.669828722002635" calcext:value-type="float">
            <text:p>0.669828722002635</text:p>
          </table:table-cell>
          <table:table-cell office:value-type="float" office:value="0.0283201573365868" calcext:value-type="float">
            <text:p>0.0283201573365868</text:p>
          </table:table-cell>
          <table:table-cell office:value-type="float" office:value="0.670720873329569" calcext:value-type="float">
            <text:p>0.670720873329569</text:p>
          </table:table-cell>
          <table:table-cell office:value-type="float" office:value="0.0315595719998963" calcext:value-type="float">
            <text:p>0.0315595719998963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306569935216267" calcext:value-type="float">
            <text:p>0.0306569935216267</text:p>
          </table:table-cell>
          <table:table-cell office:value-type="float" office:value="0.678501788067005" calcext:value-type="float">
            <text:p>0.678501788067005</text:p>
          </table:table-cell>
          <table:table-cell office:value-type="float" office:value="0.0424666294923741" calcext:value-type="float">
            <text:p>0.0424666294923741</text:p>
          </table:table-cell>
          <table:table-cell office:value-type="float" office:value="0.673284396762658" calcext:value-type="float">
            <text:p>0.673284396762658</text:p>
          </table:table-cell>
          <table:table-cell office:value-type="float" office:value="0.0352594668641938" calcext:value-type="float">
            <text:p>0.0352594668641938</text:p>
          </table:table-cell>
          <table:table-cell office:value-type="float" office:value="0.678520609824958" calcext:value-type="float">
            <text:p>0.678520609824958</text:p>
          </table:table-cell>
          <table:table-cell office:value-type="float" office:value="0.0514009035653375" calcext:value-type="float">
            <text:p>0.0514009035653375</text:p>
          </table:table-cell>
          <table:table-cell office:value-type="float" office:value="0.672437417654809" calcext:value-type="float">
            <text:p>0.672437417654809</text:p>
          </table:table-cell>
          <table:table-cell office:value-type="float" office:value="0.031393757368655" calcext:value-type="float">
            <text:p>0.031393757368655</text:p>
          </table:table-cell>
          <table:table-cell office:value-type="float" office:value="0.679386410690759" calcext:value-type="float">
            <text:p>0.679386410690759</text:p>
          </table:table-cell>
          <table:table-cell office:value-type="float" office:value="0.0372928457648437" calcext:value-type="float">
            <text:p>0.0372928457648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667907396950875" calcext:value-type="float">
            <text:p>0.667907396950875</text:p>
          </table:table-cell>
          <table:table-cell office:value-type="float" office:value="0.0327769032826307" calcext:value-type="float">
            <text:p>0.0327769032826307</text:p>
          </table:table-cell>
          <table:table-cell office:value-type="float" office:value="0.667562582345191" calcext:value-type="float">
            <text:p>0.667562582345191</text:p>
          </table:table-cell>
          <table:table-cell office:value-type="float" office:value="0.0394005812290653" calcext:value-type="float">
            <text:p>0.0394005812290653</text:p>
          </table:table-cell>
          <table:table-cell office:value-type="float" office:value="0.670872200263505" calcext:value-type="float">
            <text:p>0.670872200263505</text:p>
          </table:table-cell>
          <table:table-cell office:value-type="float" office:value="0.0418785269135881" calcext:value-type="float">
            <text:p>0.0418785269135881</text:p>
          </table:table-cell>
          <table:table-cell office:value-type="float" office:value="0.664628646715603" calcext:value-type="float">
            <text:p>0.664628646715603</text:p>
          </table:table-cell>
          <table:table-cell office:value-type="float" office:value="0.0378789447314105" calcext:value-type="float">
            <text:p>0.0378789447314105</text:p>
          </table:table-cell>
          <table:table-cell office:value-type="float" office:value="0.680438170525127" calcext:value-type="float">
            <text:p>0.680438170525127</text:p>
          </table:table-cell>
          <table:table-cell office:value-type="float" office:value="0.0303626198958435" calcext:value-type="float">
            <text:p>0.0303626198958435</text:p>
          </table:table-cell>
          <table:table-cell office:value-type="float" office:value="0.672794278185582" calcext:value-type="float">
            <text:p>0.672794278185582</text:p>
          </table:table-cell>
          <table:table-cell office:value-type="float" office:value="0.0422824993239741" calcext:value-type="float">
            <text:p>0.0422824993239741</text:p>
          </table:table-cell>
          <table:table-cell office:value-type="float" office:value="0.678866930171278" calcext:value-type="float">
            <text:p>0.678866930171278</text:p>
          </table:table-cell>
          <table:table-cell office:value-type="float" office:value="0.0277267823763606" calcext:value-type="float">
            <text:p>0.0277267823763606</text:p>
          </table:table-cell>
          <table:table-cell office:value-type="float" office:value="0.669831733483907" calcext:value-type="float">
            <text:p>0.669831733483907</text:p>
          </table:table-cell>
          <table:table-cell office:value-type="float" office:value="0.0446311254612806" calcext:value-type="float">
            <text:p>0.0446311254612806</text:p>
          </table:table-cell>
          <table:table-cell office:value-type="float" office:value="0.668093355919443" calcext:value-type="float">
            <text:p>0.668093355919443</text:p>
          </table:table-cell>
          <table:table-cell office:value-type="float" office:value="0.0345866482587724" calcext:value-type="float">
            <text:p>0.0345866482587724</text:p>
          </table:table-cell>
          <table:table-cell office:value-type="float" office:value="0.671924712968191" calcext:value-type="float">
            <text:p>0.671924712968191</text:p>
          </table:table-cell>
          <table:table-cell office:value-type="float" office:value="0.0298027607831191" calcext:value-type="float">
            <text:p>0.0298027607831191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92599719468673" calcext:value-type="float">
            <text:p>0.0292599719468673</text:p>
          </table:table-cell>
          <table:table-cell office:value-type="float" office:value="0.669482401656315" calcext:value-type="float">
            <text:p>0.669482401656315</text:p>
          </table:table-cell>
          <table:table-cell office:value-type="float" office:value="0.0370799674887458" calcext:value-type="float">
            <text:p>0.0370799674887458</text:p>
          </table:table-cell>
          <table:table-cell office:value-type="float" office:value="0.670511575381141" calcext:value-type="float">
            <text:p>0.670511575381141</text:p>
          </table:table-cell>
          <table:table-cell office:value-type="float" office:value="0.0319508231500873" calcext:value-type="float">
            <text:p>0.0319508231500873</text:p>
          </table:table-cell>
          <table:table-cell office:value-type="float" office:value="0.674696028609072" calcext:value-type="float">
            <text:p>0.674696028609072</text:p>
          </table:table-cell>
          <table:table-cell office:value-type="float" office:value="0.044734970312992" calcext:value-type="float">
            <text:p>0.044734970312992</text:p>
          </table:table-cell>
          <table:table-cell office:value-type="float" office:value="0.669998870694523" calcext:value-type="float">
            <text:p>0.669998870694523</text:p>
          </table:table-cell>
          <table:table-cell office:value-type="float" office:value="0.0343047634591314" calcext:value-type="float">
            <text:p>0.0343047634591314</text:p>
          </table:table-cell>
          <table:table-cell office:value-type="float" office:value="0.673127046866177" calcext:value-type="float">
            <text:p>0.673127046866177</text:p>
          </table:table-cell>
          <table:table-cell office:value-type="float" office:value="0.0357215043178564" calcext:value-type="float">
            <text:p>0.035721504317856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68736131934033" calcext:value-type="float">
            <text:p>0.68736131934033</text:p>
          </table:table-cell>
          <table:table-cell office:value-type="float" office:value="0.0385714247954434" calcext:value-type="float">
            <text:p>0.0385714247954434</text:p>
          </table:table-cell>
          <table:table-cell office:value-type="float" office:value="0.678815592203898" calcext:value-type="float">
            <text:p>0.678815592203898</text:p>
          </table:table-cell>
          <table:table-cell office:value-type="float" office:value="0.0659997320742665" calcext:value-type="float">
            <text:p>0.0659997320742665</text:p>
          </table:table-cell>
          <table:table-cell office:value-type="float" office:value="0.704572713643178" calcext:value-type="float">
            <text:p>0.704572713643178</text:p>
          </table:table-cell>
          <table:table-cell office:value-type="float" office:value="0.044572293820839" calcext:value-type="float">
            <text:p>0.044572293820839</text:p>
          </table:table-cell>
          <table:table-cell office:value-type="float" office:value="0.727151424287856" calcext:value-type="float">
            <text:p>0.727151424287856</text:p>
          </table:table-cell>
          <table:table-cell office:value-type="float" office:value="0.0201895231184898" calcext:value-type="float">
            <text:p>0.0201895231184898</text:p>
          </table:table-cell>
          <table:table-cell office:value-type="float" office:value="0.704677661169415" calcext:value-type="float">
            <text:p>0.704677661169415</text:p>
          </table:table-cell>
          <table:table-cell office:value-type="float" office:value="0.0183770274509584" calcext:value-type="float">
            <text:p>0.0183770274509584</text:p>
          </table:table-cell>
          <table:table-cell office:value-type="float" office:value="0.690914542728636" calcext:value-type="float">
            <text:p>0.690914542728636</text:p>
          </table:table-cell>
          <table:table-cell office:value-type="float" office:value="0.0299469117067994" calcext:value-type="float">
            <text:p>0.0299469117067994</text:p>
          </table:table-cell>
          <table:table-cell office:value-type="float" office:value="0.689100449775112" calcext:value-type="float">
            <text:p>0.689100449775112</text:p>
          </table:table-cell>
          <table:table-cell office:value-type="float" office:value="0.0318867328536021" calcext:value-type="float">
            <text:p>0.0318867328536021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441056935266919" calcext:value-type="float">
            <text:p>0.0441056935266919</text:p>
          </table:table-cell>
          <table:table-cell office:value-type="float" office:value="0.687451274362819" calcext:value-type="float">
            <text:p>0.687451274362819</text:p>
          </table:table-cell>
          <table:table-cell office:value-type="float" office:value="0.0340829603526682" calcext:value-type="float">
            <text:p>0.0340829603526682</text:p>
          </table:table-cell>
          <table:table-cell office:value-type="float" office:value="0.723643178410795" calcext:value-type="float">
            <text:p>0.723643178410795</text:p>
          </table:table-cell>
          <table:table-cell office:value-type="float" office:value="0.04103660805669" calcext:value-type="float">
            <text:p>0.04103660805669</text:p>
          </table:table-cell>
          <table:table-cell office:value-type="float" office:value="0.685712143928036" calcext:value-type="float">
            <text:p>0.685712143928036</text:p>
          </table:table-cell>
          <table:table-cell office:value-type="float" office:value="0.043385835950874" calcext:value-type="float">
            <text:p>0.043385835950874</text:p>
          </table:table-cell>
          <table:table-cell office:value-type="float" office:value="0.716656671664168" calcext:value-type="float">
            <text:p>0.716656671664168</text:p>
          </table:table-cell>
          <table:table-cell office:value-type="float" office:value="0.0563810939282001" calcext:value-type="float">
            <text:p>0.0563810939282001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66393986216648" calcext:value-type="float">
            <text:p>0.0366393986216648</text:p>
          </table:table-cell>
          <table:table-cell office:value-type="float" office:value="0.692623688155922" calcext:value-type="float">
            <text:p>0.692623688155922</text:p>
          </table:table-cell>
          <table:table-cell office:value-type="float" office:value="0.0462752134708137" calcext:value-type="float">
            <text:p>0.04627521347081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339433148916985" calcext:value-type="float">
            <text:p>0.0339433148916985</text:p>
          </table:table-cell>
          <table:table-cell office:value-type="float" office:value="0.714902548725637" calcext:value-type="float">
            <text:p>0.714902548725637</text:p>
          </table:table-cell>
          <table:table-cell office:value-type="float" office:value="0.0439160544164606" calcext:value-type="float">
            <text:p>0.043916054416460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13625924373696" calcext:value-type="float">
            <text:p>0.0313625924373696</text:p>
          </table:table-cell>
          <table:table-cell office:value-type="float" office:value="0.685727136431784" calcext:value-type="float">
            <text:p>0.685727136431784</text:p>
          </table:table-cell>
          <table:table-cell office:value-type="float" office:value="0.0419707303356701" calcext:value-type="float">
            <text:p>0.041970730335670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293090506890379" calcext:value-type="float">
            <text:p>0.0293090506890379</text:p>
          </table:table-cell>
          <table:table-cell office:value-type="float" office:value="0.728815592203898" calcext:value-type="float">
            <text:p>0.728815592203898</text:p>
          </table:table-cell>
          <table:table-cell office:value-type="float" office:value="0.0236810737519994" calcext:value-type="float">
            <text:p>0.023681073751999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266388990322538" calcext:value-type="float">
            <text:p>0.0266388990322538</text:p>
          </table:table-cell>
          <table:table-cell office:value-type="float" office:value="0.699490254872564" calcext:value-type="float">
            <text:p>0.699490254872564</text:p>
          </table:table-cell>
          <table:table-cell office:value-type="float" office:value="0.0237643835474041" calcext:value-type="float">
            <text:p>0.0237643835474041</text:p>
          </table:table-cell>
          <table:table-cell office:value-type="float" office:value="0.715022488755622" calcext:value-type="float">
            <text:p>0.715022488755622</text:p>
          </table:table-cell>
          <table:table-cell office:value-type="float" office:value="0.0211452510407895" calcext:value-type="float">
            <text:p>0.0211452510407895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121955747414263" calcext:value-type="float">
            <text:p>0.0121955747414263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216990531678087" calcext:value-type="float">
            <text:p>0.0216990531678087</text:p>
          </table:table-cell>
          <table:table-cell office:value-type="float" office:value="0.70640179910045" calcext:value-type="float">
            <text:p>0.70640179910045</text:p>
          </table:table-cell>
          <table:table-cell office:value-type="float" office:value="0.0354109878562365" calcext:value-type="float">
            <text:p>0.0354109878562365</text:p>
          </table:table-cell>
          <table:table-cell office:value-type="float" office:value="0.716746626686657" calcext:value-type="float">
            <text:p>0.716746626686657</text:p>
          </table:table-cell>
          <table:table-cell office:value-type="float" office:value="0.0269114189420477" calcext:value-type="float">
            <text:p>0.0269114189420477</text:p>
          </table:table-cell>
          <table:table-cell office:value-type="float" office:value="0.723673163418291" calcext:value-type="float">
            <text:p>0.723673163418291</text:p>
          </table:table-cell>
          <table:table-cell office:value-type="float" office:value="0.0369582855210117" calcext:value-type="float">
            <text:p>0.0369582855210117</text:p>
          </table:table-cell>
          <table:table-cell office:value-type="float" office:value="0.713193403298351" calcext:value-type="float">
            <text:p>0.713193403298351</text:p>
          </table:table-cell>
          <table:table-cell office:value-type="float" office:value="0.0494521151158637" calcext:value-type="float">
            <text:p>0.0494521151158637</text:p>
          </table:table-cell>
          <table:table-cell office:value-type="float" office:value="0.69431784107946" calcext:value-type="float">
            <text:p>0.69431784107946</text:p>
          </table:table-cell>
          <table:table-cell office:value-type="float" office:value="0.0351344935036508" calcext:value-type="float">
            <text:p>0.0351344935036508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28143406128312" calcext:value-type="float">
            <text:p>0.0328143406128312</text:p>
          </table:table-cell>
          <table:table-cell office:value-type="float" office:value="0.714917541229385" calcext:value-type="float">
            <text:p>0.714917541229385</text:p>
          </table:table-cell>
          <table:table-cell office:value-type="float" office:value="0.042444609548611" calcext:value-type="float">
            <text:p>0.0424446095486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21225117944121" calcext:value-type="float">
            <text:p>0.021225117944121</text:p>
          </table:table-cell>
          <table:table-cell office:value-type="float" office:value="0.687406296851574" calcext:value-type="float">
            <text:p>0.687406296851574</text:p>
          </table:table-cell>
          <table:table-cell office:value-type="float" office:value="0.0279819629672568" calcext:value-type="float">
            <text:p>0.0279819629672568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154850138649981" calcext:value-type="float">
            <text:p>0.0154850138649981</text:p>
          </table:table-cell>
          <table:table-cell office:value-type="float" office:value="0.720179910044978" calcext:value-type="float">
            <text:p>0.720179910044978</text:p>
          </table:table-cell>
          <table:table-cell office:value-type="float" office:value="0.0366293131656923" calcext:value-type="float">
            <text:p>0.0366293131656923</text:p>
          </table:table-cell>
          <table:table-cell office:value-type="float" office:value="0.721889055472264" calcext:value-type="float">
            <text:p>0.721889055472264</text:p>
          </table:table-cell>
          <table:table-cell office:value-type="float" office:value="0.0238352520173682" calcext:value-type="float">
            <text:p>0.0238352520173682</text:p>
          </table:table-cell>
          <table:table-cell office:value-type="float" office:value="0.702908545727136" calcext:value-type="float">
            <text:p>0.702908545727136</text:p>
          </table:table-cell>
          <table:table-cell office:value-type="float" office:value="0.0229220134356775" calcext:value-type="float">
            <text:p>0.0229220134356775</text:p>
          </table:table-cell>
          <table:table-cell office:value-type="float" office:value="0.711604197901049" calcext:value-type="float">
            <text:p>0.711604197901049</text:p>
          </table:table-cell>
          <table:table-cell office:value-type="float" office:value="0.0258492135009157" calcext:value-type="float">
            <text:p>0.0258492135009157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302732398634653" calcext:value-type="float">
            <text:p>0.0302732398634653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1830809704164" calcext:value-type="float">
            <text:p>0.01830809704164</text:p>
          </table:table-cell>
          <table:table-cell office:value-type="float" office:value="0.706386806596702" calcext:value-type="float">
            <text:p>0.706386806596702</text:p>
          </table:table-cell>
          <table:table-cell office:value-type="float" office:value="0.046437825253427" calcext:value-type="float">
            <text:p>0.046437825253427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461792662321425" calcext:value-type="float">
            <text:p>0.0461792662321425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311115405446748" calcext:value-type="float">
            <text:p>0.0311115405446748</text:p>
          </table:table-cell>
          <table:table-cell office:value-type="float" office:value="0.713178410794603" calcext:value-type="float">
            <text:p>0.713178410794603</text:p>
          </table:table-cell>
          <table:table-cell office:value-type="float" office:value="0.0542595933729799" calcext:value-type="float">
            <text:p>0.0542595933729799</text:p>
          </table:table-cell>
          <table:table-cell office:value-type="float" office:value="0.702938530734633" calcext:value-type="float">
            <text:p>0.702938530734633</text:p>
          </table:table-cell>
          <table:table-cell office:value-type="float" office:value="0.0458263663912971" calcext:value-type="float">
            <text:p>0.0458263663912971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329449566851509" calcext:value-type="float">
            <text:p>0.0329449566851509</text:p>
          </table:table-cell>
          <table:table-cell office:value-type="float" office:value="0.716656671664168" calcext:value-type="float">
            <text:p>0.716656671664168</text:p>
          </table:table-cell>
          <table:table-cell office:value-type="float" office:value="0.0368521185868059" calcext:value-type="float">
            <text:p>0.03685211858680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20164917541229" calcext:value-type="float">
            <text:p>0.720164917541229</text:p>
          </table:table-cell>
          <table:table-cell office:value-type="float" office:value="0.0254480914361159" calcext:value-type="float">
            <text:p>0.0254480914361159</text:p>
          </table:table-cell>
          <table:table-cell office:value-type="float" office:value="0.689160419790105" calcext:value-type="float">
            <text:p>0.689160419790105</text:p>
          </table:table-cell>
          <table:table-cell office:value-type="float" office:value="0.0391136507801717" calcext:value-type="float">
            <text:p>0.0391136507801717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213922724079022" calcext:value-type="float">
            <text:p>0.0213922724079022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225390118116298" calcext:value-type="float">
            <text:p>0.0225390118116298</text:p>
          </table:table-cell>
          <table:table-cell office:value-type="float" office:value="0.718425787106447" calcext:value-type="float">
            <text:p>0.718425787106447</text:p>
          </table:table-cell>
          <table:table-cell office:value-type="float" office:value="0.0270582193100536" calcext:value-type="float">
            <text:p>0.0270582193100536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0982499612506" calcext:value-type="float">
            <text:p>0.030982499612506</text:p>
          </table:table-cell>
          <table:table-cell office:value-type="float" office:value="0.718470764617691" calcext:value-type="float">
            <text:p>0.718470764617691</text:p>
          </table:table-cell>
          <table:table-cell office:value-type="float" office:value="0.0217642283906907" calcext:value-type="float">
            <text:p>0.0217642283906907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33428276174272" calcext:value-type="float">
            <text:p>0.0233428276174272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203309489861257" calcext:value-type="float">
            <text:p>0.0203309489861257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74545031936156" calcext:value-type="float">
            <text:p>0.0374545031936156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239140656725779" calcext:value-type="float">
            <text:p>0.0239140656725779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259073870160582" calcext:value-type="float">
            <text:p>0.0259073870160582</text:p>
          </table:table-cell>
          <table:table-cell office:value-type="float" office:value="0.718440779610195" calcext:value-type="float">
            <text:p>0.718440779610195</text:p>
          </table:table-cell>
          <table:table-cell office:value-type="float" office:value="0.0318892616449563" calcext:value-type="float">
            <text:p>0.0318892616449563</text:p>
          </table:table-cell>
          <table:table-cell office:value-type="float" office:value="0.694332833583208" calcext:value-type="float">
            <text:p>0.694332833583208</text:p>
          </table:table-cell>
          <table:table-cell office:value-type="float" office:value="0.0464015145084315" calcext:value-type="float">
            <text:p>0.0464015145084315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341391359443501" calcext:value-type="float">
            <text:p>0.034139135944350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431162747358768" calcext:value-type="float">
            <text:p>0.043116274735876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259385480226709" calcext:value-type="float">
            <text:p>0.0259385480226709</text:p>
          </table:table-cell>
          <table:table-cell office:value-type="float" office:value="0.689100449775112" calcext:value-type="float">
            <text:p>0.689100449775112</text:p>
          </table:table-cell>
          <table:table-cell office:value-type="float" office:value="0.0341379014050158" calcext:value-type="float">
            <text:p>0.0341379014050158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272462409199199" calcext:value-type="float">
            <text:p>0.0272462409199199</text:p>
          </table:table-cell>
          <table:table-cell office:value-type="float" office:value="0.723643178410795" calcext:value-type="float">
            <text:p>0.723643178410795</text:p>
          </table:table-cell>
          <table:table-cell office:value-type="float" office:value="0.0213958971216505" calcext:value-type="float">
            <text:p>0.0213958971216505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9980022850547" calcext:value-type="float">
            <text:p>0.0339980022850547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271241388740843" calcext:value-type="float">
            <text:p>0.0271241388740843</text:p>
          </table:table-cell>
          <table:table-cell office:value-type="float" office:value="0.720179910044978" calcext:value-type="float">
            <text:p>0.720179910044978</text:p>
          </table:table-cell>
          <table:table-cell office:value-type="float" office:value="0.020316322412174" calcext:value-type="float">
            <text:p>0.020316322412174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25227777847339" calcext:value-type="float">
            <text:p>0.025227777847339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149126433763701" calcext:value-type="float">
            <text:p>0.0149126433763701</text:p>
          </table:table-cell>
          <table:table-cell office:value-type="float" office:value="0.699475262368815" calcext:value-type="float">
            <text:p>0.699475262368815</text:p>
          </table:table-cell>
          <table:table-cell office:value-type="float" office:value="0.0441670165334856" calcext:value-type="float">
            <text:p>0.0441670165334856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219602055730026" calcext:value-type="float">
            <text:p>0.0219602055730026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254204411276273" calcext:value-type="float">
            <text:p>0.0254204411276273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332761229760108" calcext:value-type="float">
            <text:p>0.0332761229760108</text:p>
          </table:table-cell>
          <table:table-cell office:value-type="float" office:value="0.69952023988006" calcext:value-type="float">
            <text:p>0.69952023988006</text:p>
          </table:table-cell>
          <table:table-cell office:value-type="float" office:value="0.0450639661344402" calcext:value-type="float">
            <text:p>0.0450639661344402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340152454616595" calcext:value-type="float">
            <text:p>0.0340152454616595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55949872542691" calcext:value-type="float">
            <text:p>0.03559498725426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708770614692654" calcext:value-type="float">
            <text:p>0.708770614692654</text:p>
          </table:table-cell>
          <table:table-cell office:value-type="float" office:value="0.0285091549271442" calcext:value-type="float">
            <text:p>0.0285091549271442</text:p>
          </table:table-cell>
          <table:table-cell office:value-type="float" office:value="0.686041979010495" calcext:value-type="float">
            <text:p>0.686041979010495</text:p>
          </table:table-cell>
          <table:table-cell office:value-type="float" office:value="0.0418407955124762" calcext:value-type="float">
            <text:p>0.0418407955124762</text:p>
          </table:table-cell>
          <table:table-cell office:value-type="float" office:value="0.708056971514243" calcext:value-type="float">
            <text:p>0.708056971514243</text:p>
          </table:table-cell>
          <table:table-cell office:value-type="float" office:value="0.0276009743405394" calcext:value-type="float">
            <text:p>0.0276009743405394</text:p>
          </table:table-cell>
          <table:table-cell office:value-type="float" office:value="0.722614692653673" calcext:value-type="float">
            <text:p>0.722614692653673</text:p>
          </table:table-cell>
          <table:table-cell office:value-type="float" office:value="0.0248869637938924" calcext:value-type="float">
            <text:p>0.0248869637938924</text:p>
          </table:table-cell>
          <table:table-cell office:value-type="float" office:value="0.714296851574213" calcext:value-type="float">
            <text:p>0.714296851574213</text:p>
          </table:table-cell>
          <table:table-cell office:value-type="float" office:value="0.0259814800191377" calcext:value-type="float">
            <text:p>0.0259814800191377</text:p>
          </table:table-cell>
          <table:table-cell office:value-type="float" office:value="0.701541229385307" calcext:value-type="float">
            <text:p>0.701541229385307</text:p>
          </table:table-cell>
          <table:table-cell office:value-type="float" office:value="0.0269479894352943" calcext:value-type="float">
            <text:p>0.0269479894352943</text:p>
          </table:table-cell>
          <table:table-cell office:value-type="float" office:value="0.71087556221889" calcext:value-type="float">
            <text:p>0.71087556221889</text:p>
          </table:table-cell>
          <table:table-cell office:value-type="float" office:value="0.0241923496396344" calcext:value-type="float">
            <text:p>0.0241923496396344</text:p>
          </table:table-cell>
          <table:table-cell office:value-type="float" office:value="0.707385307346327" calcext:value-type="float">
            <text:p>0.707385307346327</text:p>
          </table:table-cell>
          <table:table-cell office:value-type="float" office:value="0.0270290227192699" calcext:value-type="float">
            <text:p>0.0270290227192699</text:p>
          </table:table-cell>
          <table:table-cell office:value-type="float" office:value="0.704308845577211" calcext:value-type="float">
            <text:p>0.704308845577211</text:p>
          </table:table-cell>
          <table:table-cell office:value-type="float" office:value="0.0218667405849225" calcext:value-type="float">
            <text:p>0.0218667405849225</text:p>
          </table:table-cell>
          <table:table-cell office:value-type="float" office:value="0.709148425787106" calcext:value-type="float">
            <text:p>0.709148425787106</text:p>
          </table:table-cell>
          <table:table-cell office:value-type="float" office:value="0.0409013881786909" calcext:value-type="float">
            <text:p>0.0409013881786909</text:p>
          </table:table-cell>
          <table:table-cell office:value-type="float" office:value="0.707409295352324" calcext:value-type="float">
            <text:p>0.707409295352324</text:p>
          </table:table-cell>
          <table:table-cell office:value-type="float" office:value="0.0324701584741289" calcext:value-type="float">
            <text:p>0.0324701584741289</text:p>
          </table:table-cell>
          <table:table-cell office:value-type="float" office:value="0.71568215892054" calcext:value-type="float">
            <text:p>0.71568215892054</text:p>
          </table:table-cell>
          <table:table-cell office:value-type="float" office:value="0.0351557496275144" calcext:value-type="float">
            <text:p>0.0351557496275144</text:p>
          </table:table-cell>
          <table:table-cell office:value-type="float" office:value="0.71288155922039" calcext:value-type="float">
            <text:p>0.71288155922039</text:p>
          </table:table-cell>
          <table:table-cell office:value-type="float" office:value="0.0411032983462951" calcext:value-type="float">
            <text:p>0.0411032983462951</text:p>
          </table:table-cell>
          <table:table-cell office:value-type="float" office:value="0.696746626686657" calcext:value-type="float">
            <text:p>0.696746626686657</text:p>
          </table:table-cell>
          <table:table-cell office:value-type="float" office:value="0.0437403108017267" calcext:value-type="float">
            <text:p>0.0437403108017267</text:p>
          </table:table-cell>
          <table:table-cell office:value-type="float" office:value="0.707364317841079" calcext:value-type="float">
            <text:p>0.707364317841079</text:p>
          </table:table-cell>
          <table:table-cell office:value-type="float" office:value="0.033571398719138" calcext:value-type="float">
            <text:p>0.033571398719138</text:p>
          </table:table-cell>
          <table:table-cell office:value-type="float" office:value="0.713895052473763" calcext:value-type="float">
            <text:p>0.713895052473763</text:p>
          </table:table-cell>
          <table:table-cell office:value-type="float" office:value="0.0403848089084047" calcext:value-type="float">
            <text:p>0.04038480890840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342358130540731" calcext:value-type="float">
            <text:p>0.0342358130540731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303079159414315" calcext:value-type="float">
            <text:p>0.030307915941431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1592359190834" calcext:value-type="float">
            <text:p>0.021592359190834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21769284799106" calcext:value-type="float">
            <text:p>0.021769284799106</text:p>
          </table:table-cell>
          <table:table-cell office:value-type="float" office:value="0.891710261569417" calcext:value-type="float">
            <text:p>0.891710261569417</text:p>
          </table:table-cell>
          <table:table-cell office:value-type="float" office:value="0.0260749372335998" calcext:value-type="float">
            <text:p>0.0260749372335998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35073196025368" calcext:value-type="float">
            <text:p>0.0335073196025368</text:p>
          </table:table-cell>
          <table:table-cell office:value-type="float" office:value="0.917303822937626" calcext:value-type="float">
            <text:p>0.917303822937626</text:p>
          </table:table-cell>
          <table:table-cell office:value-type="float" office:value="0.0357181112809268" calcext:value-type="float">
            <text:p>0.0357181112809268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248924344473181" calcext:value-type="float">
            <text:p>0.0248924344473181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268639927978057" calcext:value-type="float">
            <text:p>0.026863992797805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076201515811612" calcext:value-type="float">
            <text:p>0.0076201515811612</text:p>
          </table:table-cell>
          <table:table-cell office:value-type="float" office:value="0.900241448692153" calcext:value-type="float">
            <text:p>0.900241448692153</text:p>
          </table:table-cell>
          <table:table-cell office:value-type="float" office:value="0.0405162648347066" calcext:value-type="float">
            <text:p>0.0405162648347066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239988036574976" calcext:value-type="float">
            <text:p>0.0239988036574976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307555654327484" calcext:value-type="float">
            <text:p>0.0307555654327484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03098591549296" calcext:value-type="float">
            <text:p>0.903098591549296</text:p>
          </table:table-cell>
          <table:table-cell office:value-type="float" office:value="0.0188183101506598" calcext:value-type="float">
            <text:p>0.018818310150659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235167287060372" calcext:value-type="float">
            <text:p>0.023516728706037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93915508274598" calcext:value-type="float">
            <text:p>0.0293915508274598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2579476861167" calcext:value-type="float">
            <text:p>0.92579476861167</text:p>
          </table:table-cell>
          <table:table-cell office:value-type="float" office:value="0.0342417251174886" calcext:value-type="float">
            <text:p>0.0342417251174886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84018118280587" calcext:value-type="float">
            <text:p>0.0284018118280587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9252516318809" calcext:value-type="float">
            <text:p>0.029252516318809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55871225592103" calcext:value-type="float">
            <text:p>0.0255871225592103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75089377691429" calcext:value-type="float">
            <text:p>0.0275089377691429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188058283096093" calcext:value-type="float">
            <text:p>0.0188058283096093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69582709635454" calcext:value-type="float">
            <text:p>0.0369582709635454</text:p>
          </table:table-cell>
          <table:table-cell office:value-type="float" office:value="0.928732394366197" calcext:value-type="float">
            <text:p>0.928732394366197</text:p>
          </table:table-cell>
          <table:table-cell office:value-type="float" office:value="0.0227174472587188" calcext:value-type="float">
            <text:p>0.0227174472587188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296684839415645" calcext:value-type="float">
            <text:p>0.029668483941564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69582709635454" calcext:value-type="float">
            <text:p>0.0369582709635454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03093852509992" calcext:value-type="float">
            <text:p>0.030309385250999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77601835528911" calcext:value-type="float">
            <text:p>0.0277601835528911</text:p>
          </table:table-cell>
          <table:table-cell office:value-type="float" office:value="0.925875251509054" calcext:value-type="float">
            <text:p>0.925875251509054</text:p>
          </table:table-cell>
          <table:table-cell office:value-type="float" office:value="0.0276067043453808" calcext:value-type="float">
            <text:p>0.0276067043453808</text:p>
          </table:table-cell>
          <table:table-cell office:value-type="float" office:value="0.928732394366197" calcext:value-type="float">
            <text:p>0.928732394366197</text:p>
          </table:table-cell>
          <table:table-cell office:value-type="float" office:value="0.0248620841097282" calcext:value-type="float">
            <text:p>0.0248620841097282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257078771419904" calcext:value-type="float">
            <text:p>0.0257078771419904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3158953722334" calcext:value-type="float">
            <text:p>0.93158953722334</text:p>
          </table:table-cell>
          <table:table-cell office:value-type="float" office:value="0.0275650251851767" calcext:value-type="float">
            <text:p>0.0275650251851767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258424054052351" calcext:value-type="float">
            <text:p>0.0258424054052351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342213241821576" calcext:value-type="float">
            <text:p>0.0342213241821576</text:p>
          </table:table-cell>
          <table:table-cell office:value-type="float" office:value="0.928692152917505" calcext:value-type="float">
            <text:p>0.928692152917505</text:p>
          </table:table-cell>
          <table:table-cell office:value-type="float" office:value="0.0204171326273227" calcext:value-type="float">
            <text:p>0.0204171326273227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5550991213865" calcext:value-type="float">
            <text:p>0.035550991213865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38384309834461" calcext:value-type="float">
            <text:p>0.0238384309834461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12999512277006" calcext:value-type="float">
            <text:p>0.021299951227700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258424054052351" calcext:value-type="float">
            <text:p>0.0258424054052351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34406438631791" calcext:value-type="float">
            <text:p>0.934406438631791</text:p>
          </table:table-cell>
          <table:table-cell office:value-type="float" office:value="0.0297409217461118" calcext:value-type="float">
            <text:p>0.0297409217461118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213731914906176" calcext:value-type="float">
            <text:p>0.0213731914906176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95409648998935" calcext:value-type="float">
            <text:p>0.0295409648998935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184480819816967" calcext:value-type="float">
            <text:p>0.0184480819816967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.911106639839034" calcext:value-type="float">
            <text:p>0.911106639839034</text:p>
          </table:table-cell>
          <table:table-cell office:value-type="float" office:value="0.0279493475643159" calcext:value-type="float">
            <text:p>0.0279493475643159</text:p>
          </table:table-cell>
          <table:table-cell office:value-type="float" office:value="0.924249496981891" calcext:value-type="float">
            <text:p>0.924249496981891</text:p>
          </table:table-cell>
          <table:table-cell office:value-type="float" office:value="0.0288351177986809" calcext:value-type="float">
            <text:p>0.0288351177986809</text:p>
          </table:table-cell>
          <table:table-cell office:value-type="float" office:value="0.925319919517103" calcext:value-type="float">
            <text:p>0.925319919517103</text:p>
          </table:table-cell>
          <table:table-cell office:value-type="float" office:value="0.0279785772657136" calcext:value-type="float">
            <text:p>0.0279785772657136</text:p>
          </table:table-cell>
          <table:table-cell office:value-type="float" office:value="0.926993963782696" calcext:value-type="float">
            <text:p>0.926993963782696</text:p>
          </table:table-cell>
          <table:table-cell office:value-type="float" office:value="0.0245326836288526" calcext:value-type="float">
            <text:p>0.0245326836288526</text:p>
          </table:table-cell>
          <table:table-cell office:value-type="float" office:value="0.920217303822938" calcext:value-type="float">
            <text:p>0.920217303822938</text:p>
          </table:table-cell>
          <table:table-cell office:value-type="float" office:value="0.028305811683801" calcext:value-type="float">
            <text:p>0.028305811683801</text:p>
          </table:table-cell>
          <table:table-cell office:value-type="float" office:value="0.920804828973843" calcext:value-type="float">
            <text:p>0.920804828973843</text:p>
          </table:table-cell>
          <table:table-cell office:value-type="float" office:value="0.025183420802644" calcext:value-type="float">
            <text:p>0.025183420802644</text:p>
          </table:table-cell>
          <table:table-cell office:value-type="float" office:value="0.917376257545272" calcext:value-type="float">
            <text:p>0.917376257545272</text:p>
          </table:table-cell>
          <table:table-cell office:value-type="float" office:value="0.033625325161171" calcext:value-type="float">
            <text:p>0.033625325161171</text:p>
          </table:table-cell>
          <table:table-cell office:value-type="float" office:value="0.925327967806841" calcext:value-type="float">
            <text:p>0.925327967806841</text:p>
          </table:table-cell>
          <table:table-cell office:value-type="float" office:value="0.0248290276663762" calcext:value-type="float">
            <text:p>0.0248290276663762</text:p>
          </table:table-cell>
          <table:table-cell office:value-type="float" office:value="0.924780684104628" calcext:value-type="float">
            <text:p>0.924780684104628</text:p>
          </table:table-cell>
          <table:table-cell office:value-type="float" office:value="0.0270382777792928" calcext:value-type="float">
            <text:p>0.0270382777792928</text:p>
          </table:table-cell>
          <table:table-cell office:value-type="float" office:value="0.920828973843058" calcext:value-type="float">
            <text:p>0.920828973843058</text:p>
          </table:table-cell>
          <table:table-cell office:value-type="float" office:value="0.0206843825175227" calcext:value-type="float">
            <text:p>0.0206843825175227</text:p>
          </table:table-cell>
          <table:table-cell office:value-type="float" office:value="0.919082494969819" calcext:value-type="float">
            <text:p>0.919082494969819</text:p>
          </table:table-cell>
          <table:table-cell office:value-type="float" office:value="0.0333494311299127" calcext:value-type="float">
            <text:p>0.0333494311299127</text:p>
          </table:table-cell>
          <table:table-cell office:value-type="float" office:value="0.927050301810865" calcext:value-type="float">
            <text:p>0.927050301810865</text:p>
          </table:table-cell>
          <table:table-cell office:value-type="float" office:value="0.0256739647086588" calcext:value-type="float">
            <text:p>0.0256739647086588</text:p>
          </table:table-cell>
          <table:table-cell office:value-type="float" office:value="0.923670020120724" calcext:value-type="float">
            <text:p>0.923670020120724</text:p>
          </table:table-cell>
          <table:table-cell office:value-type="float" office:value="0.0272332246162457" calcext:value-type="float">
            <text:p>0.0272332246162457</text:p>
          </table:table-cell>
          <table:table-cell office:value-type="float" office:value="0.916297786720322" calcext:value-type="float">
            <text:p>0.916297786720322</text:p>
          </table:table-cell>
          <table:table-cell office:value-type="float" office:value="0.0245089688569739" calcext:value-type="float">
            <text:p>0.0245089688569739</text:p>
          </table:table-cell>
          <table:table-cell office:value-type="float" office:value="0.9219476861167" calcext:value-type="float">
            <text:p>0.9219476861167</text:p>
          </table:table-cell>
          <table:table-cell office:value-type="float" office:value="0.0333068229402866" calcext:value-type="float">
            <text:p>0.0333068229402866</text:p>
          </table:table-cell>
          <table:table-cell office:value-type="float" office:value="0.922494969818913" calcext:value-type="float">
            <text:p>0.922494969818913</text:p>
          </table:table-cell>
          <table:table-cell office:value-type="float" office:value="0.0229467437034768" calcext:value-type="float">
            <text:p>0.022946743703476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29123164417282" calcext:value-type="float">
            <text:p>0.729123164417282</text:p>
          </table:table-cell>
          <table:table-cell office:value-type="float" office:value="0.0377720720516356" calcext:value-type="float">
            <text:p>0.0377720720516356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171722699686118" calcext:value-type="float">
            <text:p>0.0171722699686118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2182417789512" calcext:value-type="float">
            <text:p>0.022182417789512</text:p>
          </table:table-cell>
          <table:table-cell office:value-type="float" office:value="0.736940836940837" calcext:value-type="float">
            <text:p>0.736940836940837</text:p>
          </table:table-cell>
          <table:table-cell office:value-type="float" office:value="0.024216618848354" calcext:value-type="float">
            <text:p>0.024216618848354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149606952163499" calcext:value-type="float">
            <text:p>0.0149606952163499</text:p>
          </table:table-cell>
          <table:table-cell office:value-type="float" office:value="0.730396400984636" calcext:value-type="float">
            <text:p>0.730396400984636</text:p>
          </table:table-cell>
          <table:table-cell office:value-type="float" office:value="0.0279753090066209" calcext:value-type="float">
            <text:p>0.0279753090066209</text:p>
          </table:table-cell>
          <table:table-cell office:value-type="float" office:value="0.752610134963076" calcext:value-type="float">
            <text:p>0.752610134963076</text:p>
          </table:table-cell>
          <table:table-cell office:value-type="float" office:value="0.0254799702584835" calcext:value-type="float">
            <text:p>0.0254799702584835</text:p>
          </table:table-cell>
          <table:table-cell office:value-type="float" office:value="0.7409048467872" calcext:value-type="float">
            <text:p>0.7409048467872</text:p>
          </table:table-cell>
          <table:table-cell office:value-type="float" office:value="0.0320971437263268" calcext:value-type="float">
            <text:p>0.0320971437263268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33734198018573" calcext:value-type="float">
            <text:p>0.0333734198018573</text:p>
          </table:table-cell>
          <table:table-cell office:value-type="float" office:value="0.746048722519311" calcext:value-type="float">
            <text:p>0.746048722519311</text:p>
          </table:table-cell>
          <table:table-cell office:value-type="float" office:value="0.0226947170864541" calcext:value-type="float">
            <text:p>0.0226947170864541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157784785284393" calcext:value-type="float">
            <text:p>0.0157784785284393</text:p>
          </table:table-cell>
          <table:table-cell office:value-type="float" office:value="0.735633647398353" calcext:value-type="float">
            <text:p>0.735633647398353</text:p>
          </table:table-cell>
          <table:table-cell office:value-type="float" office:value="0.0312114986169722" calcext:value-type="float">
            <text:p>0.0312114986169722</text:p>
          </table:table-cell>
          <table:table-cell office:value-type="float" office:value="0.735650623885918" calcext:value-type="float">
            <text:p>0.735650623885918</text:p>
          </table:table-cell>
          <table:table-cell office:value-type="float" office:value="0.0485333255283393" calcext:value-type="float">
            <text:p>0.0485333255283393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7983030104721" calcext:value-type="float">
            <text:p>0.0377983030104721</text:p>
          </table:table-cell>
          <table:table-cell office:value-type="float" office:value="0.736966301672184" calcext:value-type="float">
            <text:p>0.736966301672184</text:p>
          </table:table-cell>
          <table:table-cell office:value-type="float" office:value="0.0371428516725776" calcext:value-type="float">
            <text:p>0.0371428516725776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95479198162173" calcext:value-type="float">
            <text:p>0.029547919816217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38231049995756" calcext:value-type="float">
            <text:p>0.738231049995756</text:p>
          </table:table-cell>
          <table:table-cell office:value-type="float" office:value="0.0369228408742812" calcext:value-type="float">
            <text:p>0.0369228408742812</text:p>
          </table:table-cell>
          <table:table-cell office:value-type="float" office:value="0.749987267634326" calcext:value-type="float">
            <text:p>0.749987267634326</text:p>
          </table:table-cell>
          <table:table-cell office:value-type="float" office:value="0.0064033799979883" calcext:value-type="float">
            <text:p>0.0064033799979883</text:p>
          </table:table-cell>
          <table:table-cell office:value-type="float" office:value="0.755182072829132" calcext:value-type="float">
            <text:p>0.755182072829132</text:p>
          </table:table-cell>
          <table:table-cell office:value-type="float" office:value="0.0207412238592771" calcext:value-type="float">
            <text:p>0.0207412238592771</text:p>
          </table:table-cell>
          <table:table-cell office:value-type="float" office:value="0.740845429080723" calcext:value-type="float">
            <text:p>0.740845429080723</text:p>
          </table:table-cell>
          <table:table-cell office:value-type="float" office:value="0.0232797030202698" calcext:value-type="float">
            <text:p>0.0232797030202698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59468054575532" calcext:value-type="float">
            <text:p>0.0359468054575532</text:p>
          </table:table-cell>
          <table:table-cell office:value-type="float" office:value="0.747321959086665" calcext:value-type="float">
            <text:p>0.747321959086665</text:p>
          </table:table-cell>
          <table:table-cell office:value-type="float" office:value="0.0340578102051809" calcext:value-type="float">
            <text:p>0.0340578102051809</text:p>
          </table:table-cell>
          <table:table-cell office:value-type="float" office:value="0.75650623885918" calcext:value-type="float">
            <text:p>0.75650623885918</text:p>
          </table:table-cell>
          <table:table-cell office:value-type="float" office:value="0.0228870623335822" calcext:value-type="float">
            <text:p>0.0228870623335822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218704176222443" calcext:value-type="float">
            <text:p>0.0218704176222443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27705028688834" calcext:value-type="float">
            <text:p>0.0327705028688834</text:p>
          </table:table-cell>
          <table:table-cell office:value-type="float" office:value="0.746057210763093" calcext:value-type="float">
            <text:p>0.746057210763093</text:p>
          </table:table-cell>
          <table:table-cell office:value-type="float" office:value="0.0265531409502374" calcext:value-type="float">
            <text:p>0.0265531409502374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06888340033958" calcext:value-type="float">
            <text:p>0.0206888340033958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94869878948556" calcext:value-type="float">
            <text:p>0.029486987894855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895679972937" calcext:value-type="float">
            <text:p>0.0261895679972937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474096018331644" calcext:value-type="float">
            <text:p>0.047409601833164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39512774806892" calcext:value-type="float">
            <text:p>0.739512774806892</text:p>
          </table:table-cell>
          <table:table-cell office:value-type="float" office:value="0.0484168339016142" calcext:value-type="float">
            <text:p>0.0484168339016142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11360619307855" calcext:value-type="float">
            <text:p>0.011360619307855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234230660960472" calcext:value-type="float">
            <text:p>0.023423066096047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208922391082926" calcext:value-type="float">
            <text:p>0.0208922391082926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22549639082964" calcext:value-type="float">
            <text:p>0.022549639082964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58043727855552" calcext:value-type="float">
            <text:p>0.0258043727855552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66950138873203" calcext:value-type="float">
            <text:p>0.0266950138873203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291587915176137" calcext:value-type="float">
            <text:p>0.0291587915176137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257775714538873" calcext:value-type="float">
            <text:p>0.0257775714538873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27967224001811" calcext:value-type="float">
            <text:p>0.027967224001811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287385567312099" calcext:value-type="float">
            <text:p>0.0287385567312099</text:p>
          </table:table-cell>
          <table:table-cell office:value-type="float" office:value="0.748629148629149" calcext:value-type="float">
            <text:p>0.748629148629149</text:p>
          </table:table-cell>
          <table:table-cell office:value-type="float" office:value="0.0314696043266751" calcext:value-type="float">
            <text:p>0.031469604326675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30559530429947" calcext:value-type="float">
            <text:p>0.0330559530429947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06098681670841" calcext:value-type="float">
            <text:p>0.0306098681670841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289986534730593" calcext:value-type="float">
            <text:p>0.0289986534730593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87782135444766" calcext:value-type="float">
            <text:p>0.028778213544476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425962811175761" calcext:value-type="float">
            <text:p>0.0425962811175761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132658989860349" calcext:value-type="float">
            <text:p>0.0132658989860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98840041666794" calcext:value-type="float">
            <text:p>0.02988400416667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211974578742213" calcext:value-type="float">
            <text:p>0.0211974578742213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65161581800161" calcext:value-type="float">
            <text:p>0.0265161581800161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50524259787249" calcext:value-type="float">
            <text:p>0.0350524259787249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251016686764948" calcext:value-type="float">
            <text:p>0.0251016686764948</text:p>
          </table:table-cell>
          <table:table-cell office:value-type="float" office:value="0.756446821152703" calcext:value-type="float">
            <text:p>0.756446821152703</text:p>
          </table:table-cell>
          <table:table-cell office:value-type="float" office:value="0.0367456235103258" calcext:value-type="float">
            <text:p>0.0367456235103258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3570446141104" calcext:value-type="float">
            <text:p>0.033570446141104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27763720633189" calcext:value-type="float">
            <text:p>0.027763720633189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34350295615993" calcext:value-type="float">
            <text:p>0.0334350295615993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73678314760878" calcext:value-type="float">
            <text:p>0.0373678314760878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350217264806289" calcext:value-type="float">
            <text:p>0.03502172648062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85583269161973" calcext:value-type="float">
            <text:p>0.0285583269161973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318174376587225" calcext:value-type="float">
            <text:p>0.0318174376587225</text:p>
          </table:table-cell>
          <table:table-cell office:value-type="float" office:value="0.748654613360496" calcext:value-type="float">
            <text:p>0.748654613360496</text:p>
          </table:table-cell>
          <table:table-cell office:value-type="float" office:value="0.0268281616941446" calcext:value-type="float">
            <text:p>0.026828161694144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35616670910789" calcext:value-type="float">
            <text:p>0.735616670910789</text:p>
          </table:table-cell>
          <table:table-cell office:value-type="float" office:value="0.044857985274123" calcext:value-type="float">
            <text:p>0.044857985274123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11360619307855" calcext:value-type="float">
            <text:p>0.011360619307855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262919771548017" calcext:value-type="float">
            <text:p>0.026291977154801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202305854159351" calcext:value-type="float">
            <text:p>0.0202305854159351</text:p>
          </table:table-cell>
          <table:table-cell office:value-type="float" office:value="0.75388337153043" calcext:value-type="float">
            <text:p>0.75388337153043</text:p>
          </table:table-cell>
          <table:table-cell office:value-type="float" office:value="0.0261272328418609" calcext:value-type="float">
            <text:p>0.0261272328418609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93094661529547" calcext:value-type="float">
            <text:p>0.0393094661529547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255076139226072" calcext:value-type="float">
            <text:p>0.0255076139226072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875451603897" calcext:value-type="float">
            <text:p>0.0326875451603897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41214387662944" calcext:value-type="float">
            <text:p>0.0341214387662944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247788396107489" calcext:value-type="float">
            <text:p>0.0247788396107489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13870733923514" calcext:value-type="float">
            <text:p>0.0313870733923514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61999291067477" calcext:value-type="float">
            <text:p>0.0361999291067477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80167487879874" calcext:value-type="float">
            <text:p>0.0380167487879874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84542118802808" calcext:value-type="float">
            <text:p>0.0284542118802808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365536513496072" calcext:value-type="float">
            <text:p>0.0365536513496072</text:p>
          </table:table-cell>
          <table:table-cell office:value-type="float" office:value="0.748646125116713" calcext:value-type="float">
            <text:p>0.748646125116713</text:p>
          </table:table-cell>
          <table:table-cell office:value-type="float" office:value="0.0269218304263134" calcext:value-type="float">
            <text:p>0.0269218304263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.736141244376539" calcext:value-type="float">
            <text:p>0.736141244376539</text:p>
          </table:table-cell>
          <table:table-cell office:value-type="float" office:value="0.042113202643846" calcext:value-type="float">
            <text:p>0.042113202643846</text:p>
          </table:table-cell>
          <table:table-cell office:value-type="float" office:value="0.750752907223496" calcext:value-type="float">
            <text:p>0.750752907223496</text:p>
          </table:table-cell>
          <table:table-cell office:value-type="float" office:value="0.011912557513669" calcext:value-type="float">
            <text:p>0.011912557513669</text:p>
          </table:table-cell>
          <table:table-cell office:value-type="float" office:value="0.753076988371106" calcext:value-type="float">
            <text:p>0.753076988371106</text:p>
          </table:table-cell>
          <table:table-cell office:value-type="float" office:value="0.0245045378132635" calcext:value-type="float">
            <text:p>0.0245045378132635</text:p>
          </table:table-cell>
          <table:table-cell office:value-type="float" office:value="0.74917239623122" calcext:value-type="float">
            <text:p>0.74917239623122</text:p>
          </table:table-cell>
          <table:table-cell office:value-type="float" office:value="0.0219633208534146" calcext:value-type="float">
            <text:p>0.0219633208534146</text:p>
          </table:table-cell>
          <table:table-cell office:value-type="float" office:value="0.754380782616077" calcext:value-type="float">
            <text:p>0.754380782616077</text:p>
          </table:table-cell>
          <table:table-cell office:value-type="float" office:value="0.0252201061557488" calcext:value-type="float">
            <text:p>0.0252201061557488</text:p>
          </table:table-cell>
          <table:table-cell office:value-type="float" office:value="0.74812324929972" calcext:value-type="float">
            <text:p>0.74812324929972</text:p>
          </table:table-cell>
          <table:table-cell office:value-type="float" office:value="0.0324398768258073" calcext:value-type="float">
            <text:p>0.0324398768258073</text:p>
          </table:table-cell>
          <table:table-cell office:value-type="float" office:value="0.756487564722859" calcext:value-type="float">
            <text:p>0.756487564722859</text:p>
          </table:table-cell>
          <table:table-cell office:value-type="float" office:value="0.0251342658156976" calcext:value-type="float">
            <text:p>0.0251342658156976</text:p>
          </table:table-cell>
          <table:table-cell office:value-type="float" office:value="0.752048213224684" calcext:value-type="float">
            <text:p>0.752048213224684</text:p>
          </table:table-cell>
          <table:table-cell office:value-type="float" office:value="0.0305119043073801" calcext:value-type="float">
            <text:p>0.0305119043073801</text:p>
          </table:table-cell>
          <table:table-cell office:value-type="float" office:value="0.753326542738307" calcext:value-type="float">
            <text:p>0.753326542738307</text:p>
          </table:table-cell>
          <table:table-cell office:value-type="float" office:value="0.0319226758064053" calcext:value-type="float">
            <text:p>0.0319226758064053</text:p>
          </table:table-cell>
          <table:table-cell office:value-type="float" office:value="0.756984975808505" calcext:value-type="float">
            <text:p>0.756984975808505</text:p>
          </table:table-cell>
          <table:table-cell office:value-type="float" office:value="0.0259515284564881" calcext:value-type="float">
            <text:p>0.0259515284564881</text:p>
          </table:table-cell>
          <table:table-cell office:value-type="float" office:value="0.761166284695696" calcext:value-type="float">
            <text:p>0.761166284695696</text:p>
          </table:table-cell>
          <table:table-cell office:value-type="float" office:value="0.0260055944433991" calcext:value-type="float">
            <text:p>0.0260055944433991</text:p>
          </table:table-cell>
          <table:table-cell office:value-type="float" office:value="0.748632543926662" calcext:value-type="float">
            <text:p>0.748632543926662</text:p>
          </table:table-cell>
          <table:table-cell office:value-type="float" office:value="0.0331471702842677" calcext:value-type="float">
            <text:p>0.0331471702842677</text:p>
          </table:table-cell>
          <table:table-cell office:value-type="float" office:value="0.753093964858671" calcext:value-type="float">
            <text:p>0.753093964858671</text:p>
          </table:table-cell>
          <table:table-cell office:value-type="float" office:value="0.0380618051613037" calcext:value-type="float">
            <text:p>0.0380618051613037</text:p>
          </table:table-cell>
          <table:table-cell office:value-type="float" office:value="0.755149817502759" calcext:value-type="float">
            <text:p>0.755149817502759</text:p>
          </table:table-cell>
          <table:table-cell office:value-type="float" office:value="0.0303220555942656" calcext:value-type="float">
            <text:p>0.0303220555942656</text:p>
          </table:table-cell>
          <table:table-cell office:value-type="float" office:value="0.751263899499194" calcext:value-type="float">
            <text:p>0.751263899499194</text:p>
          </table:table-cell>
          <table:table-cell office:value-type="float" office:value="0.0342278766574795" calcext:value-type="float">
            <text:p>0.0342278766574795</text:p>
          </table:table-cell>
          <table:table-cell office:value-type="float" office:value="0.748381291910704" calcext:value-type="float">
            <text:p>0.748381291910704</text:p>
          </table:table-cell>
          <table:table-cell office:value-type="float" office:value="0.0318971454628633" calcext:value-type="float">
            <text:p>0.03189714546286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8874458874459</text:p>
          </table:table-cell>
          <table:table-cell office:value-type="float" office:value="0.0120514380147836" calcext:value-type="float">
            <text:p>0.012051438014783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2438097535418" calcext:value-type="float">
            <text:p>0.007243809753541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82421786859999" calcext:value-type="float">
            <text:p>0.008242178685999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50762075322764" calcext:value-type="float">
            <text:p>0.005076207532276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93600642036535" calcext:value-type="float">
            <text:p>0.0093600642036535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23710933225331" calcext:value-type="float">
            <text:p>0.002371093322533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49358243510784" calcext:value-type="float">
            <text:p>0.0049358243510784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00363836531339" calcext:value-type="float">
            <text:p>0.010036383653133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9277333063329" calcext:value-type="float">
            <text:p>0.005927733306332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6714437261569" calcext:value-type="float">
            <text:p>0.006671443726156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61904761904762" calcext:value-type="float">
            <text:p>0.961904761904762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9277333063329" calcext:value-type="float">
            <text:p>0.0059277333063329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9128655509399" calcext:value-type="float">
            <text:p>0.006912865550939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4664966301333" calcext:value-type="float">
            <text:p>0.008466496630133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9128655509399" calcext:value-type="float">
            <text:p>0.0069128655509399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7421866450663" calcext:value-type="float">
            <text:p>0.004742186645066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6008444510722" calcext:value-type="float">
            <text:p>0.006600844451072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65367965367965" calcext:value-type="float">
            <text:p>0.965367965367965</text:p>
          </table:table-cell>
          <table:table-cell office:value-type="float" office:value="0.0083830808359467" calcext:value-type="float">
            <text:p>0.008383080835946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4209510710784" calcext:value-type="float">
            <text:p>0.006420951071078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98002003659496" calcext:value-type="float">
            <text:p>0.009800200365949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64502164502164" calcext:value-type="float">
            <text:p>0.964502164502164</text:p>
          </table:table-cell>
          <table:table-cell office:value-type="float" office:value="0.0088718188449866" calcext:value-type="float">
            <text:p>0.008871818844986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4209510710784" calcext:value-type="float">
            <text:p>0.006420951071078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7119531590901" calcext:value-type="float">
            <text:p>0.008711953159090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7759635681811" calcext:value-type="float">
            <text:p>0.006775963568181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64502164502164" calcext:value-type="float">
            <text:p>0.964502164502164</text:p>
          </table:table-cell>
          <table:table-cell office:value-type="float" office:value="0.0111003302207429" calcext:value-type="float">
            <text:p>0.011100330220742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47421866450663" calcext:value-type="float">
            <text:p>0.004742186645066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46925288720083" calcext:value-type="float">
            <text:p>0.004692528872008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58079687727267" calcext:value-type="float">
            <text:p>0.005807968772726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30192585018" calcext:value-type="float">
            <text:p>0.005301925850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.963030303030303" calcext:value-type="float">
            <text:p>0.963030303030303</text:p>
          </table:table-cell>
          <table:table-cell office:value-type="float" office:value="0.00953654884857088" calcext:value-type="float">
            <text:p>0.00953654884857088</text:p>
          </table:table-cell>
          <table:table-cell office:value-type="float" office:value="0.975238095238095" calcext:value-type="float">
            <text:p>0.975238095238095</text:p>
          </table:table-cell>
          <table:table-cell office:value-type="float" office:value="0.00518403596138444" calcext:value-type="float">
            <text:p>0.005184035961384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1781169277332" calcext:value-type="float">
            <text:p>0.00601781169277332</text:p>
          </table:table-cell>
          <table:table-cell office:value-type="float" office:value="0.972207792207792" calcext:value-type="float">
            <text:p>0.972207792207792</text:p>
          </table:table-cell>
          <table:table-cell office:value-type="float" office:value="0.00701544358177572" calcext:value-type="float">
            <text:p>0.0070154435817757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070530856283249" calcext:value-type="float">
            <text:p>0.007053085628324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59864952976754" calcext:value-type="float">
            <text:p>0.0055986495297675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0596441503819504" calcext:value-type="float">
            <text:p>0.0059644150381950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581102184132838" calcext:value-type="float">
            <text:p>0.0058110218413283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716390973276638" calcext:value-type="float">
            <text:p>0.00716390973276638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503219174172066" calcext:value-type="float">
            <text:p>0.00503219174172066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072981407105964" calcext:value-type="float">
            <text:p>0.0072981407105964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51934235694554" calcext:value-type="float">
            <text:p>0.0051934235694554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90001973853656" calcext:value-type="float">
            <text:p>0.0090001973853656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0566747254467276" calcext:value-type="float">
            <text:p>0.0056674725446727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75633336639586" calcext:value-type="float">
            <text:p>0.00675633336639586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54712970075596" calcext:value-type="float">
            <text:p>0.0065471297007559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513371014243625" calcext:value-type="float">
            <text:p>0.0513371014243625</text:p>
          </table:table-cell>
          <table:table-cell office:value-type="float" office:value="0.726016260162602" calcext:value-type="float">
            <text:p>0.726016260162602</text:p>
          </table:table-cell>
          <table:table-cell office:value-type="float" office:value="0.0313975758217945" calcext:value-type="float">
            <text:p>0.0313975758217945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245542299876573" calcext:value-type="float">
            <text:p>0.0245542299876573</text:p>
          </table:table-cell>
          <table:table-cell office:value-type="float" office:value="0.720673635307782" calcext:value-type="float">
            <text:p>0.720673635307782</text:p>
          </table:table-cell>
          <table:table-cell office:value-type="float" office:value="0.0899122751821691" calcext:value-type="float">
            <text:p>0.0899122751821691</text:p>
          </table:table-cell>
          <table:table-cell office:value-type="float" office:value="0.70650406504065" calcext:value-type="float">
            <text:p>0.70650406504065</text:p>
          </table:table-cell>
          <table:table-cell office:value-type="float" office:value="0.0377101582124367" calcext:value-type="float">
            <text:p>0.0377101582124367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198313998660983" calcext:value-type="float">
            <text:p>0.0198313998660983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492661515561911" calcext:value-type="float">
            <text:p>0.0492661515561911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339996612548437" calcext:value-type="float">
            <text:p>0.033999661254843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369348935914438" calcext:value-type="float">
            <text:p>0.0369348935914438</text:p>
          </table:table-cell>
          <table:table-cell office:value-type="float" office:value="0.764808362369338" calcext:value-type="float">
            <text:p>0.764808362369338</text:p>
          </table:table-cell>
          <table:table-cell office:value-type="float" office:value="0.0438049295369247" calcext:value-type="float">
            <text:p>0.043804929536924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649192080098757" calcext:value-type="float">
            <text:p>0.0649192080098757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494816457870805" calcext:value-type="float">
            <text:p>0.049481645787080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386307646651105" calcext:value-type="float">
            <text:p>0.0386307646651105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27372113657934" calcext:value-type="float">
            <text:p>0.0427372113657934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619473479239332" calcext:value-type="float">
            <text:p>0.061947347923933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496564919347986" calcext:value-type="float">
            <text:p>0.0496564919347986</text:p>
          </table:table-cell>
          <table:table-cell office:value-type="float" office:value="0.726132404181185" calcext:value-type="float">
            <text:p>0.726132404181185</text:p>
          </table:table-cell>
          <table:table-cell office:value-type="float" office:value="0.0454552137897242" calcext:value-type="float">
            <text:p>0.0454552137897242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12950936989343" calcext:value-type="float">
            <text:p>0.0212950936989343</text:p>
          </table:table-cell>
          <table:table-cell office:value-type="float" office:value="0.716144018583043" calcext:value-type="float">
            <text:p>0.716144018583043</text:p>
          </table:table-cell>
          <table:table-cell office:value-type="float" office:value="0.0412176287797996" calcext:value-type="float">
            <text:p>0.0412176287797996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171337032426618" calcext:value-type="float">
            <text:p>0.0171337032426618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464129431059401" calcext:value-type="float">
            <text:p>0.0464129431059401</text:p>
          </table:table-cell>
          <table:table-cell office:value-type="float" office:value="0.749593495934959" calcext:value-type="float">
            <text:p>0.749593495934959</text:p>
          </table:table-cell>
          <table:table-cell office:value-type="float" office:value="0.0433743876529228" calcext:value-type="float">
            <text:p>0.0433743876529228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587150805302608" calcext:value-type="float">
            <text:p>0.0587150805302608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64292523079541" calcext:value-type="float">
            <text:p>0.0364292523079541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349036448320886" calcext:value-type="float">
            <text:p>0.0349036448320886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389052124946215" calcext:value-type="float">
            <text:p>0.038905212494621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244592795454735" calcext:value-type="float">
            <text:p>0.0244592795454735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319433003880731" calcext:value-type="float">
            <text:p>0.0319433003880731</text:p>
          </table:table-cell>
          <table:table-cell office:value-type="float" office:value="0.763995354239257" calcext:value-type="float">
            <text:p>0.763995354239257</text:p>
          </table:table-cell>
          <table:table-cell office:value-type="float" office:value="0.0458393824850023" calcext:value-type="float">
            <text:p>0.0458393824850023</text:p>
          </table:table-cell>
          <table:table-cell office:value-type="float" office:value="0.778513356562137" calcext:value-type="float">
            <text:p>0.778513356562137</text:p>
          </table:table-cell>
          <table:table-cell office:value-type="float" office:value="0.0482585035964572" calcext:value-type="float">
            <text:p>0.048258503596457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529921005974362" calcext:value-type="float">
            <text:p>0.0529921005974362</text:p>
          </table:table-cell>
          <table:table-cell office:value-type="float" office:value="0.726132404181185" calcext:value-type="float">
            <text:p>0.726132404181185</text:p>
          </table:table-cell>
          <table:table-cell office:value-type="float" office:value="0.0454552137897242" calcext:value-type="float">
            <text:p>0.0454552137897242</text:p>
          </table:table-cell>
          <table:table-cell office:value-type="float" office:value="0.740185830429733" calcext:value-type="float">
            <text:p>0.740185830429733</text:p>
          </table:table-cell>
          <table:table-cell office:value-type="float" office:value="0.0229130690743929" calcext:value-type="float">
            <text:p>0.0229130690743929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436649767117731" calcext:value-type="float">
            <text:p>0.0436649767117731</text:p>
          </table:table-cell>
          <table:table-cell office:value-type="float" office:value="0.730429732868757" calcext:value-type="float">
            <text:p>0.730429732868757</text:p>
          </table:table-cell>
          <table:table-cell office:value-type="float" office:value="0.0421260295451302" calcext:value-type="float">
            <text:p>0.0421260295451302</text:p>
          </table:table-cell>
          <table:table-cell office:value-type="float" office:value="0.730778164924506" calcext:value-type="float">
            <text:p>0.730778164924506</text:p>
          </table:table-cell>
          <table:table-cell office:value-type="float" office:value="0.0390695600263382" calcext:value-type="float">
            <text:p>0.0390695600263382</text:p>
          </table:table-cell>
          <table:table-cell office:value-type="float" office:value="0.730429732868757" calcext:value-type="float">
            <text:p>0.730429732868757</text:p>
          </table:table-cell>
          <table:table-cell office:value-type="float" office:value="0.0386154846301201" calcext:value-type="float">
            <text:p>0.0386154846301201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3" calcext:value-type="float">
            <text:p>0.0268874030146543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399445098235829" calcext:value-type="float">
            <text:p>0.0399445098235829</text:p>
          </table:table-cell>
          <table:table-cell office:value-type="float" office:value="0.73054587688734" calcext:value-type="float">
            <text:p>0.73054587688734</text:p>
          </table:table-cell>
          <table:table-cell office:value-type="float" office:value="0.0442872844713997" calcext:value-type="float">
            <text:p>0.0442872844713997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368919550558643" calcext:value-type="float">
            <text:p>0.0368919550558643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170775157033336" calcext:value-type="float">
            <text:p>0.0170775157033336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386887737606291" calcext:value-type="float">
            <text:p>0.0386887737606291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41289157767989" calcext:value-type="float">
            <text:p>0.041289157767989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139940288816832" calcext:value-type="float">
            <text:p>0.013994028881683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40209572518297" calcext:value-type="float">
            <text:p>0.040209572518297</text:p>
          </table:table-cell>
          <table:table-cell office:value-type="float" office:value="0.726132404181185" calcext:value-type="float">
            <text:p>0.726132404181185</text:p>
          </table:table-cell>
          <table:table-cell office:value-type="float" office:value="0.0454552137897242" calcext:value-type="float">
            <text:p>0.0454552137897242</text:p>
          </table:table-cell>
          <table:table-cell office:value-type="float" office:value="0.725435540069686" calcext:value-type="float">
            <text:p>0.725435540069686</text:p>
          </table:table-cell>
          <table:table-cell office:value-type="float" office:value="0.0534000465971294" calcext:value-type="float">
            <text:p>0.0534000465971294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517242011142599" calcext:value-type="float">
            <text:p>0.0517242011142599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373507318040996" calcext:value-type="float">
            <text:p>0.0373507318040996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464982400707128" calcext:value-type="float">
            <text:p>0.046498240070712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24024119174469" calcext:value-type="float">
            <text:p>0.032402411917446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3" calcext:value-type="float">
            <text:p>0.0268874030146543</text:p>
          </table:table-cell>
          <table:table-cell office:value-type="float" office:value="0.76411149825784" calcext:value-type="float">
            <text:p>0.76411149825784</text:p>
          </table:table-cell>
          <table:table-cell office:value-type="float" office:value="0.0449756371094992" calcext:value-type="float">
            <text:p>0.0449756371094992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63602347737116" calcext:value-type="float">
            <text:p>0.0463602347737116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208469616340781" calcext:value-type="float">
            <text:p>0.020846961634078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422838406530988" calcext:value-type="float">
            <text:p>0.0422838406530988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238957674310185" calcext:value-type="float">
            <text:p>0.0238957674310185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194753468225084" calcext:value-type="float">
            <text:p>0.0194753468225084</text:p>
          </table:table-cell>
          <table:table-cell office:value-type="float" office:value="0.759233449477352" calcext:value-type="float">
            <text:p>0.759233449477352</text:p>
          </table:table-cell>
          <table:table-cell office:value-type="float" office:value="0.0408977047199399" calcext:value-type="float">
            <text:p>0.040897704719939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331636427486878" calcext:value-type="float">
            <text:p>0.033163642748687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362231576899112" calcext:value-type="float">
            <text:p>0.0362231576899112</text:p>
          </table:table-cell>
          <table:table-cell office:value-type="float" office:value="0.726132404181185" calcext:value-type="float">
            <text:p>0.726132404181185</text:p>
          </table:table-cell>
          <table:table-cell office:value-type="float" office:value="0.0454552137897242" calcext:value-type="float">
            <text:p>0.0454552137897242</text:p>
          </table:table-cell>
          <table:table-cell office:value-type="float" office:value="0.730313588850174" calcext:value-type="float">
            <text:p>0.730313588850174</text:p>
          </table:table-cell>
          <table:table-cell office:value-type="float" office:value="0.0464187555313295" calcext:value-type="float">
            <text:p>0.0464187555313295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525068598117818" calcext:value-type="float">
            <text:p>0.0525068598117818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331305775303049" calcext:value-type="float">
            <text:p>0.0331305775303049</text:p>
          </table:table-cell>
          <table:table-cell office:value-type="float" office:value="0.730662020905923" calcext:value-type="float">
            <text:p>0.730662020905923</text:p>
          </table:table-cell>
          <table:table-cell office:value-type="float" office:value="0.0464982400707129" calcext:value-type="float">
            <text:p>0.0464982400707129</text:p>
          </table:table-cell>
          <table:table-cell office:value-type="float" office:value="0.744947735191638" calcext:value-type="float">
            <text:p>0.744947735191638</text:p>
          </table:table-cell>
          <table:table-cell office:value-type="float" office:value="0.0299490588708763" calcext:value-type="float">
            <text:p>0.0299490588708763</text:p>
          </table:table-cell>
          <table:table-cell office:value-type="float" office:value="0.740185830429733" calcext:value-type="float">
            <text:p>0.740185830429733</text:p>
          </table:table-cell>
          <table:table-cell office:value-type="float" office:value="0.0330439428404689" calcext:value-type="float">
            <text:p>0.0330439428404689</text:p>
          </table:table-cell>
          <table:table-cell office:value-type="float" office:value="0.768989547038328" calcext:value-type="float">
            <text:p>0.768989547038328</text:p>
          </table:table-cell>
          <table:table-cell office:value-type="float" office:value="0.038433844023555" calcext:value-type="float">
            <text:p>0.038433844023555</text:p>
          </table:table-cell>
          <table:table-cell office:value-type="float" office:value="0.749825783972125" calcext:value-type="float">
            <text:p>0.749825783972125</text:p>
          </table:table-cell>
          <table:table-cell office:value-type="float" office:value="0.0375146977913944" calcext:value-type="float">
            <text:p>0.0375146977913944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28706022740913" calcext:value-type="float">
            <text:p>0.028706022740913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96028112315943" calcext:value-type="float">
            <text:p>0.0396028112315943</text:p>
          </table:table-cell>
          <table:table-cell office:value-type="float" office:value="0.754355400696864" calcext:value-type="float">
            <text:p>0.754355400696864</text:p>
          </table:table-cell>
          <table:table-cell office:value-type="float" office:value="0.0461224846728566" calcext:value-type="float">
            <text:p>0.0461224846728566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49593495934959" calcext:value-type="float">
            <text:p>0.749593495934959</text:p>
          </table:table-cell>
          <table:table-cell office:value-type="float" office:value="0.0465272416578091" calcext:value-type="float">
            <text:p>0.04652724165780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0.748943089430894" calcext:value-type="float">
            <text:p>0.748943089430894</text:p>
          </table:table-cell>
          <table:table-cell office:value-type="float" office:value="0.0460836848329611" calcext:value-type="float">
            <text:p>0.0460836848329611</text:p>
          </table:table-cell>
          <table:table-cell office:value-type="float" office:value="0.726109175377468" calcext:value-type="float">
            <text:p>0.726109175377468</text:p>
          </table:table-cell>
          <table:table-cell office:value-type="float" office:value="0.0426436861961383" calcext:value-type="float">
            <text:p>0.0426436861961383</text:p>
          </table:table-cell>
          <table:table-cell office:value-type="float" office:value="0.740162601626016" calcext:value-type="float">
            <text:p>0.740162601626016</text:p>
          </table:table-cell>
          <table:table-cell office:value-type="float" office:value="0.0337162389778887" calcext:value-type="float">
            <text:p>0.0337162389778887</text:p>
          </table:table-cell>
          <table:table-cell office:value-type="float" office:value="0.7267131242741" calcext:value-type="float">
            <text:p>0.7267131242741</text:p>
          </table:table-cell>
          <table:table-cell office:value-type="float" office:value="0.0558051883199567" calcext:value-type="float">
            <text:p>0.0558051883199567</text:p>
          </table:table-cell>
          <table:table-cell office:value-type="float" office:value="0.741138211382114" calcext:value-type="float">
            <text:p>0.741138211382114</text:p>
          </table:table-cell>
          <table:table-cell office:value-type="float" office:value="0.0334902400669266" calcext:value-type="float">
            <text:p>0.0334902400669266</text:p>
          </table:table-cell>
          <table:table-cell office:value-type="float" office:value="0.737444831591173" calcext:value-type="float">
            <text:p>0.737444831591173</text:p>
          </table:table-cell>
          <table:table-cell office:value-type="float" office:value="0.0396620766279605" calcext:value-type="float">
            <text:p>0.0396620766279605</text:p>
          </table:table-cell>
          <table:table-cell office:value-type="float" office:value="0.749802555168409" calcext:value-type="float">
            <text:p>0.749802555168409</text:p>
          </table:table-cell>
          <table:table-cell office:value-type="float" office:value="0.0387214989255114" calcext:value-type="float">
            <text:p>0.0387214989255114</text:p>
          </table:table-cell>
          <table:table-cell office:value-type="float" office:value="0.750847851335656" calcext:value-type="float">
            <text:p>0.750847851335656</text:p>
          </table:table-cell>
          <table:table-cell office:value-type="float" office:value="0.0359066981309764" calcext:value-type="float">
            <text:p>0.0359066981309764</text:p>
          </table:table-cell>
          <table:table-cell office:value-type="float" office:value="0.767200929152149" calcext:value-type="float">
            <text:p>0.767200929152149</text:p>
          </table:table-cell>
          <table:table-cell office:value-type="float" office:value="0.039343627371207" calcext:value-type="float">
            <text:p>0.039343627371207</text:p>
          </table:table-cell>
          <table:table-cell office:value-type="float" office:value="0.749988385598142" calcext:value-type="float">
            <text:p>0.749988385598142</text:p>
          </table:table-cell>
          <table:table-cell office:value-type="float" office:value="0.0413741582811038" calcext:value-type="float">
            <text:p>0.0413741582811038</text:p>
          </table:table-cell>
          <table:table-cell office:value-type="float" office:value="0.755656213704994" calcext:value-type="float">
            <text:p>0.755656213704994</text:p>
          </table:table-cell>
          <table:table-cell office:value-type="float" office:value="0.0380538719870705" calcext:value-type="float">
            <text:p>0.0380538719870705</text:p>
          </table:table-cell>
          <table:table-cell office:value-type="float" office:value="0.757630662020906" calcext:value-type="float">
            <text:p>0.757630662020906</text:p>
          </table:table-cell>
          <table:table-cell office:value-type="float" office:value="0.04530420912166" calcext:value-type="float">
            <text:p>0.04530420912166</text:p>
          </table:table-cell>
          <table:table-cell office:value-type="float" office:value="0.770127758420441" calcext:value-type="float">
            <text:p>0.770127758420441</text:p>
          </table:table-cell>
          <table:table-cell office:value-type="float" office:value="0.0300371624035585" calcext:value-type="float">
            <text:p>0.0300371624035585</text:p>
          </table:table-cell>
          <table:table-cell office:value-type="float" office:value="0.755749128919861" calcext:value-type="float">
            <text:p>0.755749128919861</text:p>
          </table:table-cell>
          <table:table-cell office:value-type="float" office:value="0.0305389943698597" calcext:value-type="float">
            <text:p>0.0305389943698597</text:p>
          </table:table-cell>
          <table:table-cell office:value-type="float" office:value="0.758304297328688" calcext:value-type="float">
            <text:p>0.758304297328688</text:p>
          </table:table-cell>
          <table:table-cell office:value-type="float" office:value="0.0434581395993067" calcext:value-type="float">
            <text:p>0.0434581395993067</text:p>
          </table:table-cell>
          <table:table-cell office:value-type="float" office:value="0.774889663182346" calcext:value-type="float">
            <text:p>0.774889663182346</text:p>
          </table:table-cell>
          <table:table-cell office:value-type="float" office:value="0.0369962044930206" calcext:value-type="float">
            <text:p>0.036996204493020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65027043954113" calcext:value-type="float">
            <text:p>0.0265027043954113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77049800645107" calcext:value-type="float">
            <text:p>0.0577049800645107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353369391938816" calcext:value-type="float">
            <text:p>0.035336939193881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114049480836539" calcext:value-type="float">
            <text:p>0.0114049480836539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134945165570013" calcext:value-type="float">
            <text:p>0.013494516557001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088342347984704" calcext:value-type="float">
            <text:p>0.008834234798470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30546798901922" calcext:value-type="float">
            <text:p>0.033054679890192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385075367300429" calcext:value-type="float">
            <text:p>0.0385075367300429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30546798901923" calcext:value-type="float">
            <text:p>0.033054679890192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58064516129032" calcext:value-type="float">
            <text:p>0.858064516129032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65027043954112" calcext:value-type="float">
            <text:p>0.02650270439541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16393675241915" calcext:value-type="float">
            <text:p>0.021639367524191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30546798901922" calcext:value-type="float">
            <text:p>0.033054679890192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" calcext:value-type="float">
            <text:p>0.02102968517807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265027043954112" calcext:value-type="float">
            <text:p>0.026502704395411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260991196079498" calcext:value-type="float">
            <text:p>0.0260991196079498</text:p>
          </table:table-cell>
          <table:table-cell office:value-type="float" office:value="0.827096774193548" calcext:value-type="float">
            <text:p>0.827096774193548</text:p>
          </table:table-cell>
          <table:table-cell office:value-type="float" office:value="0.0388905388600109" calcext:value-type="float">
            <text:p>0.0388905388600109</text:p>
          </table:table-cell>
          <table:table-cell office:value-type="float" office:value="0.816774193548387" calcext:value-type="float">
            <text:p>0.816774193548387</text:p>
          </table:table-cell>
          <table:table-cell office:value-type="float" office:value="0.0314113144993827" calcext:value-type="float">
            <text:p>0.0314113144993827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99679293585647" calcext:value-type="float">
            <text:p>0.0399679293585647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07369383098594" calcext:value-type="float">
            <text:p>0.0407369383098594</text:p>
          </table:table-cell>
          <table:table-cell office:value-type="float" office:value="0.847096774193548" calcext:value-type="float">
            <text:p>0.847096774193548</text:p>
          </table:table-cell>
          <table:table-cell office:value-type="float" office:value="0.0382818179573491" calcext:value-type="float">
            <text:p>0.0382818179573491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396712213904904" calcext:value-type="float">
            <text:p>0.0396712213904904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366711061262553" calcext:value-type="float">
            <text:p>0.036671106126255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7185319851867" calcext:value-type="float">
            <text:p>0.027185319851867</text:p>
          </table:table-cell>
          <table:table-cell office:value-type="float" office:value="0.847741935483871" calcext:value-type="float">
            <text:p>0.847741935483871</text:p>
          </table:table-cell>
          <table:table-cell office:value-type="float" office:value="0.0318556664534242" calcext:value-type="float">
            <text:p>0.0318556664534242</text:p>
          </table:table-cell>
          <table:table-cell office:value-type="float" office:value="0.849032258064516" calcext:value-type="float">
            <text:p>0.849032258064516</text:p>
          </table:table-cell>
          <table:table-cell office:value-type="float" office:value="0.0403233138245383" calcext:value-type="float">
            <text:p>0.0403233138245383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02374973724145" calcext:value-type="float">
            <text:p>0.0402374973724145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277014122830788" calcext:value-type="float">
            <text:p>0.0277014122830788</text:p>
          </table:table-cell>
          <table:table-cell office:value-type="float" office:value="0.843225806451613" calcext:value-type="float">
            <text:p>0.843225806451613</text:p>
          </table:table-cell>
          <table:table-cell office:value-type="float" office:value="0.0368054666704693" calcext:value-type="float">
            <text:p>0.036805466670469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27193410705066" calcext:value-type="float">
            <text:p>0.02719341070506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3220443526031" calcext:value-type="float">
            <text:p>0.031322044352603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27930445582984" calcext:value-type="float">
            <text:p>0.927930445582984</text:p>
          </table:table-cell>
          <table:table-cell office:value-type="float" office:value="0.0259226883811761" calcext:value-type="float">
            <text:p>0.0259226883811761</text:p>
          </table:table-cell>
          <table:table-cell office:value-type="float" office:value="0.943657817109144" calcext:value-type="float">
            <text:p>0.943657817109144</text:p>
          </table:table-cell>
          <table:table-cell office:value-type="float" office:value="0.0368862445005663" calcext:value-type="float">
            <text:p>0.0368862445005663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8" calcext:value-type="float">
            <text:p>0.0190611487934498</text:p>
          </table:table-cell>
          <table:table-cell office:value-type="float" office:value="0.947228691197019" calcext:value-type="float">
            <text:p>0.947228691197019</text:p>
          </table:table-cell>
          <table:table-cell office:value-type="float" office:value="0.0217018638117476" calcext:value-type="float">
            <text:p>0.0217018638117476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193333802891625" calcext:value-type="float">
            <text:p>0.0193333802891625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079101062105177" calcext:value-type="float">
            <text:p>0.0079101062105177</text:p>
          </table:table-cell>
          <table:table-cell office:value-type="float" office:value="0.94375097034622" calcext:value-type="float">
            <text:p>0.94375097034622</text:p>
          </table:table-cell>
          <table:table-cell office:value-type="float" office:value="0.0274875829636903" calcext:value-type="float">
            <text:p>0.0274875829636903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158839244573637" calcext:value-type="float">
            <text:p>0.015883924457363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6" calcext:value-type="float">
            <text:p>0.0164850234106936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095901472467865" calcext:value-type="float">
            <text:p>0.0095901472467865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68865313191067" calcext:value-type="float">
            <text:p>0.0168865313191067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40673939804765" calcext:value-type="float">
            <text:p>0.0140673939804765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79684729428223" calcext:value-type="float">
            <text:p>0.0179684729428223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00444661375097" calcext:value-type="float">
            <text:p>0.010044466137509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4021114733737" calcext:value-type="float">
            <text:p>0.94021114733737</text:p>
          </table:table-cell>
          <table:table-cell office:value-type="float" office:value="0.0281370903592661" calcext:value-type="float">
            <text:p>0.0281370903592661</text:p>
          </table:table-cell>
          <table:table-cell office:value-type="float" office:value="0.938363608135383" calcext:value-type="float">
            <text:p>0.938363608135383</text:p>
          </table:table-cell>
          <table:table-cell office:value-type="float" office:value="0.0438898997532935" calcext:value-type="float">
            <text:p>0.043889899753293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33355934564086" calcext:value-type="float">
            <text:p>0.0133355934564086</text:p>
          </table:table-cell>
          <table:table-cell office:value-type="float" office:value="0.943719919267195" calcext:value-type="float">
            <text:p>0.943719919267195</text:p>
          </table:table-cell>
          <table:table-cell office:value-type="float" office:value="0.0213156243597603" calcext:value-type="float">
            <text:p>0.0213156243597603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45245542329019" calcext:value-type="float">
            <text:p>0.0245245542329019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223647942937742" calcext:value-type="float">
            <text:p>0.0223647942937742</text:p>
          </table:table-cell>
          <table:table-cell office:value-type="float" office:value="0.961325881074367" calcext:value-type="float">
            <text:p>0.961325881074367</text:p>
          </table:table-cell>
          <table:table-cell office:value-type="float" office:value="0.0171303592545237" calcext:value-type="float">
            <text:p>0.017130359254523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9534829010652" calcext:value-type="float">
            <text:p>0.020953482901065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20461704396025" calcext:value-type="float">
            <text:p>0.0220461704396025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68639450744309" calcext:value-type="float">
            <text:p>0.0168639450744309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57709986276722" calcext:value-type="float">
            <text:p>0.0157709986276722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00444661375097" calcext:value-type="float">
            <text:p>0.0100444661375097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095930058561354" calcext:value-type="float">
            <text:p>0.009593005856135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38441235832945" calcext:value-type="float">
            <text:p>0.938441235832945</text:p>
          </table:table-cell>
          <table:table-cell office:value-type="float" office:value="0.0250181676926333" calcext:value-type="float">
            <text:p>0.0250181676926333</text:p>
          </table:table-cell>
          <table:table-cell office:value-type="float" office:value="0.948905449464369" calcext:value-type="float">
            <text:p>0.948905449464369</text:p>
          </table:table-cell>
          <table:table-cell office:value-type="float" office:value="0.0457580675860851" calcext:value-type="float">
            <text:p>0.0457580675860851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5489830771619" calcext:value-type="float">
            <text:p>0.945489830771619</text:p>
          </table:table-cell>
          <table:table-cell office:value-type="float" office:value="0.0145854779900757" calcext:value-type="float">
            <text:p>0.0145854779900757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201699405877462" calcext:value-type="float">
            <text:p>0.020169940587746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82694934980433" calcext:value-type="float">
            <text:p>0.0182694934980433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81719625473946" calcext:value-type="float">
            <text:p>0.0181719625473946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82694934980433" calcext:value-type="float">
            <text:p>0.0182694934980433</text:p>
          </table:table-cell>
          <table:table-cell office:value-type="float" office:value="0.959571495109455" calcext:value-type="float">
            <text:p>0.959571495109455</text:p>
          </table:table-cell>
          <table:table-cell office:value-type="float" office:value="0.0202120969991206" calcext:value-type="float">
            <text:p>0.0202120969991206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6" calcext:value-type="float">
            <text:p>0.0164850234106936</text:p>
          </table:table-cell>
          <table:table-cell office:value-type="float" office:value="0.959571495109455" calcext:value-type="float">
            <text:p>0.959571495109455</text:p>
          </table:table-cell>
          <table:table-cell office:value-type="float" office:value="0.0182093962627768" calcext:value-type="float">
            <text:p>0.0182093962627768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29989428109704" calcext:value-type="float">
            <text:p>0.0129989428109704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146560599600768" calcext:value-type="float">
            <text:p>0.0146560599600768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138707250140257" calcext:value-type="float">
            <text:p>0.013870725014025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38441235832945" calcext:value-type="float">
            <text:p>0.938441235832945</text:p>
          </table:table-cell>
          <table:table-cell office:value-type="float" office:value="0.0250181676926333" calcext:value-type="float">
            <text:p>0.0250181676926333</text:p>
          </table:table-cell>
          <table:table-cell office:value-type="float" office:value="0.945412203074057" calcext:value-type="float">
            <text:p>0.945412203074057</text:p>
          </table:table-cell>
          <table:table-cell office:value-type="float" office:value="0.0430573975027131" calcext:value-type="float">
            <text:p>0.043057397502713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00647834957765" calcext:value-type="float">
            <text:p>0.0100647834957765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40673939804765" calcext:value-type="float">
            <text:p>0.0140673939804765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90825712886022" calcext:value-type="float">
            <text:p>0.0190825712886022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4367479721691" calcext:value-type="float">
            <text:p>0.014367479721691</text:p>
          </table:table-cell>
          <table:table-cell office:value-type="float" office:value="0.961325881074367" calcext:value-type="float">
            <text:p>0.961325881074367</text:p>
          </table:table-cell>
          <table:table-cell office:value-type="float" office:value="0.0220412361338156" calcext:value-type="float">
            <text:p>0.022041236133815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93188187903589" calcext:value-type="float">
            <text:p>0.0193188187903589</text:p>
          </table:table-cell>
          <table:table-cell office:value-type="float" office:value="0.959571495109455" calcext:value-type="float">
            <text:p>0.959571495109455</text:p>
          </table:table-cell>
          <table:table-cell office:value-type="float" office:value="0.0182093962627768" calcext:value-type="float">
            <text:p>0.0182093962627768</text:p>
          </table:table-cell>
          <table:table-cell office:value-type="float" office:value="0.95606272317963" calcext:value-type="float">
            <text:p>0.95606272317963</text:p>
          </table:table-cell>
          <table:table-cell office:value-type="float" office:value="0.0138707250140257" calcext:value-type="float">
            <text:p>0.013870725014025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243487289109103" calcext:value-type="float">
            <text:p>0.024348728910910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45458779692594" calcext:value-type="float">
            <text:p>0.945458779692594</text:p>
          </table:table-cell>
          <table:table-cell office:value-type="float" office:value="0.0212521754653587" calcext:value-type="float">
            <text:p>0.0212521754653587</text:p>
          </table:table-cell>
          <table:table-cell office:value-type="float" office:value="0.948920975003881" calcext:value-type="float">
            <text:p>0.948920975003881</text:p>
          </table:table-cell>
          <table:table-cell office:value-type="float" office:value="0.0403096722564914" calcext:value-type="float">
            <text:p>0.0403096722564914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00647834957765" calcext:value-type="float">
            <text:p>0.0100647834957765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096326558058304" calcext:value-type="float">
            <text:p>0.0096326558058304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1535244109516" calcext:value-type="float">
            <text:p>0.021535244109516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90825712886022" calcext:value-type="float">
            <text:p>0.0190825712886022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90825712886022" calcext:value-type="float">
            <text:p>0.0190825712886022</text:p>
          </table:table-cell>
          <table:table-cell office:value-type="float" office:value="0.954308337214718" calcext:value-type="float">
            <text:p>0.954308337214718</text:p>
          </table:table-cell>
          <table:table-cell office:value-type="float" office:value="0.0168639450744309" calcext:value-type="float">
            <text:p>0.0168639450744309</text:p>
          </table:table-cell>
          <table:table-cell office:value-type="float" office:value="0.961325881074367" calcext:value-type="float">
            <text:p>0.961325881074367</text:p>
          </table:table-cell>
          <table:table-cell office:value-type="float" office:value="0.0202205177347068" calcext:value-type="float">
            <text:p>0.0202205177347068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209515415634015" calcext:value-type="float">
            <text:p>0.0209515415634015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82829626081329" calcext:value-type="float">
            <text:p>0.0182829626081329</text:p>
          </table:table-cell>
          <table:table-cell office:value-type="float" office:value="0.959571495109455" calcext:value-type="float">
            <text:p>0.959571495109455</text:p>
          </table:table-cell>
          <table:table-cell office:value-type="float" office:value="0.0182093962627768" calcext:value-type="float">
            <text:p>0.0182093962627768</text:p>
          </table:table-cell>
          <table:table-cell office:value-type="float" office:value="0.961325881074367" calcext:value-type="float">
            <text:p>0.961325881074367</text:p>
          </table:table-cell>
          <table:table-cell office:value-type="float" office:value="0.0202205177347068" calcext:value-type="float">
            <text:p>0.0202205177347068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243487289109103" calcext:value-type="float">
            <text:p>0.024348728910910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8" calcext:value-type="float">
            <text:p>0.0190611487934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0.938096568855768" calcext:value-type="float">
            <text:p>0.938096568855768</text:p>
          </table:table-cell>
          <table:table-cell office:value-type="float" office:value="0.0250696579182135" calcext:value-type="float">
            <text:p>0.0250696579182135</text:p>
          </table:table-cell>
          <table:table-cell office:value-type="float" office:value="0.945052010557367" calcext:value-type="float">
            <text:p>0.945052010557367</text:p>
          </table:table-cell>
          <table:table-cell office:value-type="float" office:value="0.0419802563198299" calcext:value-type="float">
            <text:p>0.0419802563198299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43534039192156" calcext:value-type="float">
            <text:p>0.0143534039192156</text:p>
          </table:table-cell>
          <table:table-cell office:value-type="float" office:value="0.946542462350567" calcext:value-type="float">
            <text:p>0.946542462350567</text:p>
          </table:table-cell>
          <table:table-cell office:value-type="float" office:value="0.0162606031895781" calcext:value-type="float">
            <text:p>0.0162606031895781</text:p>
          </table:table-cell>
          <table:table-cell office:value-type="float" office:value="0.952184443409408" calcext:value-type="float">
            <text:p>0.952184443409408</text:p>
          </table:table-cell>
          <table:table-cell office:value-type="float" office:value="0.0213130584872403" calcext:value-type="float">
            <text:p>0.0213130584872403</text:p>
          </table:table-cell>
          <table:table-cell office:value-type="float" office:value="0.955699425555038" calcext:value-type="float">
            <text:p>0.955699425555038</text:p>
          </table:table-cell>
          <table:table-cell office:value-type="float" office:value="0.0184794958042253" calcext:value-type="float">
            <text:p>0.0184794958042253</text:p>
          </table:table-cell>
          <table:table-cell office:value-type="float" office:value="0.955696320447136" calcext:value-type="float">
            <text:p>0.955696320447136</text:p>
          </table:table-cell>
          <table:table-cell office:value-type="float" office:value="0.0166789406937123" calcext:value-type="float">
            <text:p>0.0166789406937123</text:p>
          </table:table-cell>
          <table:table-cell office:value-type="float" office:value="0.949737618382239" calcext:value-type="float">
            <text:p>0.949737618382239</text:p>
          </table:table-cell>
          <table:table-cell office:value-type="float" office:value="0.0195688906416544" calcext:value-type="float">
            <text:p>0.0195688906416544</text:p>
          </table:table-cell>
          <table:table-cell office:value-type="float" office:value="0.957804688712933" calcext:value-type="float">
            <text:p>0.957804688712933</text:p>
          </table:table-cell>
          <table:table-cell office:value-type="float" office:value="0.0182118249457929" calcext:value-type="float">
            <text:p>0.0182118249457929</text:p>
          </table:table-cell>
          <table:table-cell office:value-type="float" office:value="0.955696320447136" calcext:value-type="float">
            <text:p>0.955696320447136</text:p>
          </table:table-cell>
          <table:table-cell office:value-type="float" office:value="0.0196189409851848" calcext:value-type="float">
            <text:p>0.0196189409851848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85235997318963" calcext:value-type="float">
            <text:p>0.0185235997318963</text:p>
          </table:table-cell>
          <table:table-cell office:value-type="float" office:value="0.955708740878745" calcext:value-type="float">
            <text:p>0.955708740878745</text:p>
          </table:table-cell>
          <table:table-cell office:value-type="float" office:value="0.0162164562219096" calcext:value-type="float">
            <text:p>0.0162164562219096</text:p>
          </table:table-cell>
          <table:table-cell office:value-type="float" office:value="0.955708740878745" calcext:value-type="float">
            <text:p>0.955708740878745</text:p>
          </table:table-cell>
          <table:table-cell office:value-type="float" office:value="0.0154003651332015" calcext:value-type="float">
            <text:p>0.0154003651332015</text:p>
          </table:table-cell>
          <table:table-cell office:value-type="float" office:value="0.954646793976091" calcext:value-type="float">
            <text:p>0.954646793976091</text:p>
          </table:table-cell>
          <table:table-cell office:value-type="float" office:value="0.0186383820780092" calcext:value-type="float">
            <text:p>0.0186383820780092</text:p>
          </table:table-cell>
          <table:table-cell office:value-type="float" office:value="0.950085390467319" calcext:value-type="float">
            <text:p>0.950085390467319</text:p>
          </table:table-cell>
          <table:table-cell office:value-type="float" office:value="0.0129629593644608" calcext:value-type="float">
            <text:p>0.0129629593644608</text:p>
          </table:table-cell>
          <table:table-cell office:value-type="float" office:value="0.953597267505046" calcext:value-type="float">
            <text:p>0.953597267505046</text:p>
          </table:table-cell>
          <table:table-cell office:value-type="float" office:value="0.012878383852421" calcext:value-type="float">
            <text:p>0.01287838385242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3" table:default-cell-style-name="Default"/>
        <table:table-column table:style-name="co18" table:number-columns-repeated="16" table:default-cell-style-name="ce2"/>
        <table:table-column table:style-name="co18" table:number-columns-repeated="100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116666666666667" calcext:value-type="float">
            <text:p>-0.012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-0.00266666666666671" calcext:value-type="float">
            <text:p>-0.003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56666666666667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-0.00766666666666671" calcext:value-type="float">
            <text:p>-0.008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166666666666648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699999999999978" calcext:value-type="float">
            <text:p>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2" office:value-type="float" office:value="0.00366666666666671" calcext:value-type="float">
            <text:p>0.004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-0.01" calcext:value-type="float">
            <text:p>-0.010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083333333333333" calcext:value-type="float">
            <text:p>-0.008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5666666666666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766666666666671" calcext:value-type="float">
            <text:p>0.008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5333333333333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0.00273333333333314" calcext:value-type="float">
            <text:p>0.003</text:p>
          </table:table-cell>
          <table:table-cell office:value-type="float" office:value="-0.00913333333333344" calcext:value-type="float">
            <text:p>-0.009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773333333333326" calcext:value-type="float">
            <text:p>0.008</text:p>
          </table:table-cell>
          <table:table-cell office:value-type="float" office:value="0.00326666666666664" calcext:value-type="float">
            <text:p>0.003</text:p>
          </table:table-cell>
          <table:table-cell office:value-type="float" office:value="0.00713333333333321" calcext:value-type="float">
            <text:p>0.007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339999999999996" calcext:value-type="float">
            <text:p>0.003</text:p>
          </table:table-cell>
          <table:table-cell office:value-type="float" office:value="0.00593333333333312" calcext:value-type="float">
            <text:p>0.006</text:p>
          </table:table-cell>
          <table:table-cell office:value-type="float" office:value="0.00426666666666664" calcext:value-type="float">
            <text:p>0.004</text:p>
          </table:table-cell>
          <table:table-cell office:value-type="float" office:value="0.00659999999999994" calcext:value-type="float">
            <text:p>0.007</text:p>
          </table:table-cell>
          <table:table-cell office:value-type="float" office:value="0.00273333333333337" calcext:value-type="float">
            <text:p>0.003</text:p>
          </table:table-cell>
          <table:table-cell office:value-type="float" office:value="0.00373333333333337" calcext:value-type="float">
            <text:p>0.004</text:p>
          </table:table-cell>
          <table:table-cell office:value-type="float" office:value="0.00473333333333326" calcext:value-type="float">
            <text:p>0.005</text:p>
          </table:table-cell>
          <table:table-cell office:value-type="float" office:value="0.0047999999999999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-0.00275000000000003" calcext:value-type="float">
            <text:p>-0.003</text:p>
          </table:table-cell>
          <table:table-cell office:value-type="float" office:value="-0.00450000000000006" calcext:value-type="float">
            <text:p>-0.005</text:p>
          </table:table-cell>
          <table:table-cell table:number-columns-repeated="2" office:value-type="float" office:value="0.00124999999999986" calcext:value-type="float">
            <text:p>0.001</text:p>
          </table:table-cell>
          <table:table-cell office:value-type="float" office:value="0.000249999999999861" calcext:value-type="float">
            <text:p>0.000</text:p>
          </table:table-cell>
          <table:table-cell office:value-type="float" office:value="0.00424999999999998" calcext:value-type="float">
            <text:p>0.004</text:p>
          </table:table-cell>
          <table:table-cell office:value-type="float" office:value="0.00224999999999986" calcext:value-type="float">
            <text:p>0.002</text:p>
          </table:table-cell>
          <table:table-cell office:value-type="float" office:value="-0.000249999999999972" calcext:value-type="float">
            <text:p>0.000</text:p>
          </table:table-cell>
          <table:table-cell office:value-type="float" office:value="0.00249999999999995" calcext:value-type="float">
            <text:p>0.002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175000000000003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724999999999998" calcext:value-type="float">
            <text:p>0.0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49999999999861" calcext:value-type="float">
            <text:p>0.000</text:p>
          </table:table-cell>
          <table:table-cell office:value-type="float" office:value="-0.0035000000000000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0249999999999972" calcext:value-type="float">
            <text:p>0.000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-0.000249999999999972" calcext:value-type="float">
            <text:p>0.000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0750000000000028" calcext:value-type="float">
            <text:p>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375000000000003" calcext:value-type="float">
            <text:p>0.004</text:p>
          </table:table-cell>
          <table:table-cell office:value-type="float" office:value="0.000249999999999972" calcext:value-type="float">
            <text:p>0.000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124999999999997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000000000008" calcext:value-type="float">
            <text:p>0.001</text:p>
          </table:table-cell>
          <table:table-cell office:value-type="float" office:value="0.00224999999999997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174999999999981" calcext:value-type="float">
            <text:p>-0.002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275000000000014" calcext:value-type="float">
            <text:p>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0249999999999972" calcext:value-type="float">
            <text:p>0.000</text:p>
          </table:table-cell>
          <table:table-cell office:value-type="float" office:value="0.00449999999999995" calcext:value-type="float">
            <text:p>0.004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175000000000003" calcext:value-type="float">
            <text:p>0.002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175000000000003" calcext:value-type="float">
            <text:p>0.002</text:p>
          </table:table-cell>
          <table:table-cell office:value-type="float" office:value="0.00325000000000009" calcext:value-type="float">
            <text:p>0.003</text:p>
          </table:table-cell>
          <table:table-cell office:value-type="float" office:value="0.000750000000000028" calcext:value-type="float">
            <text:p>0.001</text:p>
          </table:table-cell>
          <table:table-cell office:value-type="float" office:value="0.00175000000000003" calcext:value-type="float">
            <text:p>0.002</text:p>
          </table:table-cell>
          <table:table-cell office:value-type="float" office:value="0.0022500000000000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00375000000000003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74999999999992" calcext:value-type="float">
            <text:p>0.005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549999999999995" calcext:value-type="float">
            <text:p>0.005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175000000000003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0.00525000000000009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0000000000001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00125000000000008" calcext:value-type="float">
            <text:p>0.001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0.0017500000000000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325000000000009" calcext:value-type="float">
            <text:p>0.003</text:p>
          </table:table-cell>
          <table:table-cell office:value-type="float" office:value="0.000750000000000028" calcext:value-type="float">
            <text:p>0.001</text:p>
          </table:table-cell>
          <table:table-cell office:value-type="float" office:value="0.00125000000000008" calcext:value-type="float">
            <text:p>0.001</text:p>
          </table:table-cell>
          <table:table-cell office:value-type="float" office:value="0.00225000000000009" calcext:value-type="float">
            <text:p>0.002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0.00135000000000007" calcext:value-type="float">
            <text:p>0.001</text:p>
          </table:table-cell>
          <table:table-cell office:value-type="float" office:value="-0.00204999999999989" calcext:value-type="float">
            <text:p>-0.002</text:p>
          </table:table-cell>
          <table:table-cell office:value-type="float" office:value="0.00180000000000002" calcext:value-type="float">
            <text:p>0.002</text:p>
          </table:table-cell>
          <table:table-cell office:value-type="float" office:value="0.0021000000000001" calcext:value-type="float">
            <text:p>0.002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0699999999999923" calcext:value-type="float">
            <text:p>0.001</text:p>
          </table:table-cell>
          <table:table-cell office:value-type="float" office:value="0.00270000000000004" calcext:value-type="float">
            <text:p>0.003</text:p>
          </table:table-cell>
          <table:table-cell office:value-type="float" office:value="0.00295000000000001" calcext:value-type="float">
            <text:p>0.003</text:p>
          </table:table-cell>
          <table:table-cell office:value-type="float" office:value="0.00129999999999997" calcext:value-type="float">
            <text:p>0.001</text:p>
          </table:table-cell>
          <table:table-cell office:value-type="float" office:value="0.00044999999999995" calcext:value-type="float">
            <text:p>0.000</text:p>
          </table:table-cell>
          <table:table-cell office:value-type="float" office:value="0.00285000000000013" calcext:value-type="float">
            <text:p>0.003</text:p>
          </table:table-cell>
          <table:table-cell office:value-type="float" office:value="0.00380000000000003" calcext:value-type="float">
            <text:p>0.004</text:p>
          </table:table-cell>
          <table:table-cell office:value-type="float" office:value="0.000950000000000117" calcext:value-type="float">
            <text:p>0.001</text:p>
          </table:table-cell>
          <table:table-cell office:value-type="float" office:value="0.00135000000000007" calcext:value-type="float">
            <text:p>0.001</text:p>
          </table:table-cell>
          <table:table-cell office:value-type="float" office:value="0.0013000000000001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-0.0166666666666668" calcext:value-type="float">
            <text:p>-0.017</text:p>
          </table:table-cell>
          <table:table-cell office:value-type="float" office:value="-0.00666666666666682" calcext:value-type="float">
            <text:p>-0.007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133333333333341" calcext:value-type="float">
            <text:p>-0.001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366666666666682" calcext:value-type="float">
            <text:p>-0.004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13333333333334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-0.0109999999999998" calcext:value-type="float">
            <text:p>-0.011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466666666666638" calcext:value-type="float">
            <text:p>-0.005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-0.00299999999999978" calcext:value-type="float">
            <text:p>-0.003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-0.00266666666666637" calcext:value-type="float">
            <text:p>-0.003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333333333333186" calcext:value-type="float">
            <text:p>0.000</text:p>
          </table:table-cell>
          <table:table-cell table:number-columns-repeated="2" office:value-type="float" office:value="-0.003666666666666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-0.0113333333333332" calcext:value-type="float">
            <text:p>-0.011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-0.0126666666666666" calcext:value-type="float">
            <text:p>-0.013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-0.0136666666666666" calcext:value-type="float">
            <text:p>-0.014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.000999999999999779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office:value-type="float" office:value="-0.0130666666666667" calcext:value-type="float">
            <text:p>-0.013</text:p>
          </table:table-cell>
          <table:table-cell office:value-type="float" office:value="-0.00346666666666673" calcext:value-type="float">
            <text:p>-0.003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0933333333333453" calcext:value-type="float">
            <text:p>-0.001</text:p>
          </table:table-cell>
          <table:table-cell office:value-type="float" office:value="-0.00160000000000005" calcext:value-type="float">
            <text:p>-0.002</text:p>
          </table:table-cell>
          <table:table-cell office:value-type="float" office:value="0.000133333333333319" calcext:value-type="float">
            <text:p>0.00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866666666666682" calcext:value-type="float">
            <text:p>-0.001</text:p>
          </table:table-cell>
          <table:table-cell office:value-type="float" office:value="-0.00246666666666673" calcext:value-type="float">
            <text:p>-0.002</text:p>
          </table:table-cell>
          <table:table-cell office:value-type="float" office:value="-0.000399999999999956" calcext:value-type="float">
            <text:p>0.000</text:p>
          </table:table-cell>
          <table:table-cell office:value-type="float" office:value="-0.00173333333333336" calcext:value-type="float">
            <text:p>-0.002</text:p>
          </table:table-cell>
          <table:table-cell office:value-type="float" office:value="-0.00113333333333332" calcext:value-type="float">
            <text:p>-0.001</text:p>
          </table:table-cell>
          <table:table-cell office:value-type="float" office:value="-0.000200000000000089" calcext:value-type="float">
            <text:p>0.000</text:p>
          </table:table-cell>
          <table:table-cell office:value-type="float" office:value="-0.0000666666666666593" calcext:value-type="float">
            <text:p>0.000</text:p>
          </table:table-cell>
          <table:table-cell office:value-type="float" office:value="-0.00186666666666668" calcext:value-type="float">
            <text:p>-0.002</text:p>
          </table:table-cell>
          <table:table-cell office:value-type="float" office:value="-0.0012000000000000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96666666666666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833333333333341" calcext:value-type="float">
            <text:p>0.008</text:p>
          </table:table-cell>
          <table:table-cell table:number-columns-repeated="2" office:value-type="float" office:value="0.00366666666666671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933333333333342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116666666666665" calcext:value-type="float">
            <text:p>0.01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966666666666671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73333333333334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0.00360000000000016" calcext:value-type="float">
            <text:p>0.004</text:p>
          </table:table-cell>
          <table:table-cell office:value-type="float" office:value="0.00113333333333332" calcext:value-type="float">
            <text:p>0.001</text:p>
          </table:table-cell>
          <table:table-cell office:value-type="float" office:value="0.00726666666666687" calcext:value-type="float">
            <text:p>0.007</text:p>
          </table:table-cell>
          <table:table-cell office:value-type="float" office:value="0.00773333333333337" calcext:value-type="float">
            <text:p>0.008</text:p>
          </table:table-cell>
          <table:table-cell office:value-type="float" office:value="0.00333333333333352" calcext:value-type="float">
            <text:p>0.003</text:p>
          </table:table-cell>
          <table:table-cell office:value-type="float" office:value="0.00613333333333332" calcext:value-type="float">
            <text:p>0.006</text:p>
          </table:table-cell>
          <table:table-cell office:value-type="float" office:value="0.00393333333333334" calcext:value-type="float">
            <text:p>0.004</text:p>
          </table:table-cell>
          <table:table-cell office:value-type="float" office:value="0.00593333333333335" calcext:value-type="float">
            <text:p>0.006</text:p>
          </table:table-cell>
          <table:table-cell office:value-type="float" office:value="0.00606666666666666" calcext:value-type="float">
            <text:p>0.006</text:p>
          </table:table-cell>
          <table:table-cell office:value-type="float" office:value="0.00553333333333339" calcext:value-type="float">
            <text:p>0.006</text:p>
          </table:table-cell>
          <table:table-cell office:value-type="float" office:value="0.00346666666666662" calcext:value-type="float">
            <text:p>0.003</text:p>
          </table:table-cell>
          <table:table-cell office:value-type="float" office:value="0.00586666666666669" calcext:value-type="float">
            <text:p>0.006</text:p>
          </table:table-cell>
          <table:table-cell office:value-type="float" office:value="0.00193333333333334" calcext:value-type="float">
            <text:p>0.002</text:p>
          </table:table-cell>
          <table:table-cell office:value-type="float" office:value="0.00373333333333348" calcext:value-type="float">
            <text:p>0.004</text:p>
          </table:table-cell>
          <table:table-cell office:value-type="float" office:value="0.00313333333333343" calcext:value-type="float">
            <text:p>0.003</text:p>
          </table:table-cell>
          <table:table-cell office:value-type="float" office:value="0.00953333333333339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.00283333333333324" calcext:value-type="float">
            <text:p>0.003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383333333333336" calcext:value-type="float">
            <text:p>0.004</text:p>
          </table:table-cell>
          <table:table-cell office:value-type="float" office:value="0.00349999999999995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483333333333336" calcext:value-type="float">
            <text:p>0.005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449999999999995" calcext:value-type="float">
            <text:p>0.004</text:p>
          </table:table-cell>
          <table:table-cell office:value-type="float" office:value="0.00549999999999995" calcext:value-type="float">
            <text:p>0.005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76666666666666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0166666666666759" calcext:value-type="float">
            <text:p>0.000</text:p>
          </table:table-cell>
          <table:table-cell office:value-type="float" office:value="0.00483333333333325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349999999999984" calcext:value-type="float">
            <text:p>0.003</text:p>
          </table:table-cell>
          <table:table-cell office:value-type="float" office:value="-0.00183333333333335" calcext:value-type="float">
            <text:p>-0.002</text:p>
          </table:table-cell>
          <table:table-cell office:value-type="float" office:value="0.0073333333333333" calcext:value-type="float">
            <text:p>0.007</text:p>
          </table:table-cell>
          <table:table-cell table:number-columns-repeated="2" office:value-type="float" office:value="0.00183333333333335" calcext:value-type="float">
            <text:p>0.002</text:p>
          </table:table-cell>
          <table:table-cell office:value-type="float" office:value="0.000499999999999945" calcext:value-type="float">
            <text:p>0.000</text:p>
          </table:table-cell>
          <table:table-cell office:value-type="float" office:value="0.000833333333333353" calcext:value-type="float">
            <text:p>0.001</text:p>
          </table:table-cell>
          <table:table-cell office:value-type="float" office:value="-0.00100000000000011" calcext:value-type="float">
            <text:p>-0.001</text:p>
          </table:table-cell>
          <table:table-cell table:number-columns-repeated="2" office:value-type="float" office:value="0.00249999999999995" calcext:value-type="float">
            <text:p>0.002</text:p>
          </table:table-cell>
          <table:table-cell office:value-type="float" office:value="0.0028333333333332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-0.000166666666666759" calcext:value-type="float">
            <text:p>0.000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183333333333335" calcext:value-type="float">
            <text:p>0.002</text:p>
          </table:table-cell>
          <table:table-cell office:value-type="float" office:value="-0.00200000000000011" calcext:value-type="float">
            <text:p>-0.002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349999999999995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-0.000166666666666648" calcext:value-type="float">
            <text:p>0.000</text:p>
          </table:table-cell>
          <table:table-cell office:value-type="float" office:value="0.0021666666666666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183333333333335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383333333333336" calcext:value-type="float">
            <text:p>-0.004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0499999999999945" calcext:value-type="float">
            <text:p>0.000</text:p>
          </table:table-cell>
          <table:table-cell office:value-type="float" office:value="0.000166666666666648" calcext:value-type="float">
            <text:p>0.000</text:p>
          </table:table-cell>
          <table:table-cell office:value-type="float" office:value="0.00066666666666670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483333333333347" calcext:value-type="float">
            <text:p>0.005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416666666666676" calcext:value-type="float">
            <text:p>0.004</text:p>
          </table:table-cell>
          <table:table-cell office:value-type="float" office:value="0.00183333333333335" calcext:value-type="float">
            <text:p>0.002</text:p>
          </table:table-cell>
          <table:table-cell office:value-type="float" office:value="0.00316666666666665" calcext:value-type="float">
            <text:p>0.003</text:p>
          </table:table-cell>
          <table:table-cell office:value-type="float" office:value="0.00116666666666676" calcext:value-type="float">
            <text:p>0.001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33333333333341" calcext:value-type="float">
            <text:p>0.004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0833333333333464" calcext:value-type="float">
            <text:p>0.001</text:p>
          </table:table-cell>
          <table:table-cell office:value-type="float" office:value="0.00183333333333335" calcext:value-type="float">
            <text:p>0.002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0833333333333464" calcext:value-type="float">
            <text:p>0.001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31666666666667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-0.00163333333333326" calcext:value-type="float">
            <text:p>-0.002</text:p>
          </table:table-cell>
          <table:table-cell office:value-type="float" office:value="0.00356666666666672" calcext:value-type="float">
            <text:p>0.004</text:p>
          </table:table-cell>
          <table:table-cell office:value-type="float" office:value="0.000633333333333375" calcext:value-type="float">
            <text:p>0.001</text:p>
          </table:table-cell>
          <table:table-cell office:value-type="float" office:value="0.00326666666666664" calcext:value-type="float">
            <text:p>0.003</text:p>
          </table:table-cell>
          <table:table-cell office:value-type="float" office:value="0.00213333333333332" calcext:value-type="float">
            <text:p>0.002</text:p>
          </table:table-cell>
          <table:table-cell office:value-type="float" office:value="0.00339999999999996" calcext:value-type="float">
            <text:p>0.003</text:p>
          </table:table-cell>
          <table:table-cell office:value-type="float" office:value="0.0000333333333333297" calcext:value-type="float">
            <text:p>0.000</text:p>
          </table:table-cell>
          <table:table-cell office:value-type="float" office:value="0.00483333333333336" calcext:value-type="float">
            <text:p>0.005</text:p>
          </table:table-cell>
          <table:table-cell office:value-type="float" office:value="0.0034333333333334" calcext:value-type="float">
            <text:p>0.003</text:p>
          </table:table-cell>
          <table:table-cell office:value-type="float" office:value="0.00180000000000002" calcext:value-type="float">
            <text:p>0.002</text:p>
          </table:table-cell>
          <table:table-cell office:value-type="float" office:value="0.0000666666666666593" calcext:value-type="float">
            <text:p>0.000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0.00226666666666675" calcext:value-type="float">
            <text:p>0.002</text:p>
          </table:table-cell>
          <table:table-cell office:value-type="float" office:value="0.00219999999999998" calcext:value-type="float">
            <text:p>0.002</text:p>
          </table:table-cell>
          <table:table-cell office:value-type="float" office:value="0.00236666666666663" calcext:value-type="float">
            <text:p>0.002</text:p>
          </table:table-cell>
          <table:table-cell office:value-type="float" office:value="0.00373333333333337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-0.00833333333333341" calcext:value-type="float">
            <text:p>-0.008</text:p>
          </table:table-cell>
          <table:table-cell office:value-type="float" office:value="-0.01" calcext:value-type="float">
            <text:p>-0.010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633333333333341" calcext:value-type="float">
            <text:p>0.006</text:p>
          </table:table-cell>
          <table:table-cell table:number-columns-repeated="2" office:value-type="float" office:value="-0.000333333333333408" calcext:value-type="float">
            <text:p>0.000</text:p>
          </table:table-cell>
          <table:table-cell office:value-type="float" office:value="-0.0043333333333333" calcext:value-type="float">
            <text:p>-0.004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-0.00766666666666682" calcext:value-type="float">
            <text:p>-0.008</text:p>
          </table:table-cell>
          <table:table-cell office:value-type="float" office:value="-0.00666666666666682" calcext:value-type="float">
            <text:p>-0.007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-0.00633333333333352" calcext:value-type="float">
            <text:p>-0.006</text:p>
          </table:table-cell>
          <table:table-cell office:value-type="float" office:value="-2.22044604925031E-016" calcext:value-type="float">
            <text:p>0.000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-0.00366666666666671" calcext:value-type="float">
            <text:p>-0.004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-0.0089999999999999" calcext:value-type="float">
            <text:p>-0.009</text:p>
          </table:table-cell>
          <table:table-cell office:value-type="float" office:value="-0.00766666666666671" calcext:value-type="float">
            <text:p>-0.008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099999999999989" calcext:value-type="float">
            <text:p>-0.001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-0.00199999999999989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166666666666671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09999999999998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-0.0109999999999999" calcext:value-type="float">
            <text:p>-0.011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3333333333333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66666666666671" calcext:value-type="float">
            <text:p>-0.004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-0.0043333333333333" calcext:value-type="float">
            <text:p>-0.004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23333333333333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office:value-type="float" office:value="-0.00893333333333324" calcext:value-type="float">
            <text:p>-0.009</text:p>
          </table:table-cell>
          <table:table-cell office:value-type="float" office:value="-0.00786666666666669" calcext:value-type="float">
            <text:p>-0.008</text:p>
          </table:table-cell>
          <table:table-cell office:value-type="float" office:value="-0.000200000000000089" calcext:value-type="float">
            <text:p>0.000</text:p>
          </table:table-cell>
          <table:table-cell office:value-type="float" office:value="0.000200000000000089" calcext:value-type="float">
            <text:p>0.000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-0.00293333333333334" calcext:value-type="float">
            <text:p>-0.003</text:p>
          </table:table-cell>
          <table:table-cell office:value-type="float" office:value="0.000466666666666726" calcext:value-type="float">
            <text:p>0.000</text:p>
          </table:table-cell>
          <table:table-cell office:value-type="float" office:value="-0.00126666666666664" calcext:value-type="float">
            <text:p>-0.001</text:p>
          </table:table-cell>
          <table:table-cell table:number-columns-repeated="2" office:value-type="float" office:value="-0.002" calcext:value-type="float">
            <text:p>-0.002</text:p>
          </table:table-cell>
          <table:table-cell office:value-type="float" office:value="0.0028666666666668" calcext:value-type="float">
            <text:p>0.003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-0.00153333333333328" calcext:value-type="float">
            <text:p>-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0666666666665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2" calcext:value-type="float">
            <text:p>-0.02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0" calcext:value-type="float">
            <text:p>0.00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00000000000011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-0.00380000000000003" calcext:value-type="float">
            <text:p>-0.004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800000000000023" calcext:value-type="float">
            <text:p>-0.001</text:p>
          </table:table-cell>
          <table:table-cell office:value-type="float" office:value="-0.00940000000000008" calcext:value-type="float">
            <text:p>-0.009</text:p>
          </table:table-cell>
          <table:table-cell office:value-type="float" office:value="-0.000399999999999956" calcext:value-type="float">
            <text:p>0.000</text:p>
          </table:table-cell>
          <table:table-cell office:value-type="float" office:value="0.00219999999999998" calcext:value-type="float">
            <text:p>0.002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-0.00419999999999998" calcext:value-type="float">
            <text:p>-0.004</text:p>
          </table:table-cell>
          <table:table-cell office:value-type="float" office:value="0.00380000000000003" calcext:value-type="float">
            <text:p>0.004</text:p>
          </table:table-cell>
          <table:table-cell office:value-type="float" office:value="-0.000800000000000023" calcext:value-type="float">
            <text:p>-0.001</text:p>
          </table:table-cell>
          <table:table-cell office:value-type="float" office:value="0.00460000000000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99999999999978" calcext:value-type="float">
            <text:p>0.000</text:p>
          </table:table-cell>
          <table:table-cell office:value-type="float" office:value="-0.00200000000000011" calcext:value-type="float">
            <text:p>-0.002</text:p>
          </table:table-cell>
          <table:table-cell office:value-type="float" office:value="-0.00620000000000009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33333333333333" calcext:value-type="float">
            <text:p>0.003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.000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533333333333352" calcext:value-type="float">
            <text:p>0.005</text:p>
          </table:table-cell>
          <table:table-cell office:value-type="float" office:value="0.00066666666666670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2" office:value-type="float" office:value="0.00199999999999989" calcext:value-type="float">
            <text:p>0.002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26666666666665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-0.000666666666666704" calcext:value-type="float">
            <text:p>-0.001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.000266666666666637" calcext:value-type="float">
            <text:p>0.000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386666666666657" calcext:value-type="float">
            <text:p>0.004</text:p>
          </table:table-cell>
          <table:table-cell office:value-type="float" office:value="-0.000133333333333319" calcext:value-type="float">
            <text:p>0.000</text:p>
          </table:table-cell>
          <table:table-cell office:value-type="float" office:value="0.000933333333333231" calcext:value-type="float">
            <text:p>0.001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346666666666662" calcext:value-type="float">
            <text:p>0.003</text:p>
          </table:table-cell>
          <table:table-cell office:value-type="float" office:value="0.00146666666666673" calcext:value-type="float">
            <text:p>0.001</text:p>
          </table:table-cell>
          <table:table-cell office:value-type="float" office:value="0.00493333333333335" calcext:value-type="float">
            <text:p>0.005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560000000000016" calcext:value-type="float">
            <text:p>0.006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-0.0056666666666666" calcext:value-type="float">
            <text:p>-0.006</text:p>
          </table:table-cell>
          <table:table-cell office:value-type="float" office:value="-0.00366666666666671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433333333333352" calcext:value-type="float">
            <text:p>0.004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0.0053333333333333" calcext:value-type="float">
            <text:p>0.005</text:p>
          </table:table-cell>
          <table:table-cell table:number-columns-repeated="2" office:value-type="float" office:value="0.0016666666666668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99999999999989" calcext:value-type="float">
            <text:p>-0.00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026666666666664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-0.0033333333333333" calcext:value-type="float">
            <text:p>-0.003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-0.00300000000000011" calcext:value-type="float">
            <text:p>-0.003</text:p>
          </table:table-cell>
          <table:table-cell table:number-columns-repeated="2" office:value-type="float" office:value="0.000666666666666593" calcext:value-type="float">
            <text:p>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166666666666671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700000000000012" calcext:value-type="float">
            <text:p>-0.007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166666666666659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43333333333333" calcext:value-type="float">
            <text:p>-0.004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66666666666593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00000000000011" calcext:value-type="float">
            <text:p>-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-1.11022302462516E-016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6666666666665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office:value-type="float" office:value="-0.00346666666666662" calcext:value-type="float">
            <text:p>-0.003</text:p>
          </table:table-cell>
          <table:table-cell office:value-type="float" office:value="-0.0038666666666668" calcext:value-type="float">
            <text:p>-0.004</text:p>
          </table:table-cell>
          <table:table-cell office:value-type="float" office:value="0.0000666666666667703" calcext:value-type="float">
            <text:p>0.000</text:p>
          </table:table-cell>
          <table:table-cell office:value-type="float" office:value="0.00286666666666668" calcext:value-type="float">
            <text:p>0.003</text:p>
          </table:table-cell>
          <table:table-cell office:value-type="float" office:value="0.00186666666666679" calcext:value-type="float">
            <text:p>0.002</text:p>
          </table:table-cell>
          <table:table-cell office:value-type="float" office:value="0.00286666666666668" calcext:value-type="float">
            <text:p>0.003</text:p>
          </table:table-cell>
          <table:table-cell office:value-type="float" office:value="0.00226666666666664" calcext:value-type="float">
            <text:p>0.002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-0.0000666666666667703" calcext:value-type="float">
            <text:p>0.000</text:p>
          </table:table-cell>
          <table:table-cell office:value-type="float" office:value="0.00426666666666675" calcext:value-type="float">
            <text:p>0.004</text:p>
          </table:table-cell>
          <table:table-cell office:value-type="float" office:value="-0.00146666666666662" calcext:value-type="float">
            <text:p>-0.001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133333333333319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33333333333364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140000000000001" calcext:value-type="float">
            <text:p>-0.014</text:p>
          </table:table-cell>
          <table:table-cell office:value-type="float" office:value="0.00266666666666682" calcext:value-type="float">
            <text:p>0.003</text:p>
          </table:table-cell>
          <table:table-cell table:number-columns-repeated="2" office:value-type="float" office:value="0.00600000000000001" calcext:value-type="float">
            <text:p>0.006</text:p>
          </table:table-cell>
          <table:table-cell office:value-type="float" office:value="0.0153333333333335" calcext:value-type="float">
            <text:p>0.015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733333333333319" calcext:value-type="float">
            <text:p>0.007</text:p>
          </table:table-cell>
          <table:table-cell table:number-columns-repeated="2" office:value-type="float" office:value="0.0066666666666666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106666666666666" calcext:value-type="float">
            <text:p>-0.011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126666666666668" calcext:value-type="float">
            <text:p>0.013</text:p>
          </table:table-cell>
          <table:table-cell office:value-type="float" office:value="0.00600000000000023" calcext:value-type="float">
            <text:p>0.006</text:p>
          </table:table-cell>
          <table:table-cell table:number-columns-repeated="2" office:value-type="float" office:value="0.00666666666666682" calcext:value-type="float">
            <text:p>0.007</text:p>
          </table:table-cell>
          <table:table-cell office:value-type="float" office:value="0.0113333333333336" calcext:value-type="float">
            <text:p>0.011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933333333333319" calcext:value-type="float">
            <text:p>0.009</text:p>
          </table:table-cell>
          <table:table-cell table:number-columns-repeated="3" office:value-type="float" office:value="0.00733333333333341" calcext:value-type="float">
            <text:p>0.007</text:p>
          </table:table-cell>
          <table:table-cell office:value-type="float" office:value="0.00666666666666682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206666666666667" calcext:value-type="float">
            <text:p>-0.02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00199999999999978" calcext:value-type="float">
            <text:p>0.002</text:p>
          </table:table-cell>
          <table:table-cell office:value-type="float" office:value="-0.0180000000000003" calcext:value-type="float">
            <text:p>-0.018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666666666666638" calcext:value-type="float">
            <text:p>0.007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0666666666666371" calcext:value-type="float">
            <text:p>0.001</text:p>
          </table:table-cell>
          <table:table-cell office:value-type="float" office:value="0.00399999999999978" calcext:value-type="float">
            <text:p>0.004</text:p>
          </table:table-cell>
          <table:table-cell table:number-columns-repeated="2" office:value-type="float" office:value="0.00666666666666638" calcext:value-type="float">
            <text:p>0.007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733333333333319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206666666666666" calcext:value-type="float">
            <text:p>-0.02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63" calcext:value-type="float">
            <text:p>0.003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68000000000001" calcext:value-type="float">
            <text:p>-0.017</text:p>
          </table:table-cell>
          <table:table-cell office:value-type="float" office:value="0.00373333333333348" calcext:value-type="float">
            <text:p>0.004</text:p>
          </table:table-cell>
          <table:table-cell office:value-type="float" office:value="0.00546666666666673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946666666666673" calcext:value-type="float">
            <text:p>0.009</text:p>
          </table:table-cell>
          <table:table-cell office:value-type="float" office:value="0.00413333333333343" calcext:value-type="float">
            <text:p>0.004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746666666666673" calcext:value-type="float">
            <text:p>0.007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626666666666664" calcext:value-type="float">
            <text:p>0.006</text:p>
          </table:table-cell>
          <table:table-cell office:value-type="float" office:value="0.00693333333333324" calcext:value-type="float">
            <text:p>0.007</text:p>
          </table:table-cell>
          <table:table-cell office:value-type="float" office:value="0.00306666666666666" calcext:value-type="float">
            <text:p>0.003</text:p>
          </table:table-cell>
          <table:table-cell office:value-type="float" office:value="0.006666666666666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566666666666671" calcext:value-type="float">
            <text:p>-0.006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0333333333333519" calcext:value-type="float">
            <text:p>0.000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33333333333352" calcext:value-type="float">
            <text:p>-0.002</text:p>
          </table:table-cell>
          <table:table-cell office:value-type="float" office:value="0.00366666666666682" calcext:value-type="float">
            <text:p>0.004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-0.00766666666666638" calcext:value-type="float">
            <text:p>-0.008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0.00033333333333363" calcext:value-type="float">
            <text:p>0.000</text:p>
          </table:table-cell>
          <table:table-cell office:value-type="float" office:value="0.00166666666666682" calcext:value-type="float">
            <text:p>0.002</text:p>
          </table:table-cell>
          <table:table-cell table:number-columns-repeated="2" office:value-type="float" office:value="0.000666666666666815" calcext:value-type="float">
            <text:p>0.001</text:p>
          </table:table-cell>
          <table:table-cell office:value-type="float" office:value="0.00300000000000022" calcext:value-type="float">
            <text:p>0.003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-0.00866666666666638" calcext:value-type="float">
            <text:p>-0.009</text:p>
          </table:table-cell>
          <table:table-cell office:value-type="float" office:value="-0.00433333333333319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-0.0110000000000001" calcext:value-type="float">
            <text:p>-0.011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333333333333341" calcext:value-type="float">
            <text:p>-0.003</text:p>
          </table:table-cell>
          <table:table-cell table:number-columns-repeated="2" office:value-type="float" office:value="0.000666666666666593" calcext:value-type="float">
            <text:p>0.001</text:p>
          </table:table-cell>
          <table:table-cell table:number-columns-repeated="2" office:value-type="float" office:value="-0.000333333333333408" calcext:value-type="float">
            <text:p>0.000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66666666666593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office:value-type="float" office:value="-0.00746666666666651" calcext:value-type="float">
            <text:p>-0.007</text:p>
          </table:table-cell>
          <table:table-cell office:value-type="float" office:value="-0.00353333333333317" calcext:value-type="float">
            <text:p>-0.004</text:p>
          </table:table-cell>
          <table:table-cell office:value-type="float" office:value="0.000800000000000134" calcext:value-type="float">
            <text:p>0.001</text:p>
          </table:table-cell>
          <table:table-cell office:value-type="float" office:value="-0.00246666666666639" calcext:value-type="float">
            <text:p>-0.002</text:p>
          </table:table-cell>
          <table:table-cell office:value-type="float" office:value="0.00180000000000013" calcext:value-type="float">
            <text:p>0.002</text:p>
          </table:table-cell>
          <table:table-cell office:value-type="float" office:value="-0.000133333333333097" calcext:value-type="float">
            <text:p>0.000</text:p>
          </table:table-cell>
          <table:table-cell office:value-type="float" office:value="0.000400000000000178" calcext:value-type="float">
            <text:p>0.000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0.00160000000000027" calcext:value-type="float">
            <text:p>0.002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0000000000031" calcext:value-type="float">
            <text:p>0.001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93333333333345" calcext:value-type="float">
            <text:p>0.002</text:p>
          </table:table-cell>
          <table:table-cell office:value-type="float" office:value="-0.00053333333333327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-0.00319999999999998" calcext:value-type="float">
            <text:p>-0.003</text:p>
          </table:table-cell>
          <table:table-cell office:value-type="float" office:value="-0.00760000000000005" calcext:value-type="float">
            <text:p>-0.008</text:p>
          </table:table-cell>
          <table:table-cell office:value-type="float" office:value="-0.00119999999999998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-0.00240000000000007" calcext:value-type="float">
            <text:p>-0.002</text:p>
          </table:table-cell>
          <table:table-cell office:value-type="float" office:value="-0.000800000000000023" calcext:value-type="float">
            <text:p>-0.001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5999999999999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000799999999999912" calcext:value-type="float">
            <text:p>0.001</text:p>
          </table:table-cell>
          <table:table-cell office:value-type="float" office:value="-0.00480000000000003" calcext:value-type="float">
            <text:p>-0.005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0799999999999912" calcext:value-type="float">
            <text:p>0.001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table:number-columns-repeated="2" office:value-type="float" office:value="0.00599999999999989" calcext:value-type="float">
            <text:p>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-0.000800000000000023" calcext:value-type="float">
            <text:p>-0.001</text:p>
          </table:table-cell>
          <table:table-cell office:value-type="float" office:value="-0.00719999999999998" calcext:value-type="float">
            <text:p>-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43999999999999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000400000000000067" calcext:value-type="float">
            <text:p>0.000</text:p>
          </table:table-cell>
          <table:table-cell office:value-type="float" office:value="-0.00719999999999998" calcext:value-type="float">
            <text:p>-0.007</text:p>
          </table:table-cell>
          <table:table-cell office:value-type="float" office:value="0.00560000000000005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560000000000005" calcext:value-type="float">
            <text:p>0.006</text:p>
          </table:table-cell>
          <table:table-cell office:value-type="float" office:value="0.00440000000000007" calcext:value-type="float">
            <text:p>0.004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120000000000009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-0.00360000000000005" calcext:value-type="float">
            <text:p>-0.004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35999999999999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0.000799999999999912" calcext:value-type="float">
            <text:p>0.001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55999999999999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-0.000240000000000018" calcext:value-type="float">
            <text:p>0.000</text:p>
          </table:table-cell>
          <table:table-cell office:value-type="float" office:value="-0.00608000000000009" calcext:value-type="float">
            <text:p>-0.006</text:p>
          </table:table-cell>
          <table:table-cell office:value-type="float" office:value="0.00367999999999991" calcext:value-type="float">
            <text:p>0.004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191999999999992" calcext:value-type="float">
            <text:p>0.002</text:p>
          </table:table-cell>
          <table:table-cell office:value-type="float" office:value="0.00303999999999982" calcext:value-type="float">
            <text:p>0.003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144" calcext:value-type="float">
            <text:p>0.001</text:p>
          </table:table-cell>
          <table:table-cell office:value-type="float" office:value="0.00367999999999991" calcext:value-type="float">
            <text:p>0.004</text:p>
          </table:table-cell>
          <table:table-cell office:value-type="float" office:value="0.00175999999999998" calcext:value-type="float">
            <text:p>0.002</text:p>
          </table:table-cell>
          <table:table-cell office:value-type="float" office:value="0.00415999999999994" calcext:value-type="float">
            <text:p>0.004</text:p>
          </table:table-cell>
          <table:table-cell office:value-type="float" office:value="0.00487999999999977" calcext:value-type="float">
            <text:p>0.005</text:p>
          </table:table-cell>
          <table:table-cell office:value-type="float" office:value="0.00191999999999992" calcext:value-type="float">
            <text:p>0.002</text:p>
          </table:table-cell>
          <table:table-cell office:value-type="float" office:value="0.000879999999999881" calcext:value-type="float">
            <text:p>0.001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42399999999999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-0.00500000000000012" calcext:value-type="float">
            <text:p>-0.005</text:p>
          </table:table-cell>
          <table:table-cell office:value-type="float" office:value="-0.00749999999999995" calcext:value-type="float">
            <text:p>-0.007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-0.00449999999999995" calcext:value-type="float">
            <text:p>-0.004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49999999999995" calcext:value-type="float">
            <text:p>-0.004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50000000000006" calcext:value-type="float">
            <text:p>-0.009</text:p>
          </table:table-cell>
          <table:table-cell office:value-type="float" office:value="0.00250000000000006" calcext:value-type="float">
            <text:p>0.003</text:p>
          </table:table-cell>
          <table:table-cell table:number-columns-repeated="2" office:value-type="float" office:value="-0.00300000000000011" calcext:value-type="float">
            <text:p>-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9999999999998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.000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49999999999995" calcext:value-type="float">
            <text:p>-0.005</text:p>
          </table:table-cell>
          <table:table-cell office:value-type="float" office:value="-0.0010000000000001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49999999999995" calcext:value-type="float">
            <text:p>-0.002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099999999999989" calcext:value-type="float">
            <text:p>-0.001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0.000500000000000167" calcext:value-type="float">
            <text:p>0.001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550000000000006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0" calcext:value-type="float">
            <text:p>0.000</text:p>
          </table:table-cell>
          <table:table-cell office:value-type="float" office:value="-0.00250000000000006" calcext:value-type="float">
            <text:p>-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49999999999984" calcext:value-type="float">
            <text:p>-0.003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150000000000006" calcext:value-type="float">
            <text:p>0.002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25000000000000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-0.00140000000000007" calcext:value-type="float">
            <text:p>-0.001</text:p>
          </table:table-cell>
          <table:table-cell office:value-type="float" office:value="-0.0038999999999999" calcext:value-type="float">
            <text:p>-0.004</text:p>
          </table:table-cell>
          <table:table-cell office:value-type="float" office:value="0.0011000000000001" calcext:value-type="float">
            <text:p>0.001</text:p>
          </table:table-cell>
          <table:table-cell office:value-type="float" office:value="-0.000600000000000045" calcext:value-type="float">
            <text:p>-0.001</text:p>
          </table:table-cell>
          <table:table-cell office:value-type="float" office:value="0.000300000000000078" calcext:value-type="float">
            <text:p>0.000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90000000000001" calcext:value-type="float">
            <text:p>-0.003</text:p>
          </table:table-cell>
          <table:table-cell office:value-type="float" office:value="0.000700000000000034" calcext:value-type="float">
            <text:p>0.001</text:p>
          </table:table-cell>
          <table:table-cell table:number-columns-repeated="2" office:value-type="float" office:value="0.000800000000000134" calcext:value-type="float">
            <text:p>0.001</text:p>
          </table:table-cell>
          <table:table-cell office:value-type="float" office:value="0.00220000000000009" calcext:value-type="float">
            <text:p>0.002</text:p>
          </table:table-cell>
          <table:table-cell office:value-type="float" office:value="0.0031000000000001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0088156288156287" calcext:value-type="float">
            <text:p>0.009</text:p>
          </table:table-cell>
          <table:table-cell office:value-type="float" office:value="-0.0265689865689867" calcext:value-type="float">
            <text:p>-0.027</text:p>
          </table:table-cell>
          <table:table-cell office:value-type="float" office:value="0.0243711843711842" calcext:value-type="float">
            <text:p>0.024</text:p>
          </table:table-cell>
          <table:table-cell office:value-type="float" office:value="0.00446886446886441" calcext:value-type="float">
            <text:p>0.004</text:p>
          </table:table-cell>
          <table:table-cell office:value-type="float" office:value="0.0000732600732600286" calcext:value-type="float">
            <text:p>0.000</text:p>
          </table:table-cell>
          <table:table-cell office:value-type="float" office:value="-0.00442002442002465" calcext:value-type="float">
            <text:p>-0.004</text:p>
          </table:table-cell>
          <table:table-cell office:value-type="float" office:value="0.0155311355311354" calcext:value-type="float">
            <text:p>0.016</text:p>
          </table:table-cell>
          <table:table-cell office:value-type="float" office:value="-0.0043956043956046" calcext:value-type="float">
            <text:p>-0.004</text:p>
          </table:table-cell>
          <table:table-cell office:value-type="float" office:value="0.0132112332112331" calcext:value-type="float">
            <text:p>0.013</text:p>
          </table:table-cell>
          <table:table-cell office:value-type="float" office:value="-0.0221978021978023" calcext:value-type="float">
            <text:p>-0.022</text:p>
          </table:table-cell>
          <table:table-cell office:value-type="float" office:value="0.00661782661782651" calcext:value-type="float">
            <text:p>0.007</text:p>
          </table:table-cell>
          <table:table-cell office:value-type="float" office:value="0.00446886446886441" calcext:value-type="float">
            <text:p>0.004</text:p>
          </table:table-cell>
          <table:table-cell office:value-type="float" office:value="-0.0000488400488400931" calcext:value-type="float">
            <text:p>0.000</text:p>
          </table:table-cell>
          <table:table-cell office:value-type="float" office:value="0.00222222222222213" calcext:value-type="float">
            <text:p>0.002</text:p>
          </table:table-cell>
          <table:table-cell office:value-type="float" office:value="0.00446886446886441" calcext:value-type="float">
            <text:p>0.004</text:p>
          </table:table-cell>
          <table:table-cell office:value-type="float" office:value="-0.00669108669108687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00227106227106233" calcext:value-type="float">
            <text:p>0.002</text:p>
          </table:table-cell>
          <table:table-cell office:value-type="float" office:value="-0.0132844932844932" calcext:value-type="float">
            <text:p>-0.013</text:p>
          </table:table-cell>
          <table:table-cell office:value-type="float" office:value="0.00656898656898663" calcext:value-type="float">
            <text:p>0.007</text:p>
          </table:table-cell>
          <table:table-cell office:value-type="float" office:value="-0.0177533577533576" calcext:value-type="float">
            <text:p>-0.018</text:p>
          </table:table-cell>
          <table:table-cell office:value-type="float" office:value="0.00217338217338225" calcext:value-type="float">
            <text:p>0.002</text:p>
          </table:table-cell>
          <table:table-cell office:value-type="float" office:value="-0.0177045177045176" calcext:value-type="float">
            <text:p>-0.018</text:p>
          </table:table-cell>
          <table:table-cell office:value-type="float" office:value="0.00437118437118444" calcext:value-type="float">
            <text:p>0.004</text:p>
          </table:table-cell>
          <table:table-cell office:value-type="float" office:value="0.00446886446886452" calcext:value-type="float">
            <text:p>0.004</text:p>
          </table:table-cell>
          <table:table-cell office:value-type="float" office:value="0.00661782661782662" calcext:value-type="float">
            <text:p>0.007</text:p>
          </table:table-cell>
          <table:table-cell office:value-type="float" office:value="-0.011062271062271" calcext:value-type="float">
            <text:p>-0.011</text:p>
          </table:table-cell>
          <table:table-cell office:value-type="float" office:value="0.0132844932844933" calcext:value-type="float">
            <text:p>0.013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-0.00444444444444436" calcext:value-type="float">
            <text:p>-0.004</text:p>
          </table:table-cell>
          <table:table-cell office:value-type="float" office:value="-0.0155311355311354" calcext:value-type="float">
            <text:p>-0.016</text:p>
          </table:table-cell>
          <table:table-cell office:value-type="float" office:value="0.00888888888888895" calcext:value-type="float">
            <text:p>0.009</text:p>
          </table:table-cell>
          <table:table-cell office:value-type="float" office:value="-0.0044444444444443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00678876678876683" calcext:value-type="float">
            <text:p>0.007</text:p>
          </table:table-cell>
          <table:table-cell office:value-type="float" office:value="-0.030940170940171" calcext:value-type="float">
            <text:p>-0.031</text:p>
          </table:table-cell>
          <table:table-cell office:value-type="float" office:value="-0.00886446886446879" calcext:value-type="float">
            <text:p>-0.009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0219780219780219" calcext:value-type="float">
            <text:p>-0.002</text:p>
          </table:table-cell>
          <table:table-cell office:value-type="float" office:value="-0.0109645909645909" calcext:value-type="float">
            <text:p>-0.011</text:p>
          </table:table-cell>
          <table:table-cell office:value-type="float" office:value="-0.0021489621489621" calcext:value-type="float">
            <text:p>-0.002</text:p>
          </table:table-cell>
          <table:table-cell office:value-type="float" office:value="-0.00434676434676429" calcext:value-type="float">
            <text:p>-0.004</text:p>
          </table:table-cell>
          <table:table-cell office:value-type="float" office:value="0.0000244200244200465" calcext:value-type="float">
            <text:p>0.000</text:p>
          </table:table-cell>
          <table:table-cell office:value-type="float" office:value="-0.0176800976800976" calcext:value-type="float">
            <text:p>-0.018</text:p>
          </table:table-cell>
          <table:table-cell office:value-type="float" office:value="-0.0132356532356531" calcext:value-type="float">
            <text:p>-0.013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-0.0132600732600732" calcext:value-type="float">
            <text:p>-0.013</text:p>
          </table:table-cell>
          <table:table-cell office:value-type="float" office:value="0.00444444444444447" calcext:value-type="float">
            <text:p>0.004</text:p>
          </table:table-cell>
          <table:table-cell office:value-type="float" office:value="-0.0132600732600732" calcext:value-type="float">
            <text:p>-0.01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0000976800976800751" calcext:value-type="float">
            <text:p>0.000</text:p>
          </table:table-cell>
          <table:table-cell office:value-type="float" office:value="-0.0287179487179486" calcext:value-type="float">
            <text:p>-0.029</text:p>
          </table:table-cell>
          <table:table-cell office:value-type="float" office:value="-0.00659340659340657" calcext:value-type="float">
            <text:p>-0.007</text:p>
          </table:table-cell>
          <table:table-cell office:value-type="float" office:value="-0.0221245421245421" calcext:value-type="float">
            <text:p>-0.022</text:p>
          </table:table-cell>
          <table:table-cell office:value-type="float" office:value="0.0000488400488400931" calcext:value-type="float">
            <text:p>0.000</text:p>
          </table:table-cell>
          <table:table-cell office:value-type="float" office:value="-0.013137973137973" calcext:value-type="float">
            <text:p>-0.013</text:p>
          </table:table-cell>
          <table:table-cell office:value-type="float" office:value="0.0000732600732601396" calcext:value-type="float">
            <text:p>0.000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-0.00659340659340657" calcext:value-type="float">
            <text:p>-0.007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154334554334553" calcext:value-type="float">
            <text:p>-0.015</text:p>
          </table:table-cell>
          <table:table-cell office:value-type="float" office:value="0.00224664224664228" calcext:value-type="float">
            <text:p>0.002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22075702075702" calcext:value-type="float">
            <text:p>-0.022</text:p>
          </table:table-cell>
          <table:table-cell office:value-type="float" office:value="0.0000244200244200465" calcext:value-type="float">
            <text:p>0.000</text:p>
          </table:table-cell>
          <table:table-cell office:value-type="float" office:value="-0.0131868131868131" calcext:value-type="float">
            <text:p>-0.01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00231990231990231" calcext:value-type="float">
            <text:p>0.002</text:p>
          </table:table-cell>
          <table:table-cell office:value-type="float" office:value="-0.022026862026862" calcext:value-type="float">
            <text:p>-0.022</text:p>
          </table:table-cell>
          <table:table-cell office:value-type="float" office:value="0.0000732600732600286" calcext:value-type="float">
            <text:p>0.000</text:p>
          </table:table-cell>
          <table:table-cell office:value-type="float" office:value="-0.011013431013431" calcext:value-type="float">
            <text:p>-0.011</text:p>
          </table:table-cell>
          <table:table-cell office:value-type="float" office:value="0.00893772893772893" calcext:value-type="float">
            <text:p>0.009</text:p>
          </table:table-cell>
          <table:table-cell office:value-type="float" office:value="-0.00874236874236878" calcext:value-type="float">
            <text:p>-0.009</text:p>
          </table:table-cell>
          <table:table-cell office:value-type="float" office:value="0.0000976800976800751" calcext:value-type="float">
            <text:p>0.000</text:p>
          </table:table-cell>
          <table:table-cell office:value-type="float" office:value="-0.00217338217338214" calcext:value-type="float">
            <text:p>-0.002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-0.0198290598290598" calcext:value-type="float">
            <text:p>-0.020</text:p>
          </table:table-cell>
          <table:table-cell office:value-type="float" office:value="-0.00437118437118433" calcext:value-type="float">
            <text:p>-0.004</text:p>
          </table:table-cell>
          <table:table-cell office:value-type="float" office:value="0.0000732600732600286" calcext:value-type="float">
            <text:p>0.000</text:p>
          </table:table-cell>
          <table:table-cell office:value-type="float" office:value="-0.00212454212454216" calcext:value-type="float">
            <text:p>-0.002</text:p>
          </table:table-cell>
          <table:table-cell office:value-type="float" office:value="-0.0132356532356532" calcext:value-type="float">
            <text:p>-0.013</text:p>
          </table:table-cell>
          <table:table-cell office:value-type="float" office:value="0.00227106227106222" calcext:value-type="float">
            <text:p>0.002</text:p>
          </table:table-cell>
          <table:table-cell office:value-type="float" office:value="-0.00656898656898652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0.00405860805860803" calcext:value-type="float">
            <text:p>0.004</text:p>
          </table:table-cell>
          <table:table-cell office:value-type="float" office:value="-0.0243076923076923" calcext:value-type="float">
            <text:p>-0.024</text:p>
          </table:table-cell>
          <table:table-cell office:value-type="float" office:value="0.00311111111111118" calcext:value-type="float">
            <text:p>0.003</text:p>
          </table:table-cell>
          <table:table-cell office:value-type="float" office:value="-0.0145885225885225" calcext:value-type="float">
            <text:p>-0.015</text:p>
          </table:table-cell>
          <table:table-cell office:value-type="float" office:value="0.00180708180708189" calcext:value-type="float">
            <text:p>0.002</text:p>
          </table:table-cell>
          <table:table-cell office:value-type="float" office:value="-0.0109938949938949" calcext:value-type="float">
            <text:p>-0.011</text:p>
          </table:table-cell>
          <table:table-cell office:value-type="float" office:value="0.00358485958485966" calcext:value-type="float">
            <text:p>0.004</text:p>
          </table:table-cell>
          <table:table-cell office:value-type="float" office:value="-0.00260317460317472" calcext:value-type="float">
            <text:p>-0.003</text:p>
          </table:table-cell>
          <table:table-cell office:value-type="float" office:value="0.00133821733821737" calcext:value-type="float">
            <text:p>0.001</text:p>
          </table:table-cell>
          <table:table-cell office:value-type="float" office:value="-0.0194578754578754" calcext:value-type="float">
            <text:p>-0.019</text:p>
          </table:table-cell>
          <table:table-cell office:value-type="float" office:value="-0.00262759462759454" calcext:value-type="float">
            <text:p>-0.003</text:p>
          </table:table-cell>
          <table:table-cell office:value-type="float" office:value="0.00225152625152625" calcext:value-type="float">
            <text:p>0.002</text:p>
          </table:table-cell>
          <table:table-cell office:value-type="float" office:value="-0.00528449328449332" calcext:value-type="float">
            <text:p>-0.005</text:p>
          </table:table-cell>
          <table:table-cell office:value-type="float" office:value="-0.0123760683760683" calcext:value-type="float">
            <text:p>-0.012</text:p>
          </table:table-cell>
          <table:table-cell office:value-type="float" office:value="0.00401953601953597" calcext:value-type="float">
            <text:p>0.004</text:p>
          </table:table-cell>
          <table:table-cell office:value-type="float" office:value="-0.00883028083028092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729396151293982" calcext:value-type="float">
            <text:p>-0.007</text:p>
          </table:table-cell>
          <table:table-cell office:value-type="float" office:value="-0.000740544127405651" calcext:value-type="float">
            <text:p>-0.001</text:p>
          </table:table-cell>
          <table:table-cell office:value-type="float" office:value="0.00435832780358314" calcext:value-type="float">
            <text:p>0.004</text:p>
          </table:table-cell>
          <table:table-cell office:value-type="float" office:value="0.00363370935633678" calcext:value-type="float">
            <text:p>0.004</text:p>
          </table:table-cell>
          <table:table-cell office:value-type="float" office:value="0.00291174518911719" calcext:value-type="float">
            <text:p>0.003</text:p>
          </table:table-cell>
          <table:table-cell office:value-type="float" office:value="0.00436894492368911" calcext:value-type="float">
            <text:p>0.004</text:p>
          </table:table-cell>
          <table:table-cell office:value-type="float" office:value="0.00436098208360958" calcext:value-type="float">
            <text:p>0.004</text:p>
          </table:table-cell>
          <table:table-cell office:value-type="float" office:value="0.000721964167219369" calcext:value-type="float">
            <text:p>0.001</text:p>
          </table:table-cell>
          <table:table-cell office:value-type="float" office:value="0.00364167219641631" calcext:value-type="float">
            <text:p>0.004</text:p>
          </table:table-cell>
          <table:table-cell office:value-type="float" office:value="0.00363636363636333" calcext:value-type="float">
            <text:p>0.004</text:p>
          </table:table-cell>
          <table:table-cell office:value-type="float" office:value="0.00145189117451872" calcext:value-type="float">
            <text:p>0.001</text:p>
          </table:table-cell>
          <table:table-cell office:value-type="float" office:value="0.00654810882548074" calcext:value-type="float">
            <text:p>0.007</text:p>
          </table:table-cell>
          <table:table-cell office:value-type="float" office:value="0.00363636363636333" calcext:value-type="float">
            <text:p>0.004</text:p>
          </table:table-cell>
          <table:table-cell office:value-type="float" office:value="0.000724618447245917" calcext:value-type="float">
            <text:p>0.001</text:p>
          </table:table-cell>
          <table:table-cell office:value-type="float" office:value="0.00217916390179151" calcext:value-type="float">
            <text:p>0.002</text:p>
          </table:table-cell>
          <table:table-cell office:value-type="float" office:value="0.00363370935633678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364698075646963" calcext:value-type="float">
            <text:p>-0.004</text:p>
          </table:table-cell>
          <table:table-cell office:value-type="float" office:value="0.00290112806901122" calcext:value-type="float">
            <text:p>0.003</text:p>
          </table:table-cell>
          <table:table-cell office:value-type="float" office:value="0.00509621765096213" calcext:value-type="float">
            <text:p>0.005</text:p>
          </table:table-cell>
          <table:table-cell office:value-type="float" office:value="0.00582083609820838" calcext:value-type="float">
            <text:p>0.006</text:p>
          </table:table-cell>
          <table:table-cell office:value-type="float" office:value="0.00655341738553394" calcext:value-type="float">
            <text:p>0.007</text:p>
          </table:table-cell>
          <table:table-cell office:value-type="float" office:value="0.00509887193098879" calcext:value-type="float">
            <text:p>0.005</text:p>
          </table:table-cell>
          <table:table-cell table:number-columns-repeated="2" office:value-type="float" office:value="0.00436894492368956" calcext:value-type="float">
            <text:p>0.004</text:p>
          </table:table-cell>
          <table:table-cell office:value-type="float" office:value="0.00509887193098879" calcext:value-type="float">
            <text:p>0.005</text:p>
          </table:table-cell>
          <table:table-cell office:value-type="float" office:value="0.00509356337093558" calcext:value-type="float">
            <text:p>0.005</text:p>
          </table:table-cell>
          <table:table-cell office:value-type="float" office:value="0.00582879893828792" calcext:value-type="float">
            <text:p>0.006</text:p>
          </table:table-cell>
          <table:table-cell office:value-type="float" office:value="0.00727803583278042" calcext:value-type="float">
            <text:p>0.007</text:p>
          </table:table-cell>
          <table:table-cell office:value-type="float" office:value="0.00582614465826159" calcext:value-type="float">
            <text:p>0.006</text:p>
          </table:table-cell>
          <table:table-cell office:value-type="float" office:value="0.00437159920371599" calcext:value-type="float">
            <text:p>0.004</text:p>
          </table:table-cell>
          <table:table-cell office:value-type="float" office:value="0.00509621765096213" calcext:value-type="float">
            <text:p>0.005</text:p>
          </table:table-cell>
          <table:table-cell office:value-type="float" office:value="0.00582614465826159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510418049104155" calcext:value-type="float">
            <text:p>-0.005</text:p>
          </table:table-cell>
          <table:table-cell office:value-type="float" office:value="-0.000743198407431978" calcext:value-type="float">
            <text:p>-0.001</text:p>
          </table:table-cell>
          <table:table-cell office:value-type="float" office:value="0.00291174518911763" calcext:value-type="float">
            <text:p>0.003</text:p>
          </table:table-cell>
          <table:table-cell office:value-type="float" office:value="0.00217916390179163" calcext:value-type="float">
            <text:p>0.002</text:p>
          </table:table-cell>
          <table:table-cell office:value-type="float" office:value="0.00363901791639043" calcext:value-type="float">
            <text:p>0.004</text:p>
          </table:table-cell>
          <table:table-cell office:value-type="float" office:value="0.00291174518911763" calcext:value-type="float">
            <text:p>0.003</text:p>
          </table:table-cell>
          <table:table-cell office:value-type="float" office:value="0.0021818181818184" calcext:value-type="float">
            <text:p>0.002</text:p>
          </table:table-cell>
          <table:table-cell office:value-type="float" office:value="0.00290909090909097" calcext:value-type="float">
            <text:p>0.003</text:p>
          </table:table-cell>
          <table:table-cell office:value-type="float" office:value="0.00218447246184483" calcext:value-type="float">
            <text:p>0.002</text:p>
          </table:table-cell>
          <table:table-cell office:value-type="float" office:value="0.00363636363636377" calcext:value-type="float">
            <text:p>0.004</text:p>
          </table:table-cell>
          <table:table-cell office:value-type="float" office:value="0.00363901791639043" calcext:value-type="float">
            <text:p>0.004</text:p>
          </table:table-cell>
          <table:table-cell office:value-type="float" office:value="0.00436629064366278" calcext:value-type="float">
            <text:p>0.004</text:p>
          </table:table-cell>
          <table:table-cell office:value-type="float" office:value="0.00363901791639043" calcext:value-type="float">
            <text:p>0.004</text:p>
          </table:table-cell>
          <table:table-cell office:value-type="float" office:value="0.00436629064366278" calcext:value-type="float">
            <text:p>0.004</text:p>
          </table:table-cell>
          <table:table-cell office:value-type="float" office:value="0.0014545454545456" calcext:value-type="float">
            <text:p>0.001</text:p>
          </table:table-cell>
          <table:table-cell office:value-type="float" office:value="0.0021818181818184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510418049104155" calcext:value-type="float">
            <text:p>-0.005</text:p>
          </table:table-cell>
          <table:table-cell office:value-type="float" office:value="-0.0000132714001327416" calcext:value-type="float">
            <text:p>0.000</text:p>
          </table:table-cell>
          <table:table-cell office:value-type="float" office:value="0.00364167219641687" calcext:value-type="float">
            <text:p>0.004</text:p>
          </table:table-cell>
          <table:table-cell office:value-type="float" office:value="0.0014545454545456" calcext:value-type="float">
            <text:p>0.001</text:p>
          </table:table-cell>
          <table:table-cell office:value-type="float" office:value="0.00436894492368967" calcext:value-type="float">
            <text:p>0.004</text:p>
          </table:table-cell>
          <table:table-cell office:value-type="float" office:value="0.00364167219641687" calcext:value-type="float">
            <text:p>0.004</text:p>
          </table:table-cell>
          <table:table-cell table:number-columns-repeated="2" office:value-type="float" office:value="0.00363901791639021" calcext:value-type="float">
            <text:p>0.004</text:p>
          </table:table-cell>
          <table:table-cell office:value-type="float" office:value="0.00364167219641687" calcext:value-type="float">
            <text:p>0.004</text:p>
          </table:table-cell>
          <table:table-cell office:value-type="float" office:value="0.00436629064366301" calcext:value-type="float">
            <text:p>0.004</text:p>
          </table:table-cell>
          <table:table-cell office:value-type="float" office:value="0.00364167219641687" calcext:value-type="float">
            <text:p>0.004</text:p>
          </table:table-cell>
          <table:table-cell office:value-type="float" office:value="0.00582349037823482" calcext:value-type="float">
            <text:p>0.006</text:p>
          </table:table-cell>
          <table:table-cell office:value-type="float" office:value="0.00436894492368967" calcext:value-type="float">
            <text:p>0.004</text:p>
          </table:table-cell>
          <table:table-cell office:value-type="float" office:value="0.00436629064366301" calcext:value-type="float">
            <text:p>0.004</text:p>
          </table:table-cell>
          <table:table-cell office:value-type="float" office:value="0.0014545454545456" calcext:value-type="float">
            <text:p>0.001</text:p>
          </table:table-cell>
          <table:table-cell office:value-type="float" office:value="0.0029117451891176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364698075646963" calcext:value-type="float">
            <text:p>-0.004</text:p>
          </table:table-cell>
          <table:table-cell office:value-type="float" office:value="0.00144392833443918" calcext:value-type="float">
            <text:p>0.001</text:p>
          </table:table-cell>
          <table:table-cell office:value-type="float" office:value="0.00509887193098879" calcext:value-type="float">
            <text:p>0.005</text:p>
          </table:table-cell>
          <table:table-cell office:value-type="float" office:value="0.00291174518911752" calcext:value-type="float">
            <text:p>0.003</text:p>
          </table:table-cell>
          <table:table-cell office:value-type="float" office:value="0.00509887193098879" calcext:value-type="float">
            <text:p>0.005</text:p>
          </table:table-cell>
          <table:table-cell table:number-columns-repeated="3" office:value-type="float" office:value="0.00509621765096213" calcext:value-type="float">
            <text:p>0.005</text:p>
          </table:table-cell>
          <table:table-cell office:value-type="float" office:value="0.00437159920371599" calcext:value-type="float">
            <text:p>0.004</text:p>
          </table:table-cell>
          <table:table-cell office:value-type="float" office:value="0.00509621765096213" calcext:value-type="float">
            <text:p>0.005</text:p>
          </table:table-cell>
          <table:table-cell office:value-type="float" office:value="0.00509887193098879" calcext:value-type="float">
            <text:p>0.005</text:p>
          </table:table-cell>
          <table:table-cell office:value-type="float" office:value="0.00728069011280674" calcext:value-type="float">
            <text:p>0.007</text:p>
          </table:table-cell>
          <table:table-cell office:value-type="float" office:value="0.00582614465826159" calcext:value-type="float">
            <text:p>0.006</text:p>
          </table:table-cell>
          <table:table-cell office:value-type="float" office:value="0.00582349037823493" calcext:value-type="float">
            <text:p>0.006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50962176509621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495925680159248" calcext:value-type="float">
            <text:p>-0.005</text:p>
          </table:table-cell>
          <table:table-cell office:value-type="float" office:value="0.000569608493695917" calcext:value-type="float">
            <text:p>0.001</text:p>
          </table:table-cell>
          <table:table-cell office:value-type="float" office:value="0.00422136695421349" calcext:value-type="float">
            <text:p>0.004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451439946914389" calcext:value-type="float">
            <text:p>0.005</text:p>
          </table:table-cell>
          <table:table-cell office:value-type="float" office:value="0.00422349037823488" calcext:value-type="float">
            <text:p>0.004</text:p>
          </table:table-cell>
          <table:table-cell office:value-type="float" office:value="0.00392939615129384" calcext:value-type="float">
            <text:p>0.004</text:p>
          </table:table-cell>
          <table:table-cell office:value-type="float" office:value="0.00334704711347034" calcext:value-type="float">
            <text:p>0.003</text:p>
          </table:table-cell>
          <table:table-cell office:value-type="float" office:value="0.00378765759787658" calcext:value-type="float">
            <text:p>0.004</text:p>
          </table:table-cell>
          <table:table-cell office:value-type="float" office:value="0.00436575978765741" calcext:value-type="float">
            <text:p>0.004</text:p>
          </table:table-cell>
          <table:table-cell office:value-type="float" office:value="0.00393205043132039" calcext:value-type="float">
            <text:p>0.004</text:p>
          </table:table-cell>
          <table:table-cell office:value-type="float" office:value="0.00625932315859301" calcext:value-type="float">
            <text:p>0.006</text:p>
          </table:table-cell>
          <table:table-cell office:value-type="float" office:value="0.00465932315859319" calcext:value-type="float">
            <text:p>0.005</text:p>
          </table:table-cell>
          <table:table-cell office:value-type="float" office:value="0.00393045786330448" calcext:value-type="float">
            <text:p>0.004</text:p>
          </table:table-cell>
          <table:table-cell office:value-type="float" office:value="0.00276522893165221" calcext:value-type="float">
            <text:p>0.003</text:p>
          </table:table-cell>
          <table:table-cell office:value-type="float" office:value="0.00392992700729922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-0.00284686536485101" calcext:value-type="float">
            <text:p>-0.003</text:p>
          </table:table-cell>
          <table:table-cell office:value-type="float" office:value="-0.0057040082219938" calcext:value-type="float">
            <text:p>-0.006</text:p>
          </table:table-cell>
          <table:table-cell office:value-type="float" office:value="-0.00141829393627946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3083247687563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0102774922917659" calcext:value-type="float">
            <text:p>0.000</text:p>
          </table:table-cell>
          <table:table-cell office:value-type="float" office:value="-0.00281603288797538" calcext:value-type="float">
            <text:p>-0.003</text:p>
          </table:table-cell>
          <table:table-cell office:value-type="float" office:value="-0.00141829393627946" calcext:value-type="float">
            <text:p>-0.001</text:p>
          </table:table-cell>
          <table:table-cell office:value-type="float" office:value="-0.00427543679342224" calcext:value-type="float">
            <text:p>-0.004</text:p>
          </table:table-cell>
          <table:table-cell office:value-type="float" office:value="0.00287769784172653" calcext:value-type="float">
            <text:p>0.003</text:p>
          </table:table-cell>
          <table:table-cell office:value-type="float" office:value="-0.00716341212744098" calcext:value-type="float">
            <text:p>-0.007</text:p>
          </table:table-cell>
          <table:table-cell office:value-type="float" office:value="-0.00428571428571423" calcext:value-type="float">
            <text:p>-0.004</text:p>
          </table:table-cell>
          <table:table-cell office:value-type="float" office:value="0.00143884892086343" calcext:value-type="float">
            <text:p>0.001</text:p>
          </table:table-cell>
          <table:table-cell office:value-type="float" office:value="0.0000308324768756307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429599177800599" calcext:value-type="float">
            <text:p>-0.004</text:p>
          </table:table-cell>
          <table:table-cell table:number-columns-repeated="2" office:value-type="float" office:value="0.0000205549845838648" calcext:value-type="float">
            <text:p>0.000</text:p>
          </table:table-cell>
          <table:table-cell office:value-type="float" office:value="0.00431654676259008" calcext:value-type="float">
            <text:p>0.004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145940390544708" calcext:value-type="float">
            <text:p>0.001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.00428571428571445" calcext:value-type="float">
            <text:p>0.004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-0.00572456320657755" calcext:value-type="float">
            <text:p>-0.006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0010277492291987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143884892086321" calcext:value-type="float">
            <text:p>-0.001</text:p>
          </table:table-cell>
          <table:table-cell office:value-type="float" office:value="-0.00140801644398758" calcext:value-type="float">
            <text:p>-0.001</text:p>
          </table:table-cell>
          <table:table-cell office:value-type="float" office:value="0.0000205549845838648" calcext:value-type="float">
            <text:p>0.000</text:p>
          </table:table-cell>
          <table:table-cell office:value-type="float" office:value="0.00430626927029798" calcext:value-type="float">
            <text:p>0.004</text:p>
          </table:table-cell>
          <table:table-cell table:number-columns-repeated="2" office:value-type="float" office:value="0.00286742034943488" calcext:value-type="float">
            <text:p>0.003</text:p>
          </table:table-cell>
          <table:table-cell office:value-type="float" office:value="0.00431654676259008" calcext:value-type="float">
            <text:p>0.004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.00432682425488185" calcext:value-type="float">
            <text:p>0.004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0.00286742034943488" calcext:value-type="float">
            <text:p>0.003</text:p>
          </table:table-cell>
          <table:table-cell table:number-columns-repeated="2" office:value-type="float" office:value="0.00143884892086321" calcext:value-type="float">
            <text:p>0.001</text:p>
          </table:table-cell>
          <table:table-cell office:value-type="float" office:value="-0.00429599177800599" calcext:value-type="float">
            <text:p>-0.004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-0.00286742034943477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429599177800599" calcext:value-type="float">
            <text:p>-0.004</text:p>
          </table:table-cell>
          <table:table-cell office:value-type="float" office:value="-0.00283658787255914" calcext:value-type="float">
            <text:p>-0.003</text:p>
          </table:table-cell>
          <table:table-cell office:value-type="float" office:value="0.00287769784172665" calcext:value-type="float">
            <text:p>0.003</text:p>
          </table:table-cell>
          <table:table-cell office:value-type="float" office:value="0.00716341212744087" calcext:value-type="float">
            <text:p>0.007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.0014491264131552" calcext:value-type="float">
            <text:p>0.001</text:p>
          </table:table-cell>
          <table:table-cell table:number-columns-repeated="3" office:value-type="float" office:value="0.00286742034943488" calcext:value-type="float">
            <text:p>0.003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-0.0000102774922917659" calcext:value-type="float">
            <text:p>0.000</text:p>
          </table:table-cell>
          <table:table-cell office:value-type="float" office:value="0.00428571428571445" calcext:value-type="float">
            <text:p>0.004</text:p>
          </table:table-cell>
          <table:table-cell office:value-type="float" office:value="-0.000010277492291765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143884892086343" calcext:value-type="float">
            <text:p>-0.001</text:p>
          </table:table-cell>
          <table:table-cell office:value-type="float" office:value="-0.0042548818088386" calcext:value-type="float">
            <text:p>-0.004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0.00716341212744098" calcext:value-type="float">
            <text:p>0.007</text:p>
          </table:table-cell>
          <table:table-cell office:value-type="float" office:value="0.00717368961973275" calcext:value-type="float">
            <text:p>0.007</text:p>
          </table:table-cell>
          <table:table-cell office:value-type="float" office:value="0.00572456320657755" calcext:value-type="float">
            <text:p>0.006</text:p>
          </table:table-cell>
          <table:table-cell office:value-type="float" office:value="0.00860226104830419" calcext:value-type="float">
            <text:p>0.009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0.00428571428571412" calcext:value-type="float">
            <text:p>0.004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0.0028571428571427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-0.00200822199383355" calcext:value-type="float">
            <text:p>-0.002</text:p>
          </table:table-cell>
          <table:table-cell office:value-type="float" office:value="-0.00226515930113058" calcext:value-type="float">
            <text:p>-0.002</text:p>
          </table:table-cell>
          <table:table-cell office:value-type="float" office:value="0.000304213771839645" calcext:value-type="float">
            <text:p>0.000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0.00373072970195265" calcext:value-type="float">
            <text:p>0.004</text:p>
          </table:table-cell>
          <table:table-cell office:value-type="float" office:value="0.0022959917780061" calcext:value-type="float">
            <text:p>0.002</text:p>
          </table:table-cell>
          <table:table-cell office:value-type="float" office:value="0.0040184994861252" calcext:value-type="float">
            <text:p>0.004</text:p>
          </table:table-cell>
          <table:table-cell office:value-type="float" office:value="0.00229393627954777" calcext:value-type="float">
            <text:p>0.002</text:p>
          </table:table-cell>
          <table:table-cell office:value-type="float" office:value="0.00174511819116119" calcext:value-type="float">
            <text:p>0.002</text:p>
          </table:table-cell>
          <table:table-cell office:value-type="float" office:value="0.00258170606372055" calcext:value-type="float">
            <text:p>0.003</text:p>
          </table:table-cell>
          <table:table-cell office:value-type="float" office:value="0.00200616649537499" calcext:value-type="float">
            <text:p>0.002</text:p>
          </table:table-cell>
          <table:table-cell office:value-type="float" office:value="0.00258170606372032" calcext:value-type="float">
            <text:p>0.003</text:p>
          </table:table-cell>
          <table:table-cell office:value-type="float" office:value="-0.00142857142857167" calcext:value-type="float">
            <text:p>-0.001</text:p>
          </table:table-cell>
          <table:table-cell office:value-type="float" office:value="-0.00229188078108944" calcext:value-type="float">
            <text:p>-0.002</text:p>
          </table:table-cell>
          <table:table-cell office:value-type="float" office:value="0.00286125385405955" calcext:value-type="float">
            <text:p>0.003</text:p>
          </table:table-cell>
          <table:table-cell office:value-type="float" office:value="0.00000411099691666195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000509294626941381" calcext:value-type="float">
            <text:p>0.000</text:p>
          </table:table-cell>
          <table:table-cell office:value-type="float" office:value="-0.0143451319921909" calcext:value-type="float">
            <text:p>-0.014</text:p>
          </table:table-cell>
          <table:table-cell office:value-type="float" office:value="0.0129275952805364" calcext:value-type="float">
            <text:p>0.013</text:p>
          </table:table-cell>
          <table:table-cell office:value-type="float" office:value="-0.00785162549868435" calcext:value-type="float">
            <text:p>-0.008</text:p>
          </table:table-cell>
          <table:table-cell office:value-type="float" office:value="0.00909090909090904" calcext:value-type="float">
            <text:p>0.009</text:p>
          </table:table-cell>
          <table:table-cell office:value-type="float" office:value="-0.0013581190051779" calcext:value-type="float">
            <text:p>-0.001</text:p>
          </table:table-cell>
          <table:table-cell office:value-type="float" office:value="-0.00143451319921917" calcext:value-type="float">
            <text:p>-0.001</text:p>
          </table:table-cell>
          <table:table-cell office:value-type="float" office:value="0.0129955012307953" calcext:value-type="float">
            <text:p>0.013</text:p>
          </table:table-cell>
          <table:table-cell office:value-type="float" office:value="-0.00527119938884657" calcext:value-type="float">
            <text:p>-0.005</text:p>
          </table:table-cell>
          <table:table-cell office:value-type="float" office:value="0.00774127832951355" calcext:value-type="float">
            <text:p>0.008</text:p>
          </table:table-cell>
          <table:table-cell office:value-type="float" office:value="-0.00656990068754781" calcext:value-type="float">
            <text:p>-0.007</text:p>
          </table:table-cell>
          <table:table-cell office:value-type="float" office:value="0.00516085221967566" calcext:value-type="float">
            <text:p>0.005</text:p>
          </table:table-cell>
          <table:table-cell office:value-type="float" office:value="0.00256344962227317" calcext:value-type="float">
            <text:p>0.003</text:p>
          </table:table-cell>
          <table:table-cell office:value-type="float" office:value="0.00123079534844239" calcext:value-type="float">
            <text:p>0.001</text:p>
          </table:table-cell>
          <table:table-cell office:value-type="float" office:value="0.00256344962227317" calcext:value-type="float">
            <text:p>0.003</text:p>
          </table:table-cell>
          <table:table-cell office:value-type="float" office:value="0.0233511586452763" calcext:value-type="float">
            <text:p>0.02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103896103896105" calcext:value-type="float">
            <text:p>-0.010</text:p>
          </table:table-cell>
          <table:table-cell office:value-type="float" office:value="-0.0142942025294968" calcext:value-type="float">
            <text:p>-0.014</text:p>
          </table:table-cell>
          <table:table-cell office:value-type="float" office:value="-0.002580426109838" calcext:value-type="float">
            <text:p>-0.003</text:p>
          </table:table-cell>
          <table:table-cell office:value-type="float" office:value="0.00263984381631432" calcext:value-type="float">
            <text:p>0.003</text:p>
          </table:table-cell>
          <table:table-cell office:value-type="float" office:value="0.0129955012307952" calcext:value-type="float">
            <text:p>0.013</text:p>
          </table:table-cell>
          <table:table-cell office:value-type="float" office:value="-0.00384517443340981" calcext:value-type="float">
            <text:p>-0.004</text:p>
          </table:table-cell>
          <table:table-cell office:value-type="float" office:value="-0.0025889143536203" calcext:value-type="float">
            <text:p>-0.003</text:p>
          </table:table-cell>
          <table:table-cell office:value-type="float" office:value="0.0156268568033273" calcext:value-type="float">
            <text:p>0.016</text:p>
          </table:table-cell>
          <table:table-cell office:value-type="float" office:value="-0.00260589084118501" calcext:value-type="float">
            <text:p>-0.003</text:p>
          </table:table-cell>
          <table:table-cell office:value-type="float" office:value="0.00261437908496731" calcext:value-type="float">
            <text:p>0.003</text:p>
          </table:table-cell>
          <table:table-cell office:value-type="float" office:value="-0.00259740259740271" calcext:value-type="float">
            <text:p>-0.003</text:p>
          </table:table-cell>
          <table:table-cell office:value-type="float" office:value="-0.00651897122485368" calcext:value-type="float">
            <text:p>-0.007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0.00911637382225616" calcext:value-type="float">
            <text:p>0.009</text:p>
          </table:table-cell>
          <table:table-cell office:value-type="float" office:value="0.00780918427977251" calcext:value-type="float">
            <text:p>0.008</text:p>
          </table:table-cell>
          <table:table-cell office:value-type="float" office:value="0.0130549189372718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16908581614464" calcext:value-type="float">
            <text:p>-0.017</text:p>
          </table:table-cell>
          <table:table-cell office:value-type="float" office:value="-0.0130209659621423" calcext:value-type="float">
            <text:p>-0.013</text:p>
          </table:table-cell>
          <table:table-cell office:value-type="float" office:value="-0.0143196672608437" calcext:value-type="float">
            <text:p>-0.014</text:p>
          </table:table-cell>
          <table:table-cell office:value-type="float" office:value="-0.00258891435362019" calcext:value-type="float">
            <text:p>-0.003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104320516085221" calcext:value-type="float">
            <text:p>-0.010</text:p>
          </table:table-cell>
          <table:table-cell office:value-type="float" office:value="-0.0104150751209574" calcext:value-type="float">
            <text:p>-0.010</text:p>
          </table:table-cell>
          <table:table-cell office:value-type="float" office:value="-0.0116883116883116" calcext:value-type="float">
            <text:p>-0.012</text:p>
          </table:table-cell>
          <table:table-cell office:value-type="float" office:value="-0.00393005687123327" calcext:value-type="float">
            <text:p>-0.004</text:p>
          </table:table-cell>
          <table:table-cell office:value-type="float" office:value="-0.014328155504626" calcext:value-type="float">
            <text:p>-0.014</text:p>
          </table:table-cell>
          <table:table-cell office:value-type="float" office:value="-0.0104235633647397" calcext:value-type="float">
            <text:p>-0.010</text:p>
          </table:table-cell>
          <table:table-cell office:value-type="float" office:value="-0.0117307529072235" calcext:value-type="float">
            <text:p>-0.012</text:p>
          </table:table-cell>
          <table:table-cell office:value-type="float" office:value="-0.00650199473728885" calcext:value-type="float">
            <text:p>-0.007</text:p>
          </table:table-cell>
          <table:table-cell office:value-type="float" office:value="-0.0117222646634411" calcext:value-type="float">
            <text:p>-0.012</text:p>
          </table:table-cell>
          <table:table-cell office:value-type="float" office:value="-0.0156098803157626" calcext:value-type="float">
            <text:p>-0.016</text:p>
          </table:table-cell>
          <table:table-cell office:value-type="float" office:value="0.0013071895424836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143026907732789" calcext:value-type="float">
            <text:p>-0.014</text:p>
          </table:table-cell>
          <table:table-cell office:value-type="float" office:value="-0.00649350649350644" calcext:value-type="float">
            <text:p>-0.006</text:p>
          </table:table-cell>
          <table:table-cell office:value-type="float" office:value="-0.00262286732874961" calcext:value-type="float">
            <text:p>-0.003</text:p>
          </table:table-cell>
          <table:table-cell office:value-type="float" office:value="-0.00259740259740249" calcext:value-type="float">
            <text:p>-0.003</text:p>
          </table:table-cell>
          <table:table-cell office:value-type="float" office:value="0.00388761565232154" calcext:value-type="float">
            <text:p>0.004</text:p>
          </table:table-cell>
          <table:table-cell office:value-type="float" office:value="-0.0026058908411849" calcext:value-type="float">
            <text:p>-0.003</text:p>
          </table:table-cell>
          <table:table-cell office:value-type="float" office:value="0.0000169764875648237" calcext:value-type="float">
            <text:p>0.000</text:p>
          </table:table-cell>
          <table:table-cell office:value-type="float" office:value="-0.0130294542059247" calcext:value-type="float">
            <text:p>-0.013</text:p>
          </table:table-cell>
          <table:table-cell office:value-type="float" office:value="0.00128172481113664" calcext:value-type="float">
            <text:p>0.001</text:p>
          </table:table-cell>
          <table:table-cell office:value-type="float" office:value="-0.00391308038366855" calcext:value-type="float">
            <text:p>-0.004</text:p>
          </table:table-cell>
          <table:table-cell office:value-type="float" office:value="-0.0104150751209574" calcext:value-type="float">
            <text:p>-0.010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-0.00126474832357182" calcext:value-type="float">
            <text:p>-0.001</text:p>
          </table:table-cell>
          <table:table-cell office:value-type="float" office:value="-0.0117222646634411" calcext:value-type="float">
            <text:p>-0.012</text:p>
          </table:table-cell>
          <table:table-cell office:value-type="float" office:value="-0.00519480519480509" calcext:value-type="float">
            <text:p>-0.005</text:p>
          </table:table-cell>
          <table:table-cell office:value-type="float" office:value="0.0104235633647399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143281555046261" calcext:value-type="float">
            <text:p>-0.014</text:p>
          </table:table-cell>
          <table:table-cell office:value-type="float" office:value="-0.0104235633647398" calcext:value-type="float">
            <text:p>-0.010</text:p>
          </table:table-cell>
          <table:table-cell office:value-type="float" office:value="-0.0104405398523045" calcext:value-type="float">
            <text:p>-0.010</text:p>
          </table:table-cell>
          <table:table-cell office:value-type="float" office:value="-0.00783464901111963" calcext:value-type="float">
            <text:p>-0.008</text:p>
          </table:table-cell>
          <table:table-cell office:value-type="float" office:value="-0.00394703335879798" calcext:value-type="float">
            <text:p>-0.004</text:p>
          </table:table-cell>
          <table:table-cell office:value-type="float" office:value="-0.0130549189372718" calcext:value-type="float">
            <text:p>-0.013</text:p>
          </table:table-cell>
          <table:table-cell office:value-type="float" office:value="-0.00522026992615232" calcext:value-type="float">
            <text:p>-0.005</text:p>
          </table:table-cell>
          <table:table-cell office:value-type="float" office:value="-0.0169170698582464" calcext:value-type="float">
            <text:p>-0.017</text:p>
          </table:table-cell>
          <table:table-cell office:value-type="float" office:value="-0.0039555216025805" calcext:value-type="float">
            <text:p>-0.004</text:p>
          </table:table-cell>
          <table:table-cell office:value-type="float" office:value="-0.00914183855360329" calcext:value-type="float">
            <text:p>-0.009</text:p>
          </table:table-cell>
          <table:table-cell office:value-type="float" office:value="-0.0169340463458111" calcext:value-type="float">
            <text:p>-0.017</text:p>
          </table:table-cell>
          <table:table-cell office:value-type="float" office:value="-0.0117222646634411" calcext:value-type="float">
            <text:p>-0.012</text:p>
          </table:table-cell>
          <table:table-cell office:value-type="float" office:value="-0.00782616076733722" calcext:value-type="float">
            <text:p>-0.008</text:p>
          </table:table-cell>
          <table:table-cell office:value-type="float" office:value="-0.0104405398523045" calcext:value-type="float">
            <text:p>-0.010</text:p>
          </table:table-cell>
          <table:table-cell office:value-type="float" office:value="-0.00652745946863598" calcext:value-type="float">
            <text:p>-0.007</text:p>
          </table:table-cell>
          <table:table-cell office:value-type="float" office:value="-0.00391308038366867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office:value-type="float" office:value="-0.0111959935489347" calcext:value-type="float">
            <text:p>-0.011</text:p>
          </table:table-cell>
          <table:table-cell office:value-type="float" office:value="-0.0117154740684153" calcext:value-type="float">
            <text:p>-0.012</text:p>
          </table:table-cell>
          <table:table-cell office:value-type="float" office:value="-0.00340718105423987" calcext:value-type="float">
            <text:p>-0.003</text:p>
          </table:table-cell>
          <table:table-cell office:value-type="float" office:value="-0.00364654952890253" calcext:value-type="float">
            <text:p>-0.004</text:p>
          </table:table-cell>
          <table:table-cell office:value-type="float" office:value="0.00388252270605205" calcext:value-type="float">
            <text:p>0.004</text:p>
          </table:table-cell>
          <table:table-cell office:value-type="float" office:value="-0.00625923096511327" calcext:value-type="float">
            <text:p>-0.006</text:p>
          </table:table-cell>
          <table:table-cell office:value-type="float" office:value="-0.00392835922247681" calcext:value-type="float">
            <text:p>-0.004</text:p>
          </table:table-cell>
          <table:table-cell office:value-type="float" office:value="-0.00260249554367198" calcext:value-type="float">
            <text:p>-0.003</text:p>
          </table:table-cell>
          <table:table-cell office:value-type="float" office:value="-0.00289618877854181" calcext:value-type="float">
            <text:p>-0.003</text:p>
          </table:table-cell>
          <table:table-cell office:value-type="float" office:value="-0.00340548340548341" calcext:value-type="float">
            <text:p>-0.003</text:p>
          </table:table-cell>
          <table:table-cell office:value-type="float" office:value="-0.00938799762329179" calcext:value-type="float">
            <text:p>-0.009</text:p>
          </table:table-cell>
          <table:table-cell office:value-type="float" office:value="-0.00496222731516849" calcext:value-type="float">
            <text:p>-0.005</text:p>
          </table:table-cell>
          <table:table-cell office:value-type="float" office:value="-0.00182497241320778" calcext:value-type="float">
            <text:p>-0.002</text:p>
          </table:table-cell>
          <table:table-cell office:value-type="float" office:value="-0.00470758000169758" calcext:value-type="float">
            <text:p>-0.005</text:p>
          </table:table-cell>
          <table:table-cell office:value-type="float" office:value="-0.00339190221543162" calcext:value-type="float">
            <text:p>-0.003</text:p>
          </table:table-cell>
          <table:table-cell office:value-type="float" office:value="0.00884475002122054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0.00605684170901566" calcext:value-type="float">
            <text:p>0.006</text:p>
          </table:table-cell>
          <table:table-cell office:value-type="float" office:value="-0.0043854696028609" calcext:value-type="float">
            <text:p>-0.004</text:p>
          </table:table-cell>
          <table:table-cell office:value-type="float" office:value="0.000873329568981784" calcext:value-type="float">
            <text:p>0.001</text:p>
          </table:table-cell>
          <table:table-cell office:value-type="float" office:value="-0.00956521739130434" calcext:value-type="float">
            <text:p>-0.010</text:p>
          </table:table-cell>
          <table:table-cell office:value-type="float" office:value="-0.0000263504611330845" calcext:value-type="float">
            <text:p>0.000</text:p>
          </table:table-cell>
          <table:table-cell office:value-type="float" office:value="-0.00784114436288352" calcext:value-type="float">
            <text:p>-0.008</text:p>
          </table:table-cell>
          <table:table-cell office:value-type="float" office:value="0.00170525127046872" calcext:value-type="float">
            <text:p>0.002</text:p>
          </table:table-cell>
          <table:table-cell office:value-type="float" office:value="-0.00176924524750621" calcext:value-type="float">
            <text:p>-0.002</text:p>
          </table:table-cell>
          <table:table-cell office:value-type="float" office:value="0.00172407302842093" calcext:value-type="float">
            <text:p>0.002</text:p>
          </table:table-cell>
          <table:table-cell office:value-type="float" office:value="0.00430265386787132" calcext:value-type="float">
            <text:p>0.004</text:p>
          </table:table-cell>
          <table:table-cell office:value-type="float" office:value="0.0112855260681347" calcext:value-type="float">
            <text:p>0.011</text:p>
          </table:table-cell>
          <table:table-cell office:value-type="float" office:value="-0.00000752870318088128" calcext:value-type="float">
            <text:p>0.000</text:p>
          </table:table-cell>
          <table:table-cell office:value-type="float" office:value="0.00516469038208167" calcext:value-type="float">
            <text:p>0.005</text:p>
          </table:table-cell>
          <table:table-cell office:value-type="float" office:value="0.00866553736118947" calcext:value-type="float">
            <text:p>0.009</text:p>
          </table:table-cell>
          <table:table-cell office:value-type="float" office:value="0.00863918690005638" calcext:value-type="float">
            <text:p>0.009</text:p>
          </table:table-cell>
          <table:table-cell office:value-type="float" office:value="-0.00610577827969128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191078486730661" calcext:value-type="float">
            <text:p>-0.019</text:p>
          </table:table-cell>
          <table:table-cell office:value-type="float" office:value="-0.0121814417466591" calcext:value-type="float">
            <text:p>-0.012</text:p>
          </table:table-cell>
          <table:table-cell office:value-type="float" office:value="-0.00609072087332951" calcext:value-type="float">
            <text:p>-0.006</text:p>
          </table:table-cell>
          <table:table-cell office:value-type="float" office:value="-0.0182081686429513" calcext:value-type="float">
            <text:p>-0.018</text:p>
          </table:table-cell>
          <table:table-cell office:value-type="float" office:value="0.00437041219649914" calcext:value-type="float">
            <text:p>0.004</text:p>
          </table:table-cell>
          <table:table-cell office:value-type="float" office:value="-0.00345191040843218" calcext:value-type="float">
            <text:p>-0.003</text:p>
          </table:table-cell>
          <table:table-cell office:value-type="float" office:value="0.0104310182571052" calcext:value-type="float">
            <text:p>0.010</text:p>
          </table:table-cell>
          <table:table-cell office:value-type="float" office:value="-0.00693769998117821" calcext:value-type="float">
            <text:p>-0.007</text:p>
          </table:table-cell>
          <table:table-cell office:value-type="float" office:value="-0.0112855260681347" calcext:value-type="float">
            <text:p>-0.011</text:p>
          </table:table-cell>
          <table:table-cell office:value-type="float" office:value="-0.00866930171278002" calcext:value-type="float">
            <text:p>-0.009</text:p>
          </table:table-cell>
          <table:table-cell office:value-type="float" office:value="0.0052324487107096" calcext:value-type="float">
            <text:p>0.005</text:p>
          </table:table-cell>
          <table:table-cell office:value-type="float" office:value="-0.0156258234519104" calcext:value-type="float">
            <text:p>-0.016</text:p>
          </table:table-cell>
          <table:table-cell office:value-type="float" office:value="-0.00608695652173907" calcext:value-type="float">
            <text:p>-0.006</text:p>
          </table:table-cell>
          <table:table-cell office:value-type="float" office:value="-0.00520233389798608" calcext:value-type="float">
            <text:p>-0.005</text:p>
          </table:table-cell>
          <table:table-cell office:value-type="float" office:value="-0.00781102955016" calcext:value-type="float">
            <text:p>-0.008</text:p>
          </table:table-cell>
          <table:table-cell office:value-type="float" office:value="0.002597402597402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348955392433647" calcext:value-type="float">
            <text:p>-0.003</text:p>
          </table:table-cell>
          <table:table-cell office:value-type="float" office:value="-0.0043402973837755" calcext:value-type="float">
            <text:p>-0.004</text:p>
          </table:table-cell>
          <table:table-cell office:value-type="float" office:value="-0.00607942781855819" calcext:value-type="float">
            <text:p>-0.006</text:p>
          </table:table-cell>
          <table:table-cell office:value-type="float" office:value="-0.00867306606437046" calcext:value-type="float">
            <text:p>-0.009</text:p>
          </table:table-cell>
          <table:table-cell office:value-type="float" office:value="0.0130510069640505" calcext:value-type="float">
            <text:p>0.013</text:p>
          </table:table-cell>
          <table:table-cell office:value-type="float" office:value="0.00871447393186531" calcext:value-type="float">
            <text:p>0.009</text:p>
          </table:table-cell>
          <table:table-cell office:value-type="float" office:value="0.0104423113118766" calcext:value-type="float">
            <text:p>0.010</text:p>
          </table:table-cell>
          <table:table-cell office:value-type="float" office:value="-0.0025974025974026" calcext:value-type="float">
            <text:p>-0.003</text:p>
          </table:table-cell>
          <table:table-cell office:value-type="float" office:value="-0.00173536608319214" calcext:value-type="float">
            <text:p>-0.002</text:p>
          </table:table-cell>
          <table:table-cell office:value-type="float" office:value="0.00696781479390174" calcext:value-type="float">
            <text:p>0.007</text:p>
          </table:table-cell>
          <table:table-cell office:value-type="float" office:value="0.0104347826086957" calcext:value-type="float">
            <text:p>0.010</text:p>
          </table:table-cell>
          <table:table-cell office:value-type="float" office:value="-0.0069452286843591" calcext:value-type="float">
            <text:p>-0.007</text:p>
          </table:table-cell>
          <table:table-cell office:value-type="float" office:value="-0.00868812347073211" calcext:value-type="float">
            <text:p>-0.009</text:p>
          </table:table-cell>
          <table:table-cell office:value-type="float" office:value="0.00173913043478258" calcext:value-type="float">
            <text:p>0.002</text:p>
          </table:table-cell>
          <table:table-cell office:value-type="float" office:value="-0.0017316017316017" calcext:value-type="float">
            <text:p>-0.002</text:p>
          </table:table-cell>
          <table:table-cell office:value-type="float" office:value="0.000865800865800903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521739130434784" calcext:value-type="float">
            <text:p>-0.005</text:p>
          </table:table-cell>
          <table:table-cell office:value-type="float" office:value="-0.00606813476378698" calcext:value-type="float">
            <text:p>-0.006</text:p>
          </table:table-cell>
          <table:table-cell office:value-type="float" office:value="-0.00434029738377573" calcext:value-type="float">
            <text:p>-0.004</text:p>
          </table:table-cell>
          <table:table-cell office:value-type="float" office:value="-0.00606813476378698" calcext:value-type="float">
            <text:p>-0.006</text:p>
          </table:table-cell>
          <table:table-cell office:value-type="float" office:value="0.0113231695840391" calcext:value-type="float">
            <text:p>0.011</text:p>
          </table:table-cell>
          <table:table-cell office:value-type="float" office:value="0.0000150574063617626" calcext:value-type="float">
            <text:p>0.000</text:p>
          </table:table-cell>
          <table:table-cell office:value-type="float" office:value="-0.000850743459439141" calcext:value-type="float">
            <text:p>-0.001</text:p>
          </table:table-cell>
          <table:table-cell office:value-type="float" office:value="-0.00607189911537742" calcext:value-type="float">
            <text:p>-0.006</text:p>
          </table:table-cell>
          <table:table-cell office:value-type="float" office:value="-0.00694146433276877" calcext:value-type="float">
            <text:p>-0.007</text:p>
          </table:table-cell>
          <table:table-cell office:value-type="float" office:value="-0.00257481648786007" calcext:value-type="float">
            <text:p>-0.003</text:p>
          </table:table-cell>
          <table:table-cell office:value-type="float" office:value="-0.000850743459439141" calcext:value-type="float">
            <text:p>-0.001</text:p>
          </table:table-cell>
          <table:table-cell office:value-type="float" office:value="0.00261246000376425" calcext:value-type="float">
            <text:p>0.003</text:p>
          </table:table-cell>
          <table:table-cell office:value-type="float" office:value="0.00000752870318088128" calcext:value-type="float">
            <text:p>0.000</text:p>
          </table:table-cell>
          <table:table-cell office:value-type="float" office:value="0.000880858272162666" calcext:value-type="float">
            <text:p>0.001</text:p>
          </table:table-cell>
          <table:table-cell office:value-type="float" office:value="-0.0104159608507435" calcext:value-type="float">
            <text:p>-0.010</text:p>
          </table:table-cell>
          <table:table-cell office:value-type="float" office:value="0.0000150574063617626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782232260493143" calcext:value-type="float">
            <text:p>-0.008</text:p>
          </table:table-cell>
          <table:table-cell office:value-type="float" office:value="-0.0043290043290044" calcext:value-type="float">
            <text:p>-0.004</text:p>
          </table:table-cell>
          <table:table-cell office:value-type="float" office:value="0.000880858272162555" calcext:value-type="float">
            <text:p>0.001</text:p>
          </table:table-cell>
          <table:table-cell office:value-type="float" office:value="-0.00345943911161306" calcext:value-type="float">
            <text:p>-0.003</text:p>
          </table:table-cell>
          <table:table-cell office:value-type="float" office:value="0.00435535479013727" calcext:value-type="float">
            <text:p>0.004</text:p>
          </table:table-cell>
          <table:table-cell office:value-type="float" office:value="-0.00258234519104095" calcext:value-type="float">
            <text:p>-0.003</text:p>
          </table:table-cell>
          <table:table-cell office:value-type="float" office:value="0.00348955392433647" calcext:value-type="float">
            <text:p>0.003</text:p>
          </table:table-cell>
          <table:table-cell office:value-type="float" office:value="-0.00258234519104095" calcext:value-type="float">
            <text:p>-0.003</text:p>
          </table:table-cell>
          <table:table-cell office:value-type="float" office:value="-0.010412196499153" calcext:value-type="float">
            <text:p>-0.010</text:p>
          </table:table-cell>
          <table:table-cell office:value-type="float" office:value="-0.00952004517221905" calcext:value-type="float">
            <text:p>-0.010</text:p>
          </table:table-cell>
          <table:table-cell office:value-type="float" office:value="-0.006926406926407" calcext:value-type="float">
            <text:p>-0.007</text:p>
          </table:table-cell>
          <table:table-cell office:value-type="float" office:value="-0.00173913043478269" calcext:value-type="float">
            <text:p>-0.002</text:p>
          </table:table-cell>
          <table:table-cell office:value-type="float" office:value="-0.00695652173913053" calcext:value-type="float">
            <text:p>-0.007</text:p>
          </table:table-cell>
          <table:table-cell office:value-type="float" office:value="-0.00172030867683048" calcext:value-type="float">
            <text:p>-0.002</text:p>
          </table:table-cell>
          <table:table-cell office:value-type="float" office:value="-0.00780350084697912" calcext:value-type="float">
            <text:p>-0.008</text:p>
          </table:table-cell>
          <table:table-cell office:value-type="float" office:value="-0.00085450781102958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-0.00591605495953329" calcext:value-type="float">
            <text:p>-0.006</text:p>
          </table:table-cell>
          <table:table-cell office:value-type="float" office:value="-0.00626086956521743" calcext:value-type="float">
            <text:p>-0.006</text:p>
          </table:table-cell>
          <table:table-cell office:value-type="float" office:value="-0.00295125164690391" calcext:value-type="float">
            <text:p>-0.003</text:p>
          </table:table-cell>
          <table:table-cell office:value-type="float" office:value="-0.00919480519480531" calcext:value-type="float">
            <text:p>-0.009</text:p>
          </table:table-cell>
          <table:table-cell office:value-type="float" office:value="0.00661471861471852" calcext:value-type="float">
            <text:p>0.007</text:p>
          </table:table-cell>
          <table:table-cell office:value-type="float" office:value="-0.00102917372482603" calcext:value-type="float">
            <text:p>-0.001</text:p>
          </table:table-cell>
          <table:table-cell office:value-type="float" office:value="0.00504347826086948" calcext:value-type="float">
            <text:p>0.005</text:p>
          </table:table-cell>
          <table:table-cell office:value-type="float" office:value="-0.00399171842650114" calcext:value-type="float">
            <text:p>-0.004</text:p>
          </table:table-cell>
          <table:table-cell office:value-type="float" office:value="-0.00573009599096563" calcext:value-type="float">
            <text:p>-0.006</text:p>
          </table:table-cell>
          <table:table-cell office:value-type="float" office:value="-0.00189873894221726" calcext:value-type="float">
            <text:p>-0.002</text:p>
          </table:table-cell>
          <table:table-cell office:value-type="float" office:value="0.0038351214003387" calcext:value-type="float">
            <text:p>0.004</text:p>
          </table:table-cell>
          <table:table-cell office:value-type="float" office:value="-0.00434105025409381" calcext:value-type="float">
            <text:p>-0.004</text:p>
          </table:table-cell>
          <table:table-cell office:value-type="float" office:value="-0.0033118765292679" calcext:value-type="float">
            <text:p>-0.003</text:p>
          </table:table-cell>
          <table:table-cell office:value-type="float" office:value="0.000872576698663585" calcext:value-type="float">
            <text:p>0.001</text:p>
          </table:table-cell>
          <table:table-cell office:value-type="float" office:value="-0.00382458121588558" calcext:value-type="float">
            <text:p>-0.004</text:p>
          </table:table-cell>
          <table:table-cell office:value-type="float" office:value="-0.00069640504423118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120989505247376" calcext:value-type="float">
            <text:p>0.012</text:p>
          </table:table-cell>
          <table:table-cell office:value-type="float" office:value="0.00355322338830577" calcext:value-type="float">
            <text:p>0.004</text:p>
          </table:table-cell>
          <table:table-cell office:value-type="float" office:value="0.0293103448275862" calcext:value-type="float">
            <text:p>0.029</text:p>
          </table:table-cell>
          <table:table-cell office:value-type="float" office:value="0.0518890554722639" calcext:value-type="float">
            <text:p>0.052</text:p>
          </table:table-cell>
          <table:table-cell office:value-type="float" office:value="0.029415292353823" calcext:value-type="float">
            <text:p>0.029</text:p>
          </table:table-cell>
          <table:table-cell office:value-type="float" office:value="0.0156521739130435" calcext:value-type="float">
            <text:p>0.016</text:p>
          </table:table-cell>
          <table:table-cell office:value-type="float" office:value="0.0138380809595202" calcext:value-type="float">
            <text:p>0.014</text:p>
          </table:table-cell>
          <table:table-cell office:value-type="float" office:value="0.0224737631184408" calcext:value-type="float">
            <text:p>0.022</text:p>
          </table:table-cell>
          <table:table-cell office:value-type="float" office:value="0.0121889055472264" calcext:value-type="float">
            <text:p>0.012</text:p>
          </table:table-cell>
          <table:table-cell office:value-type="float" office:value="0.0483808095952024" calcext:value-type="float">
            <text:p>0.048</text:p>
          </table:table-cell>
          <table:table-cell office:value-type="float" office:value="0.0104497751124438" calcext:value-type="float">
            <text:p>0.010</text:p>
          </table:table-cell>
          <table:table-cell office:value-type="float" office:value="0.0413943028485757" calcext:value-type="float">
            <text:p>0.041</text:p>
          </table:table-cell>
          <table:table-cell office:value-type="float" office:value="0.0328185907046477" calcext:value-type="float">
            <text:p>0.033</text:p>
          </table:table-cell>
          <table:table-cell office:value-type="float" office:value="0.0173613193403298" calcext:value-type="float">
            <text:p>0.017</text:p>
          </table:table-cell>
          <table:table-cell office:value-type="float" office:value="0.0310794602698651" calcext:value-type="float">
            <text:p>0.031</text:p>
          </table:table-cell>
          <table:table-cell office:value-type="float" office:value="0.039640179910045" calcext:value-type="float">
            <text:p>0.04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120989505247376" calcext:value-type="float">
            <text:p>0.012</text:p>
          </table:table-cell>
          <table:table-cell office:value-type="float" office:value="-0.0102398800599701" calcext:value-type="float">
            <text:p>-0.010</text:p>
          </table:table-cell>
          <table:table-cell office:value-type="float" office:value="-0.0000149925037481458" calcext:value-type="float">
            <text:p>0.000</text:p>
          </table:table-cell>
          <table:table-cell office:value-type="float" office:value="0.0328485757121438" calcext:value-type="float">
            <text:p>0.033</text:p>
          </table:table-cell>
          <table:table-cell office:value-type="float" office:value="0.0138080959520239" calcext:value-type="float">
            <text:p>0.014</text:p>
          </table:table-cell>
          <table:table-cell office:value-type="float" office:value="0.00352323838080948" calcext:value-type="float">
            <text:p>0.004</text:p>
          </table:table-cell>
          <table:table-cell office:value-type="float" office:value="0.0190554722638681" calcext:value-type="float">
            <text:p>0.019</text:p>
          </table:table-cell>
          <table:table-cell office:value-type="float" office:value="0.0086656671664167" calcext:value-type="float">
            <text:p>0.009</text:p>
          </table:table-cell>
          <table:table-cell office:value-type="float" office:value="0.0173163418290854" calcext:value-type="float">
            <text:p>0.017</text:p>
          </table:table-cell>
          <table:table-cell office:value-type="float" office:value="0.0104347826086956" calcext:value-type="float">
            <text:p>0.010</text:p>
          </table:table-cell>
          <table:table-cell office:value-type="float" office:value="0.0207796101949025" calcext:value-type="float">
            <text:p>0.021</text:p>
          </table:table-cell>
          <table:table-cell office:value-type="float" office:value="0.0277061469265367" calcext:value-type="float">
            <text:p>0.028</text:p>
          </table:table-cell>
          <table:table-cell office:value-type="float" office:value="0.0172263868065967" calcext:value-type="float">
            <text:p>0.017</text:p>
          </table:table-cell>
          <table:table-cell office:value-type="float" office:value="-0.00164917541229381" calcext:value-type="float">
            <text:p>-0.002</text:p>
          </table:table-cell>
          <table:table-cell office:value-type="float" office:value="0.0190104947526237" calcext:value-type="float">
            <text:p>0.019</text:p>
          </table:table-cell>
          <table:table-cell office:value-type="float" office:value="0.0189505247376311" calcext:value-type="float">
            <text:p>0.01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0347826086956526" calcext:value-type="float">
            <text:p>0.003</text:p>
          </table:table-cell>
          <table:table-cell office:value-type="float" office:value="-0.0206596701649174" calcext:value-type="float">
            <text:p>-0.021</text:p>
          </table:table-cell>
          <table:table-cell office:value-type="float" office:value="0.00346326836581712" calcext:value-type="float">
            <text:p>0.003</text:p>
          </table:table-cell>
          <table:table-cell office:value-type="float" office:value="0.0121139430284858" calcext:value-type="float">
            <text:p>0.012</text:p>
          </table:table-cell>
          <table:table-cell office:value-type="float" office:value="0.0138230884557722" calcext:value-type="float">
            <text:p>0.014</text:p>
          </table:table-cell>
          <table:table-cell office:value-type="float" office:value="-0.00515742128935526" calcext:value-type="float">
            <text:p>-0.005</text:p>
          </table:table-cell>
          <table:table-cell office:value-type="float" office:value="0.00353823088455774" calcext:value-type="float">
            <text:p>0.004</text:p>
          </table:table-cell>
          <table:table-cell office:value-type="float" office:value="0.00517241379310351" calcext:value-type="float">
            <text:p>0.005</text:p>
          </table:table-cell>
          <table:table-cell office:value-type="float" office:value="-0.0120689655172413" calcext:value-type="float">
            <text:p>-0.012</text:p>
          </table:table-cell>
          <table:table-cell office:value-type="float" office:value="-0.0016791604197901" calcext:value-type="float">
            <text:p>-0.002</text:p>
          </table:table-cell>
          <table:table-cell office:value-type="float" office:value="0.00173913043478258" calcext:value-type="float">
            <text:p>0.002</text:p>
          </table:table-cell>
          <table:table-cell office:value-type="float" office:value="0.0103898050974514" calcext:value-type="float">
            <text:p>0.010</text:p>
          </table:table-cell>
          <table:table-cell office:value-type="float" office:value="0.00511244377811093" calcext:value-type="float">
            <text:p>0.005</text:p>
          </table:table-cell>
          <table:table-cell office:value-type="float" office:value="-0.00512743628185897" calcext:value-type="float">
            <text:p>-0.005</text:p>
          </table:table-cell>
          <table:table-cell office:value-type="float" office:value="-0.0000299850074962915" calcext:value-type="float">
            <text:p>0.000</text:p>
          </table:table-cell>
          <table:table-cell office:value-type="float" office:value="0.00859070464767619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155322338830585" calcext:value-type="float">
            <text:p>0.016</text:p>
          </table:table-cell>
          <table:table-cell office:value-type="float" office:value="-0.015472263868066" calcext:value-type="float">
            <text:p>-0.015</text:p>
          </table:table-cell>
          <table:table-cell office:value-type="float" office:value="0.00862068965517249" calcext:value-type="float">
            <text:p>0.009</text:p>
          </table:table-cell>
          <table:table-cell office:value-type="float" office:value="0.00865067466266867" calcext:value-type="float">
            <text:p>0.009</text:p>
          </table:table-cell>
          <table:table-cell office:value-type="float" office:value="0.0137931034482759" calcext:value-type="float">
            <text:p>0.014</text:p>
          </table:table-cell>
          <table:table-cell office:value-type="float" office:value="-0.00175412293853061" calcext:value-type="float">
            <text:p>-0.002</text:p>
          </table:table-cell>
          <table:table-cell office:value-type="float" office:value="0.0138380809595202" calcext:value-type="float">
            <text:p>0.014</text:p>
          </table:table-cell>
          <table:table-cell office:value-type="float" office:value="0.00860569715142434" calcext:value-type="float">
            <text:p>0.009</text:p>
          </table:table-cell>
          <table:table-cell office:value-type="float" office:value="0.00691154422788609" calcext:value-type="float">
            <text:p>0.007</text:p>
          </table:table-cell>
          <table:table-cell office:value-type="float" office:value="0.00520239880059981" calcext:value-type="float">
            <text:p>0.005</text:p>
          </table:table-cell>
          <table:table-cell office:value-type="float" office:value="0.0051724137931034" calcext:value-type="float">
            <text:p>0.005</text:p>
          </table:table-cell>
          <table:table-cell office:value-type="float" office:value="0.00518740629685155" calcext:value-type="float">
            <text:p>0.005</text:p>
          </table:table-cell>
          <table:table-cell office:value-type="float" office:value="0.013808095952024" calcext:value-type="float">
            <text:p>0.014</text:p>
          </table:table-cell>
          <table:table-cell office:value-type="float" office:value="-0.0102998500749625" calcext:value-type="float">
            <text:p>-0.010</text:p>
          </table:table-cell>
          <table:table-cell office:value-type="float" office:value="0.00169415292353825" calcext:value-type="float">
            <text:p>0.002</text:p>
          </table:table-cell>
          <table:table-cell office:value-type="float" office:value="0.00859070464767619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0173913043478258" calcext:value-type="float">
            <text:p>0.002</text:p>
          </table:table-cell>
          <table:table-cell office:value-type="float" office:value="-0.0258770614692654" calcext:value-type="float">
            <text:p>-0.026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00866566716641681" calcext:value-type="float">
            <text:p>0.009</text:p>
          </table:table-cell>
          <table:table-cell office:value-type="float" office:value="0.00173913043478258" calcext:value-type="float">
            <text:p>0.002</text:p>
          </table:table-cell>
          <table:table-cell office:value-type="float" office:value="-0.00346326836581701" calcext:value-type="float">
            <text:p>-0.003</text:p>
          </table:table-cell>
          <table:table-cell office:value-type="float" office:value="0.00520239880059969" calcext:value-type="float">
            <text:p>0.005</text:p>
          </table:table-cell>
          <table:table-cell office:value-type="float" office:value="-0.00689655172413795" calcext:value-type="float">
            <text:p>-0.007</text:p>
          </table:table-cell>
          <table:table-cell office:value-type="float" office:value="-0.0017091454272864" calcext:value-type="float">
            <text:p>-0.002</text:p>
          </table:table-cell>
          <table:table-cell office:value-type="float" office:value="-0.0155022488755623" calcext:value-type="float">
            <text:p>-0.016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-0.0051724137931034" calcext:value-type="float">
            <text:p>-0.005</text:p>
          </table:table-cell>
          <table:table-cell office:value-type="float" office:value="-0.00346326836581712" calcext:value-type="float">
            <text:p>-0.003</text:p>
          </table:table-cell>
          <table:table-cell office:value-type="float" office:value="-0.0154572713643178" calcext:value-type="float">
            <text:p>-0.015</text:p>
          </table:table-cell>
          <table:table-cell office:value-type="float" office:value="-0.0138380809595202" calcext:value-type="float">
            <text:p>-0.014</text:p>
          </table:table-cell>
          <table:table-cell office:value-type="float" office:value="-0.00520239880059969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0.00898950524737641" calcext:value-type="float">
            <text:p>0.009</text:p>
          </table:table-cell>
          <table:table-cell office:value-type="float" office:value="-0.0137391304347826" calcext:value-type="float">
            <text:p>-0.014</text:p>
          </table:table-cell>
          <table:table-cell office:value-type="float" office:value="0.00827586206896569" calcext:value-type="float">
            <text:p>0.008</text:p>
          </table:table-cell>
          <table:table-cell office:value-type="float" office:value="0.0228335832083959" calcext:value-type="float">
            <text:p>0.023</text:p>
          </table:table-cell>
          <table:table-cell office:value-type="float" office:value="0.0145157421289356" calcext:value-type="float">
            <text:p>0.015</text:p>
          </table:table-cell>
          <table:table-cell office:value-type="float" office:value="0.00176011994003011" calcext:value-type="float">
            <text:p>0.002</text:p>
          </table:table-cell>
          <table:table-cell office:value-type="float" office:value="0.0110944527736132" calcext:value-type="float">
            <text:p>0.011</text:p>
          </table:table-cell>
          <table:table-cell office:value-type="float" office:value="0.0076041979010496" calcext:value-type="float">
            <text:p>0.008</text:p>
          </table:table-cell>
          <table:table-cell office:value-type="float" office:value="0.00452773613193414" calcext:value-type="float">
            <text:p>0.005</text:p>
          </table:table-cell>
          <table:table-cell office:value-type="float" office:value="0.00936731634182919" calcext:value-type="float">
            <text:p>0.009</text:p>
          </table:table-cell>
          <table:table-cell office:value-type="float" office:value="0.00762818590704661" calcext:value-type="float">
            <text:p>0.008</text:p>
          </table:table-cell>
          <table:table-cell office:value-type="float" office:value="0.0159010494752625" calcext:value-type="float">
            <text:p>0.016</text:p>
          </table:table-cell>
          <table:table-cell office:value-type="float" office:value="0.0131004497751125" calcext:value-type="float">
            <text:p>0.013</text:p>
          </table:table-cell>
          <table:table-cell office:value-type="float" office:value="-0.00303448275862062" calcext:value-type="float">
            <text:p>-0.003</text:p>
          </table:table-cell>
          <table:table-cell office:value-type="float" office:value="0.00758320839580218" calcext:value-type="float">
            <text:p>0.008</text:p>
          </table:table-cell>
          <table:table-cell office:value-type="float" office:value="0.0141139430284859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869215291750503" calcext:value-type="float">
            <text:p>-0.009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286116700201207" calcext:value-type="float">
            <text:p>-0.029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0301810865191166" calcext:value-type="float">
            <text:p>-0.003</text:p>
          </table:table-cell>
          <table:table-cell table:number-columns-repeated="2" office:value-type="float" office:value="-0.00583501006036202" calcext:value-type="float">
            <text:p>-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-0.0200804828973844" calcext:value-type="float">
            <text:p>-0.020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-0.0171428571428572" calcext:value-type="float">
            <text:p>-0.017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-0.0172233400402416" calcext:value-type="float">
            <text:p>-0.01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0.0111468812877263" calcext:value-type="float">
            <text:p>0.011</text:p>
          </table:table-cell>
          <table:table-cell office:value-type="float" office:value="0.0112676056338028" calcext:value-type="float">
            <text:p>0.011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73641851106654" calcext:value-type="float">
            <text:p>0.003</text:p>
          </table:table-cell>
          <table:table-cell table:number-columns-repeated="2" office:value-type="float" office:value="0.0112676056338028" calcext:value-type="float">
            <text:p>0.011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140845070422535" calcext:value-type="float">
            <text:p>0.014</text:p>
          </table:table-cell>
          <table:table-cell office:value-type="float" office:value="0.011307847082495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112676056338028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293762575452727" calcext:value-type="float">
            <text:p>-0.003</text:p>
          </table:table-cell>
          <table:table-cell office:value-type="float" office:value="0.00563380281690151" calcext:value-type="float">
            <text:p>0.006</text:p>
          </table:table-cell>
          <table:table-cell office:value-type="float" office:value="0.00841046277665991" calcext:value-type="float">
            <text:p>0.008</text:p>
          </table:table-cell>
          <table:table-cell office:value-type="float" office:value="0.0112676056338027" calcext:value-type="float">
            <text:p>0.011</text:p>
          </table:table-cell>
          <table:table-cell office:value-type="float" office:value="0.0113078470824948" calcext:value-type="float">
            <text:p>0.011</text:p>
          </table:table-cell>
          <table:table-cell office:value-type="float" office:value="0.00563380281690151" calcext:value-type="float">
            <text:p>0.006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140845070422534" calcext:value-type="float">
            <text:p>0.014</text:p>
          </table:table-cell>
          <table:table-cell office:value-type="float" office:value="0.0113078470824948" calcext:value-type="float">
            <text:p>0.011</text:p>
          </table:table-cell>
          <table:table-cell office:value-type="float" office:value="0.00281690140845059" calcext:value-type="float">
            <text:p>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141247484909456" calcext:value-type="float">
            <text:p>0.014</text:p>
          </table:table-cell>
          <table:table-cell office:value-type="float" office:value="0.00849094567404418" calcext:value-type="float">
            <text:p>0.008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113078470824948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579476861167005" calcext:value-type="float">
            <text:p>-0.006</text:p>
          </table:table-cell>
          <table:table-cell office:value-type="float" office:value="0.0084909456740444" calcext:value-type="float">
            <text:p>0.008</text:p>
          </table:table-cell>
          <table:table-cell office:value-type="float" office:value="0.0169014084507042" calcext:value-type="float">
            <text:p>0.017</text:p>
          </table:table-cell>
          <table:table-cell office:value-type="float" office:value="0.0140442655935613" calcext:value-type="float">
            <text:p>0.014</text:p>
          </table:table-cell>
          <table:table-cell table:number-columns-repeated="2" office:value-type="float" office:value="0.0112676056338028" calcext:value-type="float">
            <text:p>0.011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0.0112676056338028" calcext:value-type="float">
            <text:p>0.011</text:p>
          </table:table-cell>
          <table:table-cell office:value-type="float" office:value="0.0141247484909456" calcext:value-type="float">
            <text:p>0.014</text:p>
          </table:table-cell>
          <table:table-cell office:value-type="float" office:value="0.00559356136820932" calcext:value-type="float">
            <text:p>0.006</text:p>
          </table:table-cell>
          <table:table-cell table:number-columns-repeated="2" office:value-type="float" office:value="0.0141247484909456" calcext:value-type="float">
            <text:p>0.014</text:p>
          </table:table-cell>
          <table:table-cell office:value-type="float" office:value="0.011307847082495" calcext:value-type="float">
            <text:p>0.011</text:p>
          </table:table-cell>
          <table:table-cell office:value-type="float" office:value="0.0084909456740444" calcext:value-type="float">
            <text:p>0.008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141247484909456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114688128772636" calcext:value-type="float">
            <text:p>-0.011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140845070422536" calcext:value-type="float">
            <text:p>0.014</text:p>
          </table:table-cell>
          <table:table-cell office:value-type="float" office:value="0.0112273641851106" calcext:value-type="float">
            <text:p>0.011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0.00559356136820921" calcext:value-type="float">
            <text:p>0.006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0277665995975873" calcext:value-type="float">
            <text:p>0.003</text:p>
          </table:table-cell>
          <table:table-cell office:value-type="float" office:value="0.00845070422535199" calcext:value-type="float">
            <text:p>0.008</text:p>
          </table:table-cell>
          <table:table-cell table:number-columns-repeated="3" office:value-type="float" office:value="0.0056338028169014" calcext:value-type="float">
            <text:p>0.006</text:p>
          </table:table-cell>
          <table:table-cell office:value-type="float" office:value="0.00277665995975873" calcext:value-type="float">
            <text:p>0.003</text:p>
          </table:table-cell>
          <table:table-cell office:value-type="float" office:value="0.0055935613682092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-0.00637424547283705" calcext:value-type="float">
            <text:p>-0.006</text:p>
          </table:table-cell>
          <table:table-cell office:value-type="float" office:value="0.00676861167002019" calcext:value-type="float">
            <text:p>0.007</text:p>
          </table:table-cell>
          <table:table-cell office:value-type="float" office:value="0.00783903420523147" calcext:value-type="float">
            <text:p>0.008</text:p>
          </table:table-cell>
          <table:table-cell office:value-type="float" office:value="0.00951307847082494" calcext:value-type="float">
            <text:p>0.010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0.00332394366197186" calcext:value-type="float">
            <text:p>0.003</text:p>
          </table:table-cell>
          <table:table-cell office:value-type="float" office:value="-0.000104627766599585" calcext:value-type="float">
            <text:p>0.000</text:p>
          </table:table-cell>
          <table:table-cell office:value-type="float" office:value="0.00784708249496968" calcext:value-type="float">
            <text:p>0.008</text:p>
          </table:table-cell>
          <table:table-cell office:value-type="float" office:value="0.00729979879275644" calcext:value-type="float">
            <text:p>0.007</text:p>
          </table:table-cell>
          <table:table-cell office:value-type="float" office:value="0.00334808853118707" calcext:value-type="float">
            <text:p>0.003</text:p>
          </table:table-cell>
          <table:table-cell office:value-type="float" office:value="0.00160160965794776" calcext:value-type="float">
            <text:p>0.002</text:p>
          </table:table-cell>
          <table:table-cell office:value-type="float" office:value="0.00956941649899401" calcext:value-type="float">
            <text:p>0.010</text:p>
          </table:table-cell>
          <table:table-cell office:value-type="float" office:value="0.00618913480885319" calcext:value-type="float">
            <text:p>0.006</text:p>
          </table:table-cell>
          <table:table-cell office:value-type="float" office:value="-0.0011830985915493" calcext:value-type="float">
            <text:p>-0.001</text:p>
          </table:table-cell>
          <table:table-cell office:value-type="float" office:value="0.00446680080482909" calcext:value-type="float">
            <text:p>0.004</text:p>
          </table:table-cell>
          <table:table-cell office:value-type="float" office:value="0.0050140845070421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156608097784569" calcext:value-type="float">
            <text:p>-0.016</text:p>
          </table:table-cell>
          <table:table-cell office:value-type="float" office:value="-0.0104575163398694" calcext:value-type="float">
            <text:p>-0.010</text:p>
          </table:table-cell>
          <table:table-cell office:value-type="float" office:value="-0.00264833206009685" calcext:value-type="float">
            <text:p>-0.003</text:p>
          </table:table-cell>
          <table:table-cell office:value-type="float" office:value="-0.00784313725490193" calcext:value-type="float">
            <text:p>-0.008</text:p>
          </table:table-cell>
          <table:table-cell office:value-type="float" office:value="0.00129021305491894" calcext:value-type="float">
            <text:p>0.001</text:p>
          </table:table-cell>
          <table:table-cell office:value-type="float" office:value="-0.0143875732111027" calcext:value-type="float">
            <text:p>-0.014</text:p>
          </table:table-cell>
          <table:table-cell office:value-type="float" office:value="0.00782616076733722" calcext:value-type="float">
            <text:p>0.008</text:p>
          </table:table-cell>
          <table:table-cell office:value-type="float" office:value="-0.00387912740853924" calcext:value-type="float">
            <text:p>-0.004</text:p>
          </table:table-cell>
          <table:table-cell office:value-type="float" office:value="-0.00527968763262887" calcext:value-type="float">
            <text:p>-0.005</text:p>
          </table:table-cell>
          <table:table-cell office:value-type="float" office:value="0.00126474832357182" calcext:value-type="float">
            <text:p>0.001</text:p>
          </table:table-cell>
          <table:table-cell office:value-type="float" office:value="0.015618368559545" calcext:value-type="float">
            <text:p>0.016</text:p>
          </table:table-cell>
          <table:table-cell office:value-type="float" office:value="-0.00915032679738559" calcext:value-type="float">
            <text:p>-0.009</text:p>
          </table:table-cell>
          <table:table-cell office:value-type="float" office:value="-0.00913335030982099" calcext:value-type="float">
            <text:p>-0.009</text:p>
          </table:table-cell>
          <table:table-cell office:value-type="float" office:value="-0.00268228503522616" calcext:value-type="float">
            <text:p>-0.003</text:p>
          </table:table-cell>
          <table:table-cell office:value-type="float" office:value="-0.00781767252355481" calcext:value-type="float">
            <text:p>-0.008</text:p>
          </table:table-cell>
          <table:table-cell office:value-type="float" office:value="0.00255496137849076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1822425940073" calcext:value-type="float">
            <text:p>-0.018</text:p>
          </table:table-cell>
          <table:table-cell office:value-type="float" office:value="-0.00646804176215943" calcext:value-type="float">
            <text:p>-0.006</text:p>
          </table:table-cell>
          <table:table-cell office:value-type="float" office:value="-0.00127323656735423" calcext:value-type="float">
            <text:p>-0.001</text:p>
          </table:table-cell>
          <table:table-cell office:value-type="float" office:value="-0.0156098803157626" calcext:value-type="float">
            <text:p>-0.016</text:p>
          </table:table-cell>
          <table:table-cell office:value-type="float" office:value="0.00127323656735423" calcext:value-type="float">
            <text:p>0.001</text:p>
          </table:table-cell>
          <table:table-cell office:value-type="float" office:value="-0.00913335030982088" calcext:value-type="float">
            <text:p>-0.009</text:p>
          </table:table-cell>
          <table:table-cell office:value-type="float" office:value="0.0000509294626941381" calcext:value-type="float">
            <text:p>0.000</text:p>
          </table:table-cell>
          <table:table-cell office:value-type="float" office:value="-0.00648501824972414" calcext:value-type="float">
            <text:p>-0.006</text:p>
          </table:table-cell>
          <table:table-cell office:value-type="float" office:value="0.00260589084118501" calcext:value-type="float">
            <text:p>0.003</text:p>
          </table:table-cell>
          <table:table-cell office:value-type="float" office:value="-0.0103980986333928" calcext:value-type="float">
            <text:p>-0.010</text:p>
          </table:table-cell>
          <table:table-cell office:value-type="float" office:value="0.009158815041168" calcext:value-type="float">
            <text:p>0.009</text:p>
          </table:table-cell>
          <table:table-cell office:value-type="float" office:value="-0.00392156862745097" calcext:value-type="float">
            <text:p>-0.004</text:p>
          </table:table-cell>
          <table:table-cell office:value-type="float" office:value="0.00391308038366855" calcext:value-type="float">
            <text:p>0.004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0521178168236991" calcext:value-type="float">
            <text:p>-0.005</text:p>
          </table:table-cell>
          <table:table-cell office:value-type="float" office:value="-0.00263135557253202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0918427977251501" calcext:value-type="float">
            <text:p>-0.009</text:p>
          </table:table-cell>
          <table:table-cell office:value-type="float" office:value="0.00909090909090915" calcext:value-type="float">
            <text:p>0.009</text:p>
          </table:table-cell>
          <table:table-cell office:value-type="float" office:value="0.00906544435956202" calcext:value-type="float">
            <text:p>0.009</text:p>
          </table:table-cell>
          <table:table-cell office:value-type="float" office:value="0.00385366267719212" calcext:value-type="float">
            <text:p>0.004</text:p>
          </table:table-cell>
          <table:table-cell office:value-type="float" office:value="0.00776674306086078" calcext:value-type="float">
            <text:p>0.008</text:p>
          </table:table-cell>
          <table:table-cell office:value-type="float" office:value="0.00517782870724048" calcext:value-type="float">
            <text:p>0.005</text:p>
          </table:table-cell>
          <table:table-cell office:value-type="float" office:value="0.00516934046345818" calcext:value-type="float">
            <text:p>0.005</text:p>
          </table:table-cell>
          <table:table-cell office:value-type="float" office:value="0.00776674306086078" calcext:value-type="float">
            <text:p>0.008</text:p>
          </table:table-cell>
          <table:table-cell office:value-type="float" office:value="0.00645106527459471" calcext:value-type="float">
            <text:p>0.006</text:p>
          </table:table-cell>
          <table:table-cell office:value-type="float" office:value="0.011671335200747" calcext:value-type="float">
            <text:p>0.012</text:p>
          </table:table-cell>
          <table:table-cell office:value-type="float" office:value="0.014277226041932" calcext:value-type="float">
            <text:p>0.014</text:p>
          </table:table-cell>
          <table:table-cell office:value-type="float" office:value="-0.0000679059502588508" calcext:value-type="float">
            <text:p>0.000</text:p>
          </table:table-cell>
          <table:table-cell office:value-type="float" office:value="0.00908242084712674" calcext:value-type="float">
            <text:p>0.009</text:p>
          </table:table-cell>
          <table:table-cell office:value-type="float" office:value="0.0116628469569647" calcext:value-type="float">
            <text:p>0.012</text:p>
          </table:table-cell>
          <table:table-cell office:value-type="float" office:value="0.00647653000594184" calcext:value-type="float">
            <text:p>0.006</text:p>
          </table:table-cell>
          <table:table-cell office:value-type="float" office:value="-0.00525422290128175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195654019183431" calcext:value-type="float">
            <text:p>-0.020</text:p>
          </table:table-cell>
          <table:table-cell office:value-type="float" office:value="-0.00391308038366867" calcext:value-type="float">
            <text:p>-0.004</text:p>
          </table:table-cell>
          <table:table-cell office:value-type="float" office:value="-0.00525422290128175" calcext:value-type="float">
            <text:p>-0.005</text:p>
          </table:table-cell>
          <table:table-cell office:value-type="float" office:value="-0.00133265427383078" calcext:value-type="float">
            <text:p>-0.001</text:p>
          </table:table-cell>
          <table:table-cell office:value-type="float" office:value="-0.0000339529751294254" calcext:value-type="float">
            <text:p>0.000</text:p>
          </table:table-cell>
          <table:table-cell office:value-type="float" office:value="-0.00131567778626607" calcext:value-type="float">
            <text:p>-0.001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0134114251761319" calcext:value-type="float">
            <text:p>-0.001</text:p>
          </table:table-cell>
          <table:table-cell office:value-type="float" office:value="-0.0000339529751294254" calcext:value-type="float">
            <text:p>0.000</text:p>
          </table:table-cell>
          <table:table-cell office:value-type="float" office:value="0.0077922077922078" calcext:value-type="float">
            <text:p>0.008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-0.0065614124437654" calcext:value-type="float">
            <text:p>-0.007</text:p>
          </table:table-cell>
          <table:table-cell office:value-type="float" office:value="0.00130718954248366" calcext:value-type="float">
            <text:p>0.001</text:p>
          </table:table-cell>
          <table:table-cell office:value-type="float" office:value="-0.00000848824378241186" calcext:value-type="float">
            <text:p>0.000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0913335030982099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299974535268653" calcext:value-type="float">
            <text:p>-0.030</text:p>
          </table:table-cell>
          <table:table-cell office:value-type="float" office:value="-0.00782616076733722" calcext:value-type="float">
            <text:p>-0.008</text:p>
          </table:table-cell>
          <table:table-cell office:value-type="float" office:value="-0.00784313725490193" calcext:value-type="float">
            <text:p>-0.008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-0.0117307529072236" calcext:value-type="float">
            <text:p>-0.012</text:p>
          </table:table-cell>
          <table:table-cell office:value-type="float" office:value="-0.0130634071810543" calcext:value-type="float">
            <text:p>-0.013</text:p>
          </table:table-cell>
          <table:table-cell office:value-type="float" office:value="-0.00133265427383067" calcext:value-type="float">
            <text:p>-0.001</text:p>
          </table:table-cell>
          <table:table-cell office:value-type="float" office:value="-0.009158815041168" calcext:value-type="float">
            <text:p>-0.009</text:p>
          </table:table-cell>
          <table:table-cell office:value-type="float" office:value="-0.0104490280960869" calcext:value-type="float">
            <text:p>-0.010</text:p>
          </table:table-cell>
          <table:table-cell office:value-type="float" office:value="0.00125626007978952" calcext:value-type="float">
            <text:p>0.001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-0.0104744928274341" calcext:value-type="float">
            <text:p>-0.010</text:p>
          </table:table-cell>
          <table:table-cell office:value-type="float" office:value="-0.0130379424497072" calcext:value-type="float">
            <text:p>-0.013</text:p>
          </table:table-cell>
          <table:table-cell office:value-type="float" office:value="-0.00394703335879798" calcext:value-type="float">
            <text:p>-0.004</text:p>
          </table:table-cell>
          <table:table-cell office:value-type="float" office:value="-0.00785162549868435" calcext:value-type="float">
            <text:p>-0.008</text:p>
          </table:table-cell>
          <table:table-cell office:value-type="float" office:value="-0.0169679993209405" calcext:value-type="float">
            <text:p>-0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-0.018526440879382" calcext:value-type="float">
            <text:p>-0.019</text:p>
          </table:table-cell>
          <table:table-cell office:value-type="float" office:value="-0.00391477803242501" calcext:value-type="float">
            <text:p>-0.004</text:p>
          </table:table-cell>
          <table:table-cell office:value-type="float" office:value="-0.0015906968848145" calcext:value-type="float">
            <text:p>-0.002</text:p>
          </table:table-cell>
          <table:table-cell office:value-type="float" office:value="-0.00549528902470076" calcext:value-type="float">
            <text:p>-0.005</text:p>
          </table:table-cell>
          <table:table-cell office:value-type="float" office:value="-0.000286902639843767" calcext:value-type="float">
            <text:p>0.000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0.00181987946693829" calcext:value-type="float">
            <text:p>0.002</text:p>
          </table:table-cell>
          <table:table-cell office:value-type="float" office:value="-0.0026194720312368" calcext:value-type="float">
            <text:p>-0.003</text:p>
          </table:table-cell>
          <table:table-cell office:value-type="float" office:value="-0.00134114251761308" calcext:value-type="float">
            <text:p>-0.001</text:p>
          </table:table-cell>
          <table:table-cell office:value-type="float" office:value="0.00231729055258467" calcext:value-type="float">
            <text:p>0.002</text:p>
          </table:table-cell>
          <table:table-cell office:value-type="float" office:value="0.00649859943977593" calcext:value-type="float">
            <text:p>0.006</text:p>
          </table:table-cell>
          <table:table-cell office:value-type="float" office:value="-0.00603514132925898" calcext:value-type="float">
            <text:p>-0.006</text:p>
          </table:table-cell>
          <table:table-cell office:value-type="float" office:value="-0.00157372039724979" calcext:value-type="float">
            <text:p>-0.002</text:p>
          </table:table-cell>
          <table:table-cell office:value-type="float" office:value="0.000482132246838241" calcext:value-type="float">
            <text:p>0.000</text:p>
          </table:table-cell>
          <table:table-cell office:value-type="float" office:value="-0.00340378575672684" calcext:value-type="float">
            <text:p>-0.003</text:p>
          </table:table-cell>
          <table:table-cell office:value-type="float" office:value="-0.00628639334521697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6017316017316" calcext:value-type="float">
            <text:p>-0.016</text:p>
          </table:table-cell>
          <table:table-cell office:value-type="float" office:value="-0.000432900432900452" calcext:value-type="float">
            <text:p>0.000</text:p>
          </table:table-cell>
          <table:table-cell table:number-columns-repeated="2" office:value-type="float" office:value="-0.00303030303030283" calcext:value-type="float">
            <text:p>-0.003</text:p>
          </table:table-cell>
          <table:table-cell office:value-type="float" office:value="-0.00129870129870124" calcext:value-type="float">
            <text:p>-0.001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129870129870124" calcext:value-type="float">
            <text:p>-0.001</text:p>
          </table:table-cell>
          <table:table-cell office:value-type="float" office:value="-0.00389610389610362" calcext:value-type="float">
            <text:p>-0.004</text:p>
          </table:table-cell>
          <table:table-cell office:value-type="float" office:value="-0.00562770562770565" calcext:value-type="float">
            <text:p>-0.006</text:p>
          </table:table-cell>
          <table:table-cell office:value-type="float" office:value="-0.00692640692640678" calcext:value-type="float">
            <text:p>-0.007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129870129870124" calcext:value-type="float">
            <text:p>-0.001</text:p>
          </table:table-cell>
          <table:table-cell table:number-columns-repeated="2" office:value-type="float" office:value="-0.00086580086580079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34199134199133" calcext:value-type="float">
            <text:p>-0.013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043290043290034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08225108225112" calcext:value-type="float">
            <text:p>-0.011</text:p>
          </table:table-cell>
          <table:table-cell office:value-type="float" office:value="-0.000432900432900563" calcext:value-type="float">
            <text:p>0.000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476190476190475" calcext:value-type="float">
            <text:p>-0.005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216450216450237" calcext:value-type="float">
            <text:p>-0.002</text:p>
          </table:table-cell>
          <table:table-cell office:value-type="float" office:value="-0.00129870129870158" calcext:value-type="float">
            <text:p>-0.001</text:p>
          </table:table-cell>
          <table:table-cell office:value-type="float" office:value="-0.00389610389610395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216450216450237" calcext:value-type="float">
            <text:p>-0.002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129870129870158" calcext:value-type="float">
            <text:p>-0.001</text:p>
          </table:table-cell>
          <table:table-cell office:value-type="float" office:value="-0.00259740259740282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08225108225107" calcext:value-type="float">
            <text:p>-0.011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-0.000432900432900341" calcext:value-type="float">
            <text:p>0.000</text:p>
          </table:table-cell>
          <table:table-cell table:number-columns-repeated="2" office:value-type="float" office:value="-0.00173160173160158" calcext:value-type="float">
            <text:p>-0.002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043290043290034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08225108225107" calcext:value-type="float">
            <text:p>-0.011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216450216450192" calcext:value-type="float">
            <text:p>-0.002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0865800865800792" calcext:value-type="float">
            <text:p>-0.001</text:p>
          </table:table-cell>
          <table:table-cell office:value-type="float" office:value="-0.00303030303030272" calcext:value-type="float">
            <text:p>-0.003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-0.0012987012987011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-0.0123809523809524" calcext:value-type="float">
            <text:p>-0.012</text:p>
          </table:table-cell>
          <table:table-cell office:value-type="float" office:value="-0.000173160173159936" calcext:value-type="float">
            <text:p>0.000</text:p>
          </table:table-cell>
          <table:table-cell office:value-type="float" office:value="-0.00225108225108217" calcext:value-type="float">
            <text:p>-0.002</text:p>
          </table:table-cell>
          <table:table-cell office:value-type="float" office:value="-0.00320346320346288" calcext:value-type="float">
            <text:p>-0.003</text:p>
          </table:table-cell>
          <table:table-cell office:value-type="float" office:value="-0.0014718614718614" calcext:value-type="float">
            <text:p>-0.001</text:p>
          </table:table-cell>
          <table:table-cell office:value-type="float" office:value="-0.00268398268398262" calcext:value-type="float">
            <text:p>-0.003</text:p>
          </table:table-cell>
          <table:table-cell office:value-type="float" office:value="-0.00060606060606061" calcext:value-type="float">
            <text:p>-0.001</text:p>
          </table:table-cell>
          <table:table-cell office:value-type="float" office:value="-0.0017316017316017" calcext:value-type="float">
            <text:p>-0.002</text:p>
          </table:table-cell>
          <table:table-cell office:value-type="float" office:value="-0.00207792207792201" calcext:value-type="float">
            <text:p>-0.002</text:p>
          </table:table-cell>
          <table:table-cell office:value-type="float" office:value="-0.00398268398268375" calcext:value-type="float">
            <text:p>-0.004</text:p>
          </table:table-cell>
          <table:table-cell office:value-type="float" office:value="-0.000865800865800681" calcext:value-type="float">
            <text:p>-0.001</text:p>
          </table:table-cell>
          <table:table-cell office:value-type="float" office:value="-0.000952380952380816" calcext:value-type="float">
            <text:p>-0.001</text:p>
          </table:table-cell>
          <table:table-cell office:value-type="float" office:value="-0.00242424242424244" calcext:value-type="float">
            <text:p>-0.002</text:p>
          </table:table-cell>
          <table:table-cell office:value-type="float" office:value="-0.000259740259740293" calcext:value-type="float">
            <text:p>0.000</text:p>
          </table:table-cell>
          <table:table-cell office:value-type="float" office:value="-0.000865800865800903" calcext:value-type="float">
            <text:p>-0.001</text:p>
          </table:table-cell>
          <table:table-cell office:value-type="float" office:value="-0.00112554112554109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485481997677119" calcext:value-type="float">
            <text:p>-0.049</text:p>
          </table:table-cell>
          <table:table-cell office:value-type="float" office:value="-0.0629500580720093" calcext:value-type="float">
            <text:p>-0.063</text:p>
          </table:table-cell>
          <table:table-cell office:value-type="float" office:value="-0.0243902439024389" calcext:value-type="float">
            <text:p>-0.024</text:p>
          </table:table-cell>
          <table:table-cell office:value-type="float" office:value="-0.0682926829268291" calcext:value-type="float">
            <text:p>-0.068</text:p>
          </table:table-cell>
          <table:table-cell office:value-type="float" office:value="-0.0824622531939605" calcext:value-type="float">
            <text:p>-0.082</text:p>
          </table:table-cell>
          <table:table-cell office:value-type="float" office:value="-0.0341463414634146" calcext:value-type="float">
            <text:p>-0.034</text:p>
          </table:table-cell>
          <table:table-cell office:value-type="float" office:value="-0.0196283391405342" calcext:value-type="float">
            <text:p>-0.020</text:p>
          </table:table-cell>
          <table:table-cell office:value-type="float" office:value="-0.00534262485481984" calcext:value-type="float">
            <text:p>-0.005</text:p>
          </table:table-cell>
          <table:table-cell office:value-type="float" office:value="-0.0292682926829267" calcext:value-type="float">
            <text:p>-0.029</text:p>
          </table:table-cell>
          <table:table-cell office:value-type="float" office:value="-0.0241579558652729" calcext:value-type="float">
            <text:p>-0.024</text:p>
          </table:table-cell>
          <table:table-cell office:value-type="float" office:value="-0.00545876887340291" calcext:value-type="float">
            <text:p>-0.005</text:p>
          </table:table-cell>
          <table:table-cell office:value-type="float" office:value="-0.0389082462253193" calcext:value-type="float">
            <text:p>-0.039</text:p>
          </table:table-cell>
          <table:table-cell office:value-type="float" office:value="-0.0147502903600464" calcext:value-type="float">
            <text:p>-0.015</text:p>
          </table:table-cell>
          <table:table-cell office:value-type="float" office:value="-0.0295005807200928" calcext:value-type="float">
            <text:p>-0.030</text:p>
          </table:table-cell>
          <table:table-cell office:value-type="float" office:value="-0.0200929152148663" calcext:value-type="float">
            <text:p>-0.020</text:p>
          </table:table-cell>
          <table:table-cell office:value-type="float" office:value="-0.0101045296167247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389082462253194" calcext:value-type="float">
            <text:p>-0.039</text:p>
          </table:table-cell>
          <table:table-cell office:value-type="float" office:value="-0.0579558652729385" calcext:value-type="float">
            <text:p>-0.058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679442508710801" calcext:value-type="float">
            <text:p>-0.068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344947735191637" calcext:value-type="float">
            <text:p>-0.034</text:p>
          </table:table-cell>
          <table:table-cell office:value-type="float" office:value="-0.0342624854819976" calcext:value-type="float">
            <text:p>-0.034</text:p>
          </table:table-cell>
          <table:table-cell office:value-type="float" office:value="-0.000232288037166128" calcext:value-type="float">
            <text:p>0.000</text:p>
          </table:table-cell>
          <table:table-cell office:value-type="float" office:value="-0.0436701509872242" calcext:value-type="float">
            <text:p>-0.044</text:p>
          </table:table-cell>
          <table:table-cell office:value-type="float" office:value="-0.048664343786295" calcext:value-type="float">
            <text:p>-0.049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0.00452961672473873" calcext:value-type="float">
            <text:p>0.005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200929152148664" calcext:value-type="float">
            <text:p>-0.020</text:p>
          </table:table-cell>
          <table:table-cell office:value-type="float" office:value="-0.00557491289198608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581881533101044" calcext:value-type="float">
            <text:p>-0.058</text:p>
          </table:table-cell>
          <table:table-cell office:value-type="float" office:value="-0.0771196283391404" calcext:value-type="float">
            <text:p>-0.077</text:p>
          </table:table-cell>
          <table:table-cell office:value-type="float" office:value="-0.0630662020905922" calcext:value-type="float">
            <text:p>-0.063</text:p>
          </table:table-cell>
          <table:table-cell office:value-type="float" office:value="-0.0725900116144017" calcext:value-type="float">
            <text:p>-0.073</text:p>
          </table:table-cell>
          <table:table-cell office:value-type="float" office:value="-0.0728222996515678" calcext:value-type="float">
            <text:p>-0.073</text:p>
          </table:table-cell>
          <table:table-cell office:value-type="float" office:value="-0.0724738675958188" calcext:value-type="float">
            <text:p>-0.072</text:p>
          </table:table-cell>
          <table:table-cell office:value-type="float" office:value="-0.0728222996515677" calcext:value-type="float">
            <text:p>-0.073</text:p>
          </table:table-cell>
          <table:table-cell office:value-type="float" office:value="-0.0629500580720092" calcext:value-type="float">
            <text:p>-0.063</text:p>
          </table:table-cell>
          <table:table-cell office:value-type="float" office:value="-0.0439024390243901" calcext:value-type="float">
            <text:p>-0.044</text:p>
          </table:table-cell>
          <table:table-cell office:value-type="float" office:value="-0.0727061556329848" calcext:value-type="float">
            <text:p>-0.073</text:p>
          </table:table-cell>
          <table:table-cell office:value-type="float" office:value="-0.0533101045296166" calcext:value-type="float">
            <text:p>-0.053</text:p>
          </table:table-cell>
          <table:table-cell office:value-type="float" office:value="-0.0485481997677117" calcext:value-type="float">
            <text:p>-0.049</text:p>
          </table:table-cell>
          <table:table-cell office:value-type="float" office:value="-0.0196283391405341" calcext:value-type="float">
            <text:p>-0.020</text:p>
          </table:table-cell>
          <table:table-cell office:value-type="float" office:value="-0.0337979094076654" calcext:value-type="float">
            <text:p>-0.034</text:p>
          </table:table-cell>
          <table:table-cell office:value-type="float" office:value="-0.0534262485481997" calcext:value-type="float">
            <text:p>-0.053</text:p>
          </table:table-cell>
          <table:table-cell office:value-type="float" office:value="-0.0292682926829266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293844367015098" calcext:value-type="float">
            <text:p>-0.029</text:p>
          </table:table-cell>
          <table:table-cell office:value-type="float" office:value="-0.0579558652729385" calcext:value-type="float">
            <text:p>-0.058</text:p>
          </table:table-cell>
          <table:table-cell office:value-type="float" office:value="-0.0586527293844367" calcext:value-type="float">
            <text:p>-0.059</text:p>
          </table:table-cell>
          <table:table-cell office:value-type="float" office:value="-0.048664343786295" calcext:value-type="float">
            <text:p>-0.049</text:p>
          </table:table-cell>
          <table:table-cell office:value-type="float" office:value="-0.0295005807200929" calcext:value-type="float">
            <text:p>-0.030</text:p>
          </table:table-cell>
          <table:table-cell office:value-type="float" office:value="-0.0534262485481998" calcext:value-type="float">
            <text:p>-0.053</text:p>
          </table:table-cell>
          <table:table-cell office:value-type="float" office:value="-0.0293844367015099" calcext:value-type="float">
            <text:p>-0.029</text:p>
          </table:table-cell>
          <table:table-cell office:value-type="float" office:value="-0.0437862950058072" calcext:value-type="float">
            <text:p>-0.044</text:p>
          </table:table-cell>
          <table:table-cell office:value-type="float" office:value="-0.0199767711962834" calcext:value-type="float">
            <text:p>-0.020</text:p>
          </table:table-cell>
          <table:table-cell table:number-columns-repeated="2" office:value-type="float" office:value="-0.0197444831591173" calcext:value-type="float">
            <text:p>-0.020</text:p>
          </table:table-cell>
          <table:table-cell office:value-type="float" office:value="-0.0246225319396051" calcext:value-type="float">
            <text:p>-0.025</text:p>
          </table:table-cell>
          <table:table-cell office:value-type="float" office:value="-0.0342624854819977" calcext:value-type="float">
            <text:p>-0.034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248548199767712" calcext:value-type="float">
            <text:p>-0.025</text:p>
          </table:table-cell>
          <table:table-cell office:value-type="float" office:value="-0.0149825783972125" calcext:value-type="float">
            <text:p>-0.01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149825783972125" calcext:value-type="float">
            <text:p>-0.015</text:p>
          </table:table-cell>
          <table:table-cell office:value-type="float" office:value="-0.0481997677119629" calcext:value-type="float">
            <text:p>-0.048</text:p>
          </table:table-cell>
          <table:table-cell office:value-type="float" office:value="-0.0440185830429732" calcext:value-type="float">
            <text:p>-0.044</text:p>
          </table:table-cell>
          <table:table-cell office:value-type="float" office:value="-0.0436701509872242" calcext:value-type="float">
            <text:p>-0.044</text:p>
          </table:table-cell>
          <table:table-cell office:value-type="float" office:value="-0.0197444831591173" calcext:value-type="float">
            <text:p>-0.020</text:p>
          </table:table-cell>
          <table:table-cell office:value-type="float" office:value="-0.0436701509872242" calcext:value-type="float">
            <text:p>-0.044</text:p>
          </table:table-cell>
          <table:table-cell office:value-type="float" office:value="-0.0293844367015099" calcext:value-type="float">
            <text:p>-0.029</text:p>
          </table:table-cell>
          <table:table-cell office:value-type="float" office:value="-0.0341463414634147" calcext:value-type="float">
            <text:p>-0.034</text:p>
          </table:table-cell>
          <table:table-cell office:value-type="float" office:value="-0.00534262485481996" calcext:value-type="float">
            <text:p>-0.005</text:p>
          </table:table-cell>
          <table:table-cell office:value-type="float" office:value="-0.0245063879210221" calcext:value-type="float">
            <text:p>-0.025</text:p>
          </table:table-cell>
          <table:table-cell office:value-type="float" office:value="-0.0292682926829269" calcext:value-type="float">
            <text:p>-0.029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199767711962834" calcext:value-type="float">
            <text:p>-0.020</text:p>
          </table:table-cell>
          <table:table-cell office:value-type="float" office:value="-0.0196283391405342" calcext:value-type="float">
            <text:p>-0.020</text:p>
          </table:table-cell>
          <table:table-cell office:value-type="float" office:value="-0.0247386759581881" calcext:value-type="float">
            <text:p>-0.025</text:p>
          </table:table-cell>
          <table:table-cell office:value-type="float" office:value="-0.000348432055749082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office:value-type="float" office:value="-0.0380023228803715" calcext:value-type="float">
            <text:p>-0.038</text:p>
          </table:table-cell>
          <table:table-cell office:value-type="float" office:value="-0.0608362369337979" calcext:value-type="float">
            <text:p>-0.061</text:p>
          </table:table-cell>
          <table:table-cell office:value-type="float" office:value="-0.0467828106852496" calcext:value-type="float">
            <text:p>-0.047</text:p>
          </table:table-cell>
          <table:table-cell office:value-type="float" office:value="-0.0602322880371661" calcext:value-type="float">
            <text:p>-0.060</text:p>
          </table:table-cell>
          <table:table-cell office:value-type="float" office:value="-0.0458072009291521" calcext:value-type="float">
            <text:p>-0.046</text:p>
          </table:table-cell>
          <table:table-cell office:value-type="float" office:value="-0.0495005807200929" calcext:value-type="float">
            <text:p>-0.050</text:p>
          </table:table-cell>
          <table:table-cell office:value-type="float" office:value="-0.037142857142857" calcext:value-type="float">
            <text:p>-0.037</text:p>
          </table:table-cell>
          <table:table-cell office:value-type="float" office:value="-0.0360975609756097" calcext:value-type="float">
            <text:p>-0.036</text:p>
          </table:table-cell>
          <table:table-cell office:value-type="float" office:value="-0.0197444831591173" calcext:value-type="float">
            <text:p>-0.020</text:p>
          </table:table-cell>
          <table:table-cell office:value-type="float" office:value="-0.0369570267131242" calcext:value-type="float">
            <text:p>-0.037</text:p>
          </table:table-cell>
          <table:table-cell office:value-type="float" office:value="-0.0312891986062717" calcext:value-type="float">
            <text:p>-0.031</text:p>
          </table:table-cell>
          <table:table-cell office:value-type="float" office:value="-0.0293147502903599" calcext:value-type="float">
            <text:p>-0.029</text:p>
          </table:table-cell>
          <table:table-cell office:value-type="float" office:value="-0.0168176538908246" calcext:value-type="float">
            <text:p>-0.017</text:p>
          </table:table-cell>
          <table:table-cell office:value-type="float" office:value="-0.0311962833914052" calcext:value-type="float">
            <text:p>-0.031</text:p>
          </table:table-cell>
          <table:table-cell office:value-type="float" office:value="-0.0286411149825784" calcext:value-type="float">
            <text:p>-0.029</text:p>
          </table:table-cell>
          <table:table-cell office:value-type="float" office:value="-0.0120557491289198" calcext:value-type="float">
            <text:p>-0.01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61290322580644" calcext:value-type="float">
            <text:p>-0.016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0.0225806451612903" calcext:value-type="float">
            <text:p>0.02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161290322580646" calcext:value-type="float">
            <text:p>-0.016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290322580645161" calcext:value-type="float">
            <text:p>0.029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0967741935483879" calcext:value-type="float">
            <text:p>0.01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161290322580645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225806451612903" calcext:value-type="float">
            <text:p>0.023</text:p>
          </table:table-cell>
          <table:table-cell table:number-columns-repeated="2" office:value-type="float" office:value="0.0161290322580645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0322580645161286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-0.00645161290322582" calcext:value-type="float">
            <text:p>-0.006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0967741935483857" calcext:value-type="float">
            <text:p>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967741935483857" calcext:value-type="float">
            <text:p>0.010</text:p>
          </table:table-cell>
          <table:table-cell office:value-type="float" office:value="-0.00322580645161297" calcext:value-type="float">
            <text:p>-0.003</text:p>
          </table:table-cell>
          <table:table-cell table:number-columns-repeated="2" office:value-type="float" office:value="0.0161290322580644" calcext:value-type="float">
            <text:p>0.016</text:p>
          </table:table-cell>
          <table:table-cell office:value-type="float" office:value="0.0096774193548385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967741935483857" calcext:value-type="float">
            <text:p>0.010</text:p>
          </table:table-cell>
          <table:table-cell office:value-type="float" office:value="0.0225806451612902" calcext:value-type="float">
            <text:p>0.023</text:p>
          </table:table-cell>
          <table:table-cell office:value-type="float" office:value="-0.00967741935483879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0.0258064516129032" calcext:value-type="float">
            <text:p>0.026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.0225806451612903" calcext:value-type="float">
            <text:p>0.023</text:p>
          </table:table-cell>
          <table:table-cell table:number-columns-repeated="2" office:value-type="float" office:value="0.0032258064516129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225806451612903" calcext:value-type="float">
            <text:p>0.023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0.0129032258064515" calcext:value-type="float">
            <text:p>0.01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.00322580645161297" calcext:value-type="float">
            <text:p>0.003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0.0193548387096774" calcext:value-type="float">
            <text:p>0.019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161290322580645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0.00129032258064521" calcext:value-type="float">
            <text:p>0.001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-0.0135483870967742" calcext:value-type="float">
            <text:p>-0.014</text:p>
          </table:table-cell>
          <table:table-cell office:value-type="float" office:value="0.0148387096774193" calcext:value-type="float">
            <text:p>0.015</text:p>
          </table:table-cell>
          <table:table-cell office:value-type="float" office:value="-0.000645161290322549" calcext:value-type="float">
            <text:p>-0.001</text:p>
          </table:table-cell>
          <table:table-cell office:value-type="float" office:value="0.0167741935483871" calcext:value-type="float">
            <text:p>0.017</text:p>
          </table:table-cell>
          <table:table-cell office:value-type="float" office:value="-0.00193548387096765" calcext:value-type="float">
            <text:p>-0.002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0451612903225807" calcext:value-type="float">
            <text:p>-0.005</text:p>
          </table:table-cell>
          <table:table-cell office:value-type="float" office:value="0.0174193548387096" calcext:value-type="float">
            <text:p>0.017</text:p>
          </table:table-cell>
          <table:table-cell office:value-type="float" office:value="0.0187096774193548" calcext:value-type="float">
            <text:p>0.019</text:p>
          </table:table-cell>
          <table:table-cell office:value-type="float" office:value="0.0116129032258065" calcext:value-type="float">
            <text:p>0.012</text:p>
          </table:table-cell>
          <table:table-cell office:value-type="float" office:value="-0.000645161290322549" calcext:value-type="float">
            <text:p>-0.001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0.0148387096774193" calcext:value-type="float">
            <text:p>0.015</text:p>
          </table:table-cell>
          <table:table-cell office:value-type="float" office:value="0.0019354838709677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246079801273096" calcext:value-type="float">
            <text:p>-0.025</text:p>
          </table:table-cell>
          <table:table-cell office:value-type="float" office:value="-0.00888060860114914" calcext:value-type="float">
            <text:p>-0.009</text:p>
          </table:table-cell>
          <table:table-cell office:value-type="float" office:value="0.00175438596491206" calcext:value-type="float">
            <text:p>0.002</text:p>
          </table:table-cell>
          <table:table-cell office:value-type="float" office:value="-0.00530973451327454" calcext:value-type="float">
            <text:p>-0.005</text:p>
          </table:table-cell>
          <table:table-cell office:value-type="float" office:value="-0.00880298090358656" calcext:value-type="float">
            <text:p>-0.009</text:p>
          </table:table-cell>
          <table:table-cell office:value-type="float" office:value="0" calcext:value-type="float">
            <text:p>0.000</text:p>
          </table:table-cell>
          <table:table-cell office:value-type="float" office:value="-0.0105418413289864" calcext:value-type="float">
            <text:p>-0.011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-0.000015525539512562" calcext:value-type="float">
            <text:p>0.000</text:p>
          </table:table-cell>
          <table:table-cell office:value-type="float" office:value="-0.00353982300884959" calcext:value-type="float">
            <text:p>-0.004</text:p>
          </table:table-cell>
          <table:table-cell office:value-type="float" office:value="-0.00527868343424953" calcext:value-type="float">
            <text:p>-0.005</text:p>
          </table:table-cell>
          <table:table-cell office:value-type="float" office:value="-0.00701754385964937" calcext:value-type="float">
            <text:p>-0.007</text:p>
          </table:table-cell>
          <table:table-cell office:value-type="float" office:value="-0.00350877192982479" calcext:value-type="float">
            <text:p>-0.004</text:p>
          </table:table-cell>
          <table:table-cell office:value-type="float" office:value="-0.00529420897376198" calcext:value-type="float">
            <text:p>-0.005</text:p>
          </table:table-cell>
          <table:table-cell office:value-type="float" office:value="0.00176991150442463" calcext:value-type="float">
            <text:p>0.002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106505201055737" calcext:value-type="float">
            <text:p>-0.011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-0.00529420897376187" calcext:value-type="float">
            <text:p>-0.005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0.00704859493867394" calcext:value-type="float">
            <text:p>0.007</text:p>
          </table:table-cell>
          <table:table-cell office:value-type="float" office:value="0.0123117528334108" calcext:value-type="float">
            <text:p>0.012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878745536407399" calcext:value-type="float">
            <text:p>0.009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0.00529420897376176" calcext:value-type="float">
            <text:p>0.005</text:p>
          </table:table-cell>
          <table:table-cell office:value-type="float" office:value="0.00880298090358633" calcext:value-type="float">
            <text:p>0.009</text:p>
          </table:table-cell>
          <table:table-cell office:value-type="float" office:value="0.00878745536407377" calcext:value-type="float">
            <text:p>0.009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0.0052942089737617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176059618071728" calcext:value-type="float">
            <text:p>-0.018</text:p>
          </table:table-cell>
          <table:table-cell office:value-type="float" office:value="-0.0071417481757492" calcext:value-type="float">
            <text:p>-0.007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105573668684986" calcext:value-type="float">
            <text:p>-0.011</text:p>
          </table:table-cell>
          <table:table-cell office:value-type="float" office:value="-0.00524763235522441" calcext:value-type="float">
            <text:p>-0.005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0.00350877192982435" calcext:value-type="float">
            <text:p>0.004</text:p>
          </table:table-cell>
          <table:table-cell office:value-type="float" office:value="-0.00349324639031201" calcext:value-type="float">
            <text:p>-0.003</text:p>
          </table:table-cell>
          <table:table-cell office:value-type="float" office:value="0.00350877192982435" calcext:value-type="float">
            <text:p>0.004</text:p>
          </table:table-cell>
          <table:table-cell office:value-type="float" office:value="0.0035242974693368" calcext:value-type="float">
            <text:p>0.004</text:p>
          </table:table-cell>
          <table:table-cell office:value-type="float" office:value="-0.00878745536407399" calcext:value-type="float">
            <text:p>-0.009</text:p>
          </table:table-cell>
          <table:table-cell office:value-type="float" office:value="0.0035242974693368" calcext:value-type="float">
            <text:p>0.004</text:p>
          </table:table-cell>
          <table:table-cell office:value-type="float" office:value="-0.00173886042539984" calcext:value-type="float">
            <text:p>-0.002</text:p>
          </table:table-cell>
          <table:table-cell office:value-type="float" office:value="-0.00349324639031201" calcext:value-type="float">
            <text:p>-0.003</text:p>
          </table:table-cell>
          <table:table-cell office:value-type="float" office:value="-0.00877192982456165" calcext:value-type="float">
            <text:p>-0.009</text:p>
          </table:table-cell>
          <table:table-cell office:value-type="float" office:value="0.000015525539512339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158515758422604" calcext:value-type="float">
            <text:p>-0.016</text:p>
          </table:table-cell>
          <table:table-cell office:value-type="float" office:value="-0.00888060860114881" calcext:value-type="float">
            <text:p>-0.009</text:p>
          </table:table-cell>
          <table:table-cell office:value-type="float" office:value="-0.00175438596491206" calcext:value-type="float">
            <text:p>-0.002</text:p>
          </table:table-cell>
          <table:table-cell office:value-type="float" office:value="-0.00704859493867405" calcext:value-type="float">
            <text:p>-0.007</text:p>
          </table:table-cell>
          <table:table-cell table:number-columns-repeated="3" office:value-type="float" office:value="0.00350877192982479" calcext:value-type="float">
            <text:p>0.004</text:p>
          </table:table-cell>
          <table:table-cell office:value-type="float" office:value="-0.00524763235522441" calcext:value-type="float">
            <text:p>-0.005</text:p>
          </table:table-cell>
          <table:table-cell office:value-type="float" office:value="0.007033069399161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-0.00176991150442463" calcext:value-type="float">
            <text:p>-0.002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-0.00175438596491206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105884179475239" calcext:value-type="float">
            <text:p>-0.011</text:p>
          </table:table-cell>
          <table:table-cell office:value-type="float" office:value="-0.00712622263623663" calcext:value-type="float">
            <text:p>-0.007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17543859649124" calcext:value-type="float">
            <text:p>0.002</text:p>
          </table:table-cell>
          <table:table-cell office:value-type="float" office:value="-0.00173886042539984" calcext:value-type="float">
            <text:p>-0.002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0.0035242974693368" calcext:value-type="float">
            <text:p>0.004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176991150442474" calcext:value-type="float">
            <text:p>0.002</text:p>
          </table:table-cell>
          <table:table-cell office:value-type="float" office:value="-0.00701754385964926" calcext:value-type="float">
            <text:p>-0.007</text:p>
          </table:table-cell>
          <table:table-cell office:value-type="float" office:value="-0.0017543859649124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office:value-type="float" office:value="-0.0154913833255707" calcext:value-type="float">
            <text:p>-0.015</text:p>
          </table:table-cell>
          <table:table-cell office:value-type="float" office:value="-0.00853594162397153" calcext:value-type="float">
            <text:p>-0.009</text:p>
          </table:table-cell>
          <table:table-cell office:value-type="float" office:value="-0.00140040366402727" calcext:value-type="float">
            <text:p>-0.001</text:p>
          </table:table-cell>
          <table:table-cell office:value-type="float" office:value="-0.00704548983077158" calcext:value-type="float">
            <text:p>-0.007</text:p>
          </table:table-cell>
          <table:table-cell office:value-type="float" office:value="-0.00140350877192985" calcext:value-type="float">
            <text:p>-0.001</text:p>
          </table:table-cell>
          <table:table-cell office:value-type="float" office:value="0.00211147337369977" calcext:value-type="float">
            <text:p>0.002</text:p>
          </table:table-cell>
          <table:table-cell office:value-type="float" office:value="0.00210836826579719" calcext:value-type="float">
            <text:p>0.002</text:p>
          </table:table-cell>
          <table:table-cell office:value-type="float" office:value="-0.00385033379909949" calcext:value-type="float">
            <text:p>-0.004</text:p>
          </table:table-cell>
          <table:table-cell office:value-type="float" office:value="0.00421673653159438" calcext:value-type="float">
            <text:p>0.004</text:p>
          </table:table-cell>
          <table:table-cell office:value-type="float" office:value="0.00210836826579719" calcext:value-type="float">
            <text:p>0.002</text:p>
          </table:table-cell>
          <table:table-cell office:value-type="float" office:value="-0.00351808725353209" calcext:value-type="float">
            <text:p>-0.004</text:p>
          </table:table-cell>
          <table:table-cell office:value-type="float" office:value="0.00212078869740695" calcext:value-type="float">
            <text:p>0.002</text:p>
          </table:table-cell>
          <table:table-cell office:value-type="float" office:value="0.00212078869740717" calcext:value-type="float">
            <text:p>0.002</text:p>
          </table:table-cell>
          <table:table-cell office:value-type="float" office:value="0.00105884179475246" calcext:value-type="float">
            <text:p>0.001</text:p>
          </table:table-cell>
          <table:table-cell office:value-type="float" office:value="-0.00350256171401953" calcext:value-type="float">
            <text:p>-0.004</text:p>
          </table:table-cell>
          <table:table-cell office:value-type="float" office:value="0.00000931532370740396" calcext:value-type="float">
            <text:p>0.000</text:p>
          </table:table-cell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3" table:number-columns-repeated="16"/>
          <table:table-cell table:style-name="ce1"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verage artificial (without D12)</text:p>
          </table:table-cell>
          <table:table-cell table:style-name="ce3" table:formula="of:=AVERAGE([.D7];[.D13];[.D25];[.D31];[.D37];[.D43];[.D49];[.D55];[.D61];[.D67];[.D73];[.D79])" office:value-type="float" office:value="-0.00141583333333331" calcext:value-type="float">
            <text:p>-0.001</text:p>
          </table:table-cell>
          <table:table-cell table:style-name="ce3" table:formula="of:=AVERAGE([.E7];[.E13];[.E25];[.E31];[.E37];[.E43];[.E49];[.E55];[.E61];[.E67];[.E73];[.E79])" office:value-type="float" office:value="-0.00485527777777778" calcext:value-type="float">
            <text:p>-0.005</text:p>
          </table:table-cell>
          <table:table-cell table:style-name="ce3" table:formula="of:=AVERAGE([.F7];[.F13];[.F25];[.F31];[.F37];[.F43];[.F49];[.F55];[.F61];[.F67];[.F73];[.F79])" office:value-type="float" office:value="0.00192888888888894" calcext:value-type="float">
            <text:p>0.002</text:p>
          </table:table-cell>
          <table:table-cell table:style-name="ce3" table:formula="of:=AVERAGE([.G7];[.G13];[.G25];[.G31];[.G37];[.G43];[.G49];[.G55];[.G61];[.G67];[.G73];[.G79])" office:value-type="float" office:value="0.0024916666666667" calcext:value-type="float">
            <text:p>0.002</text:p>
          </table:table-cell>
          <table:table-cell table:style-name="ce3" table:formula="of:=AVERAGE([.H7];[.H13];[.H25];[.H31];[.H37];[.H43];[.H49];[.H55];[.H61];[.H67];[.H73];[.H79])" office:value-type="float" office:value="0.0011627777777778" calcext:value-type="float">
            <text:p>0.001</text:p>
          </table:table-cell>
          <table:table-cell table:style-name="ce4" table:formula="of:=AVERAGE([.I7];[.I13];[.I25];[.I31];[.I37];[.I43];[.I49];[.I55];[.I61];[.I67];[.I73];[.I79])" office:value-type="float" office:value="0.00306444444444445" calcext:value-type="float">
            <text:p>0.003</text:p>
          </table:table-cell>
          <table:table-cell table:style-name="ce3" table:formula="of:=AVERAGE([.J7];[.J13];[.J25];[.J31];[.J37];[.J43];[.J49];[.J55];[.J61];[.J67];[.J73];[.J79])" office:value-type="float" office:value="0.0013" calcext:value-type="float">
            <text:p>0.001</text:p>
          </table:table-cell>
          <table:table-cell table:style-name="ce4" table:formula="of:=AVERAGE([.K7];[.K13];[.K25];[.K31];[.K37];[.K43];[.K49];[.K55];[.K61];[.K67];[.K73];[.K79])" office:value-type="float" office:value="0.00256166666666668" calcext:value-type="float">
            <text:p>0.003</text:p>
          </table:table-cell>
          <table:table-cell table:style-name="ce3" table:formula="of:=AVERAGE([.L7];[.L13];[.L25];[.L31];[.L37];[.L43];[.L49];[.L55];[.L61];[.L67];[.L73];[.L79])" office:value-type="float" office:value="0.00225805555555557" calcext:value-type="float">
            <text:p>0.002</text:p>
          </table:table-cell>
          <table:table-cell table:style-name="ce4" table:formula="of:=AVERAGE([.M7];[.M13];[.M25];[.M31];[.M37];[.M43];[.M49];[.M55];[.M61];[.M67];[.M73];[.M79])" office:value-type="float" office:value="0.00290500000000001" calcext:value-type="float">
            <text:p>0.003</text:p>
          </table:table-cell>
          <table:table-cell table:style-name="ce3" table:formula="of:=AVERAGE([.N7];[.N13];[.N25];[.N31];[.N37];[.N43];[.N49];[.N55];[.N61];[.N67];[.N73];[.N79])" office:value-type="float" office:value="0.00100916666666665" calcext:value-type="float">
            <text:p>0.001</text:p>
          </table:table-cell>
          <table:table-cell table:style-name="ce4" table:formula="of:=AVERAGE([.O7];[.O13];[.O25];[.O31];[.O37];[.O43];[.O49];[.O55];[.O61];[.O67];[.O73];[.O79])" office:value-type="float" office:value="0.0033080555555556" calcext:value-type="float">
            <text:p>0.003</text:p>
          </table:table-cell>
          <table:table-cell table:style-name="ce3" table:formula="of:=AVERAGE([.P7];[.P13];[.P25];[.P31];[.P37];[.P43];[.P49];[.P55];[.P61];[.P67];[.P73];[.P79])" office:value-type="float" office:value="0.0022377777777778" calcext:value-type="float">
            <text:p>0.002</text:p>
          </table:table-cell>
          <table:table-cell table:style-name="ce3" table:formula="of:=AVERAGE([.Q7];[.Q13];[.Q25];[.Q31];[.Q37];[.Q43];[.Q49];[.Q55];[.Q61];[.Q67];[.Q73];[.Q79])" office:value-type="float" office:value="0.00179138888888892" calcext:value-type="float">
            <text:p>0.002</text:p>
          </table:table-cell>
          <table:table-cell table:style-name="ce3" table:formula="of:=AVERAGE([.R7];[.R13];[.R25];[.R31];[.R37];[.R43];[.R49];[.R55];[.R61];[.R67];[.R73];[.R79])" office:value-type="float" office:value="0.00199861111111114" calcext:value-type="float">
            <text:p>0.002</text:p>
          </table:table-cell>
          <table:table-cell table:style-name="ce3" table:formula="of:=AVERAGE([.S7];[.S13];[.S25];[.S31];[.S37];[.S43];[.S49];[.S55];[.S61];[.S67];[.S73];[.S79])" office:value-type="float" office:value="0.00218111111111113" calcext:value-type="float">
            <text:p>0.002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3" table:number-columns-repeated="16"/>
          <table:table-cell table:style-name="ce1"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verage real</text:p>
          </table:table-cell>
          <table:table-cell table:style-name="ce3" table:formula="of:=AVERAGE([.D85];[.D91];[.D97];[.D103];[.D109];[.D115];[.D121];[.D127];[.D133];[.D139];[.D145];[.D151])" office:value-type="float" office:value="-0.00837636969636483" calcext:value-type="float">
            <text:p>-0.008</text:p>
          </table:table-cell>
          <table:table-cell table:style-name="ce3" table:formula="of:=AVERAGE([.E85];[.E91];[.E97];[.E103];[.E109];[.E115];[.E121];[.E127];[.E133];[.E139];[.E145];[.E151])" office:value-type="float" office:value="-0.0106363357273741" calcext:value-type="float">
            <text:p>-0.011</text:p>
          </table:table-cell>
          <table:table-cell table:style-name="ce3" table:formula="of:=AVERAGE([.F85];[.F91];[.F97];[.F103];[.F109];[.F115];[.F121];[.F127];[.F133];[.F139];[.F145];[.F151])" office:value-type="float" office:value="-0.00401501876431084" calcext:value-type="float">
            <text:p>-0.004</text:p>
          </table:table-cell>
          <table:table-cell table:style-name="ce3" table:formula="of:=AVERAGE([.G85];[.G91];[.G97];[.G103];[.G109];[.G115];[.G121];[.G127];[.G133];[.G139];[.G145];[.G151])" office:value-type="float" office:value="-0.00405956389844946" calcext:value-type="float">
            <text:p>-0.004</text:p>
          </table:table-cell>
          <table:table-cell table:style-name="ce3" table:formula="of:=AVERAGE([.H85];[.H91];[.H97];[.H103];[.H109];[.H115];[.H121];[.H127];[.H133];[.H139];[.H145];[.H151])" office:value-type="float" office:value="-0.000984418513679896" calcext:value-type="float">
            <text:p>-0.001</text:p>
          </table:table-cell>
          <table:table-cell table:style-name="ce3" table:formula="of:=AVERAGE([.I85];[.I91];[.I97];[.I103];[.I109];[.I115];[.I121];[.I127];[.I133];[.I139];[.I145];[.I151])" office:value-type="float" office:value="-0.00387684053031505" calcext:value-type="float">
            <text:p>-0.004</text:p>
          </table:table-cell>
          <table:table-cell table:style-name="ce3" table:formula="of:=AVERAGE([.J85];[.J91];[.J97];[.J103];[.J109];[.J115];[.J121];[.J127];[.J133];[.J139];[.J145];[.J151])" office:value-type="float" office:value="-0.00100987121828873" calcext:value-type="float">
            <text:p>-0.001</text:p>
          </table:table-cell>
          <table:table-cell table:style-name="ce4" table:formula="of:=AVERAGE([.K85];[.K91];[.K97];[.K103];[.K109];[.K115];[.K121];[.K127];[.K133];[.K139];[.K145];[.K151])" office:value-type="float" office:value="-0.00243152390585376" calcext:value-type="float">
            <text:p>-0.002</text:p>
          </table:table-cell>
          <table:table-cell table:style-name="ce3" table:formula="of:=AVERAGE([.L85];[.L91];[.L97];[.L103];[.L109];[.L115];[.L121];[.L127];[.L133];[.L139];[.L145];[.L151])" office:value-type="float" office:value="-0.00111589141440648" calcext:value-type="float">
            <text:p>-0.001</text:p>
          </table:table-cell>
          <table:table-cell table:style-name="ce3" table:formula="of:=AVERAGE([.M85];[.M91];[.M97];[.M103];[.M109];[.M115];[.M121];[.M127];[.M133];[.M139];[.M145];[.M151])" office:value-type="float" office:value="-0.00201616034332486" calcext:value-type="float">
            <text:p>-0.002</text:p>
          </table:table-cell>
          <table:table-cell table:style-name="ce5" table:formula="of:=AVERAGE([.N85];[.N91];[.N97];[.N103];[.N109];[.N115];[.N121];[.N127];[.N133];[.N139];[.N145];[.N151])" office:value-type="float" office:value="-0.000289772352110968" calcext:value-type="float">
            <text:p>-0.00029</text:p>
          </table:table-cell>
          <table:table-cell table:style-name="ce6" table:formula="of:=AVERAGE([.O85];[.O91];[.O97];[.O103];[.O109];[.O115];[.O121];[.O127];[.O133];[.O139];[.O145];[.O151])" office:value-type="float" office:value="0.000390930269170629" calcext:value-type="float">
            <text:p>0.0004</text:p>
          </table:table-cell>
          <table:table-cell table:style-name="ce3" table:formula="of:=AVERAGE([.P85];[.P91];[.P97];[.P103];[.P109];[.P115];[.P121];[.P127];[.P133];[.P139];[.P145];[.P151])" office:value-type="float" office:value="-0.0006034162681845" calcext:value-type="float">
            <text:p>-0.001</text:p>
          </table:table-cell>
          <table:table-cell table:style-name="ce3" table:formula="of:=AVERAGE([.Q85];[.Q91];[.Q97];[.Q103];[.Q109];[.Q115];[.Q121];[.Q127];[.Q133];[.Q139];[.Q145];[.Q151])" office:value-type="float" office:value="-0.00298349164584671" calcext:value-type="float">
            <text:p>-0.003</text:p>
          </table:table-cell>
          <table:table-cell table:style-name="ce3" table:formula="of:=AVERAGE([.R85];[.R91];[.R97];[.R103];[.R109];[.R115];[.R121];[.R127];[.R133];[.R139];[.R145];[.R151])" office:value-type="float" office:value="-0.000591250755595381" calcext:value-type="float">
            <text:p>-0.001</text:p>
          </table:table-cell>
          <table:table-cell table:style-name="ce6" table:formula="of:=AVERAGE([.S85];[.S91];[.S97];[.S103];[.S109];[.S115];[.S121];[.S127];[.S133];[.S139];[.S145];[.S151])" office:value-type="float" office:value="0.000404770440120803" calcext:value-type="float">
            <text:p>0.0004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3" table:number-columns-repeated="16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combo</text:p>
          </table:table-cell>
          <table:table-cell table:style-name="ce3" office:value-type="string" calcext:value-type="string">
            <text:p>combo X</text:p>
          </table:table-cell>
          <table:table-cell table:style-name="ce3" office:value-type="string" calcext:value-type="string">
            <text:p>split2</text:p>
          </table:table-cell>
          <table:table-cell table:style-name="ce3" office:value-type="string" calcext:value-type="string">
            <text:p>split2 X</text:p>
          </table:table-cell>
          <table:table-cell table:style-name="ce3" office:value-type="string" calcext:value-type="string">
            <text:p>split1 classic</text:p>
          </table:table-cell>
          <table:table-cell table:style-name="ce3" office:value-type="string" calcext:value-type="string">
            <text:p>split1 classic X</text:p>
          </table:table-cell>
          <table:table-cell table:style-name="ce3" office:value-type="string" calcext:value-type="string">
            <text:p>split4</text:p>
          </table:table-cell>
          <table:table-cell table:style-name="ce3" office:value-type="string" calcext:value-type="string">
            <text:p>split4 X</text:p>
          </table:table-cell>
          <table:table-cell table:style-name="ce3" office:value-type="string" calcext:value-type="string">
            <text:p>split2 classic</text:p>
          </table:table-cell>
          <table:table-cell table:style-name="ce3" office:value-type="string" calcext:value-type="string">
            <text:p>split2 classic X</text:p>
          </table:table-cell>
          <table:table-cell table:style-name="ce3" office:value-type="string" calcext:value-type="string">
            <text:p>split9</text:p>
          </table:table-cell>
          <table:table-cell table:style-name="ce3" office:value-type="string" calcext:value-type="string">
            <text:p>split9 X</text:p>
          </table:table-cell>
          <table:table-cell table:style-name="ce3" office:value-type="string" calcext:value-type="string">
            <text:p>split4 classic</text:p>
          </table:table-cell>
          <table:table-cell table:style-name="ce3" office:value-type="string" calcext:value-type="string">
            <text:p>split4 classic X</text:p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3" table:number-columns-repeated="16"/>
          <table:table-cell table:style-name="ce1" table:number-columns-repeated="1005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" table:style-name="ta1">
        <table:table-column table:style-name="co19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3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1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3_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4_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5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diabetic_retinopath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pi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wdb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rtificial sum</text:p>
          </table:table-cell>
          <table:table-cell table:style-name="ce8" table:formula="of:=SUM([.D2:.D6];[.D8:.D12];[.D14:.D18];[.D20:.D24];[.D26:.D30];[.D32:.D36];[.D38:.D42];[.D44:.D48];[.D50:.D54];[.D56:.D60];[.D62:.D66];[.D68:.D72];[.D74:.D78])/65" office:value-type="float" office:value="0.476923076923077" calcext:value-type="float">
            <text:p>0.477</text:p>
          </table:table-cell>
          <table:table-cell table:style-name="ce8" table:formula="of:=SUM([.E2:.E6];[.E8:.E12];[.E14:.E18];[.E20:.E24];[.E26:.E30];[.E32:.E36];[.E38:.E42];[.E44:.E48];[.E50:.E54];[.E56:.E60];[.E62:.E66];[.E68:.E72];[.E74:.E78])/65" office:value-type="float" office:value="0.215384615384615" calcext:value-type="float">
            <text:p>0.215</text:p>
          </table:table-cell>
          <table:table-cell table:style-name="ce8" table:formula="of:=SUM([.F2:.F6];[.F8:.F12];[.F14:.F18];[.F20:.F24];[.F26:.F30];[.F32:.F36];[.F38:.F42];[.F44:.F48];[.F50:.F54];[.F56:.F60];[.F62:.F66];[.F68:.F72];[.F74:.F78])/65" office:value-type="float" office:value="0.676923076923077" calcext:value-type="float">
            <text:p>0.677</text:p>
          </table:table-cell>
          <table:table-cell table:style-name="ce8" table:formula="of:=SUM([.G2:.G6];[.G8:.G12];[.G14:.G18];[.G20:.G24];[.G26:.G30];[.G32:.G36];[.G38:.G42];[.G44:.G48];[.G50:.G54];[.G56:.G60];[.G62:.G66];[.G68:.G72];[.G74:.G78])/65" office:value-type="float" office:value="0.723076923076923" calcext:value-type="float">
            <text:p>0.723</text:p>
          </table:table-cell>
          <table:table-cell table:style-name="ce10" table:formula="of:=SUM([.H2:.H6];[.H8:.H12];[.H14:.H18];[.H20:.H24];[.H26:.H30];[.H32:.H36];[.H38:.H42];[.H44:.H48];[.H50:.H54];[.H56:.H60];[.H62:.H66];[.H68:.H72];[.H74:.H78])/65" office:value-type="float" office:value="0.753846153846154" calcext:value-type="float">
            <text:p>0.754</text:p>
          </table:table-cell>
          <table:table-cell table:style-name="ce10" table:formula="of:=SUM([.I2:.I6];[.I8:.I12];[.I14:.I18];[.I20:.I24];[.I26:.I30];[.I32:.I36];[.I38:.I42];[.I44:.I48];[.I50:.I54];[.I56:.I60];[.I62:.I66];[.I68:.I72];[.I74:.I78])/65" office:value-type="float" office:value="0.815384615384615" calcext:value-type="float">
            <text:p>0.815</text:p>
          </table:table-cell>
          <table:table-cell table:style-name="ce8" table:formula="of:=SUM([.J2:.J6];[.J8:.J12];[.J14:.J18];[.J20:.J24];[.J26:.J30];[.J32:.J36];[.J38:.J42];[.J44:.J48];[.J50:.J54];[.J56:.J60];[.J62:.J66];[.J68:.J72];[.J74:.J78])/65" office:value-type="float" office:value="0.661538461538462" calcext:value-type="float">
            <text:p>0.662</text:p>
          </table:table-cell>
          <table:table-cell table:style-name="ce8" table:formula="of:=SUM([.K2:.K6];[.K8:.K12];[.K14:.K18];[.K20:.K24];[.K26:.K30];[.K32:.K36];[.K38:.K42];[.K44:.K48];[.K50:.K54];[.K56:.K60];[.K62:.K66];[.K68:.K72];[.K74:.K78])/65" office:value-type="float" office:value="0.723076923076923" calcext:value-type="float">
            <text:p>0.723</text:p>
          </table:table-cell>
          <table:table-cell table:style-name="ce8" table:formula="of:=SUM([.L2:.L6];[.L8:.L12];[.L14:.L18];[.L20:.L24];[.L26:.L30];[.L32:.L36];[.L38:.L42];[.L44:.L48];[.L50:.L54];[.L56:.L60];[.L62:.L66];[.L68:.L72];[.L74:.L78])/65" office:value-type="float" office:value="0.769230769230769" calcext:value-type="float">
            <text:p>0.769</text:p>
          </table:table-cell>
          <table:table-cell table:style-name="ce10" table:formula="of:=SUM([.M2:.M6];[.M8:.M12];[.M14:.M18];[.M20:.M24];[.M26:.M30];[.M32:.M36];[.M38:.M42];[.M44:.M48];[.M50:.M54];[.M56:.M60];[.M62:.M66];[.M68:.M72];[.M74:.M78])/65" office:value-type="float" office:value="0.815384615384615" calcext:value-type="float">
            <text:p>0.815</text:p>
          </table:table-cell>
          <table:table-cell table:style-name="ce8" table:formula="of:=SUM([.N2:.N6];[.N8:.N12];[.N14:.N18];[.N20:.N24];[.N26:.N30];[.N32:.N36];[.N38:.N42];[.N44:.N48];[.N50:.N54];[.N56:.N60];[.N62:.N66];[.N68:.N72];[.N74:.N78])/65" office:value-type="float" office:value="0.6" calcext:value-type="float">
            <text:p>0.600</text:p>
          </table:table-cell>
          <table:table-cell table:style-name="ce10" table:formula="of:=SUM([.O2:.O6];[.O8:.O12];[.O14:.O18];[.O20:.O24];[.O26:.O30];[.O32:.O36];[.O38:.O42];[.O44:.O48];[.O50:.O54];[.O56:.O60];[.O62:.O66];[.O68:.O72];[.O74:.O78])/65" office:value-type="float" office:value="0.784615384615385" calcext:value-type="float">
            <text:p>0.785</text:p>
          </table:table-cell>
          <table:table-cell table:style-name="ce10" table:formula="of:=SUM([.P2:.P6];[.P8:.P12];[.P14:.P18];[.P20:.P24];[.P26:.P30];[.P32:.P36];[.P38:.P42];[.P44:.P48];[.P50:.P54];[.P56:.P60];[.P62:.P66];[.P68:.P72];[.P74:.P78])/65" office:value-type="float" office:value="0.784615384615385" calcext:value-type="float">
            <text:p>0.785</text:p>
          </table:table-cell>
          <table:table-cell table:style-name="ce10" table:formula="of:=SUM([.Q2:.Q6];[.Q8:.Q12];[.Q14:.Q18];[.Q20:.Q24];[.Q26:.Q30];[.Q32:.Q36];[.Q38:.Q42];[.Q44:.Q48];[.Q50:.Q54];[.Q56:.Q60];[.Q62:.Q66];[.Q68:.Q72];[.Q74:.Q78])/65" office:value-type="float" office:value="0.738461538461539" calcext:value-type="float">
            <text:p>0.738</text:p>
          </table:table-cell>
          <table:table-cell table:style-name="ce10" table:formula="of:=SUM([.R2:.R6];[.R8:.R12];[.R14:.R18];[.R20:.R24];[.R26:.R30];[.R32:.R36];[.R38:.R42];[.R44:.R48];[.R50:.R54];[.R56:.R60];[.R62:.R66];[.R68:.R72];[.R74:.R78])/65" office:value-type="float" office:value="0.784615384615385" calcext:value-type="float">
            <text:p>0.785</text:p>
          </table:table-cell>
          <table:table-cell table:style-name="ce8" table:formula="of:=SUM([.S2:.S6];[.S8:.S12];[.S14:.S18];[.S20:.S24];[.S26:.S30];[.S32:.S36];[.S38:.S42];[.S44:.S48];[.S50:.S54];[.S56:.S60];[.S62:.S66];[.S68:.S72];[.S74:.S78])/65" office:value-type="float" office:value="0.692307692307692" calcext:value-type="float">
            <text:p>0.692</text:p>
          </table:table-cell>
          <table:table-cell table:style-name="ce7" table:number-columns-repeated="1005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rtificial sum avg</text:p>
          </table:table-cell>
          <table:table-cell table:style-name="ce8" table:formula="of:=SUM([.D7];[.D13];[.D19];[.D25];[.D31];[.D37];[.D43];[.D49];[.D55];[.D61];[.D67];[.D73];[.D79])/13" office:value-type="float" office:value="0.384615384615385" calcext:value-type="float">
            <text:p>0.385</text:p>
          </table:table-cell>
          <table:table-cell table:style-name="ce8" table:formula="of:=SUM([.E7];[.E13];[.E19];[.E25];[.E31];[.E37];[.E43];[.E49];[.E55];[.E61];[.E67];[.E73];[.E79])/13" office:value-type="float" office:value="0.230769230769231" calcext:value-type="float">
            <text:p>0.231</text:p>
          </table:table-cell>
          <table:table-cell table:style-name="ce8" table:formula="of:=SUM([.F7];[.F13];[.F19];[.F25];[.F31];[.F37];[.F43];[.F49];[.F55];[.F61];[.F67];[.F73];[.F79])/13" office:value-type="float" office:value="0.769230769230769" calcext:value-type="float">
            <text:p>0.769</text:p>
          </table:table-cell>
          <table:table-cell table:style-name="ce8" table:formula="of:=SUM([.G7];[.G13];[.G19];[.G25];[.G31];[.G37];[.G43];[.G49];[.G55];[.G61];[.G67];[.G73];[.G79])/13" office:value-type="float" office:value="0.692307692307692" calcext:value-type="float">
            <text:p>0.692</text:p>
          </table:table-cell>
          <table:table-cell table:style-name="ce10" table:formula="of:=SUM([.H7];[.H13];[.H19];[.H25];[.H31];[.H37];[.H43];[.H49];[.H55];[.H61];[.H67];[.H73];[.H79])/13" office:value-type="float" office:value="0.769230769230769" calcext:value-type="float">
            <text:p>0.769</text:p>
          </table:table-cell>
          <table:table-cell table:style-name="ce10" table:formula="of:=SUM([.I7];[.I13];[.I19];[.I25];[.I31];[.I37];[.I43];[.I49];[.I55];[.I61];[.I67];[.I73];[.I79])/13" office:value-type="float" office:value="0.769230769230769" calcext:value-type="float">
            <text:p>0.769</text:p>
          </table:table-cell>
          <table:table-cell table:style-name="ce8" table:formula="of:=SUM([.J7];[.J13];[.J19];[.J25];[.J31];[.J37];[.J43];[.J49];[.J55];[.J61];[.J67];[.J73];[.J79])/13" office:value-type="float" office:value="0.846153846153846" calcext:value-type="float">
            <text:p>0.846</text:p>
          </table:table-cell>
          <table:table-cell table:style-name="ce8" table:formula="of:=SUM([.K7];[.K13];[.K19];[.K25];[.K31];[.K37];[.K43];[.K49];[.K55];[.K61];[.K67];[.K73];[.K79])/13" office:value-type="float" office:value="0.769230769230769" calcext:value-type="float">
            <text:p>0.769</text:p>
          </table:table-cell>
          <table:table-cell table:style-name="ce8" table:formula="of:=SUM([.L7];[.L13];[.L19];[.L25];[.L31];[.L37];[.L43];[.L49];[.L55];[.L61];[.L67];[.L73];[.L79])/13" office:value-type="float" office:value="0.692307692307692" calcext:value-type="float">
            <text:p>0.692</text:p>
          </table:table-cell>
          <table:table-cell table:style-name="ce10" table:formula="of:=SUM([.M7];[.M13];[.M19];[.M25];[.M31];[.M37];[.M43];[.M49];[.M55];[.M61];[.M67];[.M73];[.M79])/13" office:value-type="float" office:value="0.846153846153846" calcext:value-type="float">
            <text:p>0.846</text:p>
          </table:table-cell>
          <table:table-cell table:style-name="ce8" table:formula="of:=SUM([.N7];[.N13];[.N19];[.N25];[.N31];[.N37];[.N43];[.N49];[.N55];[.N61];[.N67];[.N73];[.N79])/13" office:value-type="float" office:value="0.615384615384615" calcext:value-type="float">
            <text:p>0.615</text:p>
          </table:table-cell>
          <table:table-cell table:style-name="ce10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10" table:formula="of:=SUM([.P7];[.P13];[.P19];[.P25];[.P31];[.P37];[.P43];[.P49];[.P55];[.P61];[.P67];[.P73];[.P79])/13" office:value-type="float" office:value="0.923076923076923" calcext:value-type="float">
            <text:p>0.923</text:p>
          </table:table-cell>
          <table:table-cell table:style-name="ce10" table:formula="of:=SUM([.Q7];[.Q13];[.Q19];[.Q25];[.Q31];[.Q37];[.Q43];[.Q49];[.Q55];[.Q61];[.Q67];[.Q73];[.Q79])/13" office:value-type="float" office:value="0.846153846153846" calcext:value-type="float">
            <text:p>0.846</text:p>
          </table:table-cell>
          <table:table-cell table:style-name="ce10" table:formula="of:=SUM([.R7];[.R13];[.R19];[.R25];[.R31];[.R37];[.R43];[.R49];[.R55];[.R61];[.R67];[.R73];[.R79])/13" office:value-type="float" office:value="0.769230769230769" calcext:value-type="float">
            <text:p>0.769</text:p>
          </table:table-cell>
          <table:table-cell table:style-name="ce8" table:formula="of:=SUM([.S7];[.S13];[.S19];[.S25];[.S31];[.S37];[.S43];[.S49];[.S55];[.S61];[.S67];[.S73];[.S79])/13" office:value-type="float" office:value="0.615384615384615" calcext:value-type="float">
            <text:p>0.615</text:p>
          </table:table-cell>
          <table:table-cell table:style-name="ce7" table:number-columns-repeated="1005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al sum</text:p>
          </table:table-cell>
          <table:table-cell table:style-name="ce8" table:formula="of:=SUM([.D80:.D84];[.D86:.D90];[.D92:.D96];[.D98:.D102];[.D104:.D108];[.D110:.D114];[.D116:.D120];[.D122:.D126];[.D128:.D132];[.D134:.D138];[.D140:.D144];[.D146:.D150])/60" office:value-type="float" office:value="0.25" calcext:value-type="float">
            <text:p>0.250</text:p>
          </table:table-cell>
          <table:table-cell table:style-name="ce8" table:formula="of:=SUM([.E80:.E84];[.E86:.E90];[.E92:.E96];[.E98:.E102];[.E104:.E108];[.E110:.E114];[.E116:.E120];[.E122:.E126];[.E128:.E132];[.E134:.E138];[.E140:.E144];[.E146:.E150])/60" office:value-type="float" office:value="0.216666666666667" calcext:value-type="float">
            <text:p>0.217</text:p>
          </table:table-cell>
          <table:table-cell table:style-name="ce8" table:formula="of:=SUM([.F80:.F84];[.F86:.F90];[.F92:.F96];[.F98:.F102];[.F104:.F108];[.F110:.F114];[.F116:.F120];[.F122:.F126];[.F128:.F132];[.F134:.F138];[.F140:.F144];[.F146:.F150])/60" office:value-type="float" office:value="0.416666666666667" calcext:value-type="float">
            <text:p>0.417</text:p>
          </table:table-cell>
          <table:table-cell table:style-name="ce8" table:formula="of:=SUM([.G80:.G84];[.G86:.G90];[.G92:.G96];[.G98:.G102];[.G104:.G108];[.G110:.G114];[.G116:.G120];[.G122:.G126];[.G128:.G132];[.G134:.G138];[.G140:.G144];[.G146:.G150])/60" office:value-type="float" office:value="0.433333333333333" calcext:value-type="float">
            <text:p>0.433</text:p>
          </table:table-cell>
          <table:table-cell table:style-name="ce8" table:formula="of:=SUM([.H80:.H84];[.H86:.H90];[.H92:.H96];[.H98:.H102];[.H104:.H108];[.H110:.H114];[.H116:.H120];[.H122:.H126];[.H128:.H132];[.H134:.H138];[.H140:.H144];[.H146:.H150])/60" office:value-type="float" office:value="0.65" calcext:value-type="float">
            <text:p>0.650</text:p>
          </table:table-cell>
          <table:table-cell table:style-name="ce8" table:formula="of:=SUM([.I80:.I84];[.I86:.I90];[.I92:.I96];[.I98:.I102];[.I104:.I108];[.I110:.I114];[.I116:.I120];[.I122:.I126];[.I128:.I132];[.I134:.I138];[.I140:.I144];[.I146:.I150])/60" office:value-type="float" office:value="0.433333333333333" calcext:value-type="float">
            <text:p>0.433</text:p>
          </table:table-cell>
          <table:table-cell table:style-name="ce8" table:formula="of:=SUM([.J80:.J84];[.J86:.J90];[.J92:.J96];[.J98:.J102];[.J104:.J108];[.J110:.J114];[.J116:.J120];[.J122:.J126];[.J128:.J132];[.J134:.J138];[.J140:.J144];[.J146:.J150])/60" office:value-type="float" office:value="0.616666666666667" calcext:value-type="float">
            <text:p>0.617</text:p>
          </table:table-cell>
          <table:table-cell table:style-name="ce8" table:formula="of:=SUM([.K80:.K84];[.K86:.K90];[.K92:.K96];[.K98:.K102];[.K104:.K108];[.K110:.K114];[.K116:.K120];[.K122:.K126];[.K128:.K132];[.K134:.K138];[.K140:.K144];[.K146:.K150])/60" office:value-type="float" office:value="0.466666666666667" calcext:value-type="float">
            <text:p>0.467</text:p>
          </table:table-cell>
          <table:table-cell table:style-name="ce8" table:formula="of:=SUM([.L80:.L84];[.L86:.L90];[.L92:.L96];[.L98:.L102];[.L104:.L108];[.L110:.L114];[.L116:.L120];[.L122:.L126];[.L128:.L132];[.L134:.L138];[.L140:.L144];[.L146:.L150])/60" office:value-type="float" office:value="0.483333333333333" calcext:value-type="float">
            <text:p>0.483</text:p>
          </table:table-cell>
          <table:table-cell table:style-name="ce8" table:formula="of:=SUM([.M80:.M84];[.M86:.M90];[.M92:.M96];[.M98:.M102];[.M104:.M108];[.M110:.M114];[.M116:.M120];[.M122:.M126];[.M128:.M132];[.M134:.M138];[.M140:.M144];[.M146:.M150])/60" office:value-type="float" office:value="0.55" calcext:value-type="float">
            <text:p>0.550</text:p>
          </table:table-cell>
          <table:table-cell table:style-name="ce8" table:formula="of:=SUM([.N80:.N84];[.N86:.N90];[.N92:.N96];[.N98:.N102];[.N104:.N108];[.N110:.N114];[.N116:.N120];[.N122:.N126];[.N128:.N132];[.N134:.N138];[.N140:.N144];[.N146:.N150])/60" office:value-type="float" office:value="0.583333333333333" calcext:value-type="float">
            <text:p>0.583</text:p>
          </table:table-cell>
          <table:table-cell table:style-name="ce8" table:formula="of:=SUM([.O80:.O84];[.O86:.O90];[.O92:.O96];[.O98:.O102];[.O104:.O108];[.O110:.O114];[.O116:.O120];[.O122:.O126];[.O128:.O132];[.O134:.O138];[.O140:.O144];[.O146:.O150])/60" office:value-type="float" office:value="0.6" calcext:value-type="float">
            <text:p>0.600</text:p>
          </table:table-cell>
          <table:table-cell table:style-name="ce8" table:formula="of:=SUM([.P80:.P84];[.P86:.P90];[.P92:.P96];[.P98:.P102];[.P104:.P108];[.P110:.P114];[.P116:.P120];[.P122:.P126];[.P128:.P132];[.P134:.P138];[.P140:.P144];[.P146:.P150])/60" office:value-type="float" office:value="0.5" calcext:value-type="float">
            <text:p>0.500</text:p>
          </table:table-cell>
          <table:table-cell table:style-name="ce8" table:formula="of:=SUM([.Q80:.Q84];[.Q86:.Q90];[.Q92:.Q96];[.Q98:.Q102];[.Q104:.Q108];[.Q110:.Q114];[.Q116:.Q120];[.Q122:.Q126];[.Q128:.Q132];[.Q134:.Q138];[.Q140:.Q144];[.Q146:.Q150])/60" office:value-type="float" office:value="0.45" calcext:value-type="float">
            <text:p>0.450</text:p>
          </table:table-cell>
          <table:table-cell table:style-name="ce8" table:formula="of:=SUM([.R80:.R84];[.R86:.R90];[.R92:.R96];[.R98:.R102];[.R104:.R108];[.R110:.R114];[.R116:.R120];[.R122:.R126];[.R128:.R132];[.R134:.R138];[.R140:.R144];[.R146:.R150])/60" office:value-type="float" office:value="0.583333333333333" calcext:value-type="float">
            <text:p>0.583</text:p>
          </table:table-cell>
          <table:table-cell table:style-name="ce8" table:formula="of:=SUM([.S80:.S84];[.S86:.S90];[.S92:.S96];[.S98:.S102];[.S104:.S108];[.S110:.S114];[.S116:.S120];[.S122:.S126];[.S128:.S132];[.S134:.S138];[.S140:.S144];[.S146:.S150])/60" office:value-type="float" office:value="0.483333333333333" calcext:value-type="float">
            <text:p>0.483</text:p>
          </table:table-cell>
          <table:table-cell table:style-name="ce7" table:number-columns-repeated="1005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al sum avg</text:p>
          </table:table-cell>
          <table:table-cell table:style-name="ce8" table:formula="of:=SUM([.D85];[.D91];[.D97];[.D103];[.D109];[.D115];[.D121];[.D127];[.D133];[.D139];[.D145];[.D151])/12" office:value-type="float" office:value="0.25" calcext:value-type="float">
            <text:p>0.250</text:p>
          </table:table-cell>
          <table:table-cell table:style-name="ce8" table:formula="of:=SUM([.E85];[.E91];[.E97];[.E103];[.E109];[.E115];[.E121];[.E127];[.E133];[.E139];[.E145];[.E151])/12" office:value-type="float" office:value="0.166666666666667" calcext:value-type="float">
            <text:p>0.167</text:p>
          </table:table-cell>
          <table:table-cell table:style-name="ce8" table:formula="of:=SUM([.F85];[.F91];[.F97];[.F103];[.F109];[.F115];[.F121];[.F127];[.F133];[.F139];[.F145];[.F151])/12" office:value-type="float" office:value="0.416666666666667" calcext:value-type="float">
            <text:p>0.417</text:p>
          </table:table-cell>
          <table:table-cell table:style-name="ce8" table:formula="of:=SUM([.G85];[.G91];[.G97];[.G103];[.G109];[.G115];[.G121];[.G127];[.G133];[.G139];[.G145];[.G151])/12" office:value-type="float" office:value="0.416666666666667" calcext:value-type="float">
            <text:p>0.417</text:p>
          </table:table-cell>
          <table:table-cell table:style-name="ce8" table:formula="of:=SUM([.H85];[.H91];[.H97];[.H103];[.H109];[.H115];[.H121];[.H127];[.H133];[.H139];[.H145];[.H151])/12" office:value-type="float" office:value="0.583333333333333" calcext:value-type="float">
            <text:p>0.583</text:p>
          </table:table-cell>
          <table:table-cell table:style-name="ce8" table:formula="of:=SUM([.I85];[.I91];[.I97];[.I103];[.I109];[.I115];[.I121];[.I127];[.I133];[.I139];[.I145];[.I151])/12" office:value-type="float" office:value="0.5" calcext:value-type="float">
            <text:p>0.500</text:p>
          </table:table-cell>
          <table:table-cell table:style-name="ce8" table:formula="of:=SUM([.J85];[.J91];[.J97];[.J103];[.J109];[.J115];[.J121];[.J127];[.J133];[.J139];[.J145];[.J151])/12" office:value-type="float" office:value="0.583333333333333" calcext:value-type="float">
            <text:p>0.583</text:p>
          </table:table-cell>
          <table:table-cell table:style-name="ce8" table:formula="of:=SUM([.K85];[.K91];[.K97];[.K103];[.K109];[.K115];[.K121];[.K127];[.K133];[.K139];[.K145];[.K151])/12" office:value-type="float" office:value="0.416666666666667" calcext:value-type="float">
            <text:p>0.417</text:p>
          </table:table-cell>
          <table:table-cell table:style-name="ce8" table:formula="of:=SUM([.L85];[.L91];[.L97];[.L103];[.L109];[.L115];[.L121];[.L127];[.L133];[.L139];[.L145];[.L151])/12" office:value-type="float" office:value="0.5" calcext:value-type="float">
            <text:p>0.500</text:p>
          </table:table-cell>
          <table:table-cell table:style-name="ce8" table:formula="of:=SUM([.M85];[.M91];[.M97];[.M103];[.M109];[.M115];[.M121];[.M127];[.M133];[.M139];[.M145];[.M151])/12" office:value-type="float" office:value="0.583333333333333" calcext:value-type="float">
            <text:p>0.583</text:p>
          </table:table-cell>
          <table:table-cell table:style-name="ce8" table:formula="of:=SUM([.N85];[.N91];[.N97];[.N103];[.N109];[.N115];[.N121];[.N127];[.N133];[.N139];[.N145];[.N151])/12" office:value-type="float" office:value="0.583333333333333" calcext:value-type="float">
            <text:p>0.583</text:p>
          </table:table-cell>
          <table:table-cell table:style-name="ce8" table:formula="of:=SUM([.O85];[.O91];[.O97];[.O103];[.O109];[.O115];[.O121];[.O127];[.O133];[.O139];[.O145];[.O151])/12" office:value-type="float" office:value="0.583333333333333" calcext:value-type="float">
            <text:p>0.583</text:p>
          </table:table-cell>
          <table:table-cell table:style-name="ce8" table:formula="of:=SUM([.P85];[.P91];[.P97];[.P103];[.P109];[.P115];[.P121];[.P127];[.P133];[.P139];[.P145];[.P151])/12" office:value-type="float" office:value="0.333333333333333" calcext:value-type="float">
            <text:p>0.333</text:p>
          </table:table-cell>
          <table:table-cell table:style-name="ce8" table:formula="of:=SUM([.Q85];[.Q91];[.Q97];[.Q103];[.Q109];[.Q115];[.Q121];[.Q127];[.Q133];[.Q139];[.Q145];[.Q151])/12" office:value-type="float" office:value="0.416666666666667" calcext:value-type="float">
            <text:p>0.417</text:p>
          </table:table-cell>
          <table:table-cell table:style-name="ce8" table:formula="of:=SUM([.R85];[.R91];[.R97];[.R103];[.R109];[.R115];[.R121];[.R127];[.R133];[.R139];[.R145];[.R151])/12" office:value-type="float" office:value="0.5" calcext:value-type="float">
            <text:p>0.500</text:p>
          </table:table-cell>
          <table:table-cell table:style-name="ce8" table:formula="of:=SUM([.S85];[.S91];[.S97];[.S103];[.S109];[.S115];[.S121];[.S127];[.S133];[.S139];[.S145];[.S151])/12" office:value-type="float" office:value="0.583333333333333" calcext:value-type="float">
            <text:p>0.583</text:p>
          </table:table-cell>
          <table:table-cell table:style-name="ce7" table:number-columns-repeated="1005"/>
        </table:table-row>
        <table:table-row table:style-name="ro1">
          <table:table-cell table:style-name="ce7" table:number-columns-repeated="3"/>
          <table:table-cell table:style-name="ce8" table:number-columns-repeated="16"/>
          <table:table-cell table:style-name="ce7" table:number-columns-repeated="1005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al sum</text:p>
          </table:table-cell>
          <table:table-cell table:style-name="ce8" table:formula="of:=SUM([.D80:.D84];[.D92:.D96];[.D98:.D102];[.D104:.D108];[.D110:.D114];[.D116:.D120];[.D122:.D126];[.D134:.D138];[.D140:.D144];[.D146:.D150])/50" office:value-type="float" office:value="0.3" calcext:value-type="float">
            <text:p>0.300</text:p>
          </table:table-cell>
          <table:table-cell table:style-name="ce8" table:formula="of:=SUM([.E80:.E84];[.E92:.E96];[.E98:.E102];[.E104:.E108];[.E110:.E114];[.E116:.E120];[.E122:.E126];[.E134:.E138];[.E140:.E144];[.E146:.E150])/50" office:value-type="float" office:value="0.2" calcext:value-type="float">
            <text:p>0.200</text:p>
          </table:table-cell>
          <table:table-cell table:style-name="ce8" table:formula="of:=SUM([.F80:.F84];[.F92:.F96];[.F98:.F102];[.F104:.F108];[.F110:.F114];[.F116:.F120];[.F122:.F126];[.F134:.F138];[.F140:.F144];[.F146:.F150])/50" office:value-type="float" office:value="0.4" calcext:value-type="float">
            <text:p>0.400</text:p>
          </table:table-cell>
          <table:table-cell table:style-name="ce8" table:formula="of:=SUM([.G80:.G84];[.G92:.G96];[.G98:.G102];[.G104:.G108];[.G110:.G114];[.G116:.G120];[.G122:.G126];[.G134:.G138];[.G140:.G144];[.G146:.G150])/50" office:value-type="float" office:value="0.42" calcext:value-type="float">
            <text:p>0.420</text:p>
          </table:table-cell>
          <table:table-cell table:style-name="ce10" table:formula="of:=SUM([.H80:.H84];[.H92:.H96];[.H98:.H102];[.H104:.H108];[.H110:.H114];[.H116:.H120];[.H122:.H126];[.H134:.H138];[.H140:.H144];[.H146:.H150])/50" office:value-type="float" office:value="0.68" calcext:value-type="float">
            <text:p>0.680</text:p>
          </table:table-cell>
          <table:table-cell table:style-name="ce8" table:formula="of:=SUM([.I80:.I84];[.I92:.I96];[.I98:.I102];[.I104:.I108];[.I110:.I114];[.I116:.I120];[.I122:.I126];[.I134:.I138];[.I140:.I144];[.I146:.I150])/50" office:value-type="float" office:value="0.42" calcext:value-type="float">
            <text:p>0.420</text:p>
          </table:table-cell>
          <table:table-cell table:style-name="ce10" table:formula="of:=SUM([.J80:.J84];[.J92:.J96];[.J98:.J102];[.J104:.J108];[.J110:.J114];[.J116:.J120];[.J122:.J126];[.J134:.J138];[.J140:.J144];[.J146:.J150])/50" office:value-type="float" office:value="0.62" calcext:value-type="float">
            <text:p>0.620</text:p>
          </table:table-cell>
          <table:table-cell table:style-name="ce8" table:formula="of:=SUM([.K80:.K84];[.K92:.K96];[.K98:.K102];[.K104:.K108];[.K110:.K114];[.K116:.K120];[.K122:.K126];[.K134:.K138];[.K140:.K144];[.K146:.K150])/50" office:value-type="float" office:value="0.44" calcext:value-type="float">
            <text:p>0.440</text:p>
          </table:table-cell>
          <table:table-cell table:style-name="ce8" table:formula="of:=SUM([.L80:.L84];[.L92:.L96];[.L98:.L102];[.L104:.L108];[.L110:.L114];[.L116:.L120];[.L122:.L126];[.L134:.L138];[.L140:.L144];[.L146:.L150])/50" office:value-type="float" office:value="0.48" calcext:value-type="float">
            <text:p>0.480</text:p>
          </table:table-cell>
          <table:table-cell table:style-name="ce10" table:formula="of:=SUM([.M80:.M84];[.M92:.M96];[.M98:.M102];[.M104:.M108];[.M110:.M114];[.M116:.M120];[.M122:.M126];[.M134:.M138];[.M140:.M144];[.M146:.M150])/50" office:value-type="float" office:value="0.56" calcext:value-type="float">
            <text:p>0.560</text:p>
          </table:table-cell>
          <table:table-cell table:style-name="ce10" table:formula="of:=SUM([.N80:.N84];[.N92:.N96];[.N98:.N102];[.N104:.N108];[.N110:.N114];[.N116:.N120];[.N122:.N126];[.N134:.N138];[.N140:.N144];[.N146:.N150])/50" office:value-type="float" office:value="0.54" calcext:value-type="float">
            <text:p>0.540</text:p>
          </table:table-cell>
          <table:table-cell table:style-name="ce10" table:formula="of:=SUM([.O80:.O84];[.O92:.O96];[.O98:.O102];[.O104:.O108];[.O110:.O114];[.O116:.O120];[.O122:.O126];[.O134:.O138];[.O140:.O144];[.O146:.O150])/50" office:value-type="float" office:value="0.58" calcext:value-type="float">
            <text:p>0.580</text:p>
          </table:table-cell>
          <table:table-cell table:style-name="ce8" table:formula="of:=SUM([.P80:.P84];[.P92:.P96];[.P98:.P102];[.P104:.P108];[.P110:.P114];[.P116:.P120];[.P122:.P126];[.P134:.P138];[.P140:.P144];[.P146:.P150])/50" office:value-type="float" office:value="0.5" calcext:value-type="float">
            <text:p>0.500</text:p>
          </table:table-cell>
          <table:table-cell table:style-name="ce8" table:formula="of:=SUM([.Q80:.Q84];[.Q92:.Q96];[.Q98:.Q102];[.Q104:.Q108];[.Q110:.Q114];[.Q116:.Q120];[.Q122:.Q126];[.Q134:.Q138];[.Q140:.Q144];[.Q146:.Q150])/50" office:value-type="float" office:value="0.4" calcext:value-type="float">
            <text:p>0.400</text:p>
          </table:table-cell>
          <table:table-cell table:style-name="ce8" table:formula="of:=SUM([.R80:.R84];[.R92:.R96];[.R98:.R102];[.R104:.R108];[.R110:.R114];[.R116:.R120];[.R122:.R126];[.R134:.R138];[.R140:.R144];[.R146:.R150])/50" office:value-type="float" office:value="0.58" calcext:value-type="float">
            <text:p>0.580</text:p>
          </table:table-cell>
          <table:table-cell table:style-name="ce8" table:formula="of:=SUM([.S80:.S84];[.S92:.S96];[.S98:.S102];[.S104:.S108];[.S110:.S114];[.S116:.S120];[.S122:.S126];[.S134:.S138];[.S140:.S144];[.S146:.S150])/50" office:value-type="float" office:value="0.48" calcext:value-type="float">
            <text:p>0.480</text:p>
          </table:table-cell>
          <table:table-cell table:style-name="ce7" table:number-columns-repeated="1005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al sum avg</text:p>
          </table:table-cell>
          <table:table-cell table:style-name="ce8" table:formula="of:=SUM([.D85];[.D97];[.D103];[.D109];[.D115];[.D121];[.D127];[.D139];[.D145];[.D151])/10" office:value-type="float" office:value="0.3" calcext:value-type="float">
            <text:p>0.300</text:p>
          </table:table-cell>
          <table:table-cell table:style-name="ce8" table:formula="of:=SUM([.E85];[.E97];[.E103];[.E109];[.E115];[.E121];[.E127];[.E139];[.E145];[.E151])/10" office:value-type="float" office:value="0.1" calcext:value-type="float">
            <text:p>0.100</text:p>
          </table:table-cell>
          <table:table-cell table:style-name="ce8" table:formula="of:=SUM([.F85];[.F97];[.F103];[.F109];[.F115];[.F121];[.F127];[.F139];[.F145];[.F151])/10" office:value-type="float" office:value="0.4" calcext:value-type="float">
            <text:p>0.400</text:p>
          </table:table-cell>
          <table:table-cell table:style-name="ce8" table:formula="of:=SUM([.G85];[.G97];[.G103];[.G109];[.G115];[.G121];[.G127];[.G139];[.G145];[.G151])/10" office:value-type="float" office:value="0.4" calcext:value-type="float">
            <text:p>0.400</text:p>
          </table:table-cell>
          <table:table-cell table:style-name="ce10" table:formula="of:=SUM([.H85];[.H97];[.H103];[.H109];[.H115];[.H121];[.H127];[.H139];[.H145];[.H151])/10" office:value-type="float" office:value="0.6" calcext:value-type="float">
            <text:p>0.600</text:p>
          </table:table-cell>
          <table:table-cell table:style-name="ce8" table:formula="of:=SUM([.I85];[.I97];[.I103];[.I109];[.I115];[.I121];[.I127];[.I139];[.I145];[.I151])/10" office:value-type="float" office:value="0.5" calcext:value-type="float">
            <text:p>0.500</text:p>
          </table:table-cell>
          <table:table-cell table:style-name="ce10" table:formula="of:=SUM([.J85];[.J97];[.J103];[.J109];[.J115];[.J121];[.J127];[.J139];[.J145];[.J151])/10" office:value-type="float" office:value="0.6" calcext:value-type="float">
            <text:p>0.600</text:p>
          </table:table-cell>
          <table:table-cell table:style-name="ce8" table:formula="of:=SUM([.K85];[.K97];[.K103];[.K109];[.K115];[.K121];[.K127];[.K139];[.K145];[.K151])/10" office:value-type="float" office:value="0.4" calcext:value-type="float">
            <text:p>0.400</text:p>
          </table:table-cell>
          <table:table-cell table:style-name="ce8" table:formula="of:=SUM([.L85];[.L97];[.L103];[.L109];[.L115];[.L121];[.L127];[.L139];[.L145];[.L151])/10" office:value-type="float" office:value="0.5" calcext:value-type="float">
            <text:p>0.500</text:p>
          </table:table-cell>
          <table:table-cell table:style-name="ce10" table:formula="of:=SUM([.M85];[.M97];[.M103];[.M109];[.M115];[.M121];[.M127];[.M139];[.M145];[.M151])/10" office:value-type="float" office:value="0.6" calcext:value-type="float">
            <text:p>0.600</text:p>
          </table:table-cell>
          <table:table-cell table:style-name="ce10" table:formula="of:=SUM([.N85];[.N97];[.N103];[.N109];[.N115];[.N121];[.N127];[.N139];[.N145];[.N151])/10" office:value-type="float" office:value="0.6" calcext:value-type="float">
            <text:p>0.600</text:p>
          </table:table-cell>
          <table:table-cell table:style-name="ce10" table:formula="of:=SUM([.O85];[.O97];[.O103];[.O109];[.O115];[.O121];[.O127];[.O139];[.O145];[.O151])/10" office:value-type="float" office:value="0.6" calcext:value-type="float">
            <text:p>0.600</text:p>
          </table:table-cell>
          <table:table-cell table:style-name="ce8" table:formula="of:=SUM([.P85];[.P97];[.P103];[.P109];[.P115];[.P121];[.P127];[.P139];[.P145];[.P151])/10" office:value-type="float" office:value="0.3" calcext:value-type="float">
            <text:p>0.300</text:p>
          </table:table-cell>
          <table:table-cell table:style-name="ce8" table:formula="of:=SUM([.Q85];[.Q97];[.Q103];[.Q109];[.Q115];[.Q121];[.Q127];[.Q139];[.Q145];[.Q151])/10" office:value-type="float" office:value="0.4" calcext:value-type="float">
            <text:p>0.400</text:p>
          </table:table-cell>
          <table:table-cell table:style-name="ce8" table:formula="of:=SUM([.R85];[.R97];[.R103];[.R109];[.R115];[.R121];[.R127];[.R139];[.R145];[.R151])/10" office:value-type="float" office:value="0.5" calcext:value-type="float">
            <text:p>0.500</text:p>
          </table:table-cell>
          <table:table-cell table:style-name="ce8" table:formula="of:=SUM([.S85];[.S97];[.S103];[.S109];[.S115];[.S121];[.S127];[.S139];[.S145];[.S151])/10" office:value-type="float" office:value="0.6" calcext:value-type="float">
            <text:p>0.600</text:p>
          </table:table-cell>
          <table:table-cell table:style-name="ce7" table:number-columns-repeated="1005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(no segment, no banknote)</text:p>
          </table:table-cell>
          <table:table-cell table:style-name="ce8" table:number-columns-repeated="16"/>
          <table:table-cell table:style-name="ce7" table:number-columns-repeated="1005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hard</text:p>
          </table:table-cell>
          <table:table-cell table:style-name="ce9" office:value-type="string" calcext:value-type="string">
            <text:p>combo</text:p>
          </table:table-cell>
          <table:table-cell table:style-name="ce9" office:value-type="string" calcext:value-type="string">
            <text:p>combo X</text:p>
          </table:table-cell>
          <table:table-cell table:style-name="ce9" office:value-type="string" calcext:value-type="string">
            <text:p>split2</text:p>
          </table:table-cell>
          <table:table-cell table:style-name="ce9" office:value-type="string" calcext:value-type="string">
            <text:p>split2 X</text:p>
          </table:table-cell>
          <table:table-cell table:style-name="ce9" office:value-type="string" calcext:value-type="string">
            <text:p>split1 classic</text:p>
          </table:table-cell>
          <table:table-cell table:style-name="ce9" office:value-type="string" calcext:value-type="string">
            <text:p>split1 classic X</text:p>
          </table:table-cell>
          <table:table-cell table:style-name="ce9" office:value-type="string" calcext:value-type="string">
            <text:p>split4</text:p>
          </table:table-cell>
          <table:table-cell table:style-name="ce9" office:value-type="string" calcext:value-type="string">
            <text:p>split4 X</text:p>
          </table:table-cell>
          <table:table-cell table:style-name="ce9" office:value-type="string" calcext:value-type="string">
            <text:p>split2 classic</text:p>
          </table:table-cell>
          <table:table-cell table:style-name="ce9" office:value-type="string" calcext:value-type="string">
            <text:p>split2 classic X</text:p>
          </table:table-cell>
          <table:table-cell table:style-name="ce9" office:value-type="string" calcext:value-type="string">
            <text:p>split9</text:p>
          </table:table-cell>
          <table:table-cell table:style-name="ce9" office:value-type="string" calcext:value-type="string">
            <text:p>split9 X</text:p>
          </table:table-cell>
          <table:table-cell table:style-name="ce9" office:value-type="string" calcext:value-type="string">
            <text:p>split4 classic</text:p>
          </table:table-cell>
          <table:table-cell table:style-name="ce9" office:value-type="string" calcext:value-type="string">
            <text:p>split4 classic X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29:28.219222353</dc:date>
    <meta:editing-duration>PT4M3S</meta:editing-duration>
    <meta:editing-cycles>3</meta:editing-cycles>
    <meta:document-statistic meta:table-count="3" meta:cell-count="16742" meta:object-count="0"/>
  </office:meta>
</office:document-meta>
</file>